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5080.00014" calcext:value-type="float">
            <text:p>1443145080.00014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5080.19769" calcext:value-type="float">
            <text:p>1443145080.19769</text:p>
          </table:table-cell>
          <table:table-cell table:formula="of:=[.G2]-[.$B$2]" office:value-type="float" office:value="0.197543621063232" calcext:value-type="float">
            <text:p>0.1975436211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7543621063232" calcext:value-type="float">
            <text:p>0.1975436211</text:p>
          </table:table-cell>
          <table:table-cell table:formula="of:=MAX([.J2:.J2001])" office:value-type="float" office:value="4.15188121795654" calcext:value-type="float">
            <text:p>4.151881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5080.0543" calcext:value-type="float">
            <text:p>1443145080.0543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608333587647" calcext:value-type="float">
            <text:p>0.0541608334</text:p>
          </table:table-cell>
          <table:table-cell table:formula="of:=[.C3]/([.D3]-[.D2])" office:value-type="float" office:value="79762.4359171887" calcext:value-type="float">
            <text:p>79762.4359171887</text:p>
          </table:table-cell>
          <table:table-cell/>
          <table:table-cell office:value-type="float" office:value="1443145080.30424" calcext:value-type="float">
            <text:p>1443145080.30424</text:p>
          </table:table-cell>
          <table:table-cell table:formula="of:=[.G3]-[.$B$2]" office:value-type="float" office:value="0.304098129272461" calcext:value-type="float">
            <text:p>0.3040981293</text:p>
          </table:table-cell>
          <table:table-cell table:formula="of:=[.C3]/([.H3]-[.H2])" office:value-type="float" office:value="40542.6299891256" calcext:value-type="float">
            <text:p>40542.6299891256</text:p>
          </table:table-cell>
          <table:table-cell table:formula="of:=[.G3]-[.$B3]" office:value-type="float" office:value="0.249937295913696" calcext:value-type="float">
            <text:p>0.24993729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5080.10845" calcext:value-type="float">
            <text:p>1443145080.10845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04500579834" calcext:value-type="float">
            <text:p>0.1083045006</text:p>
          </table:table-cell>
          <table:table-cell table:formula="of:=[.C4]/([.D4]-[.D3])" office:value-type="float" office:value="79787.7244325062" calcext:value-type="float">
            <text:p>79787.7244325062</text:p>
          </table:table-cell>
          <table:table-cell/>
          <table:table-cell office:value-type="float" office:value="1443145080.35835" calcext:value-type="float">
            <text:p>1443145080.35835</text:p>
          </table:table-cell>
          <table:table-cell table:formula="of:=[.G4]-[.$B$2]" office:value-type="float" office:value="0.358203172683716" calcext:value-type="float">
            <text:p>0.3582031727</text:p>
          </table:table-cell>
          <table:table-cell table:formula="of:=[.C4]/([.H4]-[.H3])" office:value-type="float" office:value="79844.6822630468" calcext:value-type="float">
            <text:p>79844.6822630468</text:p>
          </table:table-cell>
          <table:table-cell table:formula="of:=[.G4]-[.$B4]" office:value-type="float" office:value="0.249898672103882" calcext:value-type="float">
            <text:p>0.24989867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5080.16259" calcext:value-type="float">
            <text:p>1443145080.16259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49836730957" calcext:value-type="float">
            <text:p>0.1624498367</text:p>
          </table:table-cell>
          <table:table-cell table:formula="of:=[.C5]/([.D5]-[.D4])" office:value-type="float" office:value="79785.2651231605" calcext:value-type="float">
            <text:p>79785.2651231605</text:p>
          </table:table-cell>
          <table:table-cell/>
          <table:table-cell office:value-type="float" office:value="1443145080.41251" calcext:value-type="float">
            <text:p>1443145080.41251</text:p>
          </table:table-cell>
          <table:table-cell table:formula="of:=[.G5]-[.$B$2]" office:value-type="float" office:value="0.412369966506958" calcext:value-type="float">
            <text:p>0.4123699665</text:p>
          </table:table-cell>
          <table:table-cell table:formula="of:=[.C5]/([.H5]-[.H4])" office:value-type="float" office:value="79753.6589316525" calcext:value-type="float">
            <text:p>79753.6589316525</text:p>
          </table:table-cell>
          <table:table-cell table:formula="of:=[.G5]-[.$B5]" office:value-type="float" office:value="0.249920129776001" calcext:value-type="float">
            <text:p>0.24992012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5080.21674" calcext:value-type="float">
            <text:p>1443145080.21674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594934463501" calcext:value-type="float">
            <text:p>0.2165949345</text:p>
          </table:table-cell>
          <table:table-cell table:formula="of:=[.C6]/([.D6]-[.D5])" office:value-type="float" office:value="79785.6164437849" calcext:value-type="float">
            <text:p>79785.6164437849</text:p>
          </table:table-cell>
          <table:table-cell/>
          <table:table-cell office:value-type="float" office:value="1443145080.46664" calcext:value-type="float">
            <text:p>1443145080.46664</text:p>
          </table:table-cell>
          <table:table-cell table:formula="of:=[.G6]-[.$B$2]" office:value-type="float" office:value="0.466493844985962" calcext:value-type="float">
            <text:p>0.466493845</text:p>
          </table:table-cell>
          <table:table-cell table:formula="of:=[.C6]/([.H6]-[.H5])" office:value-type="float" office:value="79816.896375522" calcext:value-type="float">
            <text:p>79816.896375522</text:p>
          </table:table-cell>
          <table:table-cell table:formula="of:=[.G6]-[.$B6]" office:value-type="float" office:value="0.249898910522461" calcext:value-type="float">
            <text:p>0.24989891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5080.2709" calcext:value-type="float">
            <text:p>1443145080.2709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56721496582" calcext:value-type="float">
            <text:p>0.2707567215</text:p>
          </table:table-cell>
          <table:table-cell table:formula="of:=[.C7]/([.D7]-[.D6])" office:value-type="float" office:value="79761.0314696858" calcext:value-type="float">
            <text:p>79761.0314696858</text:p>
          </table:table-cell>
          <table:table-cell/>
          <table:table-cell office:value-type="float" office:value="1443145080.52087" calcext:value-type="float">
            <text:p>1443145080.52087</text:p>
          </table:table-cell>
          <table:table-cell table:formula="of:=[.G7]-[.$B$2]" office:value-type="float" office:value="0.520723581314087" calcext:value-type="float">
            <text:p>0.5207235813</text:p>
          </table:table-cell>
          <table:table-cell table:formula="of:=[.C7]/([.H7]-[.H6])" office:value-type="float" office:value="79661.0917276308" calcext:value-type="float">
            <text:p>79661.0917276308</text:p>
          </table:table-cell>
          <table:table-cell table:formula="of:=[.G7]-[.$B7]" office:value-type="float" office:value="0.249966859817505" calcext:value-type="float">
            <text:p>0.24996685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5080.32504" calcext:value-type="float">
            <text:p>1443145080.32504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899435043335" calcext:value-type="float">
            <text:p>0.324899435</text:p>
          </table:table-cell>
          <table:table-cell table:formula="of:=[.C8]/([.D8]-[.D7])" office:value-type="float" office:value="79789.1298202042" calcext:value-type="float">
            <text:p>79789.1298202042</text:p>
          </table:table-cell>
          <table:table-cell/>
          <table:table-cell office:value-type="float" office:value="1443145080.57504" calcext:value-type="float">
            <text:p>1443145080.57504</text:p>
          </table:table-cell>
          <table:table-cell table:formula="of:=[.G8]-[.$B$2]" office:value-type="float" office:value="0.574893712997437" calcext:value-type="float">
            <text:p>0.574893713</text:p>
          </table:table-cell>
          <table:table-cell table:formula="of:=[.C8]/([.H8]-[.H7])" office:value-type="float" office:value="79748.7446634332" calcext:value-type="float">
            <text:p>79748.7446634332</text:p>
          </table:table-cell>
          <table:table-cell table:formula="of:=[.G8]-[.$B8]" office:value-type="float" office:value="0.249994277954102" calcext:value-type="float">
            <text:p>0.2499942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5080.3792" calcext:value-type="float">
            <text:p>1443145080.3792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55261611938" calcext:value-type="float">
            <text:p>0.3790552616</text:p>
          </table:table-cell>
          <table:table-cell table:formula="of:=[.C9]/([.D9]-[.D8])" office:value-type="float" office:value="79769.8100780996" calcext:value-type="float">
            <text:p>79769.8100780996</text:p>
          </table:table-cell>
          <table:table-cell/>
          <table:table-cell office:value-type="float" office:value="1443145080.62909" calcext:value-type="float">
            <text:p>1443145080.62909</text:p>
          </table:table-cell>
          <table:table-cell table:formula="of:=[.G9]-[.$B$2]" office:value-type="float" office:value="0.628947496414185" calcext:value-type="float">
            <text:p>0.6289474964</text:p>
          </table:table-cell>
          <table:table-cell table:formula="of:=[.C9]/([.H9]-[.H8])" office:value-type="float" office:value="79920.4001446731" calcext:value-type="float">
            <text:p>79920.4001446731</text:p>
          </table:table-cell>
          <table:table-cell table:formula="of:=[.G9]-[.$B9]" office:value-type="float" office:value="0.249892234802246" calcext:value-type="float">
            <text:p>0.24989223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5080.43335" calcext:value-type="float">
            <text:p>1443145080.43335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204412460327" calcext:value-type="float">
            <text:p>0.4332044125</text:p>
          </table:table-cell>
          <table:table-cell table:formula="of:=[.C10]/([.D10]-[.D9])" office:value-type="float" office:value="79779.644413917" calcext:value-type="float">
            <text:p>79779.644413917</text:p>
          </table:table-cell>
          <table:table-cell/>
          <table:table-cell office:value-type="float" office:value="1443145080.68324" calcext:value-type="float">
            <text:p>1443145080.68324</text:p>
          </table:table-cell>
          <table:table-cell table:formula="of:=[.G10]-[.$B$2]" office:value-type="float" office:value="0.683099269866943" calcext:value-type="float">
            <text:p>0.6830992699</text:p>
          </table:table-cell>
          <table:table-cell table:formula="of:=[.C10]/([.H10]-[.H9])" office:value-type="float" office:value="79775.780635674" calcext:value-type="float">
            <text:p>79775.780635674</text:p>
          </table:table-cell>
          <table:table-cell table:formula="of:=[.G10]-[.$B10]" office:value-type="float" office:value="0.249894857406616" calcext:value-type="float">
            <text:p>0.24989485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5080.48749" calcext:value-type="float">
            <text:p>1443145080.48749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351179122925" calcext:value-type="float">
            <text:p>0.4873511791</text:p>
          </table:table-cell>
          <table:table-cell table:formula="of:=[.C11]/([.D11]-[.D10])" office:value-type="float" office:value="79783.1572643852" calcext:value-type="float">
            <text:p>79783.1572643852</text:p>
          </table:table-cell>
          <table:table-cell/>
          <table:table-cell office:value-type="float" office:value="1443145080.73748" calcext:value-type="float">
            <text:p>1443145080.73748</text:p>
          </table:table-cell>
          <table:table-cell table:formula="of:=[.G11]-[.$B$2]" office:value-type="float" office:value="0.7373366355896" calcext:value-type="float">
            <text:p>0.7373366356</text:p>
          </table:table-cell>
          <table:table-cell table:formula="of:=[.C11]/([.H11]-[.H10])" office:value-type="float" office:value="79649.886059924" calcext:value-type="float">
            <text:p>79649.886059924</text:p>
          </table:table-cell>
          <table:table-cell table:formula="of:=[.G11]-[.$B11]" office:value-type="float" office:value="0.249985456466675" calcext:value-type="float">
            <text:p>0.24998545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5080.54164" calcext:value-type="float">
            <text:p>1443145080.54164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500091552734" calcext:value-type="float">
            <text:p>0.5415000916</text:p>
          </table:table-cell>
          <table:table-cell table:formula="of:=[.C12]/([.D12]-[.D11])" office:value-type="float" office:value="79779.9956850434" calcext:value-type="float">
            <text:p>79779.9956850434</text:p>
          </table:table-cell>
          <table:table-cell/>
          <table:table-cell office:value-type="float" office:value="1443145080.79163" calcext:value-type="float">
            <text:p>1443145080.79163</text:p>
          </table:table-cell>
          <table:table-cell table:formula="of:=[.G12]-[.$B$2]" office:value-type="float" office:value="0.791489124298096" calcext:value-type="float">
            <text:p>0.7914891243</text:p>
          </table:table-cell>
          <table:table-cell table:formula="of:=[.C12]/([.H12]-[.H11])" office:value-type="float" office:value="79774.7269429231" calcext:value-type="float">
            <text:p>79774.7269429231</text:p>
          </table:table-cell>
          <table:table-cell table:formula="of:=[.G12]-[.$B12]" office:value-type="float" office:value="0.249989032745361" calcext:value-type="float">
            <text:p>0.249989032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5080.59579" calcext:value-type="float">
            <text:p>1443145080.59579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647096633911" calcext:value-type="float">
            <text:p>0.5956470966</text:p>
          </table:table-cell>
          <table:table-cell table:formula="of:=[.C13]/([.D13]-[.D12])" office:value-type="float" office:value="79782.8059654175" calcext:value-type="float">
            <text:p>79782.8059654175</text:p>
          </table:table-cell>
          <table:table-cell/>
          <table:table-cell office:value-type="float" office:value="1443145080.84568" calcext:value-type="float">
            <text:p>1443145080.84568</text:p>
          </table:table-cell>
          <table:table-cell table:formula="of:=[.G13]-[.$B$2]" office:value-type="float" office:value="0.84553599357605" calcext:value-type="float">
            <text:p>0.8455359936</text:p>
          </table:table-cell>
          <table:table-cell table:formula="of:=[.C13]/([.H13]-[.H12])" office:value-type="float" office:value="79930.6242473168" calcext:value-type="float">
            <text:p>79930.6242473168</text:p>
          </table:table-cell>
          <table:table-cell table:formula="of:=[.G13]-[.$B13]" office:value-type="float" office:value="0.249888896942139" calcext:value-type="float">
            <text:p>0.249888896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5080.64994" calcext:value-type="float">
            <text:p>1443145080.64994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79362487793" calcext:value-type="float">
            <text:p>0.6497936249</text:p>
          </table:table-cell>
          <table:table-cell table:formula="of:=[.C14]/([.D14]-[.D13])" office:value-type="float" office:value="79783.5085664466" calcext:value-type="float">
            <text:p>79783.5085664466</text:p>
          </table:table-cell>
          <table:table-cell/>
          <table:table-cell office:value-type="float" office:value="1443145080.89988" calcext:value-type="float">
            <text:p>1443145080.89988</text:p>
          </table:table-cell>
          <table:table-cell table:formula="of:=[.G14]-[.$B$2]" office:value-type="float" office:value="0.899732112884522" calcext:value-type="float">
            <text:p>0.8997321129</text:p>
          </table:table-cell>
          <table:table-cell table:formula="of:=[.C14]/([.H14]-[.H13])" office:value-type="float" office:value="79710.5042782043" calcext:value-type="float">
            <text:p>79710.5042782043</text:p>
          </table:table-cell>
          <table:table-cell table:formula="of:=[.G14]-[.$B14]" office:value-type="float" office:value="0.249938488006592" calcext:value-type="float">
            <text:p>0.24993848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5080.70411" calcext:value-type="float">
            <text:p>1443145080.70411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965425491333" calcext:value-type="float">
            <text:p>0.7039654255</text:p>
          </table:table-cell>
          <table:table-cell table:formula="of:=[.C15]/([.D15]-[.D14])" office:value-type="float" office:value="79746.2877564224" calcext:value-type="float">
            <text:p>79746.2877564224</text:p>
          </table:table-cell>
          <table:table-cell/>
          <table:table-cell office:value-type="float" office:value="1443145080.95407" calcext:value-type="float">
            <text:p>1443145080.95407</text:p>
          </table:table-cell>
          <table:table-cell table:formula="of:=[.G15]-[.$B$2]" office:value-type="float" office:value="0.953924417495728" calcext:value-type="float">
            <text:p>0.9539244175</text:p>
          </table:table-cell>
          <table:table-cell table:formula="of:=[.C15]/([.H15]-[.H14])" office:value-type="float" office:value="79716.1152490772" calcext:value-type="float">
            <text:p>79716.1152490772</text:p>
          </table:table-cell>
          <table:table-cell table:formula="of:=[.G15]-[.$B15]" office:value-type="float" office:value="0.249958992004395" calcext:value-type="float">
            <text:p>0.24995899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5080.75826" calcext:value-type="float">
            <text:p>1443145080.75826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113622665405" calcext:value-type="float">
            <text:p>0.7581136227</text:p>
          </table:table-cell>
          <table:table-cell table:formula="of:=[.C16]/([.D16]-[.D15])" office:value-type="float" office:value="79781.0495169827" calcext:value-type="float">
            <text:p>79781.0495169827</text:p>
          </table:table-cell>
          <table:table-cell/>
          <table:table-cell office:value-type="float" office:value="1443145081.00815" calcext:value-type="float">
            <text:p>1443145081.00815</text:p>
          </table:table-cell>
          <table:table-cell table:formula="of:=[.G16]-[.$B$2]" office:value-type="float" office:value="1.00800585746765" calcext:value-type="float">
            <text:p>1.0080058575</text:p>
          </table:table-cell>
          <table:table-cell table:formula="of:=[.C16]/([.H16]-[.H15])" office:value-type="float" office:value="79879.5298764736" calcext:value-type="float">
            <text:p>79879.5298764736</text:p>
          </table:table-cell>
          <table:table-cell table:formula="of:=[.G16]-[.$B16]" office:value-type="float" office:value="0.249892234802246" calcext:value-type="float">
            <text:p>0.24989223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5080.81242" calcext:value-type="float">
            <text:p>1443145080.81242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273502349854" calcext:value-type="float">
            <text:p>0.8122735023</text:p>
          </table:table-cell>
          <table:table-cell table:formula="of:=[.C17]/([.D17]-[.D16])" office:value-type="float" office:value="79763.840414152" calcext:value-type="float">
            <text:p>79763.840414152</text:p>
          </table:table-cell>
          <table:table-cell/>
          <table:table-cell office:value-type="float" office:value="1443145081.06254" calcext:value-type="float">
            <text:p>1443145081.06254</text:p>
          </table:table-cell>
          <table:table-cell table:formula="of:=[.G17]-[.$B$2]" office:value-type="float" office:value="1.06239438056946" calcext:value-type="float">
            <text:p>1.0623943806</text:p>
          </table:table-cell>
          <table:table-cell table:formula="of:=[.C17]/([.H17]-[.H16])" office:value-type="float" office:value="79428.5219312473" calcext:value-type="float">
            <text:p>79428.5219312473</text:p>
          </table:table-cell>
          <table:table-cell table:formula="of:=[.G17]-[.$B17]" office:value-type="float" office:value="0.250120878219604" calcext:value-type="float">
            <text:p>0.25012087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5080.86657" calcext:value-type="float">
            <text:p>1443145080.86657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431474685669" calcext:value-type="float">
            <text:p>0.8664314747</text:p>
          </table:table-cell>
          <table:table-cell table:formula="of:=[.C18]/([.D18]-[.D17])" office:value-type="float" office:value="79766.6495564703" calcext:value-type="float">
            <text:p>79766.6495564703</text:p>
          </table:table-cell>
          <table:table-cell/>
          <table:table-cell office:value-type="float" office:value="1443145081.11662" calcext:value-type="float">
            <text:p>1443145081.11662</text:p>
          </table:table-cell>
          <table:table-cell table:formula="of:=[.G18]-[.$B$2]" office:value-type="float" office:value="1.11647272109985" calcext:value-type="float">
            <text:p>1.1164727211</text:p>
          </table:table-cell>
          <table:table-cell table:formula="of:=[.C18]/([.H18]-[.H17])" office:value-type="float" office:value="79884.1080852302" calcext:value-type="float">
            <text:p>79884.1080852302</text:p>
          </table:table-cell>
          <table:table-cell table:formula="of:=[.G18]-[.$B18]" office:value-type="float" office:value="0.250041246414185" calcext:value-type="float">
            <text:p>0.25004124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5080.92071" calcext:value-type="float">
            <text:p>1443145080.92071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568227767944" calcext:value-type="float">
            <text:p>0.9205682278</text:p>
          </table:table-cell>
          <table:table-cell table:formula="of:=[.C19]/([.D19]-[.D18])" office:value-type="float" office:value="79797.9146151339" calcext:value-type="float">
            <text:p>79797.9146151339</text:p>
          </table:table-cell>
          <table:table-cell/>
          <table:table-cell office:value-type="float" office:value="1443145081.17074" calcext:value-type="float">
            <text:p>1443145081.17074</text:p>
          </table:table-cell>
          <table:table-cell table:formula="of:=[.G19]-[.$B$2]" office:value-type="float" office:value="1.17059230804443" calcext:value-type="float">
            <text:p>1.170592308</text:p>
          </table:table-cell>
          <table:table-cell table:formula="of:=[.C19]/([.H19]-[.H18])" office:value-type="float" office:value="79823.2256359199" calcext:value-type="float">
            <text:p>79823.2256359199</text:p>
          </table:table-cell>
          <table:table-cell table:formula="of:=[.G19]-[.$B19]" office:value-type="float" office:value="0.250024080276489" calcext:value-type="float">
            <text:p>0.25002408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5080.97486" calcext:value-type="float">
            <text:p>1443145080.97486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717617034912" calcext:value-type="float">
            <text:p>0.974717617</text:p>
          </table:table-cell>
          <table:table-cell table:formula="of:=[.C20]/([.D20]-[.D19])" office:value-type="float" office:value="79779.2931458839" calcext:value-type="float">
            <text:p>79779.2931458839</text:p>
          </table:table-cell>
          <table:table-cell/>
          <table:table-cell office:value-type="float" office:value="1443145081.2232" calcext:value-type="float">
            <text:p>1443145081.2232</text:p>
          </table:table-cell>
          <table:table-cell table:formula="of:=[.G20]-[.$B$2]" office:value-type="float" office:value="1.22305798530579" calcext:value-type="float">
            <text:p>1.2230579853</text:p>
          </table:table-cell>
          <table:table-cell table:formula="of:=[.C20]/([.H20]-[.H19])" office:value-type="float" office:value="82339.5451178558" calcext:value-type="float">
            <text:p>82339.5451178558</text:p>
          </table:table-cell>
          <table:table-cell table:formula="of:=[.G20]-[.$B20]" office:value-type="float" office:value="0.248340368270874" calcext:value-type="float">
            <text:p>0.248340368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5081.0273" calcext:value-type="float">
            <text:p>1443145081.0273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15945243835" calcext:value-type="float">
            <text:p>1.0271594524</text:p>
          </table:table-cell>
          <table:table-cell table:formula="of:=[.C21]/([.D21]-[.D20])" office:value-type="float" office:value="82376.9795005387" calcext:value-type="float">
            <text:p>82376.9795005387</text:p>
          </table:table-cell>
          <table:table-cell/>
          <table:table-cell office:value-type="float" office:value="1443145081.24076" calcext:value-type="float">
            <text:p>1443145081.24076</text:p>
          </table:table-cell>
          <table:table-cell table:formula="of:=[.G21]-[.$B$2]" office:value-type="float" office:value="1.24061703681946" calcext:value-type="float">
            <text:p>1.2406170368</text:p>
          </table:table-cell>
          <table:table-cell table:formula="of:=[.C21]/([.H21]-[.H20])" office:value-type="float" office:value="246026.956332826" calcext:value-type="float">
            <text:p>246026.956332826</text:p>
          </table:table-cell>
          <table:table-cell table:formula="of:=[.G21]-[.$B21]" office:value-type="float" office:value="0.213457584381104" calcext:value-type="float">
            <text:p>0.21345758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5081.07827" calcext:value-type="float">
            <text:p>1443145081.07827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129529953" calcext:value-type="float">
            <text:p>1.07812953</text:p>
          </table:table-cell>
          <table:table-cell table:formula="of:=[.C22]/([.D22]-[.D21])" office:value-type="float" office:value="84755.6097743517" calcext:value-type="float">
            <text:p>84755.6097743517</text:p>
          </table:table-cell>
          <table:table-cell/>
          <table:table-cell office:value-type="float" office:value="1443145081.27576" calcext:value-type="float">
            <text:p>1443145081.27576</text:p>
          </table:table-cell>
          <table:table-cell table:formula="of:=[.G22]-[.$B$2]" office:value-type="float" office:value="1.27561473846436" calcext:value-type="float">
            <text:p>1.2756147385</text:p>
          </table:table-cell>
          <table:table-cell table:formula="of:=[.C22]/([.H22]-[.H21])" office:value-type="float" office:value="123436.677180481" calcext:value-type="float">
            <text:p>123436.677180481</text:p>
          </table:table-cell>
          <table:table-cell table:formula="of:=[.G22]-[.$B22]" office:value-type="float" office:value="0.197485208511353" calcext:value-type="float">
            <text:p>0.197485208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5081.12924" calcext:value-type="float">
            <text:p>1443145081.12924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09579277039" calcext:value-type="float">
            <text:p>1.1290957928</text:p>
          </table:table-cell>
          <table:table-cell table:formula="of:=[.C23]/([.D23]-[.D22])" office:value-type="float" office:value="84761.9535197036" calcext:value-type="float">
            <text:p>84761.9535197036</text:p>
          </table:table-cell>
          <table:table-cell/>
          <table:table-cell office:value-type="float" office:value="1443145081.32669" calcext:value-type="float">
            <text:p>1443145081.32669</text:p>
          </table:table-cell>
          <table:table-cell table:formula="of:=[.G23]-[.$B$2]" office:value-type="float" office:value="1.32654333114624" calcext:value-type="float">
            <text:p>1.3265433311</text:p>
          </table:table-cell>
          <table:table-cell table:formula="of:=[.C23]/([.H23]-[.H22])" office:value-type="float" office:value="84824.649033285" calcext:value-type="float">
            <text:p>84824.649033285</text:p>
          </table:table-cell>
          <table:table-cell table:formula="of:=[.G23]-[.$B23]" office:value-type="float" office:value="0.197447538375855" calcext:value-type="float">
            <text:p>0.197447538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5081.18021" calcext:value-type="float">
            <text:p>1443145081.18021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06587028503" calcext:value-type="float">
            <text:p>1.1800658703</text:p>
          </table:table-cell>
          <table:table-cell table:formula="of:=[.C24]/([.D24]-[.D23])" office:value-type="float" office:value="84755.6097743517" calcext:value-type="float">
            <text:p>84755.6097743517</text:p>
          </table:table-cell>
          <table:table-cell/>
          <table:table-cell office:value-type="float" office:value="1443145081.42691" calcext:value-type="float">
            <text:p>1443145081.42691</text:p>
          </table:table-cell>
          <table:table-cell table:formula="of:=[.G24]-[.$B$2]" office:value-type="float" office:value="1.42676782608032" calcext:value-type="float">
            <text:p>1.4267678261</text:p>
          </table:table-cell>
          <table:table-cell table:formula="of:=[.C24]/([.H24]-[.H23])" office:value-type="float" office:value="43103.2354200565" calcext:value-type="float">
            <text:p>43103.2354200565</text:p>
          </table:table-cell>
          <table:table-cell table:formula="of:=[.G24]-[.$B24]" office:value-type="float" office:value="0.246701955795288" calcext:value-type="float">
            <text:p>0.246701955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5081.23118" calcext:value-type="float">
            <text:p>1443145081.23118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03165626526" calcext:value-type="float">
            <text:p>1.2310316563</text:p>
          </table:table-cell>
          <table:table-cell table:formula="of:=[.C25]/([.D25]-[.D24])" office:value-type="float" office:value="84762.7465546439" calcext:value-type="float">
            <text:p>84762.7465546439</text:p>
          </table:table-cell>
          <table:table-cell/>
          <table:table-cell office:value-type="float" office:value="1443145081.47787" calcext:value-type="float">
            <text:p>1443145081.47787</text:p>
          </table:table-cell>
          <table:table-cell table:formula="of:=[.G25]-[.$B$2]" office:value-type="float" office:value="1.47772550582886" calcext:value-type="float">
            <text:p>1.4777255058</text:p>
          </table:table-cell>
          <table:table-cell table:formula="of:=[.C25]/([.H25]-[.H24])" office:value-type="float" office:value="84776.2304194037" calcext:value-type="float">
            <text:p>84776.2304194037</text:p>
          </table:table-cell>
          <table:table-cell table:formula="of:=[.G25]-[.$B25]" office:value-type="float" office:value="0.246693849563599" calcext:value-type="float">
            <text:p>0.246693849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5081.28214" calcext:value-type="float">
            <text:p>1443145081.28214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199315071106" calcext:value-type="float">
            <text:p>1.2819931507</text:p>
          </table:table-cell>
          <table:table-cell table:formula="of:=[.C26]/([.D26]-[.D25])" office:value-type="float" office:value="84769.8845369313" calcext:value-type="float">
            <text:p>84769.8845369313</text:p>
          </table:table-cell>
          <table:table-cell/>
          <table:table-cell office:value-type="float" office:value="1443145081.52892" calcext:value-type="float">
            <text:p>1443145081.52892</text:p>
          </table:table-cell>
          <table:table-cell table:formula="of:=[.G26]-[.$B$2]" office:value-type="float" office:value="1.52877187728882" calcext:value-type="float">
            <text:p>1.5287718773</text:p>
          </table:table-cell>
          <table:table-cell table:formula="of:=[.C26]/([.H26]-[.H25])" office:value-type="float" office:value="84628.9339760117" calcext:value-type="float">
            <text:p>84628.9339760117</text:p>
          </table:table-cell>
          <table:table-cell table:formula="of:=[.G26]-[.$B26]" office:value-type="float" office:value="0.246778726577759" calcext:value-type="float">
            <text:p>0.246778726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5081.3331" calcext:value-type="float">
            <text:p>1443145081.3331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295750617981" calcext:value-type="float">
            <text:p>1.3329575062</text:p>
          </table:table-cell>
          <table:table-cell table:formula="of:=[.C27]/([.D27]-[.D26])" office:value-type="float" office:value="84765.125748503" calcext:value-type="float">
            <text:p>84765.125748503</text:p>
          </table:table-cell>
          <table:table-cell/>
          <table:table-cell office:value-type="float" office:value="1443145081.57993" calcext:value-type="float">
            <text:p>1443145081.57993</text:p>
          </table:table-cell>
          <table:table-cell table:formula="of:=[.G27]-[.$B$2]" office:value-type="float" office:value="1.57978677749634" calcext:value-type="float">
            <text:p>1.5797867775</text:p>
          </table:table-cell>
          <table:table-cell table:formula="of:=[.C27]/([.H27]-[.H26])" office:value-type="float" office:value="84681.1418316415" calcext:value-type="float">
            <text:p>84681.1418316415</text:p>
          </table:table-cell>
          <table:table-cell table:formula="of:=[.G27]-[.$B27]" office:value-type="float" office:value="0.246829271316528" calcext:value-type="float">
            <text:p>0.246829271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5081.38407" calcext:value-type="float">
            <text:p>1443145081.38407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392424583435" calcext:value-type="float">
            <text:p>1.3839242458</text:p>
          </table:table-cell>
          <table:table-cell table:formula="of:=[.C28]/([.D28]-[.D27])" office:value-type="float" office:value="84761.1604996024" calcext:value-type="float">
            <text:p>84761.1604996024</text:p>
          </table:table-cell>
          <table:table-cell/>
          <table:table-cell office:value-type="float" office:value="1443145081.6308" calcext:value-type="float">
            <text:p>1443145081.6308</text:p>
          </table:table-cell>
          <table:table-cell table:formula="of:=[.G28]-[.$B$2]" office:value-type="float" office:value="1.63065409660339" calcext:value-type="float">
            <text:p>1.6306540966</text:p>
          </table:table-cell>
          <table:table-cell table:formula="of:=[.C28]/([.H28]-[.H27])" office:value-type="float" office:value="84926.8268081536" calcext:value-type="float">
            <text:p>84926.8268081536</text:p>
          </table:table-cell>
          <table:table-cell table:formula="of:=[.G28]-[.$B28]" office:value-type="float" office:value="0.246729850769043" calcext:value-type="float">
            <text:p>0.246729850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5081.43502" calcext:value-type="float">
            <text:p>1443145081.43502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88073348999" calcext:value-type="float">
            <text:p>1.4348807335</text:p>
          </table:table-cell>
          <table:table-cell table:formula="of:=[.C29]/([.D29]-[.D28])" office:value-type="float" office:value="84778.2137025271" calcext:value-type="float">
            <text:p>84778.2137025271</text:p>
          </table:table-cell>
          <table:table-cell/>
          <table:table-cell office:value-type="float" office:value="1443145081.68182" calcext:value-type="float">
            <text:p>1443145081.68182</text:p>
          </table:table-cell>
          <table:table-cell table:formula="of:=[.G29]-[.$B$2]" office:value-type="float" office:value="1.68167781829834" calcext:value-type="float">
            <text:p>1.6816778183</text:p>
          </table:table-cell>
          <table:table-cell table:formula="of:=[.C29]/([.H29]-[.H28])" office:value-type="float" office:value="84666.5013153652" calcext:value-type="float">
            <text:p>84666.5013153652</text:p>
          </table:table-cell>
          <table:table-cell table:formula="of:=[.G29]-[.$B29]" office:value-type="float" office:value="0.24679708480835" calcext:value-type="float">
            <text:p>0.24679708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5081.486" calcext:value-type="float">
            <text:p>1443145081.486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85605621338" calcext:value-type="float">
            <text:p>1.4858560562</text:p>
          </table:table-cell>
          <table:table-cell table:formula="of:=[.C30]/([.D30]-[.D29])" office:value-type="float" office:value="84746.8886747799" calcext:value-type="float">
            <text:p>84746.8886747799</text:p>
          </table:table-cell>
          <table:table-cell/>
          <table:table-cell office:value-type="float" office:value="1443145081.73278" calcext:value-type="float">
            <text:p>1443145081.73278</text:p>
          </table:table-cell>
          <table:table-cell table:formula="of:=[.G30]-[.$B$2]" office:value-type="float" office:value="1.73263263702393" calcext:value-type="float">
            <text:p>1.732632637</text:p>
          </table:table-cell>
          <table:table-cell table:formula="of:=[.C30]/([.H30]-[.H29])" office:value-type="float" office:value="84780.9904548007" calcext:value-type="float">
            <text:p>84780.9904548007</text:p>
          </table:table-cell>
          <table:table-cell table:formula="of:=[.G30]-[.$B30]" office:value-type="float" office:value="0.246776580810547" calcext:value-type="float">
            <text:p>0.24677658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5081.53699" calcext:value-type="float">
            <text:p>1443145081.53699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84282302856" calcext:value-type="float">
            <text:p>1.536842823</text:p>
          </table:table-cell>
          <table:table-cell table:formula="of:=[.C31]/([.D31]-[.D30])" office:value-type="float" office:value="84727.8670494824" calcext:value-type="float">
            <text:p>84727.8670494824</text:p>
          </table:table-cell>
          <table:table-cell/>
          <table:table-cell office:value-type="float" office:value="1443145081.7837" calcext:value-type="float">
            <text:p>1443145081.7837</text:p>
          </table:table-cell>
          <table:table-cell table:formula="of:=[.G31]-[.$B$2]" office:value-type="float" office:value="1.78355622291565" calcext:value-type="float">
            <text:p>1.7835562229</text:p>
          </table:table-cell>
          <table:table-cell table:formula="of:=[.C31]/([.H31]-[.H30])" office:value-type="float" office:value="84832.9889647875" calcext:value-type="float">
            <text:p>84832.9889647875</text:p>
          </table:table-cell>
          <table:table-cell table:formula="of:=[.G31]-[.$B31]" office:value-type="float" office:value="0.246713399887085" calcext:value-type="float">
            <text:p>0.246713399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5081.58795" calcext:value-type="float">
            <text:p>1443145081.58795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80789375305" calcext:value-type="float">
            <text:p>1.5878078938</text:p>
          </table:table-cell>
          <table:table-cell table:formula="of:=[.C32]/([.D32]-[.D31])" office:value-type="float" office:value="84763.9361348783" calcext:value-type="float">
            <text:p>84763.9361348783</text:p>
          </table:table-cell>
          <table:table-cell/>
          <table:table-cell office:value-type="float" office:value="1443145081.83477" calcext:value-type="float">
            <text:p>1443145081.83477</text:p>
          </table:table-cell>
          <table:table-cell table:formula="of:=[.G32]-[.$B$2]" office:value-type="float" office:value="1.83463025093079" calcext:value-type="float">
            <text:p>1.8346302509</text:p>
          </table:table-cell>
          <table:table-cell table:formula="of:=[.C32]/([.H32]-[.H31])" office:value-type="float" office:value="84583.107459621" calcext:value-type="float">
            <text:p>84583.107459621</text:p>
          </table:table-cell>
          <table:table-cell table:formula="of:=[.G32]-[.$B32]" office:value-type="float" office:value="0.246822357177734" calcext:value-type="float">
            <text:p>0.246822357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5081.63892" calcext:value-type="float">
            <text:p>1443145081.63892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77296447754" calcext:value-type="float">
            <text:p>1.6387729645</text:p>
          </table:table-cell>
          <table:table-cell table:formula="of:=[.C33]/([.D33]-[.D32])" office:value-type="float" office:value="84763.9361348783" calcext:value-type="float">
            <text:p>84763.9361348783</text:p>
          </table:table-cell>
          <table:table-cell/>
          <table:table-cell office:value-type="float" office:value="1443145081.88582" calcext:value-type="float">
            <text:p>1443145081.88582</text:p>
          </table:table-cell>
          <table:table-cell table:formula="of:=[.G33]-[.$B$2]" office:value-type="float" office:value="1.88568115234375" calcext:value-type="float">
            <text:p>1.8856811523</text:p>
          </table:table-cell>
          <table:table-cell table:formula="of:=[.C33]/([.H33]-[.H32])" office:value-type="float" office:value="84621.4245083433" calcext:value-type="float">
            <text:p>84621.4245083433</text:p>
          </table:table-cell>
          <table:table-cell table:formula="of:=[.G33]-[.$B33]" office:value-type="float" office:value="0.246908187866211" calcext:value-type="float">
            <text:p>0.246908187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5081.68989" calcext:value-type="float">
            <text:p>1443145081.68989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74804878235" calcext:value-type="float">
            <text:p>1.6897480488</text:p>
          </table:table-cell>
          <table:table-cell table:formula="of:=[.C34]/([.D34]-[.D33])" office:value-type="float" office:value="84747.285049461" calcext:value-type="float">
            <text:p>84747.285049461</text:p>
          </table:table-cell>
          <table:table-cell/>
          <table:table-cell office:value-type="float" office:value="1443145081.93674" calcext:value-type="float">
            <text:p>1443145081.93674</text:p>
          </table:table-cell>
          <table:table-cell table:formula="of:=[.G34]-[.$B$2]" office:value-type="float" office:value="1.93660116195679" calcext:value-type="float">
            <text:p>1.936601162</text:p>
          </table:table-cell>
          <table:table-cell table:formula="of:=[.C34]/([.H34]-[.H33])" office:value-type="float" office:value="84838.9470628447" calcext:value-type="float">
            <text:p>84838.9470628447</text:p>
          </table:table-cell>
          <table:table-cell table:formula="of:=[.G34]-[.$B34]" office:value-type="float" office:value="0.246853113174438" calcext:value-type="float">
            <text:p>0.24685311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5081.74086" calcext:value-type="float">
            <text:p>1443145081.74086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71455001831" calcext:value-type="float">
            <text:p>1.74071455</text:p>
          </table:table-cell>
          <table:table-cell table:formula="of:=[.C35]/([.D35]-[.D34])" office:value-type="float" office:value="84761.5570077981" calcext:value-type="float">
            <text:p>84761.5570077981</text:p>
          </table:table-cell>
          <table:table-cell/>
          <table:table-cell office:value-type="float" office:value="1443145081.98763" calcext:value-type="float">
            <text:p>1443145081.98763</text:p>
          </table:table-cell>
          <table:table-cell table:formula="of:=[.G35]-[.$B$2]" office:value-type="float" office:value="1.98748445510864" calcext:value-type="float">
            <text:p>1.9874844551</text:p>
          </table:table-cell>
          <table:table-cell table:formula="of:=[.C35]/([.H35]-[.H34])" office:value-type="float" office:value="84900.1653078437" calcext:value-type="float">
            <text:p>84900.1653078437</text:p>
          </table:table-cell>
          <table:table-cell table:formula="of:=[.G35]-[.$B35]" office:value-type="float" office:value="0.246769905090332" calcext:value-type="float">
            <text:p>0.246769905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5081.79182" calcext:value-type="float">
            <text:p>1443145081.79182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67747497559" calcext:value-type="float">
            <text:p>1.791677475</text:p>
          </table:table-cell>
          <table:table-cell table:formula="of:=[.C36]/([.D36]-[.D35])" office:value-type="float" office:value="84767.5050759284" calcext:value-type="float">
            <text:p>84767.5050759284</text:p>
          </table:table-cell>
          <table:table-cell/>
          <table:table-cell office:value-type="float" office:value="1443145082.03871" calcext:value-type="float">
            <text:p>1443145082.03871</text:p>
          </table:table-cell>
          <table:table-cell table:formula="of:=[.G36]-[.$B$2]" office:value-type="float" office:value="2.03856706619263" calcext:value-type="float">
            <text:p>2.0385670662</text:p>
          </table:table-cell>
          <table:table-cell table:formula="of:=[.C36]/([.H36]-[.H35])" office:value-type="float" office:value="84568.8955268464" calcext:value-type="float">
            <text:p>84568.8955268464</text:p>
          </table:table-cell>
          <table:table-cell table:formula="of:=[.G36]-[.$B36]" office:value-type="float" office:value="0.246889591217041" calcext:value-type="float">
            <text:p>0.246889591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5081.84279" calcext:value-type="float">
            <text:p>1443145081.84279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64302253723" calcext:value-type="float">
            <text:p>1.8426430225</text:p>
          </table:table-cell>
          <table:table-cell table:formula="of:=[.C37]/([.D37]-[.D36])" office:value-type="float" office:value="84763.1430776788" calcext:value-type="float">
            <text:p>84763.1430776788</text:p>
          </table:table-cell>
          <table:table-cell/>
          <table:table-cell office:value-type="float" office:value="1443145082.08968" calcext:value-type="float">
            <text:p>1443145082.08968</text:p>
          </table:table-cell>
          <table:table-cell table:formula="of:=[.G37]-[.$B$2]" office:value-type="float" office:value="2.08953499794006" calcext:value-type="float">
            <text:p>2.0895349979</text:p>
          </table:table-cell>
          <table:table-cell table:formula="of:=[.C37]/([.H37]-[.H36])" office:value-type="float" office:value="84759.1780142673" calcext:value-type="float">
            <text:p>84759.1780142673</text:p>
          </table:table-cell>
          <table:table-cell table:formula="of:=[.G37]-[.$B37]" office:value-type="float" office:value="0.246891975402832" calcext:value-type="float">
            <text:p>0.246891975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5081.89376" calcext:value-type="float">
            <text:p>1443145081.89376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61548423767" calcext:value-type="float">
            <text:p>1.8936154842</text:p>
          </table:table-cell>
          <table:table-cell table:formula="of:=[.C38]/([.D38]-[.D37])" office:value-type="float" office:value="84751.6454156805" calcext:value-type="float">
            <text:p>84751.6454156805</text:p>
          </table:table-cell>
          <table:table-cell/>
          <table:table-cell office:value-type="float" office:value="1443145082.14069" calcext:value-type="float">
            <text:p>1443145082.14069</text:p>
          </table:table-cell>
          <table:table-cell table:formula="of:=[.G38]-[.$B$2]" office:value-type="float" office:value="2.14054417610168" calcext:value-type="float">
            <text:p>2.1405441761</text:p>
          </table:table-cell>
          <table:table-cell table:formula="of:=[.C38]/([.H38]-[.H37])" office:value-type="float" office:value="84690.6410903584" calcext:value-type="float">
            <text:p>84690.6410903584</text:p>
          </table:table-cell>
          <table:table-cell table:formula="of:=[.G38]-[.$B38]" office:value-type="float" office:value="0.246928691864014" calcext:value-type="float">
            <text:p>0.246928691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5081.94472" calcext:value-type="float">
            <text:p>1443145081.94472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58031654358" calcext:value-type="float">
            <text:p>1.9445803165</text:p>
          </table:table-cell>
          <table:table-cell table:formula="of:=[.C39]/([.D39]-[.D38])" office:value-type="float" office:value="84764.3326690431" calcext:value-type="float">
            <text:p>84764.3326690431</text:p>
          </table:table-cell>
          <table:table-cell/>
          <table:table-cell office:value-type="float" office:value="1443145082.19162" calcext:value-type="float">
            <text:p>1443145082.19162</text:p>
          </table:table-cell>
          <table:table-cell table:formula="of:=[.G39]-[.$B$2]" office:value-type="float" office:value="2.19147992134094" calcext:value-type="float">
            <text:p>2.1914799213</text:p>
          </table:table-cell>
          <table:table-cell table:formula="of:=[.C39]/([.H39]-[.H38])" office:value-type="float" office:value="84812.7376895712" calcext:value-type="float">
            <text:p>84812.7376895712</text:p>
          </table:table-cell>
          <table:table-cell table:formula="of:=[.G39]-[.$B39]" office:value-type="float" office:value="0.246899604797363" calcext:value-type="float">
            <text:p>0.246899604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5081.9957" calcext:value-type="float">
            <text:p>1443145081.9957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55397033691" calcext:value-type="float">
            <text:p>1.9955539703</text:p>
          </table:table-cell>
          <table:table-cell table:formula="of:=[.C40]/([.D40]-[.D39])" office:value-type="float" office:value="84749.6633754134" calcext:value-type="float">
            <text:p>84749.6633754134</text:p>
          </table:table-cell>
          <table:table-cell/>
          <table:table-cell office:value-type="float" office:value="1443145082.20742" calcext:value-type="float">
            <text:p>1443145082.20742</text:p>
          </table:table-cell>
          <table:table-cell table:formula="of:=[.G40]-[.$B$2]" office:value-type="float" office:value="2.20728039741516" calcext:value-type="float">
            <text:p>2.2072803974</text:p>
          </table:table-cell>
          <table:table-cell table:formula="of:=[.C40]/([.H40]-[.H39])" office:value-type="float" office:value="273409.483341381" calcext:value-type="float">
            <text:p>273409.483341381</text:p>
          </table:table-cell>
          <table:table-cell table:formula="of:=[.G40]-[.$B40]" office:value-type="float" office:value="0.211726427078247" calcext:value-type="float">
            <text:p>0.211726427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5082.03878" calcext:value-type="float">
            <text:p>1443145082.03878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63310813904" calcext:value-type="float">
            <text:p>2.0386331081</text:p>
          </table:table-cell>
          <table:table-cell table:formula="of:=[.C41]/([.D41]-[.D40])" office:value-type="float" office:value="100280.558534925" calcext:value-type="float">
            <text:p>100280.558534925</text:p>
          </table:table-cell>
          <table:table-cell/>
          <table:table-cell office:value-type="float" office:value="1443145082.27694" calcext:value-type="float">
            <text:p>1443145082.27694</text:p>
          </table:table-cell>
          <table:table-cell table:formula="of:=[.G41]-[.$B$2]" office:value-type="float" office:value="2.27680039405823" calcext:value-type="float">
            <text:p>2.2768003941</text:p>
          </table:table-cell>
          <table:table-cell table:formula="of:=[.C41]/([.H41]-[.H40])" office:value-type="float" office:value="62140.3942549076" calcext:value-type="float">
            <text:p>62140.3942549076</text:p>
          </table:table-cell>
          <table:table-cell table:formula="of:=[.G41]-[.$B41]" office:value-type="float" office:value="0.238167285919189" calcext:value-type="float">
            <text:p>0.238167285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5082.08112" calcext:value-type="float">
            <text:p>1443145082.08112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097410202026" calcext:value-type="float">
            <text:p>2.080974102</text:p>
          </table:table-cell>
          <table:table-cell table:formula="of:=[.C42]/([.D42]-[.D41])" office:value-type="float" office:value="102028.781188236" calcext:value-type="float">
            <text:p>102028.781188236</text:p>
          </table:table-cell>
          <table:table-cell/>
          <table:table-cell office:value-type="float" office:value="1443145082.31932" calcext:value-type="float">
            <text:p>1443145082.31932</text:p>
          </table:table-cell>
          <table:table-cell table:formula="of:=[.G42]-[.$B$2]" office:value-type="float" office:value="2.31917834281921" calcext:value-type="float">
            <text:p>2.3191783428</text:p>
          </table:table-cell>
          <table:table-cell table:formula="of:=[.C42]/([.H42]-[.H41])" office:value-type="float" office:value="101939.808940848" calcext:value-type="float">
            <text:p>101939.808940848</text:p>
          </table:table-cell>
          <table:table-cell table:formula="of:=[.G42]-[.$B42]" office:value-type="float" office:value="0.23820424079895" calcext:value-type="float">
            <text:p>0.238204240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5082.12346" calcext:value-type="float">
            <text:p>1443145082.12346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31604957581" calcext:value-type="float">
            <text:p>2.1233160496</text:p>
          </table:table-cell>
          <table:table-cell table:formula="of:=[.C43]/([.D43]-[.D42])" office:value-type="float" office:value="102026.483178017" calcext:value-type="float">
            <text:p>102026.483178017</text:p>
          </table:table-cell>
          <table:table-cell/>
          <table:table-cell office:value-type="float" office:value="1443145082.3618" calcext:value-type="float">
            <text:p>1443145082.3618</text:p>
          </table:table-cell>
          <table:table-cell table:formula="of:=[.G43]-[.$B$2]" office:value-type="float" office:value="2.36165356636047" calcext:value-type="float">
            <text:p>2.3616535664</text:p>
          </table:table-cell>
          <table:table-cell table:formula="of:=[.C43]/([.H43]-[.H42])" office:value-type="float" office:value="101706.351134412" calcext:value-type="float">
            <text:p>101706.351134412</text:p>
          </table:table-cell>
          <table:table-cell table:formula="of:=[.G43]-[.$B43]" office:value-type="float" office:value="0.238337516784668" calcext:value-type="float">
            <text:p>0.238337516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5082.16579" calcext:value-type="float">
            <text:p>1443145082.16579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65108299255" calcext:value-type="float">
            <text:p>2.165651083</text:p>
          </table:table-cell>
          <table:table-cell table:formula="of:=[.C44]/([.D44]-[.D43])" office:value-type="float" office:value="102043.146097789" calcext:value-type="float">
            <text:p>102043.146097789</text:p>
          </table:table-cell>
          <table:table-cell/>
          <table:table-cell office:value-type="float" office:value="1443145082.40398" calcext:value-type="float">
            <text:p>1443145082.40398</text:p>
          </table:table-cell>
          <table:table-cell table:formula="of:=[.G44]-[.$B$2]" office:value-type="float" office:value="2.40383243560791" calcext:value-type="float">
            <text:p>2.4038324356</text:p>
          </table:table-cell>
          <table:table-cell table:formula="of:=[.C44]/([.H44]-[.H43])" office:value-type="float" office:value="102420.953360729" calcext:value-type="float">
            <text:p>102420.953360729</text:p>
          </table:table-cell>
          <table:table-cell table:formula="of:=[.G44]-[.$B44]" office:value-type="float" office:value="0.238181352615356" calcext:value-type="float">
            <text:p>0.238181352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5082.20812" calcext:value-type="float">
            <text:p>1443145082.20812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97753334045" calcext:value-type="float">
            <text:p>2.2079775333</text:p>
          </table:table-cell>
          <table:table-cell table:formula="of:=[.C45]/([.D45]-[.D44])" office:value-type="float" office:value="102063.838675154" calcext:value-type="float">
            <text:p>102063.838675154</text:p>
          </table:table-cell>
          <table:table-cell/>
          <table:table-cell office:value-type="float" office:value="1443145082.44628" calcext:value-type="float">
            <text:p>1443145082.44628</text:p>
          </table:table-cell>
          <table:table-cell table:formula="of:=[.G45]-[.$B$2]" office:value-type="float" office:value="2.4461350440979" calcext:value-type="float">
            <text:p>2.4461350441</text:p>
          </table:table-cell>
          <table:table-cell table:formula="of:=[.C45]/([.H45]-[.H44])" office:value-type="float" office:value="102121.362114637" calcext:value-type="float">
            <text:p>102121.362114637</text:p>
          </table:table-cell>
          <table:table-cell table:formula="of:=[.G45]-[.$B45]" office:value-type="float" office:value="0.238157510757446" calcext:value-type="float">
            <text:p>0.238157510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5082.25046" calcext:value-type="float">
            <text:p>1443145082.25046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31852722168" calcext:value-type="float">
            <text:p>2.2503185272</text:p>
          </table:table-cell>
          <table:table-cell table:formula="of:=[.C46]/([.D46]-[.D45])" office:value-type="float" office:value="102028.781188236" calcext:value-type="float">
            <text:p>102028.781188236</text:p>
          </table:table-cell>
          <table:table-cell/>
          <table:table-cell office:value-type="float" office:value="1443145082.48865" calcext:value-type="float">
            <text:p>1443145082.48865</text:p>
          </table:table-cell>
          <table:table-cell table:formula="of:=[.G46]-[.$B$2]" office:value-type="float" office:value="2.48851108551025" calcext:value-type="float">
            <text:p>2.4885110855</text:p>
          </table:table-cell>
          <table:table-cell table:formula="of:=[.C46]/([.H46]-[.H45])" office:value-type="float" office:value="101944.397258887" calcext:value-type="float">
            <text:p>101944.397258887</text:p>
          </table:table-cell>
          <table:table-cell table:formula="of:=[.G46]-[.$B46]" office:value-type="float" office:value="0.238192558288574" calcext:value-type="float">
            <text:p>0.238192558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5082.29281" calcext:value-type="float">
            <text:p>1443145082.29281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66500473022" calcext:value-type="float">
            <text:p>2.2926650047</text:p>
          </table:table-cell>
          <table:table-cell table:formula="of:=[.C47]/([.D47]-[.D46])" office:value-type="float" office:value="102015.569042981" calcext:value-type="float">
            <text:p>102015.569042981</text:p>
          </table:table-cell>
          <table:table-cell/>
          <table:table-cell office:value-type="float" office:value="1443145082.53092" calcext:value-type="float">
            <text:p>1443145082.53092</text:p>
          </table:table-cell>
          <table:table-cell table:formula="of:=[.G47]-[.$B$2]" office:value-type="float" office:value="2.53077435493469" calcext:value-type="float">
            <text:p>2.5307743549</text:p>
          </table:table-cell>
          <table:table-cell table:formula="of:=[.C47]/([.H47]-[.H46])" office:value-type="float" office:value="102216.417679745" calcext:value-type="float">
            <text:p>102216.417679745</text:p>
          </table:table-cell>
          <table:table-cell table:formula="of:=[.G47]-[.$B47]" office:value-type="float" office:value="0.238109350204468" calcext:value-type="float">
            <text:p>0.238109350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5082.33515" calcext:value-type="float">
            <text:p>1443145082.33515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50043296814" calcext:value-type="float">
            <text:p>2.3350043297</text:p>
          </table:table-cell>
          <table:table-cell table:formula="of:=[.C48]/([.D48]-[.D47])" office:value-type="float" office:value="102032.802955221" calcext:value-type="float">
            <text:p>102032.802955221</text:p>
          </table:table-cell>
          <table:table-cell/>
          <table:table-cell office:value-type="float" office:value="1443145082.57332" calcext:value-type="float">
            <text:p>1443145082.57332</text:p>
          </table:table-cell>
          <table:table-cell table:formula="of:=[.G48]-[.$B$2]" office:value-type="float" office:value="2.57317209243774" calcext:value-type="float">
            <text:p>2.5731720924</text:p>
          </table:table-cell>
          <table:table-cell table:formula="of:=[.C48]/([.H48]-[.H47])" office:value-type="float" office:value="101892.229501375" calcext:value-type="float">
            <text:p>101892.229501375</text:p>
          </table:table-cell>
          <table:table-cell table:formula="of:=[.G48]-[.$B48]" office:value-type="float" office:value="0.238167762756348" calcext:value-type="float">
            <text:p>0.23816776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5082.37749" calcext:value-type="float">
            <text:p>1443145082.37749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35152244568" calcext:value-type="float">
            <text:p>2.3773515224</text:p>
          </table:table-cell>
          <table:table-cell table:formula="of:=[.C49]/([.D49]-[.D48])" office:value-type="float" office:value="102013.845971951" calcext:value-type="float">
            <text:p>102013.845971951</text:p>
          </table:table-cell>
          <table:table-cell/>
          <table:table-cell office:value-type="float" office:value="1443145082.61554" calcext:value-type="float">
            <text:p>1443145082.61554</text:p>
          </table:table-cell>
          <table:table-cell table:formula="of:=[.G49]-[.$B$2]" office:value-type="float" office:value="2.61539769172668" calcext:value-type="float">
            <text:p>2.6153976917</text:p>
          </table:table-cell>
          <table:table-cell table:formula="of:=[.C49]/([.H49]-[.H48])" office:value-type="float" office:value="102307.606588108" calcext:value-type="float">
            <text:p>102307.606588108</text:p>
          </table:table-cell>
          <table:table-cell table:formula="of:=[.G49]-[.$B49]" office:value-type="float" office:value="0.238046169281006" calcext:value-type="float">
            <text:p>0.238046169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5082.41984" calcext:value-type="float">
            <text:p>1443145082.41984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6949005127" calcext:value-type="float">
            <text:p>2.4196949005</text:p>
          </table:table-cell>
          <table:table-cell table:formula="of:=[.C50]/([.D50]-[.D49])" office:value-type="float" office:value="102023.036356777" calcext:value-type="float">
            <text:p>102023.036356777</text:p>
          </table:table-cell>
          <table:table-cell/>
          <table:table-cell office:value-type="float" office:value="1443145082.65965" calcext:value-type="float">
            <text:p>1443145082.65965</text:p>
          </table:table-cell>
          <table:table-cell table:formula="of:=[.G50]-[.$B$2]" office:value-type="float" office:value="2.65950202941895" calcext:value-type="float">
            <text:p>2.6595020294</text:p>
          </table:table-cell>
          <table:table-cell table:formula="of:=[.C50]/([.H50]-[.H49])" office:value-type="float" office:value="97949.5493196819" calcext:value-type="float">
            <text:p>97949.5493196819</text:p>
          </table:table-cell>
          <table:table-cell table:formula="of:=[.G50]-[.$B50]" office:value-type="float" office:value="0.23980712890625" calcext:value-type="float">
            <text:p>0.239807128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5082.46219" calcext:value-type="float">
            <text:p>1443145082.46219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204566955566" calcext:value-type="float">
            <text:p>2.4620456696</text:p>
          </table:table-cell>
          <table:table-cell table:formula="of:=[.C51]/([.D51]-[.D50])" office:value-type="float" office:value="102005.231489822" calcext:value-type="float">
            <text:p>102005.231489822</text:p>
          </table:table-cell>
          <table:table-cell/>
          <table:table-cell office:value-type="float" office:value="1443145082.74278" calcext:value-type="float">
            <text:p>1443145082.74278</text:p>
          </table:table-cell>
          <table:table-cell table:formula="of:=[.G51]-[.$B$2]" office:value-type="float" office:value="2.74263215065002" calcext:value-type="float">
            <text:p>2.7426321507</text:p>
          </table:table-cell>
          <table:table-cell table:formula="of:=[.C51]/([.H51]-[.H50])" office:value-type="float" office:value="51966.7232048366" calcext:value-type="float">
            <text:p>51966.7232048366</text:p>
          </table:table-cell>
          <table:table-cell table:formula="of:=[.G51]-[.$B51]" office:value-type="float" office:value="0.28058648109436" calcext:value-type="float">
            <text:p>0.28058648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5082.50451" calcext:value-type="float">
            <text:p>1443145082.50451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37140464783" calcext:value-type="float">
            <text:p>2.5043714046</text:p>
          </table:table-cell>
          <table:table-cell table:formula="of:=[.C52]/([.D52]-[.D51])" office:value-type="float" office:value="102065.563435421" calcext:value-type="float">
            <text:p>102065.563435421</text:p>
          </table:table-cell>
          <table:table-cell/>
          <table:table-cell office:value-type="float" office:value="1443145082.78502" calcext:value-type="float">
            <text:p>1443145082.78502</text:p>
          </table:table-cell>
          <table:table-cell table:formula="of:=[.G52]-[.$B$2]" office:value-type="float" office:value="2.78487157821655" calcext:value-type="float">
            <text:p>2.7848715782</text:p>
          </table:table-cell>
          <table:table-cell table:formula="of:=[.C52]/([.H52]-[.H51])" office:value-type="float" office:value="102274.113284227" calcext:value-type="float">
            <text:p>102274.113284227</text:p>
          </table:table-cell>
          <table:table-cell table:formula="of:=[.G52]-[.$B52]" office:value-type="float" office:value="0.280500173568726" calcext:value-type="float">
            <text:p>0.280500173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5082.54685" calcext:value-type="float">
            <text:p>1443145082.54685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70810699463" calcext:value-type="float">
            <text:p>2.546708107</text:p>
          </table:table-cell>
          <table:table-cell table:formula="of:=[.C53]/([.D53]-[.D52])" office:value-type="float" office:value="102039.123515399" calcext:value-type="float">
            <text:p>102039.123515399</text:p>
          </table:table-cell>
          <table:table-cell/>
          <table:table-cell office:value-type="float" office:value="1443145082.8273" calcext:value-type="float">
            <text:p>1443145082.8273</text:p>
          </table:table-cell>
          <table:table-cell table:formula="of:=[.G53]-[.$B$2]" office:value-type="float" office:value="2.82715702056885" calcext:value-type="float">
            <text:p>2.8271570206</text:p>
          </table:table-cell>
          <table:table-cell table:formula="of:=[.C53]/([.H53]-[.H52])" office:value-type="float" office:value="102162.819156734" calcext:value-type="float">
            <text:p>102162.819156734</text:p>
          </table:table-cell>
          <table:table-cell table:formula="of:=[.G53]-[.$B53]" office:value-type="float" office:value="0.280448913574219" calcext:value-type="float">
            <text:p>0.280448913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5082.58924" calcext:value-type="float">
            <text:p>1443145082.58924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909511566162" calcext:value-type="float">
            <text:p>2.5890951157</text:p>
          </table:table-cell>
          <table:table-cell table:formula="of:=[.C54]/([.D54]-[.D53])" office:value-type="float" office:value="101918.020069298" calcext:value-type="float">
            <text:p>101918.020069298</text:p>
          </table:table-cell>
          <table:table-cell/>
          <table:table-cell office:value-type="float" office:value="1443145082.86969" calcext:value-type="float">
            <text:p>1443145082.86969</text:p>
          </table:table-cell>
          <table:table-cell table:formula="of:=[.G54]-[.$B$2]" office:value-type="float" office:value="2.86954665184021" calcext:value-type="float">
            <text:p>2.8695466518</text:p>
          </table:table-cell>
          <table:table-cell table:formula="of:=[.C54]/([.H54]-[.H53])" office:value-type="float" office:value="101911.714502658" calcext:value-type="float">
            <text:p>101911.714502658</text:p>
          </table:table-cell>
          <table:table-cell table:formula="of:=[.G54]-[.$B54]" office:value-type="float" office:value="0.280451536178589" calcext:value-type="float">
            <text:p>0.280451536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5082.63158" calcext:value-type="float">
            <text:p>1443145082.63158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43253326416" calcext:value-type="float">
            <text:p>2.6314325333</text:p>
          </table:table-cell>
          <table:table-cell table:formula="of:=[.C55]/([.D55]-[.D54])" office:value-type="float" office:value="102037.399648601" calcext:value-type="float">
            <text:p>102037.399648601</text:p>
          </table:table-cell>
          <table:table-cell/>
          <table:table-cell office:value-type="float" office:value="1443145082.91201" calcext:value-type="float">
            <text:p>1443145082.91201</text:p>
          </table:table-cell>
          <table:table-cell table:formula="of:=[.G55]-[.$B$2]" office:value-type="float" office:value="2.91186666488647" calcext:value-type="float">
            <text:p>2.9118666649</text:p>
          </table:table-cell>
          <table:table-cell table:formula="of:=[.C55]/([.H55]-[.H54])" office:value-type="float" office:value="102079.36361639" calcext:value-type="float">
            <text:p>102079.36361639</text:p>
          </table:table-cell>
          <table:table-cell table:formula="of:=[.G55]-[.$B55]" office:value-type="float" office:value="0.280434131622314" calcext:value-type="float">
            <text:p>0.280434131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5082.67392" calcext:value-type="float">
            <text:p>1443145082.67392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78067970276" calcext:value-type="float">
            <text:p>2.6737806797</text:p>
          </table:table-cell>
          <table:table-cell table:formula="of:=[.C56]/([.D56]-[.D55])" office:value-type="float" office:value="102011.548634452" calcext:value-type="float">
            <text:p>102011.548634452</text:p>
          </table:table-cell>
          <table:table-cell/>
          <table:table-cell office:value-type="float" office:value="1443145082.95434" calcext:value-type="float">
            <text:p>1443145082.95434</text:p>
          </table:table-cell>
          <table:table-cell table:formula="of:=[.G56]-[.$B$2]" office:value-type="float" office:value="2.95419239997864" calcext:value-type="float">
            <text:p>2.9541924</text:p>
          </table:table-cell>
          <table:table-cell table:formula="of:=[.C56]/([.H56]-[.H55])" office:value-type="float" office:value="102065.563435421" calcext:value-type="float">
            <text:p>102065.563435421</text:p>
          </table:table-cell>
          <table:table-cell table:formula="of:=[.G56]-[.$B56]" office:value-type="float" office:value="0.280411720275879" calcext:value-type="float">
            <text:p>0.280411720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5082.71626" calcext:value-type="float">
            <text:p>1443145082.71626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612024307251" calcext:value-type="float">
            <text:p>2.7161202431</text:p>
          </table:table-cell>
          <table:table-cell table:formula="of:=[.C57]/([.D57]-[.D56])" office:value-type="float" office:value="102032.228397669" calcext:value-type="float">
            <text:p>102032.228397669</text:p>
          </table:table-cell>
          <table:table-cell/>
          <table:table-cell office:value-type="float" office:value="1443145083.03938" calcext:value-type="float">
            <text:p>1443145083.03938</text:p>
          </table:table-cell>
          <table:table-cell table:formula="of:=[.G57]-[.$B$2]" office:value-type="float" office:value="3.03923344612122" calcext:value-type="float">
            <text:p>3.0392334461</text:p>
          </table:table-cell>
          <table:table-cell table:formula="of:=[.C57]/([.H57]-[.H56])" office:value-type="float" office:value="50798.9987888575" calcext:value-type="float">
            <text:p>50798.9987888575</text:p>
          </table:table-cell>
          <table:table-cell table:formula="of:=[.G57]-[.$B57]" office:value-type="float" office:value="0.323113203048706" calcext:value-type="float">
            <text:p>0.32311320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5082.75859" calcext:value-type="float">
            <text:p>1443145082.75859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45050811768" calcext:value-type="float">
            <text:p>2.7584505081</text:p>
          </table:table-cell>
          <table:table-cell table:formula="of:=[.C58]/([.D58]-[.D57])" office:value-type="float" office:value="102054.640938123" calcext:value-type="float">
            <text:p>102054.640938123</text:p>
          </table:table-cell>
          <table:table-cell/>
          <table:table-cell office:value-type="float" office:value="1443145083.05382" calcext:value-type="float">
            <text:p>1443145083.05382</text:p>
          </table:table-cell>
          <table:table-cell table:formula="of:=[.G58]-[.$B$2]" office:value-type="float" office:value="3.0536777973175" calcext:value-type="float">
            <text:p>3.0536777973</text:p>
          </table:table-cell>
          <table:table-cell table:formula="of:=[.C58]/([.H58]-[.H57])" office:value-type="float" office:value="299078.853822791" calcext:value-type="float">
            <text:p>299078.853822791</text:p>
          </table:table-cell>
          <table:table-cell table:formula="of:=[.G58]-[.$B58]" office:value-type="float" office:value="0.295227289199829" calcext:value-type="float">
            <text:p>0.295227289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5082.80092" calcext:value-type="float">
            <text:p>1443145082.80092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78125" calcext:value-type="float">
            <text:p>2.80078125</text:p>
          </table:table-cell>
          <table:table-cell table:formula="of:=[.C59]/([.D59]-[.D58])" office:value-type="float" office:value="102053.491337554" calcext:value-type="float">
            <text:p>102053.491337554</text:p>
          </table:table-cell>
          <table:table-cell/>
          <table:table-cell office:value-type="float" office:value="1443145083.08133" calcext:value-type="float">
            <text:p>1443145083.08133</text:p>
          </table:table-cell>
          <table:table-cell table:formula="of:=[.G59]-[.$B$2]" office:value-type="float" office:value="3.08118653297424" calcext:value-type="float">
            <text:p>3.081186533</text:p>
          </table:table-cell>
          <table:table-cell table:formula="of:=[.C59]/([.H59]-[.H58])" office:value-type="float" office:value="157041.023400936" calcext:value-type="float">
            <text:p>157041.023400936</text:p>
          </table:table-cell>
          <table:table-cell table:formula="of:=[.G59]-[.$B59]" office:value-type="float" office:value="0.280405282974243" calcext:value-type="float">
            <text:p>0.28040528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5082.84326" calcext:value-type="float">
            <text:p>1443145082.84326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311604499817" calcext:value-type="float">
            <text:p>2.843116045</text:p>
          </table:table-cell>
          <table:table-cell table:formula="of:=[.C60]/([.D60]-[.D59])" office:value-type="float" office:value="102043.720778307" calcext:value-type="float">
            <text:p>102043.720778307</text:p>
          </table:table-cell>
          <table:table-cell/>
          <table:table-cell office:value-type="float" office:value="1443145083.12373" calcext:value-type="float">
            <text:p>1443145083.12373</text:p>
          </table:table-cell>
          <table:table-cell table:formula="of:=[.G60]-[.$B$2]" office:value-type="float" office:value="3.12358975410461" calcext:value-type="float">
            <text:p>3.1235897541</text:p>
          </table:table-cell>
          <table:table-cell table:formula="of:=[.C60]/([.H60]-[.H59])" office:value-type="float" office:value="101879.0526955" calcext:value-type="float">
            <text:p>101879.0526955</text:p>
          </table:table-cell>
          <table:table-cell table:formula="of:=[.G60]-[.$B60]" office:value-type="float" office:value="0.280473709106445" calcext:value-type="float">
            <text:p>0.28047370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5082.8856" calcext:value-type="float">
            <text:p>1443145082.8856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45274734497" calcext:value-type="float">
            <text:p>2.8854527473</text:p>
          </table:table-cell>
          <table:table-cell table:formula="of:=[.C61]/([.D61]-[.D60])" office:value-type="float" office:value="102039.123515399" calcext:value-type="float">
            <text:p>102039.123515399</text:p>
          </table:table-cell>
          <table:table-cell/>
          <table:table-cell office:value-type="float" office:value="1443145083.16602" calcext:value-type="float">
            <text:p>1443145083.16602</text:p>
          </table:table-cell>
          <table:table-cell table:formula="of:=[.G61]-[.$B$2]" office:value-type="float" office:value="3.16587591171265" calcext:value-type="float">
            <text:p>3.1658759117</text:p>
          </table:table-cell>
          <table:table-cell table:formula="of:=[.C61]/([.H61]-[.H60])" office:value-type="float" office:value="102161.091107966" calcext:value-type="float">
            <text:p>102161.091107966</text:p>
          </table:table-cell>
          <table:table-cell table:formula="of:=[.G61]-[.$B61]" office:value-type="float" office:value="0.280423164367676" calcext:value-type="float">
            <text:p>0.280423164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5082.92793" calcext:value-type="float">
            <text:p>1443145082.92793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78587341309" calcext:value-type="float">
            <text:p>2.9277858734</text:p>
          </table:table-cell>
          <table:table-cell table:formula="of:=[.C62]/([.D62]-[.D61])" office:value-type="float" office:value="102047.743723178" calcext:value-type="float">
            <text:p>102047.743723178</text:p>
          </table:table-cell>
          <table:table-cell/>
          <table:table-cell office:value-type="float" office:value="1443145083.20866" calcext:value-type="float">
            <text:p>1443145083.20866</text:p>
          </table:table-cell>
          <table:table-cell table:formula="of:=[.G62]-[.$B$2]" office:value-type="float" office:value="3.20851564407349" calcext:value-type="float">
            <text:p>3.2085156441</text:p>
          </table:table-cell>
          <table:table-cell table:formula="of:=[.C62]/([.H62]-[.H61])" office:value-type="float" office:value="101313.956744425" calcext:value-type="float">
            <text:p>101313.956744425</text:p>
          </table:table-cell>
          <table:table-cell table:formula="of:=[.G62]-[.$B62]" office:value-type="float" office:value="0.2807297706604" calcext:value-type="float">
            <text:p>0.280729770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5082.97026" calcext:value-type="float">
            <text:p>1443145082.97026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7011232376099" calcext:value-type="float">
            <text:p>2.9701123238</text:p>
          </table:table-cell>
          <table:table-cell table:formula="of:=[.C63]/([.D63]-[.D62])" office:value-type="float" office:value="102063.838675154" calcext:value-type="float">
            <text:p>102063.838675154</text:p>
          </table:table-cell>
          <table:table-cell/>
          <table:table-cell office:value-type="float" office:value="1443145083.25203" calcext:value-type="float">
            <text:p>1443145083.25203</text:p>
          </table:table-cell>
          <table:table-cell table:formula="of:=[.G63]-[.$B$2]" office:value-type="float" office:value="3.25189113616943" calcext:value-type="float">
            <text:p>3.2518911362</text:p>
          </table:table-cell>
          <table:table-cell table:formula="of:=[.C63]/([.H63]-[.H62])" office:value-type="float" office:value="99595.4118617051" calcext:value-type="float">
            <text:p>99595.4118617051</text:p>
          </table:table-cell>
          <table:table-cell table:formula="of:=[.G63]-[.$B63]" office:value-type="float" office:value="0.281778812408447" calcext:value-type="float">
            <text:p>0.281778812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5083.01289" calcext:value-type="float">
            <text:p>1443145083.01289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74800300598" calcext:value-type="float">
            <text:p>3.012748003</text:p>
          </table:table-cell>
          <table:table-cell table:formula="of:=[.C64]/([.D64]-[.D63])" office:value-type="float" office:value="101323.588048785" calcext:value-type="float">
            <text:p>101323.588048785</text:p>
          </table:table-cell>
          <table:table-cell/>
          <table:table-cell office:value-type="float" office:value="1443145083.29543" calcext:value-type="float">
            <text:p>1443145083.29543</text:p>
          </table:table-cell>
          <table:table-cell table:formula="of:=[.G64]-[.$B$2]" office:value-type="float" office:value="3.29528880119324" calcext:value-type="float">
            <text:p>3.2952888012</text:p>
          </table:table-cell>
          <table:table-cell table:formula="of:=[.C64]/([.H64]-[.H63])" office:value-type="float" office:value="99544.5261313131" calcext:value-type="float">
            <text:p>99544.5261313131</text:p>
          </table:table-cell>
          <table:table-cell table:formula="of:=[.G64]-[.$B64]" office:value-type="float" office:value="0.282540798187256" calcext:value-type="float">
            <text:p>0.282540798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5083.05626" calcext:value-type="float">
            <text:p>1443145083.05626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61146736145" calcext:value-type="float">
            <text:p>3.0561146736</text:p>
          </table:table-cell>
          <table:table-cell table:formula="of:=[.C65]/([.D65]-[.D64])" office:value-type="float" office:value="99615.6711913048" calcext:value-type="float">
            <text:p>99615.6711913048</text:p>
          </table:table-cell>
          <table:table-cell/>
          <table:table-cell office:value-type="float" office:value="1443145083.33882" calcext:value-type="float">
            <text:p>1443145083.33882</text:p>
          </table:table-cell>
          <table:table-cell table:formula="of:=[.G65]-[.$B$2]" office:value-type="float" office:value="3.33867359161377" calcext:value-type="float">
            <text:p>3.3386735916</text:p>
          </table:table-cell>
          <table:table-cell table:formula="of:=[.C65]/([.H65]-[.H64])" office:value-type="float" office:value="99574.0663519611" calcext:value-type="float">
            <text:p>99574.0663519611</text:p>
          </table:table-cell>
          <table:table-cell table:formula="of:=[.G65]-[.$B65]" office:value-type="float" office:value="0.282558917999268" calcext:value-type="float">
            <text:p>0.28255891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5083.09962" calcext:value-type="float">
            <text:p>1443145083.09962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47347640991" calcext:value-type="float">
            <text:p>3.0994734764</text:p>
          </table:table-cell>
          <table:table-cell table:formula="of:=[.C66]/([.D66]-[.D65])" office:value-type="float" office:value="99633.747278126" calcext:value-type="float">
            <text:p>99633.747278126</text:p>
          </table:table-cell>
          <table:table-cell/>
          <table:table-cell office:value-type="float" office:value="1443145083.38204" calcext:value-type="float">
            <text:p>1443145083.38204</text:p>
          </table:table-cell>
          <table:table-cell table:formula="of:=[.G66]-[.$B$2]" office:value-type="float" office:value="3.38190031051636" calcext:value-type="float">
            <text:p>3.3819003105</text:p>
          </table:table-cell>
          <table:table-cell table:formula="of:=[.C66]/([.H66]-[.H65])" office:value-type="float" office:value="99938.1889181825" calcext:value-type="float">
            <text:p>99938.1889181825</text:p>
          </table:table-cell>
          <table:table-cell table:formula="of:=[.G66]-[.$B66]" office:value-type="float" office:value="0.282426834106445" calcext:value-type="float">
            <text:p>0.282426834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5083.14296" calcext:value-type="float">
            <text:p>1443145083.14296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82035827637" calcext:value-type="float">
            <text:p>3.1428203583</text:p>
          </table:table-cell>
          <table:table-cell table:formula="of:=[.C67]/([.D67]-[.D66])" office:value-type="float" office:value="99661.1477916506" calcext:value-type="float">
            <text:p>99661.1477916506</text:p>
          </table:table-cell>
          <table:table-cell/>
          <table:table-cell office:value-type="float" office:value="1443145083.42543" calcext:value-type="float">
            <text:p>1443145083.42543</text:p>
          </table:table-cell>
          <table:table-cell table:formula="of:=[.G67]-[.$B$2]" office:value-type="float" office:value="3.42528295516968" calcext:value-type="float">
            <text:p>3.4252829552</text:p>
          </table:table-cell>
          <table:table-cell table:formula="of:=[.C67]/([.H67]-[.H66])" office:value-type="float" office:value="99578.9914266872" calcext:value-type="float">
            <text:p>99578.9914266872</text:p>
          </table:table-cell>
          <table:table-cell table:formula="of:=[.G67]-[.$B67]" office:value-type="float" office:value="0.282462596893311" calcext:value-type="float">
            <text:p>0.282462596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5083.18631" calcext:value-type="float">
            <text:p>1443145083.18631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61617565155" calcext:value-type="float">
            <text:p>3.1861617565</text:p>
          </table:table-cell>
          <table:table-cell table:formula="of:=[.C68]/([.D68]-[.D67])" office:value-type="float" office:value="99673.7570893408" calcext:value-type="float">
            <text:p>99673.7570893408</text:p>
          </table:table-cell>
          <table:table-cell/>
          <table:table-cell office:value-type="float" office:value="1443145083.46867" calcext:value-type="float">
            <text:p>1443145083.46867</text:p>
          </table:table-cell>
          <table:table-cell table:formula="of:=[.G68]-[.$B$2]" office:value-type="float" office:value="3.46852731704712" calcext:value-type="float">
            <text:p>3.468527317</text:p>
          </table:table-cell>
          <table:table-cell table:formula="of:=[.C68]/([.H68]-[.H67])" office:value-type="float" office:value="99897.4158121072" calcext:value-type="float">
            <text:p>99897.4158121072</text:p>
          </table:table-cell>
          <table:table-cell table:formula="of:=[.G68]-[.$B68]" office:value-type="float" office:value="0.282365560531616" calcext:value-type="float">
            <text:p>0.282365560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5083.22965" calcext:value-type="float">
            <text:p>1443145083.22965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50983047485" calcext:value-type="float">
            <text:p>3.2295098305</text:p>
          </table:table-cell>
          <table:table-cell table:formula="of:=[.C69]/([.D69]-[.D68])" office:value-type="float" office:value="99658.4070621236" calcext:value-type="float">
            <text:p>99658.4070621236</text:p>
          </table:table-cell>
          <table:table-cell/>
          <table:table-cell office:value-type="float" office:value="1443145083.51208" calcext:value-type="float">
            <text:p>1443145083.51208</text:p>
          </table:table-cell>
          <table:table-cell table:formula="of:=[.G69]-[.$B$2]" office:value-type="float" office:value="3.5119366645813" calcext:value-type="float">
            <text:p>3.5119366646</text:p>
          </table:table-cell>
          <table:table-cell table:formula="of:=[.C69]/([.H69]-[.H68])" office:value-type="float" office:value="99517.7362801529" calcext:value-type="float">
            <text:p>99517.7362801529</text:p>
          </table:table-cell>
          <table:table-cell table:formula="of:=[.G69]-[.$B69]" office:value-type="float" office:value="0.282426834106445" calcext:value-type="float">
            <text:p>0.282426834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5083.27302" calcext:value-type="float">
            <text:p>1443145083.27302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87697792053" calcext:value-type="float">
            <text:p>3.2728769779</text:p>
          </table:table-cell>
          <table:table-cell table:formula="of:=[.C70]/([.D70]-[.D69])" office:value-type="float" office:value="99614.57588169" calcext:value-type="float">
            <text:p>99614.57588169</text:p>
          </table:table-cell>
          <table:table-cell/>
          <table:table-cell office:value-type="float" office:value="1443145083.55544" calcext:value-type="float">
            <text:p>1443145083.55544</text:p>
          </table:table-cell>
          <table:table-cell table:formula="of:=[.G70]-[.$B$2]" office:value-type="float" office:value="3.55529761314392" calcext:value-type="float">
            <text:p>3.5552976131</text:p>
          </table:table-cell>
          <table:table-cell table:formula="of:=[.C70]/([.H70]-[.H69])" office:value-type="float" office:value="99628.8167857084" calcext:value-type="float">
            <text:p>99628.8167857084</text:p>
          </table:table-cell>
          <table:table-cell table:formula="of:=[.G70]-[.$B70]" office:value-type="float" office:value="0.282420635223389" calcext:value-type="float">
            <text:p>0.282420635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5083.31638" calcext:value-type="float">
            <text:p>1443145083.31638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623721122742" calcext:value-type="float">
            <text:p>3.3162372112</text:p>
          </table:table-cell>
          <table:table-cell table:formula="of:=[.C71]/([.D71]-[.D70])" office:value-type="float" office:value="99630.4602289598" calcext:value-type="float">
            <text:p>99630.4602289598</text:p>
          </table:table-cell>
          <table:table-cell/>
          <table:table-cell office:value-type="float" office:value="1443145083.59877" calcext:value-type="float">
            <text:p>1443145083.59877</text:p>
          </table:table-cell>
          <table:table-cell table:formula="of:=[.G71]-[.$B$2]" office:value-type="float" office:value="3.59862470626831" calcext:value-type="float">
            <text:p>3.5986247063</text:p>
          </table:table-cell>
          <table:table-cell table:formula="of:=[.C71]/([.H71]-[.H70])" office:value-type="float" office:value="99706.6659329654" calcext:value-type="float">
            <text:p>99706.6659329654</text:p>
          </table:table-cell>
          <table:table-cell table:formula="of:=[.G71]-[.$B71]" office:value-type="float" office:value="0.282387495040894" calcext:value-type="float">
            <text:p>0.28238749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5083.35973" calcext:value-type="float">
            <text:p>1443145083.35973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58790779114" calcext:value-type="float">
            <text:p>3.3595879078</text:p>
          </table:table-cell>
          <table:table-cell table:formula="of:=[.C72]/([.D72]-[.D71])" office:value-type="float" office:value="99652.3779877465" calcext:value-type="float">
            <text:p>99652.3779877465</text:p>
          </table:table-cell>
          <table:table-cell/>
          <table:table-cell office:value-type="float" office:value="1443145083.64218" calcext:value-type="float">
            <text:p>1443145083.64218</text:p>
          </table:table-cell>
          <table:table-cell table:formula="of:=[.G72]-[.$B$2]" office:value-type="float" office:value="3.64203929901123" calcext:value-type="float">
            <text:p>3.642039299</text:p>
          </table:table-cell>
          <table:table-cell table:formula="of:=[.C72]/([.H72]-[.H71])" office:value-type="float" office:value="99505.7128735708" calcext:value-type="float">
            <text:p>99505.7128735708</text:p>
          </table:table-cell>
          <table:table-cell table:formula="of:=[.G72]-[.$B72]" office:value-type="float" office:value="0.282451391220093" calcext:value-type="float">
            <text:p>0.282451391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5083.40306" calcext:value-type="float">
            <text:p>1443145083.40306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91810035706" calcext:value-type="float">
            <text:p>3.4029181004</text:p>
          </table:table-cell>
          <table:table-cell table:formula="of:=[.C73]/([.D73]-[.D72])" office:value-type="float" office:value="99699.533839551" calcext:value-type="float">
            <text:p>99699.533839551</text:p>
          </table:table-cell>
          <table:table-cell/>
          <table:table-cell office:value-type="float" office:value="1443145083.68547" calcext:value-type="float">
            <text:p>1443145083.68547</text:p>
          </table:table-cell>
          <table:table-cell table:formula="of:=[.G73]-[.$B$2]" office:value-type="float" office:value="3.68532943725586" calcext:value-type="float">
            <text:p>3.6853294373</text:p>
          </table:table-cell>
          <table:table-cell table:formula="of:=[.C73]/([.H73]-[.H72])" office:value-type="float" office:value="99791.7811116251" calcext:value-type="float">
            <text:p>99791.7811116251</text:p>
          </table:table-cell>
          <table:table-cell table:formula="of:=[.G73]-[.$B73]" office:value-type="float" office:value="0.282411336898804" calcext:value-type="float">
            <text:p>0.282411336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5083.44642" calcext:value-type="float">
            <text:p>1443145083.44642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627523422241" calcext:value-type="float">
            <text:p>3.4462752342</text:p>
          </table:table-cell>
          <table:table-cell table:formula="of:=[.C74]/([.D74]-[.D73])" office:value-type="float" office:value="99637.5824429622" calcext:value-type="float">
            <text:p>99637.5824429622</text:p>
          </table:table-cell>
          <table:table-cell/>
          <table:table-cell office:value-type="float" office:value="1443145083.7289" calcext:value-type="float">
            <text:p>1443145083.7289</text:p>
          </table:table-cell>
          <table:table-cell table:formula="of:=[.G74]-[.$B$2]" office:value-type="float" office:value="3.72875332832336" calcext:value-type="float">
            <text:p>3.7287533283</text:p>
          </table:table-cell>
          <table:table-cell table:formula="of:=[.C74]/([.H74]-[.H73])" office:value-type="float" office:value="99484.4057913722" calcext:value-type="float">
            <text:p>99484.4057913722</text:p>
          </table:table-cell>
          <table:table-cell table:formula="of:=[.G74]-[.$B74]" office:value-type="float" office:value="0.282478094100952" calcext:value-type="float">
            <text:p>0.282478094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5083.48978" calcext:value-type="float">
            <text:p>1443145083.48978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63785171509" calcext:value-type="float">
            <text:p>3.4896378517</text:p>
          </table:table-cell>
          <table:table-cell table:formula="of:=[.C75]/([.D75]-[.D74])" office:value-type="float" office:value="99624.98229563" calcext:value-type="float">
            <text:p>99624.98229563</text:p>
          </table:table-cell>
          <table:table-cell/>
          <table:table-cell office:value-type="float" office:value="1443145083.77216" calcext:value-type="float">
            <text:p>1443145083.77216</text:p>
          </table:table-cell>
          <table:table-cell table:formula="of:=[.G75]-[.$B$2]" office:value-type="float" office:value="3.77201581001282" calcext:value-type="float">
            <text:p>3.77201581</text:p>
          </table:table-cell>
          <table:table-cell table:formula="of:=[.C75]/([.H75]-[.H74])" office:value-type="float" office:value="99855.5753460894" calcext:value-type="float">
            <text:p>99855.5753460894</text:p>
          </table:table-cell>
          <table:table-cell table:formula="of:=[.G75]-[.$B75]" office:value-type="float" office:value="0.282377958297729" calcext:value-type="float">
            <text:p>0.282377958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5083.53313" calcext:value-type="float">
            <text:p>1443145083.53313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98163414001" calcext:value-type="float">
            <text:p>3.5329816341</text:p>
          </table:table-cell>
          <table:table-cell table:formula="of:=[.C76]/([.D76]-[.D75])" office:value-type="float" office:value="99668.2743939669" calcext:value-type="float">
            <text:p>99668.2743939669</text:p>
          </table:table-cell>
          <table:table-cell/>
          <table:table-cell office:value-type="float" office:value="1443145083.81551" calcext:value-type="float">
            <text:p>1443145083.81551</text:p>
          </table:table-cell>
          <table:table-cell table:formula="of:=[.G76]-[.$B$2]" office:value-type="float" office:value="3.81536865234375" calcext:value-type="float">
            <text:p>3.8153686523</text:p>
          </table:table-cell>
          <table:table-cell table:formula="of:=[.C76]/([.H76]-[.H75])" office:value-type="float" office:value="99647.4456512773" calcext:value-type="float">
            <text:p>99647.4456512773</text:p>
          </table:table-cell>
          <table:table-cell table:formula="of:=[.G76]-[.$B76]" office:value-type="float" office:value="0.282387018203735" calcext:value-type="float">
            <text:p>0.282387018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5083.57646" calcext:value-type="float">
            <text:p>1443145083.57646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631754875183" calcext:value-type="float">
            <text:p>3.5763175488</text:p>
          </table:table-cell>
          <table:table-cell table:formula="of:=[.C77]/([.D77]-[.D76])" office:value-type="float" office:value="99686.3695781343" calcext:value-type="float">
            <text:p>99686.3695781343</text:p>
          </table:table-cell>
          <table:table-cell/>
          <table:table-cell office:value-type="float" office:value="1443145083.85883" calcext:value-type="float">
            <text:p>1443145083.85883</text:p>
          </table:table-cell>
          <table:table-cell table:formula="of:=[.G77]-[.$B$2]" office:value-type="float" office:value="3.85868978500366" calcext:value-type="float">
            <text:p>3.858689785</text:p>
          </table:table-cell>
          <table:table-cell table:formula="of:=[.C77]/([.H77]-[.H76])" office:value-type="float" office:value="99720.3843656096" calcext:value-type="float">
            <text:p>99720.3843656096</text:p>
          </table:table-cell>
          <table:table-cell table:formula="of:=[.G77]-[.$B77]" office:value-type="float" office:value="0.282372236251831" calcext:value-type="float">
            <text:p>0.282372236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5083.6198" calcext:value-type="float">
            <text:p>1443145083.6198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66013908386" calcext:value-type="float">
            <text:p>3.6196601391</text:p>
          </table:table-cell>
          <table:table-cell table:formula="of:=[.C78]/([.D78]-[.D77])" office:value-type="float" office:value="99671.0156662559" calcext:value-type="float">
            <text:p>99671.0156662559</text:p>
          </table:table-cell>
          <table:table-cell/>
          <table:table-cell office:value-type="float" office:value="1443145083.90228" calcext:value-type="float">
            <text:p>1443145083.90228</text:p>
          </table:table-cell>
          <table:table-cell table:formula="of:=[.G78]-[.$B$2]" office:value-type="float" office:value="3.90213966369629" calcext:value-type="float">
            <text:p>3.9021396637</text:p>
          </table:table-cell>
          <table:table-cell table:formula="of:=[.C78]/([.H78]-[.H77])" office:value-type="float" office:value="99424.9035897323" calcext:value-type="float">
            <text:p>99424.9035897323</text:p>
          </table:table-cell>
          <table:table-cell table:formula="of:=[.G78]-[.$B78]" office:value-type="float" office:value="0.282479524612427" calcext:value-type="float">
            <text:p>0.282479524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5083.66314" calcext:value-type="float">
            <text:p>1443145083.66314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300129890442" calcext:value-type="float">
            <text:p>3.6630012989</text:p>
          </table:table-cell>
          <table:table-cell table:formula="of:=[.C79]/([.D79]-[.D78])" office:value-type="float" office:value="99674.3053920544" calcext:value-type="float">
            <text:p>99674.3053920544</text:p>
          </table:table-cell>
          <table:table-cell/>
          <table:table-cell office:value-type="float" office:value="1443145083.94559" calcext:value-type="float">
            <text:p>1443145083.94559</text:p>
          </table:table-cell>
          <table:table-cell table:formula="of:=[.G79]-[.$B$2]" office:value-type="float" office:value="3.94544672966003" calcext:value-type="float">
            <text:p>3.9454467297</text:p>
          </table:table-cell>
          <table:table-cell table:formula="of:=[.C79]/([.H79]-[.H78])" office:value-type="float" office:value="99752.7748385569" calcext:value-type="float">
            <text:p>99752.7748385569</text:p>
          </table:table-cell>
          <table:table-cell table:formula="of:=[.G79]-[.$B79]" office:value-type="float" office:value="0.282445430755615" calcext:value-type="float">
            <text:p>0.282445430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5083.70649" calcext:value-type="float">
            <text:p>1443145083.70649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34436607361" calcext:value-type="float">
            <text:p>3.7063443661</text:p>
          </table:table-cell>
          <table:table-cell table:formula="of:=[.C80]/([.D80]-[.D79])" office:value-type="float" office:value="99669.9191392455" calcext:value-type="float">
            <text:p>99669.9191392455</text:p>
          </table:table-cell>
          <table:table-cell/>
          <table:table-cell office:value-type="float" office:value="1443145083.98892" calcext:value-type="float">
            <text:p>1443145083.98892</text:p>
          </table:table-cell>
          <table:table-cell table:formula="of:=[.G80]-[.$B$2]" office:value-type="float" office:value="3.98877787590027" calcext:value-type="float">
            <text:p>3.9887778759</text:p>
          </table:table-cell>
          <table:table-cell table:formula="of:=[.C80]/([.H80]-[.H79])" office:value-type="float" office:value="99697.3395545383" calcext:value-type="float">
            <text:p>99697.3395545383</text:p>
          </table:table-cell>
          <table:table-cell table:formula="of:=[.G80]-[.$B80]" office:value-type="float" office:value="0.28243350982666" calcext:value-type="float">
            <text:p>0.282433509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5083.74982" calcext:value-type="float">
            <text:p>1443145083.74982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67885017395" calcext:value-type="float">
            <text:p>3.7496788502</text:p>
          </table:table-cell>
          <table:table-cell table:formula="of:=[.C81]/([.D81]-[.D80])" office:value-type="float" office:value="99689.6603175651" calcext:value-type="float">
            <text:p>99689.6603175651</text:p>
          </table:table-cell>
          <table:table-cell/>
          <table:table-cell office:value-type="float" office:value="1443145084.03233" calcext:value-type="float">
            <text:p>1443145084.03233</text:p>
          </table:table-cell>
          <table:table-cell table:formula="of:=[.G81]-[.$B$2]" office:value-type="float" office:value="4.0321888923645" calcext:value-type="float">
            <text:p>4.0321888924</text:p>
          </table:table-cell>
          <table:table-cell table:formula="of:=[.C81]/([.H81]-[.H80])" office:value-type="float" office:value="99513.9103356235" calcext:value-type="float">
            <text:p>99513.9103356235</text:p>
          </table:table-cell>
          <table:table-cell table:formula="of:=[.G81]-[.$B81]" office:value-type="float" office:value="0.282510042190552" calcext:value-type="float">
            <text:p>0.282510042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5083.79321" calcext:value-type="float">
            <text:p>1443145083.79321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306387901306" calcext:value-type="float">
            <text:p>3.793063879</text:p>
          </table:table-cell>
          <table:table-cell table:formula="of:=[.C82]/([.D82]-[.D81])" office:value-type="float" office:value="99573.5191515085" calcext:value-type="float">
            <text:p>99573.5191515085</text:p>
          </table:table-cell>
          <table:table-cell/>
          <table:table-cell office:value-type="float" office:value="1443145084.04669" calcext:value-type="float">
            <text:p>1443145084.04669</text:p>
          </table:table-cell>
          <table:table-cell table:formula="of:=[.G82]-[.$B$2]" office:value-type="float" office:value="4.046541929245" calcext:value-type="float">
            <text:p>4.0465419292</text:p>
          </table:table-cell>
          <table:table-cell table:formula="of:=[.C82]/([.H82]-[.H81])" office:value-type="float" office:value="300981.599641202" calcext:value-type="float">
            <text:p>300981.599641202</text:p>
          </table:table-cell>
          <table:table-cell table:formula="of:=[.G82]-[.$B82]" office:value-type="float" office:value="0.253478050231934" calcext:value-type="float">
            <text:p>0.253478050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5083.83653" calcext:value-type="float">
            <text:p>1443145083.83653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39001846313" calcext:value-type="float">
            <text:p>3.8363900185</text:p>
          </table:table-cell>
          <table:table-cell table:formula="of:=[.C83]/([.D83]-[.D82])" office:value-type="float" office:value="99708.860628539" calcext:value-type="float">
            <text:p>99708.860628539</text:p>
          </table:table-cell>
          <table:table-cell/>
          <table:table-cell office:value-type="float" office:value="1443145084.07564" calcext:value-type="float">
            <text:p>1443145084.07564</text:p>
          </table:table-cell>
          <table:table-cell table:formula="of:=[.G83]-[.$B$2]" office:value-type="float" office:value="4.07549214363098" calcext:value-type="float">
            <text:p>4.0754921436</text:p>
          </table:table-cell>
          <table:table-cell table:formula="of:=[.C83]/([.H83]-[.H82])" office:value-type="float" office:value="149221.692882908" calcext:value-type="float">
            <text:p>149221.692882908</text:p>
          </table:table-cell>
          <table:table-cell table:formula="of:=[.G83]-[.$B83]" office:value-type="float" office:value="0.239102125167847" calcext:value-type="float">
            <text:p>0.239102125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5083.87989" calcext:value-type="float">
            <text:p>1443145083.87989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74619865417" calcext:value-type="float">
            <text:p>3.8797461987</text:p>
          </table:table-cell>
          <table:table-cell table:formula="of:=[.C84]/([.D84]-[.D83])" office:value-type="float" office:value="99639.7740982903" calcext:value-type="float">
            <text:p>99639.7740982903</text:p>
          </table:table-cell>
          <table:table-cell/>
          <table:table-cell office:value-type="float" office:value="1443145084.11905" calcext:value-type="float">
            <text:p>1443145084.11905</text:p>
          </table:table-cell>
          <table:table-cell table:formula="of:=[.G84]-[.$B$2]" office:value-type="float" office:value="4.11890697479248" calcext:value-type="float">
            <text:p>4.1189069748</text:p>
          </table:table-cell>
          <table:table-cell table:formula="of:=[.C84]/([.H84]-[.H83])" office:value-type="float" office:value="99505.1664241193" calcext:value-type="float">
            <text:p>99505.1664241193</text:p>
          </table:table-cell>
          <table:table-cell table:formula="of:=[.G84]-[.$B84]" office:value-type="float" office:value="0.239160776138306" calcext:value-type="float">
            <text:p>0.239160776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5083.92324" calcext:value-type="float">
            <text:p>1443145083.92324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309951782227" calcext:value-type="float">
            <text:p>3.9230995178</text:p>
          </table:table-cell>
          <table:table-cell table:formula="of:=[.C85]/([.D85]-[.D84])" office:value-type="float" office:value="99646.349642812" calcext:value-type="float">
            <text:p>99646.349642812</text:p>
          </table:table-cell>
          <table:table-cell/>
          <table:table-cell office:value-type="float" office:value="1443145084.16237" calcext:value-type="float">
            <text:p>1443145084.16237</text:p>
          </table:table-cell>
          <table:table-cell table:formula="of:=[.G85]-[.$B$2]" office:value-type="float" office:value="4.1622257232666" calcext:value-type="float">
            <text:p>4.1622257233</text:p>
          </table:table-cell>
          <table:table-cell table:formula="of:=[.C85]/([.H85]-[.H84])" office:value-type="float" office:value="99725.8727957202" calcext:value-type="float">
            <text:p>99725.8727957202</text:p>
          </table:table-cell>
          <table:table-cell table:formula="of:=[.G85]-[.$B85]" office:value-type="float" office:value="0.239126205444336" calcext:value-type="float">
            <text:p>0.239126205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5083.96659" calcext:value-type="float">
            <text:p>1443145083.96659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44449234009" calcext:value-type="float">
            <text:p>3.9664444923</text:p>
          </table:table-cell>
          <table:table-cell table:formula="of:=[.C86]/([.D86]-[.D85])" office:value-type="float" office:value="99665.5332724612" calcext:value-type="float">
            <text:p>99665.5332724612</text:p>
          </table:table-cell>
          <table:table-cell/>
          <table:table-cell office:value-type="float" office:value="1443145084.20576" calcext:value-type="float">
            <text:p>1443145084.20576</text:p>
          </table:table-cell>
          <table:table-cell table:formula="of:=[.G86]-[.$B$2]" office:value-type="float" office:value="4.20561504364014" calcext:value-type="float">
            <text:p>4.2056150436</text:p>
          </table:table-cell>
          <table:table-cell table:formula="of:=[.C86]/([.H86]-[.H85])" office:value-type="float" office:value="99563.670571686" calcext:value-type="float">
            <text:p>99563.670571686</text:p>
          </table:table-cell>
          <table:table-cell table:formula="of:=[.G86]-[.$B86]" office:value-type="float" office:value="0.239170551300049" calcext:value-type="float">
            <text:p>0.239170551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5084.00985" calcext:value-type="float">
            <text:p>1443145084.00985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71031188965" calcext:value-type="float">
            <text:p>4.0097103119</text:p>
          </table:table-cell>
          <table:table-cell table:formula="of:=[.C87]/([.D87]-[.D86])" office:value-type="float" office:value="99847.871714333" calcext:value-type="float">
            <text:p>99847.871714333</text:p>
          </table:table-cell>
          <table:table-cell/>
          <table:table-cell office:value-type="float" office:value="1443145084.24872" calcext:value-type="float">
            <text:p>1443145084.24872</text:p>
          </table:table-cell>
          <table:table-cell table:formula="of:=[.G87]-[.$B$2]" office:value-type="float" office:value="4.24857521057129" calcext:value-type="float">
            <text:p>4.2485752106</text:p>
          </table:table-cell>
          <table:table-cell table:formula="of:=[.C87]/([.H87]-[.H86])" office:value-type="float" office:value="100558.268475148" calcext:value-type="float">
            <text:p>100558.268475148</text:p>
          </table:table-cell>
          <table:table-cell table:formula="of:=[.G87]-[.$B87]" office:value-type="float" office:value="0.238864898681641" calcext:value-type="float">
            <text:p>0.238864898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5084.05298" calcext:value-type="float">
            <text:p>1443145084.05298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83403396606" calcext:value-type="float">
            <text:p>4.052834034</text:p>
          </table:table-cell>
          <table:table-cell table:formula="of:=[.C88]/([.D88]-[.D87])" office:value-type="float" office:value="100176.881586077" calcext:value-type="float">
            <text:p>100176.881586077</text:p>
          </table:table-cell>
          <table:table-cell/>
          <table:table-cell office:value-type="float" office:value="1443145084.29185" calcext:value-type="float">
            <text:p>1443145084.29185</text:p>
          </table:table-cell>
          <table:table-cell table:formula="of:=[.G88]-[.$B$2]" office:value-type="float" office:value="4.29170799255371" calcext:value-type="float">
            <text:p>4.2917079926</text:p>
          </table:table-cell>
          <table:table-cell table:formula="of:=[.C88]/([.H88]-[.H87])" office:value-type="float" office:value="100155.839745291" calcext:value-type="float">
            <text:p>100155.839745291</text:p>
          </table:table-cell>
          <table:table-cell table:formula="of:=[.G88]-[.$B88]" office:value-type="float" office:value="0.238873958587646" calcext:value-type="float">
            <text:p>0.23887395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5084.09612" calcext:value-type="float">
            <text:p>1443145084.09612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97277641296" calcext:value-type="float">
            <text:p>4.0959727764</text:p>
          </table:table-cell>
          <table:table-cell table:formula="of:=[.C89]/([.D89]-[.D88])" office:value-type="float" office:value="100142.001249054" calcext:value-type="float">
            <text:p>100142.001249054</text:p>
          </table:table-cell>
          <table:table-cell/>
          <table:table-cell office:value-type="float" office:value="1443145084.37813" calcext:value-type="float">
            <text:p>1443145084.37813</text:p>
          </table:table-cell>
          <table:table-cell table:formula="of:=[.G89]-[.$B$2]" office:value-type="float" office:value="4.37799048423767" calcext:value-type="float">
            <text:p>4.3779904842</text:p>
          </table:table-cell>
          <table:table-cell table:formula="of:=[.C89]/([.H89]-[.H88])" office:value-type="float" office:value="50068.0951104602" calcext:value-type="float">
            <text:p>50068.0951104602</text:p>
          </table:table-cell>
          <table:table-cell table:formula="of:=[.G89]-[.$B89]" office:value-type="float" office:value="0.282017707824707" calcext:value-type="float">
            <text:p>0.282017707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5084.13925" calcext:value-type="float">
            <text:p>1443145084.13925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910698890686" calcext:value-type="float">
            <text:p>4.1391069889</text:p>
          </table:table-cell>
          <table:table-cell table:formula="of:=[.C90]/([.D90]-[.D89])" office:value-type="float" office:value="100152.518157397" calcext:value-type="float">
            <text:p>100152.518157397</text:p>
          </table:table-cell>
          <table:table-cell/>
          <table:table-cell office:value-type="float" office:value="1443145084.42118" calcext:value-type="float">
            <text:p>1443145084.42118</text:p>
          </table:table-cell>
          <table:table-cell table:formula="of:=[.G90]-[.$B$2]" office:value-type="float" office:value="4.42103958129883" calcext:value-type="float">
            <text:p>4.4210395813</text:p>
          </table:table-cell>
          <table:table-cell table:formula="of:=[.C90]/([.H90]-[.H89])" office:value-type="float" office:value="100350.53682689" calcext:value-type="float">
            <text:p>100350.53682689</text:p>
          </table:table-cell>
          <table:table-cell table:formula="of:=[.G90]-[.$B90]" office:value-type="float" office:value="0.281932592391968" calcext:value-type="float">
            <text:p>0.281932592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5084.1824" calcext:value-type="float">
            <text:p>1443145084.1824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225312232971" calcext:value-type="float">
            <text:p>4.1822531223</text:p>
          </table:table-cell>
          <table:table-cell table:formula="of:=[.C91]/([.D91]-[.D90])" office:value-type="float" office:value="100124.846823748" calcext:value-type="float">
            <text:p>100124.846823748</text:p>
          </table:table-cell>
          <table:table-cell/>
          <table:table-cell office:value-type="float" office:value="1443145084.46435" calcext:value-type="float">
            <text:p>1443145084.46435</text:p>
          </table:table-cell>
          <table:table-cell table:formula="of:=[.G91]-[.$B$2]" office:value-type="float" office:value="4.46420407295227" calcext:value-type="float">
            <text:p>4.464204073</text:p>
          </table:table-cell>
          <table:table-cell table:formula="of:=[.C91]/([.H91]-[.H90])" office:value-type="float" office:value="100082.262862824" calcext:value-type="float">
            <text:p>100082.262862824</text:p>
          </table:table-cell>
          <table:table-cell table:formula="of:=[.G91]-[.$B91]" office:value-type="float" office:value="0.281950950622559" calcext:value-type="float">
            <text:p>0.281950950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5084.22553" calcext:value-type="float">
            <text:p>1443145084.22553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38709640503" calcext:value-type="float">
            <text:p>4.2253870964</text:p>
          </table:table-cell>
          <table:table-cell table:formula="of:=[.C92]/([.D92]-[.D91])" office:value-type="float" office:value="100153.07174008" calcext:value-type="float">
            <text:p>100153.07174008</text:p>
          </table:table-cell>
          <table:table-cell/>
          <table:table-cell office:value-type="float" office:value="1443145084.50744" calcext:value-type="float">
            <text:p>1443145084.50744</text:p>
          </table:table-cell>
          <table:table-cell table:formula="of:=[.G92]-[.$B$2]" office:value-type="float" office:value="4.50729990005493" calcext:value-type="float">
            <text:p>4.5072999001</text:p>
          </table:table-cell>
          <table:table-cell table:formula="of:=[.C92]/([.H92]-[.H91])" office:value-type="float" office:value="100241.723861317" calcext:value-type="float">
            <text:p>100241.723861317</text:p>
          </table:table-cell>
          <table:table-cell table:formula="of:=[.G92]-[.$B92]" office:value-type="float" office:value="0.281912803649902" calcext:value-type="float">
            <text:p>0.281912803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5084.26866" calcext:value-type="float">
            <text:p>1443145084.26866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51654052734" calcext:value-type="float">
            <text:p>4.2685165405</text:p>
          </table:table-cell>
          <table:table-cell table:formula="of:=[.C93]/([.D93]-[.D92])" office:value-type="float" office:value="100163.590973919" calcext:value-type="float">
            <text:p>100163.590973919</text:p>
          </table:table-cell>
          <table:table-cell/>
          <table:table-cell office:value-type="float" office:value="1443145084.55052" calcext:value-type="float">
            <text:p>1443145084.55052</text:p>
          </table:table-cell>
          <table:table-cell table:formula="of:=[.G93]-[.$B$2]" office:value-type="float" office:value="4.55037236213684" calcext:value-type="float">
            <text:p>4.5503723621</text:p>
          </table:table-cell>
          <table:table-cell table:formula="of:=[.C93]/([.H93]-[.H92])" office:value-type="float" office:value="100296.100830847" calcext:value-type="float">
            <text:p>100296.100830847</text:p>
          </table:table-cell>
          <table:table-cell table:formula="of:=[.G93]-[.$B93]" office:value-type="float" office:value="0.281855821609497" calcext:value-type="float">
            <text:p>0.281855821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5084.31179" calcext:value-type="float">
            <text:p>1443145084.31179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64622306824" calcext:value-type="float">
            <text:p>4.3116462231</text:p>
          </table:table-cell>
          <table:table-cell table:formula="of:=[.C94]/([.D94]-[.D93])" office:value-type="float" office:value="100163.037274943" calcext:value-type="float">
            <text:p>100163.037274943</text:p>
          </table:table-cell>
          <table:table-cell/>
          <table:table-cell office:value-type="float" office:value="1443145084.59363" calcext:value-type="float">
            <text:p>1443145084.59363</text:p>
          </table:table-cell>
          <table:table-cell table:formula="of:=[.G94]-[.$B$2]" office:value-type="float" office:value="4.59348630905151" calcext:value-type="float">
            <text:p>4.5934863091</text:p>
          </table:table-cell>
          <table:table-cell table:formula="of:=[.C94]/([.H94]-[.H93])" office:value-type="float" office:value="100199.594543031" calcext:value-type="float">
            <text:p>100199.594543031</text:p>
          </table:table-cell>
          <table:table-cell table:formula="of:=[.G94]-[.$B94]" office:value-type="float" office:value="0.281840085983276" calcext:value-type="float">
            <text:p>0.28184008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5084.35492" calcext:value-type="float">
            <text:p>1443145084.35492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77447509766" calcext:value-type="float">
            <text:p>4.3547744751</text:p>
          </table:table-cell>
          <table:table-cell table:formula="of:=[.C95]/([.D95]-[.D94])" office:value-type="float" office:value="100166.359560624" calcext:value-type="float">
            <text:p>100166.359560624</text:p>
          </table:table-cell>
          <table:table-cell/>
          <table:table-cell office:value-type="float" office:value="1443145084.63681" calcext:value-type="float">
            <text:p>1443145084.63681</text:p>
          </table:table-cell>
          <table:table-cell table:formula="of:=[.G95]-[.$B$2]" office:value-type="float" office:value="4.63666939735413" calcext:value-type="float">
            <text:p>4.6366693974</text:p>
          </table:table-cell>
          <table:table-cell table:formula="of:=[.C95]/([.H95]-[.H94])" office:value-type="float" office:value="100039.162778885" calcext:value-type="float">
            <text:p>100039.162778885</text:p>
          </table:table-cell>
          <table:table-cell table:formula="of:=[.G95]-[.$B95]" office:value-type="float" office:value="0.28189492225647" calcext:value-type="float">
            <text:p>0.281894922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5084.39805" calcext:value-type="float">
            <text:p>1443145084.39805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90678024292" calcext:value-type="float">
            <text:p>4.3979067802</text:p>
          </table:table-cell>
          <table:table-cell table:formula="of:=[.C96]/([.D96]-[.D95])" office:value-type="float" office:value="100156.946990216" calcext:value-type="float">
            <text:p>100156.946990216</text:p>
          </table:table-cell>
          <table:table-cell/>
          <table:table-cell office:value-type="float" office:value="1443145084.68178" calcext:value-type="float">
            <text:p>1443145084.68178</text:p>
          </table:table-cell>
          <table:table-cell table:formula="of:=[.G96]-[.$B$2]" office:value-type="float" office:value="4.68163681030273" calcext:value-type="float">
            <text:p>4.6816368103</text:p>
          </table:table-cell>
          <table:table-cell table:formula="of:=[.C96]/([.H96]-[.H95])" office:value-type="float" office:value="96069.5694221317" calcext:value-type="float">
            <text:p>96069.5694221317</text:p>
          </table:table-cell>
          <table:table-cell table:formula="of:=[.G96]-[.$B96]" office:value-type="float" office:value="0.283730030059814" calcext:value-type="float">
            <text:p>0.283730030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5084.44123" calcext:value-type="float">
            <text:p>1443145084.44123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109058380127" calcext:value-type="float">
            <text:p>4.4410905838</text:p>
          </table:table-cell>
          <table:table-cell table:formula="of:=[.C97]/([.D97]-[.D96])" office:value-type="float" office:value="100037.505824675" calcext:value-type="float">
            <text:p>100037.505824675</text:p>
          </table:table-cell>
          <table:table-cell/>
          <table:table-cell office:value-type="float" office:value="1443145084.80944" calcext:value-type="float">
            <text:p>1443145084.80944</text:p>
          </table:table-cell>
          <table:table-cell table:formula="of:=[.G97]-[.$B$2]" office:value-type="float" office:value="4.80929732322693" calcext:value-type="float">
            <text:p>4.8092973232</text:p>
          </table:table-cell>
          <table:table-cell table:formula="of:=[.C97]/([.H97]-[.H96])" office:value-type="float" office:value="33839.7512358833" calcext:value-type="float">
            <text:p>33839.7512358833</text:p>
          </table:table-cell>
          <table:table-cell table:formula="of:=[.G97]-[.$B97]" office:value-type="float" office:value="0.368206739425659" calcext:value-type="float">
            <text:p>0.368206739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5084.48437" calcext:value-type="float">
            <text:p>1443145084.48437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422765731812" calcext:value-type="float">
            <text:p>4.4842276573</text:p>
          </table:table-cell>
          <table:table-cell table:formula="of:=[.C98]/([.D98]-[.D97])" office:value-type="float" office:value="100145.875642514" calcext:value-type="float">
            <text:p>100145.875642514</text:p>
          </table:table-cell>
          <table:table-cell/>
          <table:table-cell office:value-type="float" office:value="1443145084.82379" calcext:value-type="float">
            <text:p>1443145084.82379</text:p>
          </table:table-cell>
          <table:table-cell table:formula="of:=[.G98]-[.$B$2]" office:value-type="float" office:value="4.82364749908447" calcext:value-type="float">
            <text:p>4.8236474991</text:p>
          </table:table-cell>
          <table:table-cell table:formula="of:=[.C98]/([.H98]-[.H97])" office:value-type="float" office:value="301041.606938145" calcext:value-type="float">
            <text:p>301041.606938145</text:p>
          </table:table-cell>
          <table:table-cell table:formula="of:=[.G98]-[.$B98]" office:value-type="float" office:value="0.339419841766357" calcext:value-type="float">
            <text:p>0.339419841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5084.5275" calcext:value-type="float">
            <text:p>1443145084.5275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736020088196" calcext:value-type="float">
            <text:p>4.5273602009</text:p>
          </table:table-cell>
          <table:table-cell table:formula="of:=[.C99]/([.D99]-[.D98])" office:value-type="float" office:value="100156.393364693" calcext:value-type="float">
            <text:p>100156.393364693</text:p>
          </table:table-cell>
          <table:table-cell/>
          <table:table-cell office:value-type="float" office:value="1443145084.85253" calcext:value-type="float">
            <text:p>1443145084.85253</text:p>
          </table:table-cell>
          <table:table-cell table:formula="of:=[.G99]-[.$B$2]" office:value-type="float" office:value="4.85238456726074" calcext:value-type="float">
            <text:p>4.8523845673</text:p>
          </table:table-cell>
          <table:table-cell table:formula="of:=[.C99]/([.H99]-[.H98])" office:value-type="float" office:value="150328.48770451" calcext:value-type="float">
            <text:p>150328.48770451</text:p>
          </table:table-cell>
          <table:table-cell table:formula="of:=[.G99]-[.$B99]" office:value-type="float" office:value="0.325024366378784" calcext:value-type="float">
            <text:p>0.325024366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5084.57074" calcext:value-type="float">
            <text:p>1443145084.57074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59741020203" calcext:value-type="float">
            <text:p>4.5705974102</text:p>
          </table:table-cell>
          <table:table-cell table:formula="of:=[.C100]/([.D100]-[.D99])" office:value-type="float" office:value="99913.941439206" calcext:value-type="float">
            <text:p>99913.941439206</text:p>
          </table:table-cell>
          <table:table-cell/>
          <table:table-cell office:value-type="float" office:value="1443145084.89566" calcext:value-type="float">
            <text:p>1443145084.89566</text:p>
          </table:table-cell>
          <table:table-cell table:formula="of:=[.G100]-[.$B$2]" office:value-type="float" office:value="4.89551448822022" calcext:value-type="float">
            <text:p>4.8955144882</text:p>
          </table:table-cell>
          <table:table-cell table:formula="of:=[.C100]/([.H100]-[.H99])" office:value-type="float" office:value="100162.48358209" calcext:value-type="float">
            <text:p>100162.48358209</text:p>
          </table:table-cell>
          <table:table-cell table:formula="of:=[.G100]-[.$B100]" office:value-type="float" office:value="0.324917078018188" calcext:value-type="float">
            <text:p>0.32491707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5084.61387" calcext:value-type="float">
            <text:p>1443145084.61387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72947692871" calcext:value-type="float">
            <text:p>4.6137294769</text:p>
          </table:table-cell>
          <table:table-cell table:formula="of:=[.C101]/([.D101]-[.D100])" office:value-type="float" office:value="100157.50062186" calcext:value-type="float">
            <text:p>100157.50062186</text:p>
          </table:table-cell>
          <table:table-cell/>
          <table:table-cell office:value-type="float" office:value="1443145084.93878" calcext:value-type="float">
            <text:p>1443145084.93878</text:p>
          </table:table-cell>
          <table:table-cell table:formula="of:=[.G101]-[.$B$2]" office:value-type="float" office:value="4.93864035606384" calcext:value-type="float">
            <text:p>4.9386403561</text:p>
          </table:table-cell>
          <table:table-cell table:formula="of:=[.C101]/([.H101]-[.H100])" office:value-type="float" office:value="100171.897193213" calcext:value-type="float">
            <text:p>100171.897193213</text:p>
          </table:table-cell>
          <table:table-cell table:formula="of:=[.G101]-[.$B101]" office:value-type="float" office:value="0.324910879135132" calcext:value-type="float">
            <text:p>0.324910879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5084.65702" calcext:value-type="float">
            <text:p>1443145084.65702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88037872314" calcext:value-type="float">
            <text:p>4.6568803787</text:p>
          </table:table-cell>
          <table:table-cell table:formula="of:=[.C102]/([.D102]-[.D101])" office:value-type="float" office:value="100113.78257122" calcext:value-type="float">
            <text:p>100113.78257122</text:p>
          </table:table-cell>
          <table:table-cell/>
          <table:table-cell office:value-type="float" office:value="1443145084.98193" calcext:value-type="float">
            <text:p>1443145084.98193</text:p>
          </table:table-cell>
          <table:table-cell table:formula="of:=[.G102]-[.$B$2]" office:value-type="float" office:value="4.98179054260254" calcext:value-type="float">
            <text:p>4.9817905426</text:p>
          </table:table-cell>
          <table:table-cell table:formula="of:=[.C102]/([.H102]-[.H101])" office:value-type="float" office:value="100115.442053209" calcext:value-type="float">
            <text:p>100115.442053209</text:p>
          </table:table-cell>
          <table:table-cell table:formula="of:=[.G102]-[.$B102]" office:value-type="float" office:value="0.324910163879395" calcext:value-type="float">
            <text:p>0.324910163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5084.70016" calcext:value-type="float">
            <text:p>1443145084.70016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70001888275147" calcext:value-type="float">
            <text:p>4.7000188828</text:p>
          </table:table-cell>
          <table:table-cell table:formula="of:=[.C103]/([.D103]-[.D102])" office:value-type="float" office:value="100142.55471548" calcext:value-type="float">
            <text:p>100142.55471548</text:p>
          </table:table-cell>
          <table:table-cell/>
          <table:table-cell office:value-type="float" office:value="1443145085.02509" calcext:value-type="float">
            <text:p>1443145085.02509</text:p>
          </table:table-cell>
          <table:table-cell table:formula="of:=[.G103]-[.$B$2]" office:value-type="float" office:value="5.02494955062866" calcext:value-type="float">
            <text:p>5.0249495506</text:p>
          </table:table-cell>
          <table:table-cell table:formula="of:=[.C103]/([.H103]-[.H102])" office:value-type="float" office:value="100094.978952834" calcext:value-type="float">
            <text:p>100094.978952834</text:p>
          </table:table-cell>
          <table:table-cell table:formula="of:=[.G103]-[.$B103]" office:value-type="float" office:value="0.324930667877197" calcext:value-type="float">
            <text:p>0.324930667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5084.74331" calcext:value-type="float">
            <text:p>1443145084.74331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316334724426" calcext:value-type="float">
            <text:p>4.7431633472</text:p>
          </table:table-cell>
          <table:table-cell table:formula="of:=[.C104]/([.D104]-[.D103])" office:value-type="float" office:value="100128.719889921" calcext:value-type="float">
            <text:p>100128.719889921</text:p>
          </table:table-cell>
          <table:table-cell/>
          <table:table-cell office:value-type="float" office:value="1443145085.03825" calcext:value-type="float">
            <text:p>1443145085.03825</text:p>
          </table:table-cell>
          <table:table-cell table:formula="of:=[.G104]-[.$B$2]" office:value-type="float" office:value="5.03810167312622" calcext:value-type="float">
            <text:p>5.0381016731</text:p>
          </table:table-cell>
          <table:table-cell table:formula="of:=[.C104]/([.H104]-[.H103])" office:value-type="float" office:value="328464.093974331" calcext:value-type="float">
            <text:p>328464.093974331</text:p>
          </table:table-cell>
          <table:table-cell table:formula="of:=[.G104]-[.$B104]" office:value-type="float" office:value="0.294938325881958" calcext:value-type="float">
            <text:p>0.294938325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5084.78641" calcext:value-type="float">
            <text:p>1443145084.78641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627133369446" calcext:value-type="float">
            <text:p>4.7862713337</text:p>
          </table:table-cell>
          <table:table-cell table:formula="of:=[.C105]/([.D105]-[.D104])" office:value-type="float" office:value="100213.448962435" calcext:value-type="float">
            <text:p>100213.448962435</text:p>
          </table:table-cell>
          <table:table-cell/>
          <table:table-cell office:value-type="float" office:value="1443145085.06829" calcext:value-type="float">
            <text:p>1443145085.06829</text:p>
          </table:table-cell>
          <table:table-cell table:formula="of:=[.G105]-[.$B$2]" office:value-type="float" office:value="5.06815147399902" calcext:value-type="float">
            <text:p>5.068151474</text:p>
          </table:table-cell>
          <table:table-cell table:formula="of:=[.C105]/([.H105]-[.H104])" office:value-type="float" office:value="143761.351973214" calcext:value-type="float">
            <text:p>143761.351973214</text:p>
          </table:table-cell>
          <table:table-cell table:formula="of:=[.G105]-[.$B105]" office:value-type="float" office:value="0.281880140304565" calcext:value-type="float">
            <text:p>0.281880140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5084.82955" calcext:value-type="float">
            <text:p>1443145084.82955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940316200256" calcext:value-type="float">
            <text:p>4.829403162</text:p>
          </table:table-cell>
          <table:table-cell table:formula="of:=[.C106]/([.D106]-[.D105])" office:value-type="float" office:value="100158.054259624" calcext:value-type="float">
            <text:p>100158.054259624</text:p>
          </table:table-cell>
          <table:table-cell/>
          <table:table-cell office:value-type="float" office:value="1443145085.11124" calcext:value-type="float">
            <text:p>1443145085.11124</text:p>
          </table:table-cell>
          <table:table-cell table:formula="of:=[.G106]-[.$B$2]" office:value-type="float" office:value="5.11109781265259" calcext:value-type="float">
            <text:p>5.1110978127</text:p>
          </table:table-cell>
          <table:table-cell table:formula="of:=[.C106]/([.H106]-[.H105])" office:value-type="float" office:value="100590.647199245" calcext:value-type="float">
            <text:p>100590.647199245</text:p>
          </table:table-cell>
          <table:table-cell table:formula="of:=[.G106]-[.$B106]" office:value-type="float" office:value="0.281694650650024" calcext:value-type="float">
            <text:p>0.281694650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5084.87269" calcext:value-type="float">
            <text:p>1443145084.87269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54977226257" calcext:value-type="float">
            <text:p>4.8725497723</text:p>
          </table:table-cell>
          <table:table-cell table:formula="of:=[.C107]/([.D107]-[.D106])" office:value-type="float" office:value="100123.740288446" calcext:value-type="float">
            <text:p>100123.740288446</text:p>
          </table:table-cell>
          <table:table-cell/>
          <table:table-cell office:value-type="float" office:value="1443145085.15453" calcext:value-type="float">
            <text:p>1443145085.15453</text:p>
          </table:table-cell>
          <table:table-cell table:formula="of:=[.G107]-[.$B$2]" office:value-type="float" office:value="5.15438866615295" calcext:value-type="float">
            <text:p>5.1543886662</text:p>
          </table:table-cell>
          <table:table-cell table:formula="of:=[.C107]/([.H107]-[.H106])" office:value-type="float" office:value="99790.1323420074" calcext:value-type="float">
            <text:p>99790.1323420074</text:p>
          </table:table-cell>
          <table:table-cell table:formula="of:=[.G107]-[.$B107]" office:value-type="float" office:value="0.281838893890381" calcext:value-type="float">
            <text:p>0.281838893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5084.91581" calcext:value-type="float">
            <text:p>1443145084.91581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66801071167" calcext:value-type="float">
            <text:p>4.9156680107</text:p>
          </table:table-cell>
          <table:table-cell table:formula="of:=[.C108]/([.D108]-[.D107])" office:value-type="float" office:value="100189.621732808" calcext:value-type="float">
            <text:p>100189.621732808</text:p>
          </table:table-cell>
          <table:table-cell/>
          <table:table-cell office:value-type="float" office:value="1443145085.16767" calcext:value-type="float">
            <text:p>1443145085.16767</text:p>
          </table:table-cell>
          <table:table-cell table:formula="of:=[.G108]-[.$B$2]" office:value-type="float" office:value="5.16753101348877" calcext:value-type="float">
            <text:p>5.1675310135</text:p>
          </table:table-cell>
          <table:table-cell table:formula="of:=[.C108]/([.H108]-[.H107])" office:value-type="float" office:value="328708.402663135" calcext:value-type="float">
            <text:p>328708.402663135</text:p>
          </table:table-cell>
          <table:table-cell table:formula="of:=[.G108]-[.$B108]" office:value-type="float" office:value="0.2518630027771" calcext:value-type="float">
            <text:p>0.251863002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5084.95897" calcext:value-type="float">
            <text:p>1443145084.95897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82391929626" calcext:value-type="float">
            <text:p>4.9588239193</text:p>
          </table:table-cell>
          <table:table-cell table:formula="of:=[.C109]/([.D109]-[.D108])" office:value-type="float" office:value="100102.167737516" calcext:value-type="float">
            <text:p>100102.167737516</text:p>
          </table:table-cell>
          <table:table-cell/>
          <table:table-cell office:value-type="float" office:value="1443145085.19749" calcext:value-type="float">
            <text:p>1443145085.19749</text:p>
          </table:table-cell>
          <table:table-cell table:formula="of:=[.G109]-[.$B$2]" office:value-type="float" office:value="5.19734764099121" calcext:value-type="float">
            <text:p>5.197347641</text:p>
          </table:table-cell>
          <table:table-cell table:formula="of:=[.C109]/([.H109]-[.H108])" office:value-type="float" office:value="144885.601151447" calcext:value-type="float">
            <text:p>144885.601151447</text:p>
          </table:table-cell>
          <table:table-cell table:formula="of:=[.G109]-[.$B109]" office:value-type="float" office:value="0.238523721694946" calcext:value-type="float">
            <text:p>0.238523721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5085.00201" calcext:value-type="float">
            <text:p>1443145085.00201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86991691589" calcext:value-type="float">
            <text:p>5.0018699169</text:p>
          </table:table-cell>
          <table:table-cell table:formula="of:=[.C110]/([.D110]-[.D109])" office:value-type="float" office:value="100357.762367902" calcext:value-type="float">
            <text:p>100357.762367902</text:p>
          </table:table-cell>
          <table:table-cell/>
          <table:table-cell office:value-type="float" office:value="1443145085.2388" calcext:value-type="float">
            <text:p>1443145085.2388</text:p>
          </table:table-cell>
          <table:table-cell table:formula="of:=[.G110]-[.$B$2]" office:value-type="float" office:value="5.2386589050293" calcext:value-type="float">
            <text:p>5.238658905</text:p>
          </table:table-cell>
          <table:table-cell table:formula="of:=[.C110]/([.H110]-[.H109])" office:value-type="float" office:value="104571.963617896" calcext:value-type="float">
            <text:p>104571.963617896</text:p>
          </table:table-cell>
          <table:table-cell table:formula="of:=[.G110]-[.$B110]" office:value-type="float" office:value="0.236788988113403" calcext:value-type="float">
            <text:p>0.236788988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5085.04332" calcext:value-type="float">
            <text:p>1443145085.04332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317712783814" calcext:value-type="float">
            <text:p>5.0431771278</text:p>
          </table:table-cell>
          <table:table-cell table:formula="of:=[.C111]/([.D111]-[.D110])" office:value-type="float" office:value="104582.22435139" calcext:value-type="float">
            <text:p>104582.22435139</text:p>
          </table:table-cell>
          <table:table-cell/>
          <table:table-cell office:value-type="float" office:value="1443145085.28007" calcext:value-type="float">
            <text:p>1443145085.28007</text:p>
          </table:table-cell>
          <table:table-cell table:formula="of:=[.G111]-[.$B$2]" office:value-type="float" office:value="5.27992701530457" calcext:value-type="float">
            <text:p>5.2799270153</text:p>
          </table:table-cell>
          <table:table-cell table:formula="of:=[.C111]/([.H111]-[.H110])" office:value-type="float" office:value="104681.313759814" calcext:value-type="float">
            <text:p>104681.313759814</text:p>
          </table:table-cell>
          <table:table-cell table:formula="of:=[.G111]-[.$B111]" office:value-type="float" office:value="0.236749887466431" calcext:value-type="float">
            <text:p>0.236749887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5085.08462" calcext:value-type="float">
            <text:p>1443145085.08462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448147773743" calcext:value-type="float">
            <text:p>5.0844814777</text:p>
          </table:table-cell>
          <table:table-cell table:formula="of:=[.C112]/([.D112]-[.D111])" office:value-type="float" office:value="104589.468434511" calcext:value-type="float">
            <text:p>104589.468434511</text:p>
          </table:table-cell>
          <table:table-cell/>
          <table:table-cell office:value-type="float" office:value="1443145085.32142" calcext:value-type="float">
            <text:p>1443145085.32142</text:p>
          </table:table-cell>
          <table:table-cell table:formula="of:=[.G112]-[.$B$2]" office:value-type="float" office:value="5.32128047943115" calcext:value-type="float">
            <text:p>5.3212804794</text:p>
          </table:table-cell>
          <table:table-cell table:formula="of:=[.C112]/([.H112]-[.H111])" office:value-type="float" office:value="104465.250765355" calcext:value-type="float">
            <text:p>104465.250765355</text:p>
          </table:table-cell>
          <table:table-cell table:formula="of:=[.G112]-[.$B112]" office:value-type="float" office:value="0.236799001693726" calcext:value-type="float">
            <text:p>0.236799001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5085.12592" calcext:value-type="float">
            <text:p>1443145085.12592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77438354492" calcext:value-type="float">
            <text:p>5.1257743835</text:p>
          </table:table-cell>
          <table:table-cell table:formula="of:=[.C113]/([.D113]-[.D112])" office:value-type="float" office:value="104618.454805277" calcext:value-type="float">
            <text:p>104618.454805277</text:p>
          </table:table-cell>
          <table:table-cell/>
          <table:table-cell office:value-type="float" office:value="1443145085.36269" calcext:value-type="float">
            <text:p>1443145085.36269</text:p>
          </table:table-cell>
          <table:table-cell table:formula="of:=[.G113]-[.$B$2]" office:value-type="float" office:value="5.36254930496216" calcext:value-type="float">
            <text:p>5.362549305</text:p>
          </table:table-cell>
          <table:table-cell table:formula="of:=[.C113]/([.H113]-[.H112])" office:value-type="float" office:value="104679.49946272" calcext:value-type="float">
            <text:p>104679.49946272</text:p>
          </table:table-cell>
          <table:table-cell table:formula="of:=[.G113]-[.$B113]" office:value-type="float" office:value="0.236774921417236" calcext:value-type="float">
            <text:p>0.236774921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5085.16721" calcext:value-type="float">
            <text:p>1443145085.16721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706299781799" calcext:value-type="float">
            <text:p>5.1670629978</text:p>
          </table:table-cell>
          <table:table-cell table:formula="of:=[.C114]/([.D114]-[.D113])" office:value-type="float" office:value="104629.32883697" calcext:value-type="float">
            <text:p>104629.32883697</text:p>
          </table:table-cell>
          <table:table-cell/>
          <table:table-cell office:value-type="float" office:value="1443145085.40394" calcext:value-type="float">
            <text:p>1443145085.40394</text:p>
          </table:table-cell>
          <table:table-cell table:formula="of:=[.G114]-[.$B$2]" office:value-type="float" office:value="5.40380144119263" calcext:value-type="float">
            <text:p>5.4038014412</text:p>
          </table:table-cell>
          <table:table-cell table:formula="of:=[.C114]/([.H114]-[.H113])" office:value-type="float" office:value="104721.849454411" calcext:value-type="float">
            <text:p>104721.849454411</text:p>
          </table:table-cell>
          <table:table-cell table:formula="of:=[.G114]-[.$B114]" office:value-type="float" office:value="0.236738443374634" calcext:value-type="float">
            <text:p>0.236738443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5085.20849" calcext:value-type="float">
            <text:p>1443145085.20849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834922790527" calcext:value-type="float">
            <text:p>5.2083492279</text:p>
          </table:table-cell>
          <table:table-cell table:formula="of:=[.C115]/([.D115]-[.D114])" office:value-type="float" office:value="104635.370942501" calcext:value-type="float">
            <text:p>104635.370942501</text:p>
          </table:table-cell>
          <table:table-cell/>
          <table:table-cell office:value-type="float" office:value="1443145085.44526" calcext:value-type="float">
            <text:p>1443145085.44526</text:p>
          </table:table-cell>
          <table:table-cell table:formula="of:=[.G115]-[.$B$2]" office:value-type="float" office:value="5.44511961936951" calcext:value-type="float">
            <text:p>5.4451196194</text:p>
          </table:table-cell>
          <table:table-cell table:formula="of:=[.C115]/([.H115]-[.H114])" office:value-type="float" office:value="104554.464659754" calcext:value-type="float">
            <text:p>104554.464659754</text:p>
          </table:table-cell>
          <table:table-cell table:formula="of:=[.G115]-[.$B115]" office:value-type="float" office:value="0.236770391464233" calcext:value-type="float">
            <text:p>0.236770391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5085.24979" calcext:value-type="float">
            <text:p>1443145085.24979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64714050293" calcext:value-type="float">
            <text:p>5.2496471405</text:p>
          </table:table-cell>
          <table:table-cell table:formula="of:=[.C116]/([.D116]-[.D115])" office:value-type="float" office:value="104605.771291336" calcext:value-type="float">
            <text:p>104605.771291336</text:p>
          </table:table-cell>
          <table:table-cell/>
          <table:table-cell office:value-type="float" office:value="1443145085.48658" calcext:value-type="float">
            <text:p>1443145085.48658</text:p>
          </table:table-cell>
          <table:table-cell table:formula="of:=[.G116]-[.$B$2]" office:value-type="float" office:value="5.48643565177918" calcext:value-type="float">
            <text:p>5.4864356518</text:p>
          </table:table-cell>
          <table:table-cell table:formula="of:=[.C116]/([.H116]-[.H115])" office:value-type="float" office:value="104559.894744131" calcext:value-type="float">
            <text:p>104559.894744131</text:p>
          </table:table-cell>
          <table:table-cell table:formula="of:=[.G116]-[.$B116]" office:value-type="float" office:value="0.236788511276245" calcext:value-type="float">
            <text:p>0.236788511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5085.29109" calcext:value-type="float">
            <text:p>1443145085.29109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94243049622" calcext:value-type="float">
            <text:p>5.2909424305</text:p>
          </table:table-cell>
          <table:table-cell table:formula="of:=[.C117]/([.D117]-[.D116])" office:value-type="float" office:value="104612.414653157" calcext:value-type="float">
            <text:p>104612.414653157</text:p>
          </table:table-cell>
          <table:table-cell/>
          <table:table-cell office:value-type="float" office:value="1443145085.52781" calcext:value-type="float">
            <text:p>1443145085.52781</text:p>
          </table:table-cell>
          <table:table-cell table:formula="of:=[.G117]-[.$B$2]" office:value-type="float" office:value="5.52766633033752" calcext:value-type="float">
            <text:p>5.5276663303</text:p>
          </table:table-cell>
          <table:table-cell table:formula="of:=[.C117]/([.H117]-[.H116])" office:value-type="float" office:value="104776.349821319" calcext:value-type="float">
            <text:p>104776.349821319</text:p>
          </table:table-cell>
          <table:table-cell table:formula="of:=[.G117]-[.$B117]" office:value-type="float" office:value="0.236723899841309" calcext:value-type="float">
            <text:p>0.236723899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5085.33238" calcext:value-type="float">
            <text:p>1443145085.33238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22389125824" calcext:value-type="float">
            <text:p>5.3322389126</text:p>
          </table:table-cell>
          <table:table-cell table:formula="of:=[.C118]/([.D118]-[.D117])" office:value-type="float" office:value="104609.394838635" calcext:value-type="float">
            <text:p>104609.394838635</text:p>
          </table:table-cell>
          <table:table-cell/>
          <table:table-cell office:value-type="float" office:value="1443145085.56915" calcext:value-type="float">
            <text:p>1443145085.56915</text:p>
          </table:table-cell>
          <table:table-cell table:formula="of:=[.G118]-[.$B$2]" office:value-type="float" office:value="5.56901001930237" calcext:value-type="float">
            <text:p>5.5690100193</text:p>
          </table:table-cell>
          <table:table-cell table:formula="of:=[.C118]/([.H118]-[.H117])" office:value-type="float" office:value="104489.950175309" calcext:value-type="float">
            <text:p>104489.950175309</text:p>
          </table:table-cell>
          <table:table-cell table:formula="of:=[.G118]-[.$B118]" office:value-type="float" office:value="0.236771106719971" calcext:value-type="float">
            <text:p>0.236771106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5085.37368" calcext:value-type="float">
            <text:p>1443145085.37368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353754043579" calcext:value-type="float">
            <text:p>5.3735375404</text:p>
          </table:table-cell>
          <table:table-cell table:formula="of:=[.C119]/([.D119]-[.D118])" office:value-type="float" office:value="104603.959611821" calcext:value-type="float">
            <text:p>104603.959611821</text:p>
          </table:table-cell>
          <table:table-cell/>
          <table:table-cell office:value-type="float" office:value="1443145085.61047" calcext:value-type="float">
            <text:p>1443145085.61047</text:p>
          </table:table-cell>
          <table:table-cell table:formula="of:=[.G119]-[.$B$2]" office:value-type="float" office:value="5.61032867431641" calcext:value-type="float">
            <text:p>5.6103286743</text:p>
          </table:table-cell>
          <table:table-cell table:formula="of:=[.C119]/([.H119]-[.H118])" office:value-type="float" office:value="104553.258050928" calcext:value-type="float">
            <text:p>104553.258050928</text:p>
          </table:table-cell>
          <table:table-cell table:formula="of:=[.G119]-[.$B119]" office:value-type="float" office:value="0.236791133880615" calcext:value-type="float">
            <text:p>0.236791133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5085.41498" calcext:value-type="float">
            <text:p>1443145085.41498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83163833618" calcext:value-type="float">
            <text:p>5.4148316383</text:p>
          </table:table-cell>
          <table:table-cell table:formula="of:=[.C120]/([.D120]-[.D119])" office:value-type="float" office:value="104615.434642032" calcext:value-type="float">
            <text:p>104615.434642032</text:p>
          </table:table-cell>
          <table:table-cell/>
          <table:table-cell office:value-type="float" office:value="1443145085.65182" calcext:value-type="float">
            <text:p>1443145085.65182</text:p>
          </table:table-cell>
          <table:table-cell table:formula="of:=[.G120]-[.$B$2]" office:value-type="float" office:value="5.6516752243042" calcext:value-type="float">
            <text:p>5.6516752243</text:p>
          </table:table-cell>
          <table:table-cell table:formula="of:=[.C120]/([.H120]-[.H119])" office:value-type="float" office:value="104482.719870834" calcext:value-type="float">
            <text:p>104482.719870834</text:p>
          </table:table-cell>
          <table:table-cell table:formula="of:=[.G120]-[.$B120]" office:value-type="float" office:value="0.236843585968018" calcext:value-type="float">
            <text:p>0.23684358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5085.45628" calcext:value-type="float">
            <text:p>1443145085.45628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613551139832" calcext:value-type="float">
            <text:p>5.4561355114</text:p>
          </table:table-cell>
          <table:table-cell table:formula="of:=[.C121]/([.D121]-[.D120])" office:value-type="float" office:value="104590.675879266" calcext:value-type="float">
            <text:p>104590.675879266</text:p>
          </table:table-cell>
          <table:table-cell/>
          <table:table-cell office:value-type="float" office:value="1443145085.69319" calcext:value-type="float">
            <text:p>1443145085.69319</text:p>
          </table:table-cell>
          <table:table-cell table:formula="of:=[.G121]-[.$B$2]" office:value-type="float" office:value="5.69304251670837" calcext:value-type="float">
            <text:p>5.6930425167</text:p>
          </table:table-cell>
          <table:table-cell table:formula="of:=[.C121]/([.H121]-[.H120])" office:value-type="float" office:value="104430.330073138" calcext:value-type="float">
            <text:p>104430.330073138</text:p>
          </table:table-cell>
          <table:table-cell table:formula="of:=[.G121]-[.$B121]" office:value-type="float" office:value="0.236907005310059" calcext:value-type="float">
            <text:p>0.236907005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5085.49758" calcext:value-type="float">
            <text:p>1443145085.49758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743938446045" calcext:value-type="float">
            <text:p>5.4974393845</text:p>
          </table:table-cell>
          <table:table-cell table:formula="of:=[.C122]/([.D122]-[.D121])" office:value-type="float" office:value="104590.675879266" calcext:value-type="float">
            <text:p>104590.675879266</text:p>
          </table:table-cell>
          <table:table-cell/>
          <table:table-cell office:value-type="float" office:value="1443145085.73442" calcext:value-type="float">
            <text:p>1443145085.73442</text:p>
          </table:table-cell>
          <table:table-cell table:formula="of:=[.G122]-[.$B$2]" office:value-type="float" office:value="5.73427224159241" calcext:value-type="float">
            <text:p>5.7342722416</text:p>
          </table:table-cell>
          <table:table-cell table:formula="of:=[.C122]/([.H122]-[.H121])" office:value-type="float" office:value="104778.773376511" calcext:value-type="float">
            <text:p>104778.773376511</text:p>
          </table:table-cell>
          <table:table-cell table:formula="of:=[.G122]-[.$B122]" office:value-type="float" office:value="0.236832857131958" calcext:value-type="float">
            <text:p>0.236832857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5085.53888" calcext:value-type="float">
            <text:p>1443145085.53888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74015808106" calcext:value-type="float">
            <text:p>5.5387401581</text:p>
          </table:table-cell>
          <table:table-cell table:formula="of:=[.C123]/([.D123]-[.D122])" office:value-type="float" office:value="104598.524949777" calcext:value-type="float">
            <text:p>104598.524949777</text:p>
          </table:table-cell>
          <table:table-cell/>
          <table:table-cell office:value-type="float" office:value="1443145085.77565" calcext:value-type="float">
            <text:p>1443145085.77565</text:p>
          </table:table-cell>
          <table:table-cell table:formula="of:=[.G123]-[.$B$2]" office:value-type="float" office:value="5.77551174163818" calcext:value-type="float">
            <text:p>5.7755117416</text:p>
          </table:table-cell>
          <table:table-cell table:formula="of:=[.C123]/([.H123]-[.H122])" office:value-type="float" office:value="104753.937249597" calcext:value-type="float">
            <text:p>104753.937249597</text:p>
          </table:table-cell>
          <table:table-cell table:formula="of:=[.G123]-[.$B123]" office:value-type="float" office:value="0.236771583557129" calcext:value-type="float">
            <text:p>0.236771583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5085.58018" calcext:value-type="float">
            <text:p>1443145085.58018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8003711700439" calcext:value-type="float">
            <text:p>5.580037117</text:p>
          </table:table-cell>
          <table:table-cell table:formula="of:=[.C124]/([.D124]-[.D123])" office:value-type="float" office:value="104608.186961642" calcext:value-type="float">
            <text:p>104608.186961642</text:p>
          </table:table-cell>
          <table:table-cell/>
          <table:table-cell office:value-type="float" office:value="1443145085.81697" calcext:value-type="float">
            <text:p>1443145085.81697</text:p>
          </table:table-cell>
          <table:table-cell table:formula="of:=[.G124]-[.$B$2]" office:value-type="float" office:value="5.81683111190796" calcext:value-type="float">
            <text:p>5.8168311119</text:p>
          </table:table-cell>
          <table:table-cell table:formula="of:=[.C124]/([.H124]-[.H123])" office:value-type="float" office:value="104551.448189907" calcext:value-type="float">
            <text:p>104551.448189907</text:p>
          </table:table-cell>
          <table:table-cell table:formula="of:=[.G124]-[.$B124]" office:value-type="float" office:value="0.236793994903564" calcext:value-type="float">
            <text:p>0.236793994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5085.62146" calcext:value-type="float">
            <text:p>1443145085.62146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132096290588" calcext:value-type="float">
            <text:p>5.6213209629</text:p>
          </table:table-cell>
          <table:table-cell table:formula="of:=[.C125]/([.D125]-[.D124])" office:value-type="float" office:value="104641.413745907" calcext:value-type="float">
            <text:p>104641.413745907</text:p>
          </table:table-cell>
          <table:table-cell/>
          <table:table-cell office:value-type="float" office:value="1443145085.85817" calcext:value-type="float">
            <text:p>1443145085.85817</text:p>
          </table:table-cell>
          <table:table-cell table:formula="of:=[.G125]-[.$B$2]" office:value-type="float" office:value="5.85803127288818" calcext:value-type="float">
            <text:p>5.8580312729</text:p>
          </table:table-cell>
          <table:table-cell table:formula="of:=[.C125]/([.H125]-[.H124])" office:value-type="float" office:value="104853.959237526" calcext:value-type="float">
            <text:p>104853.959237526</text:p>
          </table:table-cell>
          <table:table-cell table:formula="of:=[.G125]-[.$B125]" office:value-type="float" office:value="0.2367103099823" calcext:value-type="float">
            <text:p>0.2367103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5085.66276" calcext:value-type="float">
            <text:p>1443145085.66276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62078285217" calcext:value-type="float">
            <text:p>5.6626207829</text:p>
          </table:table-cell>
          <table:table-cell table:formula="of:=[.C126]/([.D126]-[.D125])" office:value-type="float" office:value="104600.940285411" calcext:value-type="float">
            <text:p>104600.940285411</text:p>
          </table:table-cell>
          <table:table-cell/>
          <table:table-cell office:value-type="float" office:value="1443145085.89946" calcext:value-type="float">
            <text:p>1443145085.89946</text:p>
          </table:table-cell>
          <table:table-cell table:formula="of:=[.G126]-[.$B$2]" office:value-type="float" office:value="5.8993124961853" calcext:value-type="float">
            <text:p>5.8993124962</text:p>
          </table:table-cell>
          <table:table-cell table:formula="of:=[.C126]/([.H126]-[.H125])" office:value-type="float" office:value="104648.061635845" calcext:value-type="float">
            <text:p>104648.061635845</text:p>
          </table:table-cell>
          <table:table-cell table:formula="of:=[.G126]-[.$B126]" office:value-type="float" office:value="0.23669171333313" calcext:value-type="float">
            <text:p>0.236691713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5085.70406" calcext:value-type="float">
            <text:p>1443145085.70406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91917228699" calcext:value-type="float">
            <text:p>5.7039191723</text:p>
          </table:table-cell>
          <table:table-cell table:formula="of:=[.C127]/([.D127]-[.D126])" office:value-type="float" office:value="104604.56349802" calcext:value-type="float">
            <text:p>104604.56349802</text:p>
          </table:table-cell>
          <table:table-cell/>
          <table:table-cell office:value-type="float" office:value="1443145085.94091" calcext:value-type="float">
            <text:p>1443145085.94091</text:p>
          </table:table-cell>
          <table:table-cell table:formula="of:=[.G127]-[.$B$2]" office:value-type="float" office:value="5.94076681137085" calcext:value-type="float">
            <text:p>5.9407668114</text:p>
          </table:table-cell>
          <table:table-cell table:formula="of:=[.C127]/([.H127]-[.H126])" office:value-type="float" office:value="104211.105180823" calcext:value-type="float">
            <text:p>104211.105180823</text:p>
          </table:table-cell>
          <table:table-cell table:formula="of:=[.G127]-[.$B127]" office:value-type="float" office:value="0.236847639083862" calcext:value-type="float">
            <text:p>0.236847639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5085.74535" calcext:value-type="float">
            <text:p>1443145085.74535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520778656006" calcext:value-type="float">
            <text:p>5.7452077866</text:p>
          </table:table-cell>
          <table:table-cell table:formula="of:=[.C128]/([.D128]-[.D127])" office:value-type="float" office:value="104629.32883697" calcext:value-type="float">
            <text:p>104629.32883697</text:p>
          </table:table-cell>
          <table:table-cell/>
          <table:table-cell office:value-type="float" office:value="1443145085.98226" calcext:value-type="float">
            <text:p>1443145085.98226</text:p>
          </table:table-cell>
          <table:table-cell table:formula="of:=[.G128]-[.$B$2]" office:value-type="float" office:value="5.98211765289307" calcext:value-type="float">
            <text:p>5.9821176529</text:p>
          </table:table-cell>
          <table:table-cell table:formula="of:=[.C128]/([.H128]-[.H127])" office:value-type="float" office:value="104471.876290086" calcext:value-type="float">
            <text:p>104471.876290086</text:p>
          </table:table-cell>
          <table:table-cell table:formula="of:=[.G128]-[.$B128]" office:value-type="float" office:value="0.236909866333008" calcext:value-type="float">
            <text:p>0.236909866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5085.78664" calcext:value-type="float">
            <text:p>1443145085.78664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649950027466" calcext:value-type="float">
            <text:p>5.7864995003</text:p>
          </table:table-cell>
          <table:table-cell table:formula="of:=[.C129]/([.D129]-[.D128])" office:value-type="float" office:value="104621.475142907" calcext:value-type="float">
            <text:p>104621.475142907</text:p>
          </table:table-cell>
          <table:table-cell/>
          <table:table-cell office:value-type="float" office:value="1443145086.02349" calcext:value-type="float">
            <text:p>1443145086.02349</text:p>
          </table:table-cell>
          <table:table-cell table:formula="of:=[.G129]-[.$B$2]" office:value-type="float" office:value="6.02335047721863" calcext:value-type="float">
            <text:p>6.0233504772</text:p>
          </table:table-cell>
          <table:table-cell table:formula="of:=[.C129]/([.H129]-[.H128])" office:value-type="float" office:value="104770.897232036" calcext:value-type="float">
            <text:p>104770.897232036</text:p>
          </table:table-cell>
          <table:table-cell table:formula="of:=[.G129]-[.$B129]" office:value-type="float" office:value="0.23685097694397" calcext:value-type="float">
            <text:p>0.236850976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5085.82794" calcext:value-type="float">
            <text:p>1443145085.82794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79860496521" calcext:value-type="float">
            <text:p>5.827798605</text:p>
          </table:table-cell>
          <table:table-cell table:formula="of:=[.C130]/([.D130]-[.D129])" office:value-type="float" office:value="104602.75186034" calcext:value-type="float">
            <text:p>104602.75186034</text:p>
          </table:table-cell>
          <table:table-cell/>
          <table:table-cell office:value-type="float" office:value="1443145086.06474" calcext:value-type="float">
            <text:p>1443145086.06474</text:p>
          </table:table-cell>
          <table:table-cell table:formula="of:=[.G130]-[.$B$2]" office:value-type="float" office:value="6.06459712982178" calcext:value-type="float">
            <text:p>6.0645971298</text:p>
          </table:table-cell>
          <table:table-cell table:formula="of:=[.C130]/([.H130]-[.H129])" office:value-type="float" office:value="104735.771931954" calcext:value-type="float">
            <text:p>104735.771931954</text:p>
          </table:table-cell>
          <table:table-cell table:formula="of:=[.G130]-[.$B130]" office:value-type="float" office:value="0.236798524856567" calcext:value-type="float">
            <text:p>0.236798524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5085.86925" calcext:value-type="float">
            <text:p>1443145085.86925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910367012024" calcext:value-type="float">
            <text:p>5.8691036701</text:p>
          </table:table-cell>
          <table:table-cell table:formula="of:=[.C131]/([.D131]-[.D130])" office:value-type="float" office:value="104587.65731965" calcext:value-type="float">
            <text:p>104587.65731965</text:p>
          </table:table-cell>
          <table:table-cell/>
          <table:table-cell office:value-type="float" office:value="1443145086.10598" calcext:value-type="float">
            <text:p>1443145086.10598</text:p>
          </table:table-cell>
          <table:table-cell table:formula="of:=[.G131]-[.$B$2]" office:value-type="float" office:value="6.10583567619324" calcext:value-type="float">
            <text:p>6.1058356762</text:p>
          </table:table-cell>
          <table:table-cell table:formula="of:=[.C131]/([.H131]-[.H130])" office:value-type="float" office:value="104756.359768048" calcext:value-type="float">
            <text:p>104756.359768048</text:p>
          </table:table-cell>
          <table:table-cell table:formula="of:=[.G131]-[.$B131]" office:value-type="float" office:value="0.236732006072998" calcext:value-type="float">
            <text:p>0.236732006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5085.91054" calcext:value-type="float">
            <text:p>1443145085.91054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1039681434631" calcext:value-type="float">
            <text:p>5.9103968143</text:p>
          </table:table-cell>
          <table:table-cell table:formula="of:=[.C132]/([.D132]-[.D131])" office:value-type="float" office:value="104617.850758678" calcext:value-type="float">
            <text:p>104617.850758678</text:p>
          </table:table-cell>
          <table:table-cell/>
          <table:table-cell office:value-type="float" office:value="1443145086.11811" calcext:value-type="float">
            <text:p>1443145086.11811</text:p>
          </table:table-cell>
          <table:table-cell table:formula="of:=[.G132]-[.$B$2]" office:value-type="float" office:value="6.11796641349793" calcext:value-type="float">
            <text:p>6.1179664135</text:p>
          </table:table-cell>
          <table:table-cell table:formula="of:=[.C132]/([.H132]-[.H131])" office:value-type="float" office:value="356120.150943396" calcext:value-type="float">
            <text:p>356120.150943396</text:p>
          </table:table-cell>
          <table:table-cell table:formula="of:=[.G132]-[.$B132]" office:value-type="float" office:value="0.207569599151611" calcext:value-type="float">
            <text:p>0.207569599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5085.95183" calcext:value-type="float">
            <text:p>1443145085.95183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68709754944" calcext:value-type="float">
            <text:p>5.9516870975</text:p>
          </table:table-cell>
          <table:table-cell table:formula="of:=[.C133]/([.D133]-[.D132])" office:value-type="float" office:value="104625.099778271" calcext:value-type="float">
            <text:p>104625.099778271</text:p>
          </table:table-cell>
          <table:table-cell/>
          <table:table-cell office:value-type="float" office:value="1443145086.18867" calcext:value-type="float">
            <text:p>1443145086.18867</text:p>
          </table:table-cell>
          <table:table-cell table:formula="of:=[.G133]-[.$B$2]" office:value-type="float" office:value="6.18852686882019" calcext:value-type="float">
            <text:p>6.1885268688</text:p>
          </table:table-cell>
          <table:table-cell table:formula="of:=[.C133]/([.H133]-[.H132])" office:value-type="float" office:value="61224.0947180624" calcext:value-type="float">
            <text:p>61224.0947180624</text:p>
          </table:table-cell>
          <table:table-cell table:formula="of:=[.G133]-[.$B133]" office:value-type="float" office:value="0.236839771270752" calcext:value-type="float">
            <text:p>0.236839771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5085.99312" calcext:value-type="float">
            <text:p>1443145085.99312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97595024109" calcext:value-type="float">
            <text:p>5.9929759502</text:p>
          </table:table-cell>
          <table:table-cell table:formula="of:=[.C134]/([.D134]-[.D133])" office:value-type="float" office:value="104628.724664796" calcext:value-type="float">
            <text:p>104628.724664796</text:p>
          </table:table-cell>
          <table:table-cell/>
          <table:table-cell office:value-type="float" office:value="1443145086.22838" calcext:value-type="float">
            <text:p>1443145086.22838</text:p>
          </table:table-cell>
          <table:table-cell table:formula="of:=[.G134]-[.$B$2]" office:value-type="float" office:value="6.22823238372803" calcext:value-type="float">
            <text:p>6.2282323837</text:p>
          </table:table-cell>
          <table:table-cell table:formula="of:=[.C134]/([.H134]-[.H133])" office:value-type="float" office:value="108801.00686334" calcext:value-type="float">
            <text:p>108801.00686334</text:p>
          </table:table-cell>
          <table:table-cell table:formula="of:=[.G134]-[.$B134]" office:value-type="float" office:value="0.235256433486938" calcext:value-type="float">
            <text:p>0.235256433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5086.03286" calcext:value-type="float">
            <text:p>1443145086.03286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71317481995" calcext:value-type="float">
            <text:p>6.0327131748</text:p>
          </table:table-cell>
          <table:table-cell table:formula="of:=[.C135]/([.D135]-[.D134])" office:value-type="float" office:value="108714.185396292" calcext:value-type="float">
            <text:p>108714.185396292</text:p>
          </table:table-cell>
          <table:table-cell/>
          <table:table-cell office:value-type="float" office:value="1443145086.26775" calcext:value-type="float">
            <text:p>1443145086.26775</text:p>
          </table:table-cell>
          <table:table-cell table:formula="of:=[.G135]-[.$B$2]" office:value-type="float" office:value="6.26760339736939" calcext:value-type="float">
            <text:p>6.2676033974</text:p>
          </table:table-cell>
          <table:table-cell table:formula="of:=[.C135]/([.H135]-[.H134])" office:value-type="float" office:value="109725.394406966" calcext:value-type="float">
            <text:p>109725.394406966</text:p>
          </table:table-cell>
          <table:table-cell table:formula="of:=[.G135]-[.$B135]" office:value-type="float" office:value="0.234890222549438" calcext:value-type="float">
            <text:p>0.234890222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5086.07227" calcext:value-type="float">
            <text:p>1443145086.07227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212948799133" calcext:value-type="float">
            <text:p>6.072129488</text:p>
          </table:table-cell>
          <table:table-cell table:formula="of:=[.C136]/([.D136]-[.D135])" office:value-type="float" office:value="109599.291572911" calcext:value-type="float">
            <text:p>109599.291572911</text:p>
          </table:table-cell>
          <table:table-cell/>
          <table:table-cell office:value-type="float" office:value="1443145086.30713" calcext:value-type="float">
            <text:p>1443145086.30713</text:p>
          </table:table-cell>
          <table:table-cell table:formula="of:=[.G136]-[.$B$2]" office:value-type="float" office:value="6.3069863319397" calcext:value-type="float">
            <text:p>6.3069863319</text:p>
          </table:table-cell>
          <table:table-cell table:formula="of:=[.C136]/([.H136]-[.H135])" office:value-type="float" office:value="109692.181325068" calcext:value-type="float">
            <text:p>109692.181325068</text:p>
          </table:table-cell>
          <table:table-cell table:formula="of:=[.G136]-[.$B136]" office:value-type="float" office:value="0.234856843948364" calcext:value-type="float">
            <text:p>0.234856843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5086.11169" calcext:value-type="float">
            <text:p>1443145086.11169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154866218567" calcext:value-type="float">
            <text:p>6.1115486622</text:p>
          </table:table-cell>
          <table:table-cell table:formula="of:=[.C137]/([.D137]-[.D136])" office:value-type="float" office:value="109591.336913921" calcext:value-type="float">
            <text:p>109591.336913921</text:p>
          </table:table-cell>
          <table:table-cell/>
          <table:table-cell office:value-type="float" office:value="1443145086.34654" calcext:value-type="float">
            <text:p>1443145086.34654</text:p>
          </table:table-cell>
          <table:table-cell table:formula="of:=[.G137]-[.$B$2]" office:value-type="float" office:value="6.34639716148376" calcext:value-type="float">
            <text:p>6.3463971615</text:p>
          </table:table-cell>
          <table:table-cell table:formula="of:=[.C137]/([.H137]-[.H136])" office:value-type="float" office:value="109614.541230846" calcext:value-type="float">
            <text:p>109614.541230846</text:p>
          </table:table-cell>
          <table:table-cell table:formula="of:=[.G137]-[.$B137]" office:value-type="float" office:value="0.234848499298096" calcext:value-type="float">
            <text:p>0.234848499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5086.1511" calcext:value-type="float">
            <text:p>1443145086.1511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95782279968" calcext:value-type="float">
            <text:p>6.1509578228</text:p>
          </table:table-cell>
          <table:table-cell table:formula="of:=[.C138]/([.D138]-[.D137])" office:value-type="float" office:value="109619.18327344" calcext:value-type="float">
            <text:p>109619.18327344</text:p>
          </table:table-cell>
          <table:table-cell/>
          <table:table-cell office:value-type="float" office:value="1443145086.38599" calcext:value-type="float">
            <text:p>1443145086.38599</text:p>
          </table:table-cell>
          <table:table-cell table:formula="of:=[.G138]-[.$B$2]" office:value-type="float" office:value="6.38584542274475" calcext:value-type="float">
            <text:p>6.3858454227</text:p>
          </table:table-cell>
          <table:table-cell table:formula="of:=[.C138]/([.H138]-[.H137])" office:value-type="float" office:value="109510.530043878" calcext:value-type="float">
            <text:p>109510.530043878</text:p>
          </table:table-cell>
          <table:table-cell table:formula="of:=[.G138]-[.$B138]" office:value-type="float" office:value="0.234887599945068" calcext:value-type="float">
            <text:p>0.234887599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5086.19052" calcext:value-type="float">
            <text:p>1443145086.19052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9037747383118" calcext:value-type="float">
            <text:p>6.1903774738</text:p>
          </table:table-cell>
          <table:table-cell table:formula="of:=[.C139]/([.D139]-[.D138])" office:value-type="float" office:value="109590.011249682" calcext:value-type="float">
            <text:p>109590.011249682</text:p>
          </table:table-cell>
          <table:table-cell/>
          <table:table-cell office:value-type="float" office:value="1443145086.4254" calcext:value-type="float">
            <text:p>1443145086.4254</text:p>
          </table:table-cell>
          <table:table-cell table:formula="of:=[.G139]-[.$B$2]" office:value-type="float" office:value="6.42525386810303" calcext:value-type="float">
            <text:p>6.4252538681</text:p>
          </table:table-cell>
          <table:table-cell table:formula="of:=[.C139]/([.H139]-[.H138])" office:value-type="float" office:value="109621.172840627" calcext:value-type="float">
            <text:p>109621.172840627</text:p>
          </table:table-cell>
          <table:table-cell table:formula="of:=[.G139]-[.$B139]" office:value-type="float" office:value="0.234876394271851" calcext:value-type="float">
            <text:p>0.234876394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5086.22994" calcext:value-type="float">
            <text:p>1443145086.22994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79927062988" calcext:value-type="float">
            <text:p>6.2297992706</text:p>
          </table:table-cell>
          <table:table-cell table:formula="of:=[.C140]/([.D140]-[.D139])" office:value-type="float" office:value="109584.046157475" calcext:value-type="float">
            <text:p>109584.046157475</text:p>
          </table:table-cell>
          <table:table-cell/>
          <table:table-cell office:value-type="float" office:value="1443145086.46482" calcext:value-type="float">
            <text:p>1443145086.46482</text:p>
          </table:table-cell>
          <table:table-cell table:formula="of:=[.G140]-[.$B$2]" office:value-type="float" office:value="6.46467351913452" calcext:value-type="float">
            <text:p>6.4646735191</text:p>
          </table:table-cell>
          <table:table-cell table:formula="of:=[.C140]/([.H140]-[.H139])" office:value-type="float" office:value="109590.011249682" calcext:value-type="float">
            <text:p>109590.011249682</text:p>
          </table:table-cell>
          <table:table-cell table:formula="of:=[.G140]-[.$B140]" office:value-type="float" office:value="0.234874248504639" calcext:value-type="float">
            <text:p>0.234874248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5086.26935" calcext:value-type="float">
            <text:p>1443145086.26935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920676231384" calcext:value-type="float">
            <text:p>6.2692067623</text:p>
          </table:table-cell>
          <table:table-cell table:formula="of:=[.C141]/([.D141]-[.D140])" office:value-type="float" office:value="109623.825709221" calcext:value-type="float">
            <text:p>109623.825709221</text:p>
          </table:table-cell>
          <table:table-cell/>
          <table:table-cell office:value-type="float" office:value="1443145086.50421" calcext:value-type="float">
            <text:p>1443145086.50421</text:p>
          </table:table-cell>
          <table:table-cell table:formula="of:=[.G141]-[.$B$2]" office:value-type="float" office:value="6.50406575202942" calcext:value-type="float">
            <text:p>6.504065752</text:p>
          </table:table-cell>
          <table:table-cell table:formula="of:=[.C141]/([.H141]-[.H140])" office:value-type="float" office:value="109666.289075976" calcext:value-type="float">
            <text:p>109666.289075976</text:p>
          </table:table-cell>
          <table:table-cell table:formula="of:=[.G141]-[.$B141]" office:value-type="float" office:value="0.234858989715576" calcext:value-type="float">
            <text:p>0.234858989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5086.30877" calcext:value-type="float">
            <text:p>1443145086.30877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62498283386" calcext:value-type="float">
            <text:p>6.3086249828</text:p>
          </table:table-cell>
          <table:table-cell table:formula="of:=[.C142]/([.D142]-[.D141])" office:value-type="float" office:value="109593.988338616" calcext:value-type="float">
            <text:p>109593.988338616</text:p>
          </table:table-cell>
          <table:table-cell/>
          <table:table-cell office:value-type="float" office:value="1443145086.54358" calcext:value-type="float">
            <text:p>1443145086.54358</text:p>
          </table:table-cell>
          <table:table-cell table:formula="of:=[.G142]-[.$B$2]" office:value-type="float" office:value="6.54343485832214" calcext:value-type="float">
            <text:p>6.5434348583</text:p>
          </table:table-cell>
          <table:table-cell table:formula="of:=[.C142]/([.H142]-[.H141])" office:value-type="float" office:value="109730.710366629" calcext:value-type="float">
            <text:p>109730.710366629</text:p>
          </table:table-cell>
          <table:table-cell table:formula="of:=[.G142]-[.$B142]" office:value-type="float" office:value="0.234809875488281" calcext:value-type="float">
            <text:p>0.234809875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5086.34818" calcext:value-type="float">
            <text:p>1443145086.34818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804010391235" calcext:value-type="float">
            <text:p>6.3480401039</text:p>
          </table:table-cell>
          <table:table-cell table:formula="of:=[.C143]/([.D143]-[.D142])" office:value-type="float" office:value="109602.606354986" calcext:value-type="float">
            <text:p>109602.606354986</text:p>
          </table:table-cell>
          <table:table-cell/>
          <table:table-cell office:value-type="float" office:value="1443145086.58301" calcext:value-type="float">
            <text:p>1443145086.58301</text:p>
          </table:table-cell>
          <table:table-cell table:formula="of:=[.G143]-[.$B$2]" office:value-type="float" office:value="6.58287119865418" calcext:value-type="float">
            <text:p>6.5828711987</text:p>
          </table:table-cell>
          <table:table-cell table:formula="of:=[.C143]/([.H143]-[.H142])" office:value-type="float" office:value="109543.633197911" calcext:value-type="float">
            <text:p>109543.633197911</text:p>
          </table:table-cell>
          <table:table-cell table:formula="of:=[.G143]-[.$B143]" office:value-type="float" office:value="0.234831094741821" calcext:value-type="float">
            <text:p>0.234831094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5086.38759" calcext:value-type="float">
            <text:p>1443145086.38759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745069503784" calcext:value-type="float">
            <text:p>6.387450695</text:p>
          </table:table-cell>
          <table:table-cell table:formula="of:=[.C144]/([.D144]-[.D143])" office:value-type="float" office:value="109615.204355717" calcext:value-type="float">
            <text:p>109615.204355717</text:p>
          </table:table-cell>
          <table:table-cell/>
          <table:table-cell office:value-type="float" office:value="1443145086.62248" calcext:value-type="float">
            <text:p>1443145086.62248</text:p>
          </table:table-cell>
          <table:table-cell table:formula="of:=[.G144]-[.$B$2]" office:value-type="float" office:value="6.62233543395996" calcext:value-type="float">
            <text:p>6.622335434</text:p>
          </table:table-cell>
          <table:table-cell table:formula="of:=[.C144]/([.H144]-[.H143])" office:value-type="float" office:value="109466.203171726" calcext:value-type="float">
            <text:p>109466.203171726</text:p>
          </table:table-cell>
          <table:table-cell table:formula="of:=[.G144]-[.$B144]" office:value-type="float" office:value="0.234884738922119" calcext:value-type="float">
            <text:p>0.234884738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5086.42701" calcext:value-type="float">
            <text:p>1443145086.42701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86605453491" calcext:value-type="float">
            <text:p>6.4268660545</text:p>
          </table:table-cell>
          <table:table-cell table:formula="of:=[.C145]/([.D145]-[.D144])" office:value-type="float" office:value="109601.943382531" calcext:value-type="float">
            <text:p>109601.943382531</text:p>
          </table:table-cell>
          <table:table-cell/>
          <table:table-cell office:value-type="float" office:value="1443145086.66184" calcext:value-type="float">
            <text:p>1443145086.66184</text:p>
          </table:table-cell>
          <table:table-cell table:formula="of:=[.G145]-[.$B$2]" office:value-type="float" office:value="6.66170024871826" calcext:value-type="float">
            <text:p>6.6617002487</text:p>
          </table:table-cell>
          <table:table-cell table:formula="of:=[.C145]/([.H145]-[.H144])" office:value-type="float" office:value="109742.673159387" calcext:value-type="float">
            <text:p>109742.673159387</text:p>
          </table:table-cell>
          <table:table-cell table:formula="of:=[.G145]-[.$B145]" office:value-type="float" office:value="0.23483419418335" calcext:value-type="float">
            <text:p>0.234834194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5086.46643" calcext:value-type="float">
            <text:p>1443145086.46643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628284454346" calcext:value-type="float">
            <text:p>6.4662828445</text:p>
          </table:table-cell>
          <table:table-cell table:formula="of:=[.C146]/([.D146]-[.D145])" office:value-type="float" office:value="109597.965716221" calcext:value-type="float">
            <text:p>109597.965716221</text:p>
          </table:table-cell>
          <table:table-cell/>
          <table:table-cell office:value-type="float" office:value="1443145086.70124" calcext:value-type="float">
            <text:p>1443145086.70124</text:p>
          </table:table-cell>
          <table:table-cell table:formula="of:=[.G146]-[.$B$2]" office:value-type="float" office:value="6.70109462738037" calcext:value-type="float">
            <text:p>6.7010946274</text:p>
          </table:table-cell>
          <table:table-cell table:formula="of:=[.C146]/([.H146]-[.H145])" office:value-type="float" office:value="109660.315677351" calcext:value-type="float">
            <text:p>109660.315677351</text:p>
          </table:table-cell>
          <table:table-cell table:formula="of:=[.G146]-[.$B146]" office:value-type="float" office:value="0.234811782836914" calcext:value-type="float">
            <text:p>0.234811782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5086.50584" calcext:value-type="float">
            <text:p>1443145086.50584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69987297058" calcext:value-type="float">
            <text:p>6.505699873</text:p>
          </table:table-cell>
          <table:table-cell table:formula="of:=[.C147]/([.D147]-[.D146])" office:value-type="float" office:value="109597.302799906" calcext:value-type="float">
            <text:p>109597.302799906</text:p>
          </table:table-cell>
          <table:table-cell/>
          <table:table-cell office:value-type="float" office:value="1443145086.74075" calcext:value-type="float">
            <text:p>1443145086.74075</text:p>
          </table:table-cell>
          <table:table-cell table:formula="of:=[.G147]-[.$B$2]" office:value-type="float" office:value="6.74060773849487" calcext:value-type="float">
            <text:p>6.7406077385</text:p>
          </table:table-cell>
          <table:table-cell table:formula="of:=[.C147]/([.H147]-[.H146])" office:value-type="float" office:value="109330.798769082" calcext:value-type="float">
            <text:p>109330.798769082</text:p>
          </table:table-cell>
          <table:table-cell table:formula="of:=[.G147]-[.$B147]" office:value-type="float" office:value="0.234907865524292" calcext:value-type="float">
            <text:p>0.234907865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5086.54526" calcext:value-type="float">
            <text:p>1443145086.54526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511404037476" calcext:value-type="float">
            <text:p>6.5451140404</text:p>
          </table:table-cell>
          <table:table-cell table:formula="of:=[.C148]/([.D148]-[.D147])" office:value-type="float" office:value="109605.258325016" calcext:value-type="float">
            <text:p>109605.258325016</text:p>
          </table:table-cell>
          <table:table-cell/>
          <table:table-cell office:value-type="float" office:value="1443145086.78012" calcext:value-type="float">
            <text:p>1443145086.78012</text:p>
          </table:table-cell>
          <table:table-cell table:formula="of:=[.G148]-[.$B$2]" office:value-type="float" office:value="6.7799813747406" calcext:value-type="float">
            <text:p>6.7799813747</text:p>
          </table:table-cell>
          <table:table-cell table:formula="of:=[.C148]/([.H148]-[.H147])" office:value-type="float" office:value="109718.085803385" calcext:value-type="float">
            <text:p>109718.085803385</text:p>
          </table:table-cell>
          <table:table-cell table:formula="of:=[.G148]-[.$B148]" office:value-type="float" office:value="0.234867334365845" calcext:value-type="float">
            <text:p>0.234867334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5086.58468" calcext:value-type="float">
            <text:p>1443145086.58468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53249931335" calcext:value-type="float">
            <text:p>6.5845324993</text:p>
          </table:table-cell>
          <table:table-cell table:formula="of:=[.C149]/([.D149]-[.D148])" office:value-type="float" office:value="109593.325470414" calcext:value-type="float">
            <text:p>109593.325470414</text:p>
          </table:table-cell>
          <table:table-cell/>
          <table:table-cell office:value-type="float" office:value="1443145086.81937" calcext:value-type="float">
            <text:p>1443145086.81937</text:p>
          </table:table-cell>
          <table:table-cell table:formula="of:=[.G149]-[.$B$2]" office:value-type="float" office:value="6.8192310333252" calcext:value-type="float">
            <text:p>6.8192310333</text:p>
          </table:table-cell>
          <table:table-cell table:formula="of:=[.C149]/([.H149]-[.H148])" office:value-type="float" office:value="110064.65166287" calcext:value-type="float">
            <text:p>110064.65166287</text:p>
          </table:table-cell>
          <table:table-cell table:formula="of:=[.G149]-[.$B149]" office:value-type="float" office:value="0.234698534011841" calcext:value-type="float">
            <text:p>0.23469853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5086.62409" calcext:value-type="float">
            <text:p>1443145086.62409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94905090332" calcext:value-type="float">
            <text:p>6.6239490509</text:p>
          </table:table-cell>
          <table:table-cell table:formula="of:=[.C150]/([.D150]-[.D149])" office:value-type="float" office:value="109598.628640556" calcext:value-type="float">
            <text:p>109598.628640556</text:p>
          </table:table-cell>
          <table:table-cell/>
          <table:table-cell office:value-type="float" office:value="1443145086.85896" calcext:value-type="float">
            <text:p>1443145086.85896</text:p>
          </table:table-cell>
          <table:table-cell table:formula="of:=[.G150]-[.$B$2]" office:value-type="float" office:value="6.85881209373474" calcext:value-type="float">
            <text:p>6.8588120937</text:p>
          </table:table-cell>
          <table:table-cell table:formula="of:=[.C150]/([.H150]-[.H149])" office:value-type="float" office:value="109143.109237117" calcext:value-type="float">
            <text:p>109143.109237117</text:p>
          </table:table-cell>
          <table:table-cell table:formula="of:=[.G150]-[.$B150]" office:value-type="float" office:value="0.234863042831421" calcext:value-type="float">
            <text:p>0.234863042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5086.66352" calcext:value-type="float">
            <text:p>1443145086.66352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337299346924" calcext:value-type="float">
            <text:p>6.6633729935</text:p>
          </table:table-cell>
          <table:table-cell table:formula="of:=[.C151]/([.D151]-[.D150])" office:value-type="float" office:value="109578.081714604" calcext:value-type="float">
            <text:p>109578.081714604</text:p>
          </table:table-cell>
          <table:table-cell/>
          <table:table-cell office:value-type="float" office:value="1443145086.89836" calcext:value-type="float">
            <text:p>1443145086.89836</text:p>
          </table:table-cell>
          <table:table-cell table:formula="of:=[.G151]-[.$B$2]" office:value-type="float" office:value="6.89822149276733" calcext:value-type="float">
            <text:p>6.8982214928</text:p>
          </table:table-cell>
          <table:table-cell table:formula="of:=[.C151]/([.H151]-[.H150])" office:value-type="float" office:value="109618.520100427" calcext:value-type="float">
            <text:p>109618.520100427</text:p>
          </table:table-cell>
          <table:table-cell table:formula="of:=[.G151]-[.$B151]" office:value-type="float" office:value="0.234848499298096" calcext:value-type="float">
            <text:p>0.234848499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5086.70294" calcext:value-type="float">
            <text:p>1443145086.70294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80051231384" calcext:value-type="float">
            <text:p>6.7028005123</text:p>
          </table:table-cell>
          <table:table-cell table:formula="of:=[.C152]/([.D152]-[.D151])" office:value-type="float" office:value="109568.142419167" calcext:value-type="float">
            <text:p>109568.142419167</text:p>
          </table:table-cell>
          <table:table-cell/>
          <table:table-cell office:value-type="float" office:value="1443145086.93776" calcext:value-type="float">
            <text:p>1443145086.93776</text:p>
          </table:table-cell>
          <table:table-cell table:formula="of:=[.G152]-[.$B$2]" office:value-type="float" office:value="6.93761157989502" calcext:value-type="float">
            <text:p>6.9376115799</text:p>
          </table:table-cell>
          <table:table-cell table:formula="of:=[.C152]/([.H152]-[.H151])" office:value-type="float" office:value="109672.263125401" calcext:value-type="float">
            <text:p>109672.263125401</text:p>
          </table:table-cell>
          <table:table-cell table:formula="of:=[.G152]-[.$B152]" office:value-type="float" office:value="0.234811067581177" calcext:value-type="float">
            <text:p>0.234811067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5086.74236" calcext:value-type="float">
            <text:p>1443145086.74236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221205711365" calcext:value-type="float">
            <text:p>6.7422120571</text:p>
          </table:table-cell>
          <table:table-cell table:formula="of:=[.C153]/([.D153]-[.D152])" office:value-type="float" office:value="109612.55190437" calcext:value-type="float">
            <text:p>109612.55190437</text:p>
          </table:table-cell>
          <table:table-cell/>
          <table:table-cell office:value-type="float" office:value="1443145086.97713" calcext:value-type="float">
            <text:p>1443145086.97713</text:p>
          </table:table-cell>
          <table:table-cell table:formula="of:=[.G153]-[.$B$2]" office:value-type="float" office:value="6.97698259353638" calcext:value-type="float">
            <text:p>6.9769825935</text:p>
          </table:table-cell>
          <table:table-cell table:formula="of:=[.C153]/([.H153]-[.H152])" office:value-type="float" office:value="109725.394406966" calcext:value-type="float">
            <text:p>109725.394406966</text:p>
          </table:table-cell>
          <table:table-cell table:formula="of:=[.G153]-[.$B153]" office:value-type="float" office:value="0.234770536422729" calcext:value-type="float">
            <text:p>0.234770536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5086.78176" calcext:value-type="float">
            <text:p>1443145086.78176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62145614624" calcext:value-type="float">
            <text:p>6.7816214561</text:p>
          </table:table-cell>
          <table:table-cell table:formula="of:=[.C154]/([.D154]-[.D153])" office:value-type="float" office:value="109618.520100427" calcext:value-type="float">
            <text:p>109618.520100427</text:p>
          </table:table-cell>
          <table:table-cell/>
          <table:table-cell office:value-type="float" office:value="1443145087.0166" calcext:value-type="float">
            <text:p>1443145087.0166</text:p>
          </table:table-cell>
          <table:table-cell table:formula="of:=[.G154]-[.$B$2]" office:value-type="float" office:value="7.01646041870117" calcext:value-type="float">
            <text:p>7.0164604187</text:p>
          </table:table-cell>
          <table:table-cell table:formula="of:=[.C154]/([.H154]-[.H153])" office:value-type="float" office:value="109428.520491358" calcext:value-type="float">
            <text:p>109428.520491358</text:p>
          </table:table-cell>
          <table:table-cell table:formula="of:=[.G154]-[.$B154]" office:value-type="float" office:value="0.234838962554932" calcext:value-type="float">
            <text:p>0.234838962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5086.82121" calcext:value-type="float">
            <text:p>1443145086.82121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107043266296" calcext:value-type="float">
            <text:p>6.8210704327</text:p>
          </table:table-cell>
          <table:table-cell table:formula="of:=[.C155]/([.D155]-[.D154])" office:value-type="float" office:value="109508.544490847" calcext:value-type="float">
            <text:p>109508.544490847</text:p>
          </table:table-cell>
          <table:table-cell/>
          <table:table-cell office:value-type="float" office:value="1443145090.01816" calcext:value-type="float">
            <text:p>1443145090.01816</text:p>
          </table:table-cell>
          <table:table-cell table:formula="of:=[.G155]-[.$B$2]" office:value-type="float" office:value="10.0180177688599" calcext:value-type="float">
            <text:p>10.0180177689</text:p>
          </table:table-cell>
          <table:table-cell table:formula="of:=[.C155]/([.H155]-[.H154])" office:value-type="float" office:value="1439.25285977681" calcext:value-type="float">
            <text:p>1439.2528597768</text:p>
          </table:table-cell>
          <table:table-cell table:formula="of:=[.G155]-[.$B155]" office:value-type="float" office:value="3.1969473361969" calcext:value-type="float">
            <text:p>3.196947336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5086.86063" calcext:value-type="float">
            <text:p>1443145086.86063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6048603057861" calcext:value-type="float">
            <text:p>6.8604860306</text:p>
          </table:table-cell>
          <table:table-cell table:formula="of:=[.C156]/([.D156]-[.D155])" office:value-type="float" office:value="109601.280418096" calcext:value-type="float">
            <text:p>109601.280418096</text:p>
          </table:table-cell>
          <table:table-cell/>
          <table:table-cell office:value-type="float" office:value="1443145090.99169" calcext:value-type="float">
            <text:p>1443145090.99169</text:p>
          </table:table-cell>
          <table:table-cell table:formula="of:=[.G156]-[.$B$2]" office:value-type="float" office:value="10.991544008255" calcext:value-type="float">
            <text:p>10.9915440083</text:p>
          </table:table-cell>
          <table:table-cell table:formula="of:=[.C156]/([.H156]-[.H155])" office:value-type="float" office:value="4437.47669573246" calcext:value-type="float">
            <text:p>4437.4766957325</text:p>
          </table:table-cell>
          <table:table-cell table:formula="of:=[.G156]-[.$B156]" office:value-type="float" office:value="4.13105797767639" calcext:value-type="float">
            <text:p>4.131057977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5086.90005" calcext:value-type="float">
            <text:p>1443145086.90005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90568161011" calcext:value-type="float">
            <text:p>6.8999056816</text:p>
          </table:table-cell>
          <table:table-cell table:formula="of:=[.C157]/([.D157]-[.D156])" office:value-type="float" office:value="109590.011249682" calcext:value-type="float">
            <text:p>109590.011249682</text:p>
          </table:table-cell>
          <table:table-cell/>
          <table:table-cell office:value-type="float" office:value="1443145091.00951" calcext:value-type="float">
            <text:p>1443145091.00951</text:p>
          </table:table-cell>
          <table:table-cell table:formula="of:=[.G157]-[.$B$2]" office:value-type="float" office:value="11.0093700885773" calcext:value-type="float">
            <text:p>11.0093700886</text:p>
          </table:table-cell>
          <table:table-cell table:formula="of:=[.C157]/([.H157]-[.H156])" office:value-type="float" office:value="242341.553605821" calcext:value-type="float">
            <text:p>242341.553605821</text:p>
          </table:table-cell>
          <table:table-cell table:formula="of:=[.G157]-[.$B157]" office:value-type="float" office:value="4.10946440696716" calcext:value-type="float">
            <text:p>4.10946440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5086.93947" calcext:value-type="float">
            <text:p>1443145086.93947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93298625946" calcext:value-type="float">
            <text:p>6.9393298626</text:p>
          </table:table-cell>
          <table:table-cell table:formula="of:=[.C158]/([.D158]-[.D157])" office:value-type="float" office:value="109577.419038807" calcext:value-type="float">
            <text:p>109577.419038807</text:p>
          </table:table-cell>
          <table:table-cell/>
          <table:table-cell office:value-type="float" office:value="1443145091.02709" calcext:value-type="float">
            <text:p>1443145091.02709</text:p>
          </table:table-cell>
          <table:table-cell table:formula="of:=[.G158]-[.$B$2]" office:value-type="float" office:value="11.0269486904144" calcext:value-type="float">
            <text:p>11.0269486904</text:p>
          </table:table-cell>
          <table:table-cell table:formula="of:=[.C158]/([.H158]-[.H157])" office:value-type="float" office:value="245753.333514173" calcext:value-type="float">
            <text:p>245753.333514173</text:p>
          </table:table-cell>
          <table:table-cell table:formula="of:=[.G158]-[.$B158]" office:value-type="float" office:value="4.08761882781982" calcext:value-type="float">
            <text:p>4.087618827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5086.9789" calcext:value-type="float">
            <text:p>1443145086.9789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75714302063" calcext:value-type="float">
            <text:p>6.978757143</text:p>
          </table:table-cell>
          <table:table-cell table:formula="of:=[.C159]/([.D159]-[.D158])" office:value-type="float" office:value="109568.804982766" calcext:value-type="float">
            <text:p>109568.804982766</text:p>
          </table:table-cell>
          <table:table-cell/>
          <table:table-cell office:value-type="float" office:value="1443145091.04466" calcext:value-type="float">
            <text:p>1443145091.04466</text:p>
          </table:table-cell>
          <table:table-cell table:formula="of:=[.G159]-[.$B$2]" office:value-type="float" office:value="11.0445122718811" calcext:value-type="float">
            <text:p>11.0445122719</text:p>
          </table:table-cell>
          <table:table-cell table:formula="of:=[.C159]/([.H159]-[.H158])" office:value-type="float" office:value="245963.501703612" calcext:value-type="float">
            <text:p>245963.501703612</text:p>
          </table:table-cell>
          <table:table-cell table:formula="of:=[.G159]-[.$B159]" office:value-type="float" office:value="4.06575512886047" calcext:value-type="float">
            <text:p>4.065755128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5100.02516" calcext:value-type="float">
            <text:p>1443145100.02516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5012254715" calcext:value-type="float">
            <text:p>20.0250122547</text:p>
          </table:table-cell>
          <table:table-cell table:formula="of:=[.C160]/([.D160]-[.D159])" office:value-type="float" office:value="331.129505211627" calcext:value-type="float">
            <text:p>331.1295052116</text:p>
          </table:table-cell>
          <table:table-cell/>
          <table:table-cell office:value-type="float" office:value="1443145100.22266" calcext:value-type="float">
            <text:p>1443145100.22266</text:p>
          </table:table-cell>
          <table:table-cell table:formula="of:=[.G160]-[.$B$2]" office:value-type="float" office:value="20.222519159317" calcext:value-type="float">
            <text:p>20.2225191593</text:p>
          </table:table-cell>
          <table:table-cell table:formula="of:=[.C160]/([.H160]-[.H159])" office:value-type="float" office:value="470.69042908584" calcext:value-type="float">
            <text:p>470.6904290858</text:p>
          </table:table-cell>
          <table:table-cell table:formula="of:=[.G160]-[.$B160]" office:value-type="float" office:value="0.197506904602051" calcext:value-type="float">
            <text:p>0.197506904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5100.07932" calcext:value-type="float">
            <text:p>1443145100.07932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91742801666" calcext:value-type="float">
            <text:p>20.0791742802</text:p>
          </table:table-cell>
          <table:table-cell table:formula="of:=[.C161]/([.D161]-[.D160])" office:value-type="float" office:value="79760.680365538" calcext:value-type="float">
            <text:p>79760.680365538</text:p>
          </table:table-cell>
          <table:table-cell/>
          <table:table-cell office:value-type="float" office:value="1443145100.32886" calcext:value-type="float">
            <text:p>1443145100.32886</text:p>
          </table:table-cell>
          <table:table-cell table:formula="of:=[.G161]-[.$B$2]" office:value-type="float" office:value="20.3287155628204" calcext:value-type="float">
            <text:p>20.3287155628</text:p>
          </table:table-cell>
          <table:table-cell table:formula="of:=[.C161]/([.H161]-[.H160])" office:value-type="float" office:value="40679.3437205334" calcext:value-type="float">
            <text:p>40679.3437205334</text:p>
          </table:table-cell>
          <table:table-cell table:formula="of:=[.G161]-[.$B161]" office:value-type="float" office:value="0.249541282653809" calcext:value-type="float">
            <text:p>0.249541282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5100.13347" calcext:value-type="float">
            <text:p>1443145100.13347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33270072937" calcext:value-type="float">
            <text:p>20.1333270073</text:p>
          </table:table-cell>
          <table:table-cell table:formula="of:=[.C162]/([.D162]-[.D161])" office:value-type="float" office:value="79774.3757181915" calcext:value-type="float">
            <text:p>79774.3757181915</text:p>
          </table:table-cell>
          <table:table-cell/>
          <table:table-cell office:value-type="float" office:value="1443145100.38318" calcext:value-type="float">
            <text:p>1443145100.38318</text:p>
          </table:table-cell>
          <table:table-cell table:formula="of:=[.G162]-[.$B$2]" office:value-type="float" office:value="20.3830327987671" calcext:value-type="float">
            <text:p>20.3830327988</text:p>
          </table:table-cell>
          <table:table-cell table:formula="of:=[.C162]/([.H162]-[.H161])" office:value-type="float" office:value="79532.7656996879" calcext:value-type="float">
            <text:p>79532.7656996879</text:p>
          </table:table-cell>
          <table:table-cell table:formula="of:=[.G162]-[.$B162]" office:value-type="float" office:value="0.249705791473389" calcext:value-type="float">
            <text:p>0.249705791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5100.18764" calcext:value-type="float">
            <text:p>1443145100.18764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74997615814" calcext:value-type="float">
            <text:p>20.1874997616</text:p>
          </table:table-cell>
          <table:table-cell table:formula="of:=[.C163]/([.D163]-[.D162])" office:value-type="float" office:value="79744.8838775268" calcext:value-type="float">
            <text:p>79744.8838775268</text:p>
          </table:table-cell>
          <table:table-cell/>
          <table:table-cell office:value-type="float" office:value="1443145100.43709" calcext:value-type="float">
            <text:p>1443145100.43709</text:p>
          </table:table-cell>
          <table:table-cell table:formula="of:=[.G163]-[.$B$2]" office:value-type="float" office:value="20.4369463920593" calcext:value-type="float">
            <text:p>20.4369463921</text:p>
          </table:table-cell>
          <table:table-cell table:formula="of:=[.C163]/([.H163]-[.H162])" office:value-type="float" office:value="80128.2150975103" calcext:value-type="float">
            <text:p>80128.2150975103</text:p>
          </table:table-cell>
          <table:table-cell table:formula="of:=[.G163]-[.$B163]" office:value-type="float" office:value="0.249446630477905" calcext:value-type="float">
            <text:p>0.249446630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5100.2418" calcext:value-type="float">
            <text:p>1443145100.2418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16522502899" calcext:value-type="float">
            <text:p>20.2416522503</text:p>
          </table:table-cell>
          <table:table-cell table:formula="of:=[.C164]/([.D164]-[.D163])" office:value-type="float" office:value="79774.7269429231" calcext:value-type="float">
            <text:p>79774.7269429231</text:p>
          </table:table-cell>
          <table:table-cell/>
          <table:table-cell office:value-type="float" office:value="1443145100.49129" calcext:value-type="float">
            <text:p>1443145100.49129</text:p>
          </table:table-cell>
          <table:table-cell table:formula="of:=[.G164]-[.$B$2]" office:value-type="float" office:value="20.4911513328552" calcext:value-type="float">
            <text:p>20.4911513329</text:p>
          </table:table-cell>
          <table:table-cell table:formula="of:=[.C164]/([.H164]-[.H163])" office:value-type="float" office:value="79697.5319328618" calcext:value-type="float">
            <text:p>79697.5319328618</text:p>
          </table:table-cell>
          <table:table-cell table:formula="of:=[.G164]-[.$B164]" office:value-type="float" office:value="0.249499082565308" calcext:value-type="float">
            <text:p>0.249499082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5100.29594" calcext:value-type="float">
            <text:p>1443145100.29594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57966327667" calcext:value-type="float">
            <text:p>20.2957966328</text:p>
          </table:table-cell>
          <table:table-cell table:formula="of:=[.C165]/([.D165]-[.D164])" office:value-type="float" office:value="79786.6704242222" calcext:value-type="float">
            <text:p>79786.6704242222</text:p>
          </table:table-cell>
          <table:table-cell/>
          <table:table-cell office:value-type="float" office:value="1443145100.54535" calcext:value-type="float">
            <text:p>1443145100.54535</text:p>
          </table:table-cell>
          <table:table-cell table:formula="of:=[.G165]-[.$B$2]" office:value-type="float" office:value="20.5452060699463" calcext:value-type="float">
            <text:p>20.5452060699</text:p>
          </table:table-cell>
          <table:table-cell table:formula="of:=[.C165]/([.H165]-[.H164])" office:value-type="float" office:value="79918.9901288803" calcext:value-type="float">
            <text:p>79918.9901288803</text:p>
          </table:table-cell>
          <table:table-cell table:formula="of:=[.G165]-[.$B165]" office:value-type="float" office:value="0.249409437179565" calcext:value-type="float">
            <text:p>0.249409437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5100.35009" calcext:value-type="float">
            <text:p>1443145100.35009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99431610107" calcext:value-type="float">
            <text:p>20.349943161</text:p>
          </table:table-cell>
          <table:table-cell table:formula="of:=[.C166]/([.D166]-[.D165])" office:value-type="float" office:value="79783.5085664466" calcext:value-type="float">
            <text:p>79783.5085664466</text:p>
          </table:table-cell>
          <table:table-cell/>
          <table:table-cell office:value-type="float" office:value="1443145100.59953" calcext:value-type="float">
            <text:p>1443145100.59953</text:p>
          </table:table-cell>
          <table:table-cell table:formula="of:=[.G166]-[.$B$2]" office:value-type="float" office:value="20.5993826389313" calcext:value-type="float">
            <text:p>20.5993826389</text:p>
          </table:table-cell>
          <table:table-cell table:formula="of:=[.C166]/([.H166]-[.H165])" office:value-type="float" office:value="79739.2688561961" calcext:value-type="float">
            <text:p>79739.2688561961</text:p>
          </table:table-cell>
          <table:table-cell table:formula="of:=[.G166]-[.$B166]" office:value-type="float" office:value="0.249439477920532" calcext:value-type="float">
            <text:p>0.249439477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5100.40425" calcext:value-type="float">
            <text:p>1443145100.40425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41075706482" calcext:value-type="float">
            <text:p>20.4041075706</text:p>
          </table:table-cell>
          <table:table-cell table:formula="of:=[.C167]/([.D167]-[.D166])" office:value-type="float" office:value="79757.169494062" calcext:value-type="float">
            <text:p>79757.169494062</text:p>
          </table:table-cell>
          <table:table-cell/>
          <table:table-cell office:value-type="float" office:value="1443145100.65371" calcext:value-type="float">
            <text:p>1443145100.65371</text:p>
          </table:table-cell>
          <table:table-cell table:formula="of:=[.G167]-[.$B$2]" office:value-type="float" office:value="20.6535699367523" calcext:value-type="float">
            <text:p>20.6535699368</text:p>
          </table:table-cell>
          <table:table-cell table:formula="of:=[.C167]/([.H167]-[.H166])" office:value-type="float" office:value="79723.4808472443" calcext:value-type="float">
            <text:p>79723.4808472443</text:p>
          </table:table-cell>
          <table:table-cell table:formula="of:=[.G167]-[.$B167]" office:value-type="float" office:value="0.249462366104126" calcext:value-type="float">
            <text:p>0.249462366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5100.45841" calcext:value-type="float">
            <text:p>1443145100.45841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82695960999" calcext:value-type="float">
            <text:p>20.4582695961</text:p>
          </table:table-cell>
          <table:table-cell table:formula="of:=[.C168]/([.D168]-[.D167])" office:value-type="float" office:value="79760.680365538" calcext:value-type="float">
            <text:p>79760.680365538</text:p>
          </table:table-cell>
          <table:table-cell/>
          <table:table-cell office:value-type="float" office:value="1443145100.70786" calcext:value-type="float">
            <text:p>1443145100.70786</text:p>
          </table:table-cell>
          <table:table-cell table:formula="of:=[.G168]-[.$B$2]" office:value-type="float" office:value="20.7077205181122" calcext:value-type="float">
            <text:p>20.7077205181</text:p>
          </table:table-cell>
          <table:table-cell table:formula="of:=[.C168]/([.H168]-[.H167])" office:value-type="float" office:value="79777.536852116" calcext:value-type="float">
            <text:p>79777.536852116</text:p>
          </table:table-cell>
          <table:table-cell table:formula="of:=[.G168]-[.$B168]" office:value-type="float" office:value="0.249450922012329" calcext:value-type="float">
            <text:p>0.24945092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5100.51257" calcext:value-type="float">
            <text:p>1443145100.51257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24273300171" calcext:value-type="float">
            <text:p>20.51242733</text:p>
          </table:table-cell>
          <table:table-cell table:formula="of:=[.C169]/([.D169]-[.D168])" office:value-type="float" office:value="79767.0007131726" calcext:value-type="float">
            <text:p>79767.0007131726</text:p>
          </table:table-cell>
          <table:table-cell/>
          <table:table-cell office:value-type="float" office:value="1443145100.76201" calcext:value-type="float">
            <text:p>1443145100.76201</text:p>
          </table:table-cell>
          <table:table-cell table:formula="of:=[.G169]-[.$B$2]" office:value-type="float" office:value="20.7618625164032" calcext:value-type="float">
            <text:p>20.7618625164</text:p>
          </table:table-cell>
          <table:table-cell table:formula="of:=[.C169]/([.H169]-[.H168])" office:value-type="float" office:value="79790.1838934686" calcext:value-type="float">
            <text:p>79790.1838934686</text:p>
          </table:table-cell>
          <table:table-cell table:formula="of:=[.G169]-[.$B169]" office:value-type="float" office:value="0.249435186386108" calcext:value-type="float">
            <text:p>0.249435186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5100.56672" calcext:value-type="float">
            <text:p>1443145100.56672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65733814239" calcext:value-type="float">
            <text:p>20.5665733814</text:p>
          </table:table-cell>
          <table:table-cell table:formula="of:=[.C170]/([.D170]-[.D169])" office:value-type="float" office:value="79784.2111798507" calcext:value-type="float">
            <text:p>79784.2111798507</text:p>
          </table:table-cell>
          <table:table-cell/>
          <table:table-cell office:value-type="float" office:value="1443145100.81615" calcext:value-type="float">
            <text:p>1443145100.81615</text:p>
          </table:table-cell>
          <table:table-cell table:formula="of:=[.G170]-[.$B$2]" office:value-type="float" office:value="20.8160049915314" calcext:value-type="float">
            <text:p>20.8160049915</text:p>
          </table:table-cell>
          <table:table-cell table:formula="of:=[.C170]/([.H170]-[.H169])" office:value-type="float" office:value="79789.4811748646" calcext:value-type="float">
            <text:p>79789.4811748646</text:p>
          </table:table-cell>
          <table:table-cell table:formula="of:=[.G170]-[.$B170]" office:value-type="float" office:value="0.249431610107422" calcext:value-type="float">
            <text:p>0.249431610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5100.62087" calcext:value-type="float">
            <text:p>1443145100.62087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207237243652" calcext:value-type="float">
            <text:p>20.6207237244</text:p>
          </table:table-cell>
          <table:table-cell table:formula="of:=[.C171]/([.D171]-[.D170])" office:value-type="float" office:value="79777.8881046834" calcext:value-type="float">
            <text:p>79777.8881046834</text:p>
          </table:table-cell>
          <table:table-cell/>
          <table:table-cell office:value-type="float" office:value="1443145100.87027" calcext:value-type="float">
            <text:p>1443145100.87027</text:p>
          </table:table-cell>
          <table:table-cell table:formula="of:=[.G171]-[.$B$2]" office:value-type="float" office:value="20.8701286315918" calcext:value-type="float">
            <text:p>20.8701286316</text:p>
          </table:table-cell>
          <table:table-cell table:formula="of:=[.C171]/([.H171]-[.H170])" office:value-type="float" office:value="79817.2479747677" calcext:value-type="float">
            <text:p>79817.2479747677</text:p>
          </table:table-cell>
          <table:table-cell table:formula="of:=[.G171]-[.$B171]" office:value-type="float" office:value="0.249404907226562" calcext:value-type="float">
            <text:p>0.249404907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5100.67502" calcext:value-type="float">
            <text:p>1443145100.67502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48802661896" calcext:value-type="float">
            <text:p>20.6748802662</text:p>
          </table:table-cell>
          <table:table-cell table:formula="of:=[.C172]/([.D172]-[.D171])" office:value-type="float" office:value="79768.756543062" calcext:value-type="float">
            <text:p>79768.756543062</text:p>
          </table:table-cell>
          <table:table-cell/>
          <table:table-cell office:value-type="float" office:value="1443145100.92441" calcext:value-type="float">
            <text:p>1443145100.92441</text:p>
          </table:table-cell>
          <table:table-cell table:formula="of:=[.G172]-[.$B$2]" office:value-type="float" office:value="20.9242625236511" calcext:value-type="float">
            <text:p>20.9242625237</text:p>
          </table:table-cell>
          <table:table-cell table:formula="of:=[.C172]/([.H172]-[.H171])" office:value-type="float" office:value="79802.1320038405" calcext:value-type="float">
            <text:p>79802.1320038405</text:p>
          </table:table-cell>
          <table:table-cell table:formula="of:=[.G172]-[.$B172]" office:value-type="float" office:value="0.249382257461548" calcext:value-type="float">
            <text:p>0.249382257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5100.7292" calcext:value-type="float">
            <text:p>1443145100.7292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90570735931" calcext:value-type="float">
            <text:p>20.7290570736</text:p>
          </table:table-cell>
          <table:table-cell table:formula="of:=[.C173]/([.D173]-[.D172])" office:value-type="float" office:value="79738.9179436176" calcext:value-type="float">
            <text:p>79738.9179436176</text:p>
          </table:table-cell>
          <table:table-cell/>
          <table:table-cell office:value-type="float" office:value="1443145100.97861" calcext:value-type="float">
            <text:p>1443145100.97861</text:p>
          </table:table-cell>
          <table:table-cell table:formula="of:=[.G173]-[.$B$2]" office:value-type="float" office:value="20.9784619808197" calcext:value-type="float">
            <text:p>20.9784619808</text:p>
          </table:table-cell>
          <table:table-cell table:formula="of:=[.C173]/([.H173]-[.H172])" office:value-type="float" office:value="79705.5953265971" calcext:value-type="float">
            <text:p>79705.5953265971</text:p>
          </table:table-cell>
          <table:table-cell table:formula="of:=[.G173]-[.$B173]" office:value-type="float" office:value="0.249404907226562" calcext:value-type="float">
            <text:p>0.249404907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5100.78335" calcext:value-type="float">
            <text:p>1443145100.78335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32028865814" calcext:value-type="float">
            <text:p>20.7832028866</text:p>
          </table:table-cell>
          <table:table-cell table:formula="of:=[.C174]/([.D174]-[.D173])" office:value-type="float" office:value="79784.5624911935" calcext:value-type="float">
            <text:p>79784.5624911935</text:p>
          </table:table-cell>
          <table:table-cell/>
          <table:table-cell office:value-type="float" office:value="1443145101.03274" calcext:value-type="float">
            <text:p>1443145101.03274</text:p>
          </table:table-cell>
          <table:table-cell table:formula="of:=[.G174]-[.$B$2]" office:value-type="float" office:value="21.0325994491577" calcext:value-type="float">
            <text:p>21.0325994492</text:p>
          </table:table-cell>
          <table:table-cell table:formula="of:=[.C174]/([.H174]-[.H173])" office:value-type="float" office:value="79796.8603376066" calcext:value-type="float">
            <text:p>79796.8603376066</text:p>
          </table:table-cell>
          <table:table-cell table:formula="of:=[.G174]-[.$B174]" office:value-type="float" office:value="0.249396562576294" calcext:value-type="float">
            <text:p>0.249396562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5100.83754" calcext:value-type="float">
            <text:p>1443145100.83754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73920917511" calcext:value-type="float">
            <text:p>20.8373920918</text:p>
          </table:table-cell>
          <table:table-cell table:formula="of:=[.C175]/([.D175]-[.D174])" office:value-type="float" office:value="79720.6747445949" calcext:value-type="float">
            <text:p>79720.6747445949</text:p>
          </table:table-cell>
          <table:table-cell/>
          <table:table-cell office:value-type="float" office:value="1443145101.08686" calcext:value-type="float">
            <text:p>1443145101.08686</text:p>
          </table:table-cell>
          <table:table-cell table:formula="of:=[.G175]-[.$B$2]" office:value-type="float" office:value="21.0867185592651" calcext:value-type="float">
            <text:p>21.0867185593</text:p>
          </table:table-cell>
          <table:table-cell table:formula="of:=[.C175]/([.H175]-[.H174])" office:value-type="float" office:value="79823.9289490379" calcext:value-type="float">
            <text:p>79823.9289490379</text:p>
          </table:table-cell>
          <table:table-cell table:formula="of:=[.G175]-[.$B175]" office:value-type="float" office:value="0.249326467514038" calcext:value-type="float">
            <text:p>0.249326467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5100.89169" calcext:value-type="float">
            <text:p>1443145100.89169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15419578552" calcext:value-type="float">
            <text:p>20.8915419579</text:p>
          </table:table-cell>
          <table:table-cell table:formula="of:=[.C176]/([.D176]-[.D175])" office:value-type="float" office:value="79778.5906190973" calcext:value-type="float">
            <text:p>79778.5906190973</text:p>
          </table:table-cell>
          <table:table-cell/>
          <table:table-cell office:value-type="float" office:value="1443145101.14106" calcext:value-type="float">
            <text:p>1443145101.14106</text:p>
          </table:table-cell>
          <table:table-cell table:formula="of:=[.G176]-[.$B$2]" office:value-type="float" office:value="21.1409122943878" calcext:value-type="float">
            <text:p>21.1409122944</text:p>
          </table:table-cell>
          <table:table-cell table:formula="of:=[.C176]/([.H176]-[.H175])" office:value-type="float" office:value="79714.011042432" calcext:value-type="float">
            <text:p>79714.011042432</text:p>
          </table:table-cell>
          <table:table-cell table:formula="of:=[.G176]-[.$B176]" office:value-type="float" office:value="0.249370336532593" calcext:value-type="float">
            <text:p>0.249370336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5100.94583" calcext:value-type="float">
            <text:p>1443145100.94583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5689201355" calcext:value-type="float">
            <text:p>20.9456892014</text:p>
          </table:table-cell>
          <table:table-cell table:formula="of:=[.C177]/([.D177]-[.D176])" office:value-type="float" office:value="79782.4546695434" calcext:value-type="float">
            <text:p>79782.4546695434</text:p>
          </table:table-cell>
          <table:table-cell/>
          <table:table-cell office:value-type="float" office:value="1443145101.19512" calcext:value-type="float">
            <text:p>1443145101.19512</text:p>
          </table:table-cell>
          <table:table-cell table:formula="of:=[.G177]-[.$B$2]" office:value-type="float" office:value="21.1949801445007" calcext:value-type="float">
            <text:p>21.1949801445</text:p>
          </table:table-cell>
          <table:table-cell table:formula="of:=[.C177]/([.H177]-[.H176])" office:value-type="float" office:value="79899.6074557826" calcext:value-type="float">
            <text:p>79899.6074557826</text:p>
          </table:table-cell>
          <table:table-cell table:formula="of:=[.G177]-[.$B177]" office:value-type="float" office:value="0.249290943145752" calcext:value-type="float">
            <text:p>0.249290943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5101.00003" calcext:value-type="float">
            <text:p>1443145101.00003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98867511749" calcext:value-type="float">
            <text:p>20.9998867512</text:p>
          </table:table-cell>
          <table:table-cell table:formula="of:=[.C178]/([.D178]-[.D177])" office:value-type="float" office:value="79708.4003677619" calcext:value-type="float">
            <text:p>79708.4003677619</text:p>
          </table:table-cell>
          <table:table-cell/>
          <table:table-cell office:value-type="float" office:value="1443145101.24613" calcext:value-type="float">
            <text:p>1443145101.24613</text:p>
          </table:table-cell>
          <table:table-cell table:formula="of:=[.G178]-[.$B$2]" office:value-type="float" office:value="21.2459888458252" calcext:value-type="float">
            <text:p>21.2459888458</text:p>
          </table:table-cell>
          <table:table-cell table:formula="of:=[.C178]/([.H178]-[.H177])" office:value-type="float" office:value="84691.4327914521" calcext:value-type="float">
            <text:p>84691.4327914521</text:p>
          </table:table-cell>
          <table:table-cell table:formula="of:=[.G178]-[.$B178]" office:value-type="float" office:value="0.246102094650269" calcext:value-type="float">
            <text:p>0.246102094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5101.051" calcext:value-type="float">
            <text:p>1443145101.051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508587360382" calcext:value-type="float">
            <text:p>21.050858736</text:p>
          </table:table-cell>
          <table:table-cell table:formula="of:=[.C179]/([.D179]-[.D178])" office:value-type="float" office:value="84752.4382577458" calcext:value-type="float">
            <text:p>84752.4382577458</text:p>
          </table:table-cell>
          <table:table-cell/>
          <table:table-cell office:value-type="float" office:value="1443145101.29705" calcext:value-type="float">
            <text:p>1443145101.29705</text:p>
          </table:table-cell>
          <table:table-cell table:formula="of:=[.G179]-[.$B$2]" office:value-type="float" office:value="21.2969100475311" calcext:value-type="float">
            <text:p>21.2969100475</text:p>
          </table:table-cell>
          <table:table-cell table:formula="of:=[.C179]/([.H179]-[.H178])" office:value-type="float" office:value="84836.9609371708" calcext:value-type="float">
            <text:p>84836.9609371708</text:p>
          </table:table-cell>
          <table:table-cell table:formula="of:=[.G179]-[.$B179]" office:value-type="float" office:value="0.24605131149292" calcext:value-type="float">
            <text:p>0.246051311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5101.10198" calcext:value-type="float">
            <text:p>1443145101.10198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18328666687" calcext:value-type="float">
            <text:p>21.1018328667</text:p>
          </table:table-cell>
          <table:table-cell table:formula="of:=[.C180]/([.D180]-[.D179])" office:value-type="float" office:value="84748.8705852639" calcext:value-type="float">
            <text:p>84748.8705852639</text:p>
          </table:table-cell>
          <table:table-cell/>
          <table:table-cell office:value-type="float" office:value="1443145101.34808" calcext:value-type="float">
            <text:p>1443145101.34808</text:p>
          </table:table-cell>
          <table:table-cell table:formula="of:=[.G180]-[.$B$2]" office:value-type="float" office:value="21.3479354381561" calcext:value-type="float">
            <text:p>21.3479354382</text:p>
          </table:table-cell>
          <table:table-cell table:formula="of:=[.C180]/([.H180]-[.H179])" office:value-type="float" office:value="84663.7320574163" calcext:value-type="float">
            <text:p>84663.7320574163</text:p>
          </table:table-cell>
          <table:table-cell table:formula="of:=[.G180]-[.$B180]" office:value-type="float" office:value="0.246102571487427" calcext:value-type="float">
            <text:p>0.246102571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5101.15295" calcext:value-type="float">
            <text:p>1443145101.15295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28089046478" calcext:value-type="float">
            <text:p>21.1528089046</text:p>
          </table:table-cell>
          <table:table-cell table:formula="of:=[.C181]/([.D181]-[.D180])" office:value-type="float" office:value="84745.6995729834" calcext:value-type="float">
            <text:p>84745.6995729834</text:p>
          </table:table-cell>
          <table:table-cell/>
          <table:table-cell office:value-type="float" office:value="1443145101.36564" calcext:value-type="float">
            <text:p>1443145101.36564</text:p>
          </table:table-cell>
          <table:table-cell table:formula="of:=[.G181]-[.$B$2]" office:value-type="float" office:value="21.3654947280884" calcext:value-type="float">
            <text:p>21.3654947281</text:p>
          </table:table-cell>
          <table:table-cell table:formula="of:=[.C181]/([.H181]-[.H180])" office:value-type="float" office:value="246023.615799264" calcext:value-type="float">
            <text:p>246023.615799264</text:p>
          </table:table-cell>
          <table:table-cell table:formula="of:=[.G181]-[.$B181]" office:value-type="float" office:value="0.212685823440552" calcext:value-type="float">
            <text:p>0.212685823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5101.20395" calcext:value-type="float">
            <text:p>1443145101.20395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38094997406" calcext:value-type="float">
            <text:p>21.2038094997</text:p>
          </table:table-cell>
          <table:table-cell table:formula="of:=[.C182]/([.D182]-[.D181])" office:value-type="float" office:value="84704.8939750926" calcext:value-type="float">
            <text:p>84704.8939750926</text:p>
          </table:table-cell>
          <table:table-cell/>
          <table:table-cell office:value-type="float" office:value="1443145101.40145" calcext:value-type="float">
            <text:p>1443145101.40145</text:p>
          </table:table-cell>
          <table:table-cell table:formula="of:=[.G182]-[.$B$2]" office:value-type="float" office:value="21.401305437088" calcext:value-type="float">
            <text:p>21.4013054371</text:p>
          </table:table-cell>
          <table:table-cell table:formula="of:=[.C182]/([.H182]-[.H181])" office:value-type="float" office:value="120634.30523099" calcext:value-type="float">
            <text:p>120634.30523099</text:p>
          </table:table-cell>
          <table:table-cell table:formula="of:=[.G182]-[.$B182]" office:value-type="float" office:value="0.197495937347412" calcext:value-type="float">
            <text:p>0.197495937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5101.25493" calcext:value-type="float">
            <text:p>1443145101.25493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47912597656" calcext:value-type="float">
            <text:p>21.2547912598</text:p>
          </table:table-cell>
          <table:table-cell table:formula="of:=[.C183]/([.D183]-[.D182])" office:value-type="float" office:value="84736.187959763" calcext:value-type="float">
            <text:p>84736.187959763</text:p>
          </table:table-cell>
          <table:table-cell/>
          <table:table-cell office:value-type="float" office:value="1443145101.45243" calcext:value-type="float">
            <text:p>1443145101.45243</text:p>
          </table:table-cell>
          <table:table-cell table:formula="of:=[.G183]-[.$B$2]" office:value-type="float" office:value="21.4522838592529" calcext:value-type="float">
            <text:p>21.4522838593</text:p>
          </table:table-cell>
          <table:table-cell table:formula="of:=[.C183]/([.H183]-[.H182])" office:value-type="float" office:value="84741.7361413158" calcext:value-type="float">
            <text:p>84741.7361413158</text:p>
          </table:table-cell>
          <table:table-cell table:formula="of:=[.G183]-[.$B183]" office:value-type="float" office:value="0.197492599487305" calcext:value-type="float">
            <text:p>0.197492599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5101.30591" calcext:value-type="float">
            <text:p>1443145101.30591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5764913559" calcext:value-type="float">
            <text:p>21.3057649136</text:p>
          </table:table-cell>
          <table:table-cell table:formula="of:=[.C184]/([.D184]-[.D183])" office:value-type="float" office:value="84749.6633754134" calcext:value-type="float">
            <text:p>84749.6633754134</text:p>
          </table:table-cell>
          <table:table-cell/>
          <table:table-cell office:value-type="float" office:value="1443145101.50337" calcext:value-type="float">
            <text:p>1443145101.50337</text:p>
          </table:table-cell>
          <table:table-cell table:formula="of:=[.G184]-[.$B$2]" office:value-type="float" office:value="21.5032291412354" calcext:value-type="float">
            <text:p>21.5032291412</text:p>
          </table:table-cell>
          <table:table-cell table:formula="of:=[.C184]/([.H184]-[.H183])" office:value-type="float" office:value="84796.8611007114" calcext:value-type="float">
            <text:p>84796.8611007114</text:p>
          </table:table-cell>
          <table:table-cell table:formula="of:=[.G184]-[.$B184]" office:value-type="float" office:value="0.197464227676392" calcext:value-type="float">
            <text:p>0.197464227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5101.35688" calcext:value-type="float">
            <text:p>1443145101.35688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6734752655" calcext:value-type="float">
            <text:p>21.3567347527</text:p>
          </table:table-cell>
          <table:table-cell table:formula="of:=[.C185]/([.D185]-[.D184])" office:value-type="float" office:value="84756.006230617" calcext:value-type="float">
            <text:p>84756.006230617</text:p>
          </table:table-cell>
          <table:table-cell/>
          <table:table-cell office:value-type="float" office:value="1443145101.55431" calcext:value-type="float">
            <text:p>1443145101.55431</text:p>
          </table:table-cell>
          <table:table-cell table:formula="of:=[.G185]-[.$B$2]" office:value-type="float" office:value="21.5541627407074" calcext:value-type="float">
            <text:p>21.5541627407</text:p>
          </table:table-cell>
          <table:table-cell table:formula="of:=[.C185]/([.H185]-[.H184])" office:value-type="float" office:value="84816.3107414186" calcext:value-type="float">
            <text:p>84816.3107414186</text:p>
          </table:table-cell>
          <table:table-cell table:formula="of:=[.G185]-[.$B185]" office:value-type="float" office:value="0.197427988052368" calcext:value-type="float">
            <text:p>0.197427988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5101.40784" calcext:value-type="float">
            <text:p>1443145101.40784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7701253891" calcext:value-type="float">
            <text:p>21.4077012539</text:p>
          </table:table-cell>
          <table:table-cell table:formula="of:=[.C186]/([.D186]-[.D185])" office:value-type="float" office:value="84761.5570077981" calcext:value-type="float">
            <text:p>84761.5570077981</text:p>
          </table:table-cell>
          <table:table-cell/>
          <table:table-cell office:value-type="float" office:value="1443145101.65386" calcext:value-type="float">
            <text:p>1443145101.65386</text:p>
          </table:table-cell>
          <table:table-cell table:formula="of:=[.G186]-[.$B$2]" office:value-type="float" office:value="21.6537215709686" calcext:value-type="float">
            <text:p>21.653721571</text:p>
          </table:table-cell>
          <table:table-cell table:formula="of:=[.C186]/([.H186]-[.H185])" office:value-type="float" office:value="43391.4298577518" calcext:value-type="float">
            <text:p>43391.4298577518</text:p>
          </table:table-cell>
          <table:table-cell table:formula="of:=[.G186]-[.$B186]" office:value-type="float" office:value="0.246020317077637" calcext:value-type="float">
            <text:p>0.246020317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5101.45887" calcext:value-type="float">
            <text:p>1443145101.45887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87240219116" calcext:value-type="float">
            <text:p>21.4587240219</text:p>
          </table:table-cell>
          <table:table-cell table:formula="of:=[.C187]/([.D187]-[.D186])" office:value-type="float" office:value="84668.0838298171" calcext:value-type="float">
            <text:p>84668.0838298171</text:p>
          </table:table-cell>
          <table:table-cell/>
          <table:table-cell office:value-type="float" office:value="1443145101.70484" calcext:value-type="float">
            <text:p>1443145101.70484</text:p>
          </table:table-cell>
          <table:table-cell table:formula="of:=[.G187]-[.$B$2]" office:value-type="float" office:value="21.7046916484833" calcext:value-type="float">
            <text:p>21.7046916485</text:p>
          </table:table-cell>
          <table:table-cell table:formula="of:=[.C187]/([.H187]-[.H186])" office:value-type="float" office:value="84755.6097743517" calcext:value-type="float">
            <text:p>84755.6097743517</text:p>
          </table:table-cell>
          <table:table-cell table:formula="of:=[.G187]-[.$B187]" office:value-type="float" office:value="0.245967626571655" calcext:value-type="float">
            <text:p>0.245967626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5101.50985" calcext:value-type="float">
            <text:p>1443145101.50985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97033977509" calcext:value-type="float">
            <text:p>21.5097033978</text:p>
          </table:table-cell>
          <table:table-cell table:formula="of:=[.C188]/([.D188]-[.D187])" office:value-type="float" office:value="84740.1508724506" calcext:value-type="float">
            <text:p>84740.1508724506</text:p>
          </table:table-cell>
          <table:table-cell/>
          <table:table-cell office:value-type="float" office:value="1443145101.75569" calcext:value-type="float">
            <text:p>1443145101.75569</text:p>
          </table:table-cell>
          <table:table-cell table:formula="of:=[.G188]-[.$B$2]" office:value-type="float" office:value="21.7555458545685" calcext:value-type="float">
            <text:p>21.7555458546</text:p>
          </table:table-cell>
          <table:table-cell table:formula="of:=[.C188]/([.H188]-[.H187])" office:value-type="float" office:value="84948.7256326829" calcext:value-type="float">
            <text:p>84948.7256326829</text:p>
          </table:table-cell>
          <table:table-cell table:formula="of:=[.G188]-[.$B188]" office:value-type="float" office:value="0.245842456817627" calcext:value-type="float">
            <text:p>0.245842456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5101.56081" calcext:value-type="float">
            <text:p>1443145101.56081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606696605682" calcext:value-type="float">
            <text:p>21.5606696606</text:p>
          </table:table-cell>
          <table:table-cell table:formula="of:=[.C189]/([.D189]-[.D188])" office:value-type="float" office:value="84761.9535197036" calcext:value-type="float">
            <text:p>84761.9535197036</text:p>
          </table:table-cell>
          <table:table-cell/>
          <table:table-cell office:value-type="float" office:value="1443145101.80683" calcext:value-type="float">
            <text:p>1443145101.80683</text:p>
          </table:table-cell>
          <table:table-cell table:formula="of:=[.G189]-[.$B$2]" office:value-type="float" office:value="21.8066852092743" calcext:value-type="float">
            <text:p>21.8066852093</text:p>
          </table:table-cell>
          <table:table-cell table:formula="of:=[.C189]/([.H189]-[.H188])" office:value-type="float" office:value="84475.058882766" calcext:value-type="float">
            <text:p>84475.058882766</text:p>
          </table:table-cell>
          <table:table-cell table:formula="of:=[.G189]-[.$B189]" office:value-type="float" office:value="0.246015548706055" calcext:value-type="float">
            <text:p>0.246015548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5101.61178" calcext:value-type="float">
            <text:p>1443145101.61178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16333007812" calcext:value-type="float">
            <text:p>21.6116333008</text:p>
          </table:table-cell>
          <table:table-cell table:formula="of:=[.C190]/([.D190]-[.D189])" office:value-type="float" office:value="84766.3153955192" calcext:value-type="float">
            <text:p>84766.3153955192</text:p>
          </table:table-cell>
          <table:table-cell/>
          <table:table-cell office:value-type="float" office:value="1443145101.85768" calcext:value-type="float">
            <text:p>1443145101.85768</text:p>
          </table:table-cell>
          <table:table-cell table:formula="of:=[.G190]-[.$B$2]" office:value-type="float" office:value="21.8575367927551" calcext:value-type="float">
            <text:p>21.8575367928</text:p>
          </table:table-cell>
          <table:table-cell table:formula="of:=[.C190]/([.H190]-[.H189])" office:value-type="float" office:value="84953.1067528729" calcext:value-type="float">
            <text:p>84953.1067528729</text:p>
          </table:table-cell>
          <table:table-cell table:formula="of:=[.G190]-[.$B190]" office:value-type="float" office:value="0.245903491973877" calcext:value-type="float">
            <text:p>0.24590349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5101.66274" calcext:value-type="float">
            <text:p>1443145101.66274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25943183899" calcext:value-type="float">
            <text:p>21.6625943184</text:p>
          </table:table-cell>
          <table:table-cell table:formula="of:=[.C191]/([.D191]-[.D190])" office:value-type="float" office:value="84770.6777202848" calcext:value-type="float">
            <text:p>84770.6777202848</text:p>
          </table:table-cell>
          <table:table-cell/>
          <table:table-cell office:value-type="float" office:value="1443145101.90867" calcext:value-type="float">
            <text:p>1443145101.90867</text:p>
          </table:table-cell>
          <table:table-cell table:formula="of:=[.G191]-[.$B$2]" office:value-type="float" office:value="21.9085288047791" calcext:value-type="float">
            <text:p>21.9085288048</text:p>
          </table:table-cell>
          <table:table-cell table:formula="of:=[.C191]/([.H191]-[.H190])" office:value-type="float" office:value="84719.15165797" calcext:value-type="float">
            <text:p>84719.15165797</text:p>
          </table:table-cell>
          <table:table-cell table:formula="of:=[.G191]-[.$B191]" office:value-type="float" office:value="0.24593448638916" calcext:value-type="float">
            <text:p>0.245934486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5101.71374" calcext:value-type="float">
            <text:p>1443145101.71374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35984897614" calcext:value-type="float">
            <text:p>21.7135984898</text:p>
          </table:table-cell>
          <table:table-cell table:formula="of:=[.C192]/([.D192]-[.D191])" office:value-type="float" office:value="84698.9546901513" calcext:value-type="float">
            <text:p>84698.9546901513</text:p>
          </table:table-cell>
          <table:table-cell/>
          <table:table-cell office:value-type="float" office:value="1443145101.95967" calcext:value-type="float">
            <text:p>1443145101.95967</text:p>
          </table:table-cell>
          <table:table-cell table:formula="of:=[.G192]-[.$B$2]" office:value-type="float" office:value="21.9595267772675" calcext:value-type="float">
            <text:p>21.9595267773</text:p>
          </table:table-cell>
          <table:table-cell table:formula="of:=[.C192]/([.H192]-[.H191])" office:value-type="float" office:value="84709.249980131" calcext:value-type="float">
            <text:p>84709.249980131</text:p>
          </table:table-cell>
          <table:table-cell table:formula="of:=[.G192]-[.$B192]" office:value-type="float" office:value="0.245928287506104" calcext:value-type="float">
            <text:p>0.245928287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5101.7647" calcext:value-type="float">
            <text:p>1443145101.7647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45606994629" calcext:value-type="float">
            <text:p>21.7645606995</text:p>
          </table:table-cell>
          <table:table-cell table:formula="of:=[.C193]/([.D193]-[.D192])" office:value-type="float" office:value="84768.694789732" calcext:value-type="float">
            <text:p>84768.694789732</text:p>
          </table:table-cell>
          <table:table-cell/>
          <table:table-cell office:value-type="float" office:value="1443145102.01069" calcext:value-type="float">
            <text:p>1443145102.01069</text:p>
          </table:table-cell>
          <table:table-cell table:formula="of:=[.G193]-[.$B$2]" office:value-type="float" office:value="22.0105504989624" calcext:value-type="float">
            <text:p>22.010550499</text:p>
          </table:table-cell>
          <table:table-cell table:formula="of:=[.C193]/([.H193]-[.H192])" office:value-type="float" office:value="84666.5013153652" calcext:value-type="float">
            <text:p>84666.5013153652</text:p>
          </table:table-cell>
          <table:table-cell table:formula="of:=[.G193]-[.$B193]" office:value-type="float" office:value="0.245989799499512" calcext:value-type="float">
            <text:p>0.245989799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5101.81568" calcext:value-type="float">
            <text:p>1443145101.81568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55326843262" calcext:value-type="float">
            <text:p>21.8155326843</text:p>
          </table:table-cell>
          <table:table-cell table:formula="of:=[.C194]/([.D194]-[.D193])" office:value-type="float" office:value="84752.4382577458" calcext:value-type="float">
            <text:p>84752.4382577458</text:p>
          </table:table-cell>
          <table:table-cell/>
          <table:table-cell office:value-type="float" office:value="1443145102.06169" calcext:value-type="float">
            <text:p>1443145102.06169</text:p>
          </table:table-cell>
          <table:table-cell table:formula="of:=[.G194]-[.$B$2]" office:value-type="float" office:value="22.0615499019623" calcext:value-type="float">
            <text:p>22.061549902</text:p>
          </table:table-cell>
          <table:table-cell table:formula="of:=[.C194]/([.H194]-[.H193])" office:value-type="float" office:value="84706.8739218445" calcext:value-type="float">
            <text:p>84706.8739218445</text:p>
          </table:table-cell>
          <table:table-cell table:formula="of:=[.G194]-[.$B194]" office:value-type="float" office:value="0.246017217636108" calcext:value-type="float">
            <text:p>0.246017217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5101.86664" calcext:value-type="float">
            <text:p>1443145101.86664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64989471436" calcext:value-type="float">
            <text:p>21.8664989471</text:p>
          </table:table-cell>
          <table:table-cell table:formula="of:=[.C195]/([.D195]-[.D194])" office:value-type="float" office:value="84761.9535197036" calcext:value-type="float">
            <text:p>84761.9535197036</text:p>
          </table:table-cell>
          <table:table-cell/>
          <table:table-cell office:value-type="float" office:value="1443145102.11266" calcext:value-type="float">
            <text:p>1443145102.11266</text:p>
          </table:table-cell>
          <table:table-cell table:formula="of:=[.G195]-[.$B$2]" office:value-type="float" office:value="22.1125202178955" calcext:value-type="float">
            <text:p>22.1125202179</text:p>
          </table:table-cell>
          <table:table-cell table:formula="of:=[.C195]/([.H195]-[.H194])" office:value-type="float" office:value="84755.2133217953" calcext:value-type="float">
            <text:p>84755.2133217953</text:p>
          </table:table-cell>
          <table:table-cell table:formula="of:=[.G195]-[.$B195]" office:value-type="float" office:value="0.246021270751953" calcext:value-type="float">
            <text:p>0.246021270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5101.91761" calcext:value-type="float">
            <text:p>1443145101.91761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74697399139" calcext:value-type="float">
            <text:p>21.9174697399</text:p>
          </table:table-cell>
          <table:table-cell table:formula="of:=[.C196]/([.D196]-[.D195])" office:value-type="float" office:value="84754.420427809" calcext:value-type="float">
            <text:p>84754.420427809</text:p>
          </table:table-cell>
          <table:table-cell/>
          <table:table-cell office:value-type="float" office:value="1443145102.16368" calcext:value-type="float">
            <text:p>1443145102.16368</text:p>
          </table:table-cell>
          <table:table-cell table:formula="of:=[.G196]-[.$B$2]" office:value-type="float" office:value="22.1635348796844" calcext:value-type="float">
            <text:p>22.1635348797</text:p>
          </table:table-cell>
          <table:table-cell table:formula="of:=[.C196]/([.H196]-[.H195])" office:value-type="float" office:value="84681.5375915428" calcext:value-type="float">
            <text:p>84681.5375915428</text:p>
          </table:table-cell>
          <table:table-cell table:formula="of:=[.G196]-[.$B196]" office:value-type="float" office:value="0.246065139770508" calcext:value-type="float">
            <text:p>0.246065139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5101.96858" calcext:value-type="float">
            <text:p>1443145101.96858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84345722198" calcext:value-type="float">
            <text:p>21.9684345722</text:p>
          </table:table-cell>
          <table:table-cell table:formula="of:=[.C197]/([.D197]-[.D196])" office:value-type="float" office:value="84764.3326690431" calcext:value-type="float">
            <text:p>84764.3326690431</text:p>
          </table:table-cell>
          <table:table-cell/>
          <table:table-cell office:value-type="float" office:value="1443145102.17947" calcext:value-type="float">
            <text:p>1443145102.17947</text:p>
          </table:table-cell>
          <table:table-cell table:formula="of:=[.G197]-[.$B$2]" office:value-type="float" office:value="22.1793303489685" calcext:value-type="float">
            <text:p>22.179330349</text:p>
          </table:table-cell>
          <table:table-cell table:formula="of:=[.C197]/([.H197]-[.H196])" office:value-type="float" office:value="273496.14768079" calcext:value-type="float">
            <text:p>273496.14768079</text:p>
          </table:table-cell>
          <table:table-cell table:formula="of:=[.G197]-[.$B197]" office:value-type="float" office:value="0.210895776748657" calcext:value-type="float">
            <text:p>0.21089577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5102.01626" calcext:value-type="float">
            <text:p>1443145102.01626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61154270172" calcext:value-type="float">
            <text:p>22.016115427</text:p>
          </table:table-cell>
          <table:table-cell table:formula="of:=[.C198]/([.D198]-[.D197])" office:value-type="float" office:value="90602.4025441526" calcext:value-type="float">
            <text:p>90602.4025441526</text:p>
          </table:table-cell>
          <table:table-cell/>
          <table:table-cell office:value-type="float" office:value="1443145102.29612" calcext:value-type="float">
            <text:p>1443145102.29612</text:p>
          </table:table-cell>
          <table:table-cell table:formula="of:=[.G198]-[.$B$2]" office:value-type="float" office:value="22.2959752082825" calcext:value-type="float">
            <text:p>22.2959752083</text:p>
          </table:table-cell>
          <table:table-cell table:formula="of:=[.C198]/([.H198]-[.H197])" office:value-type="float" office:value="37035.4941092788" calcext:value-type="float">
            <text:p>37035.4941092788</text:p>
          </table:table-cell>
          <table:table-cell table:formula="of:=[.G198]-[.$B198]" office:value-type="float" office:value="0.279859781265259" calcext:value-type="float">
            <text:p>0.279859781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5102.05858" calcext:value-type="float">
            <text:p>1443145102.05858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84406852722" calcext:value-type="float">
            <text:p>22.0584406853</text:p>
          </table:table-cell>
          <table:table-cell table:formula="of:=[.C199]/([.D199]-[.D198])" office:value-type="float" office:value="102066.713307985" calcext:value-type="float">
            <text:p>102066.713307985</text:p>
          </table:table-cell>
          <table:table-cell/>
          <table:table-cell office:value-type="float" office:value="1443145102.33844" calcext:value-type="float">
            <text:p>1443145102.33844</text:p>
          </table:table-cell>
          <table:table-cell table:formula="of:=[.G199]-[.$B$2]" office:value-type="float" office:value="22.3382956981659" calcext:value-type="float">
            <text:p>22.3382956982</text:p>
          </table:table-cell>
          <table:table-cell table:formula="of:=[.C199]/([.H199]-[.H198])" office:value-type="float" office:value="102078.213458776" calcext:value-type="float">
            <text:p>102078.213458776</text:p>
          </table:table-cell>
          <table:table-cell table:formula="of:=[.G199]-[.$B199]" office:value-type="float" office:value="0.279855012893677" calcext:value-type="float">
            <text:p>0.279855012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5102.1009" calcext:value-type="float">
            <text:p>1443145102.1009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1007564067841" calcext:value-type="float">
            <text:p>22.1007564068</text:p>
          </table:table-cell>
          <table:table-cell table:formula="of:=[.C200]/([.D200]-[.D199])" office:value-type="float" office:value="102089.716201369" calcext:value-type="float">
            <text:p>102089.716201369</text:p>
          </table:table-cell>
          <table:table-cell/>
          <table:table-cell office:value-type="float" office:value="1443145102.38071" calcext:value-type="float">
            <text:p>1443145102.38071</text:p>
          </table:table-cell>
          <table:table-cell table:formula="of:=[.G200]-[.$B$2]" office:value-type="float" office:value="22.3805658817291" calcext:value-type="float">
            <text:p>22.3805658817</text:p>
          </table:table-cell>
          <table:table-cell table:formula="of:=[.C200]/([.H200]-[.H199])" office:value-type="float" office:value="102199.698128532" calcext:value-type="float">
            <text:p>102199.698128532</text:p>
          </table:table-cell>
          <table:table-cell table:formula="of:=[.G200]-[.$B200]" office:value-type="float" office:value="0.279809474945068" calcext:value-type="float">
            <text:p>0.279809474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5102.14324" calcext:value-type="float">
            <text:p>1443145102.14324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30945396423" calcext:value-type="float">
            <text:p>22.1430945396</text:p>
          </table:table-cell>
          <table:table-cell table:formula="of:=[.C201]/([.D201]-[.D200])" office:value-type="float" office:value="102035.675840049" calcext:value-type="float">
            <text:p>102035.675840049</text:p>
          </table:table-cell>
          <table:table-cell/>
          <table:table-cell office:value-type="float" office:value="1443145102.42311" calcext:value-type="float">
            <text:p>1443145102.42311</text:p>
          </table:table-cell>
          <table:table-cell table:formula="of:=[.G201]-[.$B$2]" office:value-type="float" office:value="22.4229648113251" calcext:value-type="float">
            <text:p>22.4229648113</text:p>
          </table:table-cell>
          <table:table-cell table:formula="of:=[.C201]/([.H201]-[.H200])" office:value-type="float" office:value="101889.364688417" calcext:value-type="float">
            <text:p>101889.364688417</text:p>
          </table:table-cell>
          <table:table-cell table:formula="of:=[.G201]-[.$B201]" office:value-type="float" office:value="0.279870271682739" calcext:value-type="float">
            <text:p>0.279870271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5102.18557" calcext:value-type="float">
            <text:p>1443145102.18557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54283809662" calcext:value-type="float">
            <text:p>22.185428381</text:p>
          </table:table-cell>
          <table:table-cell table:formula="of:=[.C202]/([.D202]-[.D201])" office:value-type="float" office:value="102046.019565107" calcext:value-type="float">
            <text:p>102046.019565107</text:p>
          </table:table-cell>
          <table:table-cell/>
          <table:table-cell office:value-type="float" office:value="1443145102.46546" calcext:value-type="float">
            <text:p>1443145102.46546</text:p>
          </table:table-cell>
          <table:table-cell table:formula="of:=[.G202]-[.$B$2]" office:value-type="float" office:value="22.4653179645538" calcext:value-type="float">
            <text:p>22.4653179646</text:p>
          </table:table-cell>
          <table:table-cell table:formula="of:=[.C202]/([.H202]-[.H201])" office:value-type="float" office:value="101999.48930996" calcext:value-type="float">
            <text:p>101999.48930996</text:p>
          </table:table-cell>
          <table:table-cell table:formula="of:=[.G202]-[.$B202]" office:value-type="float" office:value="0.279889583587646" calcext:value-type="float">
            <text:p>0.279889583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5102.22791" calcext:value-type="float">
            <text:p>1443145102.22791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7686595917" calcext:value-type="float">
            <text:p>22.2277686596</text:p>
          </table:table-cell>
          <table:table-cell table:formula="of:=[.C203]/([.D203]-[.D202])" office:value-type="float" office:value="102030.504763835" calcext:value-type="float">
            <text:p>102030.504763835</text:p>
          </table:table-cell>
          <table:table-cell/>
          <table:table-cell office:value-type="float" office:value="1443145102.50778" calcext:value-type="float">
            <text:p>1443145102.50778</text:p>
          </table:table-cell>
          <table:table-cell table:formula="of:=[.G203]-[.$B$2]" office:value-type="float" office:value="22.5076353549957" calcext:value-type="float">
            <text:p>22.507635355</text:p>
          </table:table-cell>
          <table:table-cell table:formula="of:=[.C203]/([.H203]-[.H202])" office:value-type="float" office:value="102085.689946589" calcext:value-type="float">
            <text:p>102085.689946589</text:p>
          </table:table-cell>
          <table:table-cell table:formula="of:=[.G203]-[.$B203]" office:value-type="float" office:value="0.279866695404053" calcext:value-type="float">
            <text:p>0.279866695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5102.27025" calcext:value-type="float">
            <text:p>1443145102.27025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701091766357" calcext:value-type="float">
            <text:p>22.2701091766</text:p>
          </table:table-cell>
          <table:table-cell table:formula="of:=[.C204]/([.D204]-[.D203])" office:value-type="float" office:value="102029.930232165" calcext:value-type="float">
            <text:p>102029.930232165</text:p>
          </table:table-cell>
          <table:table-cell/>
          <table:table-cell office:value-type="float" office:value="1443145102.55015" calcext:value-type="float">
            <text:p>1443145102.55015</text:p>
          </table:table-cell>
          <table:table-cell table:formula="of:=[.G204]-[.$B$2]" office:value-type="float" office:value="22.5500028133392" calcext:value-type="float">
            <text:p>22.5500028133</text:p>
          </table:table-cell>
          <table:table-cell table:formula="of:=[.C204]/([.H204]-[.H203])" office:value-type="float" office:value="101965.049802478" calcext:value-type="float">
            <text:p>101965.049802478</text:p>
          </table:table-cell>
          <table:table-cell table:formula="of:=[.G204]-[.$B204]" office:value-type="float" office:value="0.279893636703491" calcext:value-type="float">
            <text:p>0.279893636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5102.3126" calcext:value-type="float">
            <text:p>1443145102.3126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24542236328" calcext:value-type="float">
            <text:p>22.3124542236</text:p>
          </table:table-cell>
          <table:table-cell table:formula="of:=[.C205]/([.D205]-[.D204])" office:value-type="float" office:value="102019.015359668" calcext:value-type="float">
            <text:p>102019.015359668</text:p>
          </table:table-cell>
          <table:table-cell/>
          <table:table-cell office:value-type="float" office:value="1443145102.59243" calcext:value-type="float">
            <text:p>1443145102.59243</text:p>
          </table:table-cell>
          <table:table-cell table:formula="of:=[.G205]-[.$B$2]" office:value-type="float" office:value="22.5922884941101" calcext:value-type="float">
            <text:p>22.5922884941</text:p>
          </table:table-cell>
          <table:table-cell table:formula="of:=[.C205]/([.H205]-[.H204])" office:value-type="float" office:value="102162.243133982" calcext:value-type="float">
            <text:p>102162.243133982</text:p>
          </table:table-cell>
          <table:table-cell table:formula="of:=[.G205]-[.$B205]" office:value-type="float" office:value="0.279834270477295" calcext:value-type="float">
            <text:p>0.279834270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5102.35494" calcext:value-type="float">
            <text:p>1443145102.35494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47976016998" calcext:value-type="float">
            <text:p>22.3547976017</text:p>
          </table:table-cell>
          <table:table-cell table:formula="of:=[.C206]/([.D206]-[.D205])" office:value-type="float" office:value="102023.036356777" calcext:value-type="float">
            <text:p>102023.036356777</text:p>
          </table:table-cell>
          <table:table-cell/>
          <table:table-cell office:value-type="float" office:value="1443145102.63482" calcext:value-type="float">
            <text:p>1443145102.63482</text:p>
          </table:table-cell>
          <table:table-cell table:formula="of:=[.G206]-[.$B$2]" office:value-type="float" office:value="22.6346788406372" calcext:value-type="float">
            <text:p>22.6346788406</text:p>
          </table:table-cell>
          <table:table-cell table:formula="of:=[.C206]/([.H206]-[.H205])" office:value-type="float" office:value="101909.994938076" calcext:value-type="float">
            <text:p>101909.994938076</text:p>
          </table:table-cell>
          <table:table-cell table:formula="of:=[.G206]-[.$B206]" office:value-type="float" office:value="0.279881238937378" calcext:value-type="float">
            <text:p>0.279881238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5102.39728" calcext:value-type="float">
            <text:p>1443145102.39728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71371650696" calcext:value-type="float">
            <text:p>22.3971371651</text:p>
          </table:table-cell>
          <table:table-cell table:formula="of:=[.C207]/([.D207]-[.D206])" office:value-type="float" office:value="102032.228397669" calcext:value-type="float">
            <text:p>102032.228397669</text:p>
          </table:table-cell>
          <table:table-cell/>
          <table:table-cell office:value-type="float" office:value="1443145102.67946" calcext:value-type="float">
            <text:p>1443145102.67946</text:p>
          </table:table-cell>
          <table:table-cell table:formula="of:=[.G207]-[.$B$2]" office:value-type="float" office:value="22.6793141365051" calcext:value-type="float">
            <text:p>22.6793141365</text:p>
          </table:table-cell>
          <table:table-cell table:formula="of:=[.C207]/([.H207]-[.H206])" office:value-type="float" office:value="96784.39262021" calcext:value-type="float">
            <text:p>96784.39262021</text:p>
          </table:table-cell>
          <table:table-cell table:formula="of:=[.G207]-[.$B207]" office:value-type="float" office:value="0.282176971435547" calcext:value-type="float">
            <text:p>0.282176971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5102.43963" calcext:value-type="float">
            <text:p>1443145102.43963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94855499268" calcext:value-type="float">
            <text:p>22.4394855499</text:p>
          </table:table-cell>
          <table:table-cell table:formula="of:=[.C208]/([.D208]-[.D207])" office:value-type="float" office:value="102010.974316245" calcext:value-type="float">
            <text:p>102010.974316245</text:p>
          </table:table-cell>
          <table:table-cell/>
          <table:table-cell office:value-type="float" office:value="1443145102.76185" calcext:value-type="float">
            <text:p>1443145102.76185</text:p>
          </table:table-cell>
          <table:table-cell table:formula="of:=[.G208]-[.$B$2]" office:value-type="float" office:value="22.7617080211639" calcext:value-type="float">
            <text:p>22.7617080212</text:p>
          </table:table-cell>
          <table:table-cell table:formula="of:=[.C208]/([.H208]-[.H207])" office:value-type="float" office:value="52431.0756543253" calcext:value-type="float">
            <text:p>52431.0756543253</text:p>
          </table:table-cell>
          <table:table-cell table:formula="of:=[.G208]-[.$B208]" office:value-type="float" office:value="0.322222471237183" calcext:value-type="float">
            <text:p>0.322222471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5102.48198" calcext:value-type="float">
            <text:p>1443145102.48198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18365573883" calcext:value-type="float">
            <text:p>22.4818365574</text:p>
          </table:table-cell>
          <table:table-cell table:formula="of:=[.C209]/([.D209]-[.D208])" office:value-type="float" office:value="102004.657242742" calcext:value-type="float">
            <text:p>102004.657242742</text:p>
          </table:table-cell>
          <table:table-cell/>
          <table:table-cell office:value-type="float" office:value="1443145102.80406" calcext:value-type="float">
            <text:p>1443145102.80406</text:p>
          </table:table-cell>
          <table:table-cell table:formula="of:=[.G209]-[.$B$2]" office:value-type="float" office:value="22.8039131164551" calcext:value-type="float">
            <text:p>22.8039131165</text:p>
          </table:table-cell>
          <table:table-cell table:formula="of:=[.C209]/([.H209]-[.H208])" office:value-type="float" office:value="102357.309471758" calcext:value-type="float">
            <text:p>102357.309471758</text:p>
          </table:table-cell>
          <table:table-cell table:formula="of:=[.G209]-[.$B209]" office:value-type="float" office:value="0.322076559066772" calcext:value-type="float">
            <text:p>0.322076559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5102.52432" calcext:value-type="float">
            <text:p>1443145102.52432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41734981537" calcext:value-type="float">
            <text:p>22.5241734982</text:p>
          </table:table-cell>
          <table:table-cell table:formula="of:=[.C210]/([.D210]-[.D209])" office:value-type="float" office:value="102038.548886661" calcext:value-type="float">
            <text:p>102038.548886661</text:p>
          </table:table-cell>
          <table:table-cell/>
          <table:table-cell office:value-type="float" office:value="1443145102.84656" calcext:value-type="float">
            <text:p>1443145102.84656</text:p>
          </table:table-cell>
          <table:table-cell table:formula="of:=[.G210]-[.$B$2]" office:value-type="float" office:value="22.8464169502258" calcext:value-type="float">
            <text:p>22.8464169502</text:p>
          </table:table-cell>
          <table:table-cell table:formula="of:=[.C210]/([.H210]-[.H209])" office:value-type="float" office:value="101637.890438314" calcext:value-type="float">
            <text:p>101637.890438314</text:p>
          </table:table-cell>
          <table:table-cell table:formula="of:=[.G210]-[.$B210]" office:value-type="float" office:value="0.322243452072144" calcext:value-type="float">
            <text:p>0.322243452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5102.56665" calcext:value-type="float">
            <text:p>1443145102.56665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6502571106" calcext:value-type="float">
            <text:p>22.5665025711</text:p>
          </table:table-cell>
          <table:table-cell table:formula="of:=[.C211]/([.D211]-[.D210])" office:value-type="float" office:value="102057.515052861" calcext:value-type="float">
            <text:p>102057.515052861</text:p>
          </table:table-cell>
          <table:table-cell/>
          <table:table-cell office:value-type="float" office:value="1443145102.88885" calcext:value-type="float">
            <text:p>1443145102.88885</text:p>
          </table:table-cell>
          <table:table-cell table:formula="of:=[.G211]-[.$B$2]" office:value-type="float" office:value="22.8887095451355" calcext:value-type="float">
            <text:p>22.8887095451</text:p>
          </table:table-cell>
          <table:table-cell table:formula="of:=[.C211]/([.H211]-[.H210])" office:value-type="float" office:value="102145.541299299" calcext:value-type="float">
            <text:p>102145.541299299</text:p>
          </table:table-cell>
          <table:table-cell table:formula="of:=[.G211]-[.$B211]" office:value-type="float" office:value="0.322206974029541" calcext:value-type="float">
            <text:p>0.32220697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5102.60899" calcext:value-type="float">
            <text:p>1443145102.60899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88480949402" calcext:value-type="float">
            <text:p>22.6088480949</text:p>
          </table:table-cell>
          <table:table-cell table:formula="of:=[.C212]/([.D212]-[.D211])" office:value-type="float" office:value="102017.866561567" calcext:value-type="float">
            <text:p>102017.866561567</text:p>
          </table:table-cell>
          <table:table-cell/>
          <table:table-cell office:value-type="float" office:value="1443145102.93113" calcext:value-type="float">
            <text:p>1443145102.93113</text:p>
          </table:table-cell>
          <table:table-cell table:formula="of:=[.G212]-[.$B$2]" office:value-type="float" office:value="22.9309825897217" calcext:value-type="float">
            <text:p>22.9309825897</text:p>
          </table:table-cell>
          <table:table-cell table:formula="of:=[.C212]/([.H212]-[.H211])" office:value-type="float" office:value="102192.781293357" calcext:value-type="float">
            <text:p>102192.781293357</text:p>
          </table:table-cell>
          <table:table-cell table:formula="of:=[.G212]-[.$B212]" office:value-type="float" office:value="0.322134494781494" calcext:value-type="float">
            <text:p>0.322134494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5102.65133" calcext:value-type="float">
            <text:p>1443145102.65133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11900424957" calcext:value-type="float">
            <text:p>22.6511900425</text:p>
          </table:table-cell>
          <table:table-cell table:formula="of:=[.C213]/([.D213]-[.D212])" office:value-type="float" office:value="102026.483178017" calcext:value-type="float">
            <text:p>102026.483178017</text:p>
          </table:table-cell>
          <table:table-cell/>
          <table:table-cell office:value-type="float" office:value="1443145102.97358" calcext:value-type="float">
            <text:p>1443145102.97358</text:p>
          </table:table-cell>
          <table:table-cell table:formula="of:=[.G213]-[.$B$2]" office:value-type="float" office:value="22.9734337329864" calcext:value-type="float">
            <text:p>22.973433733</text:p>
          </table:table-cell>
          <table:table-cell table:formula="of:=[.C213]/([.H213]-[.H212])" office:value-type="float" office:value="101764.043739785" calcext:value-type="float">
            <text:p>101764.043739785</text:p>
          </table:table-cell>
          <table:table-cell table:formula="of:=[.G213]-[.$B213]" office:value-type="float" office:value="0.322243690490723" calcext:value-type="float">
            <text:p>0.322243690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5102.69368" calcext:value-type="float">
            <text:p>1443145102.69368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35393810272" calcext:value-type="float">
            <text:p>22.693539381</text:p>
          </table:table-cell>
          <table:table-cell table:formula="of:=[.C214]/([.D214]-[.D213])" office:value-type="float" office:value="102008.677108081" calcext:value-type="float">
            <text:p>102008.677108081</text:p>
          </table:table-cell>
          <table:table-cell/>
          <table:table-cell office:value-type="float" office:value="1443145103.05823" calcext:value-type="float">
            <text:p>1443145103.05823</text:p>
          </table:table-cell>
          <table:table-cell table:formula="of:=[.G214]-[.$B$2]" office:value-type="float" office:value="23.0580897331238" calcext:value-type="float">
            <text:p>23.0580897331</text:p>
          </table:table-cell>
          <table:table-cell table:formula="of:=[.C214]/([.H214]-[.H213])" office:value-type="float" office:value="51030.05094727" calcext:value-type="float">
            <text:p>51030.05094727</text:p>
          </table:table-cell>
          <table:table-cell table:formula="of:=[.G214]-[.$B214]" office:value-type="float" office:value="0.364550352096558" calcext:value-type="float">
            <text:p>0.364550352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5102.736" calcext:value-type="float">
            <text:p>1443145102.736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58522415161" calcext:value-type="float">
            <text:p>22.7358522415</text:p>
          </table:table-cell>
          <table:table-cell table:formula="of:=[.C215]/([.D215]-[.D214])" office:value-type="float" office:value="102096.619091355" calcext:value-type="float">
            <text:p>102096.619091355</text:p>
          </table:table-cell>
          <table:table-cell/>
          <table:table-cell office:value-type="float" office:value="1443145103.07267" calcext:value-type="float">
            <text:p>1443145103.07267</text:p>
          </table:table-cell>
          <table:table-cell table:formula="of:=[.G215]-[.$B$2]" office:value-type="float" office:value="23.0725252628326" calcext:value-type="float">
            <text:p>23.0725252628</text:p>
          </table:table-cell>
          <table:table-cell table:formula="of:=[.C215]/([.H215]-[.H214])" office:value-type="float" office:value="299261.619568269" calcext:value-type="float">
            <text:p>299261.619568269</text:p>
          </table:table-cell>
          <table:table-cell table:formula="of:=[.G215]-[.$B215]" office:value-type="float" office:value="0.336673021316528" calcext:value-type="float">
            <text:p>0.336673021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5102.77832" calcext:value-type="float">
            <text:p>1443145102.77832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81805992126" calcext:value-type="float">
            <text:p>22.7781805992</text:p>
          </table:table-cell>
          <table:table-cell table:formula="of:=[.C216]/([.D216]-[.D215])" office:value-type="float" office:value="102059.23959941" calcext:value-type="float">
            <text:p>102059.23959941</text:p>
          </table:table-cell>
          <table:table-cell/>
          <table:table-cell office:value-type="float" office:value="1443145103.1005" calcext:value-type="float">
            <text:p>1443145103.1005</text:p>
          </table:table-cell>
          <table:table-cell table:formula="of:=[.G216]-[.$B$2]" office:value-type="float" office:value="23.1003518104553" calcext:value-type="float">
            <text:p>23.1003518105</text:p>
          </table:table-cell>
          <table:table-cell table:formula="of:=[.C216]/([.H216]-[.H215])" office:value-type="float" office:value="155247.429849288" calcext:value-type="float">
            <text:p>155247.429849288</text:p>
          </table:table-cell>
          <table:table-cell table:formula="of:=[.G216]-[.$B216]" office:value-type="float" office:value="0.322171211242676" calcext:value-type="float">
            <text:p>0.322171211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5102.82065" calcext:value-type="float">
            <text:p>1443145102.82065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205080032349" calcext:value-type="float">
            <text:p>22.8205080032</text:p>
          </table:table-cell>
          <table:table-cell table:formula="of:=[.C217]/([.D217]-[.D216])" office:value-type="float" office:value="102061.539085471" calcext:value-type="float">
            <text:p>102061.539085471</text:p>
          </table:table-cell>
          <table:table-cell/>
          <table:table-cell office:value-type="float" office:value="1443145103.14287" calcext:value-type="float">
            <text:p>1443145103.14287</text:p>
          </table:table-cell>
          <table:table-cell table:formula="of:=[.G217]-[.$B$2]" office:value-type="float" office:value="23.1427307128906" calcext:value-type="float">
            <text:p>23.1427307129</text:p>
          </table:table-cell>
          <table:table-cell table:formula="of:=[.C217]/([.H217]-[.H216])" office:value-type="float" office:value="101937.514936709" calcext:value-type="float">
            <text:p>101937.514936709</text:p>
          </table:table-cell>
          <table:table-cell table:formula="of:=[.G217]-[.$B217]" office:value-type="float" office:value="0.322222709655762" calcext:value-type="float">
            <text:p>0.322222709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5102.86299" calcext:value-type="float">
            <text:p>1443145102.86299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28444671631" calcext:value-type="float">
            <text:p>22.8628444672</text:p>
          </table:table-cell>
          <table:table-cell table:formula="of:=[.C218]/([.D218]-[.D217])" office:value-type="float" office:value="102039.698150609" calcext:value-type="float">
            <text:p>102039.698150609</text:p>
          </table:table-cell>
          <table:table-cell/>
          <table:table-cell office:value-type="float" office:value="1443145103.18535" calcext:value-type="float">
            <text:p>1443145103.18535</text:p>
          </table:table-cell>
          <table:table-cell table:formula="of:=[.G218]-[.$B$2]" office:value-type="float" office:value="23.1852061748505" calcext:value-type="float">
            <text:p>23.1852061749</text:p>
          </table:table-cell>
          <table:table-cell table:formula="of:=[.C218]/([.H218]-[.H217])" office:value-type="float" office:value="101705.780247537" calcext:value-type="float">
            <text:p>101705.780247537</text:p>
          </table:table-cell>
          <table:table-cell table:formula="of:=[.G218]-[.$B218]" office:value-type="float" office:value="0.322361707687378" calcext:value-type="float">
            <text:p>0.322361707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5102.90533" calcext:value-type="float">
            <text:p>1443145102.90533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51826000214" calcext:value-type="float">
            <text:p>22.9051826</text:p>
          </table:table-cell>
          <table:table-cell table:formula="of:=[.C219]/([.D219]-[.D218])" office:value-type="float" office:value="102035.675840049" calcext:value-type="float">
            <text:p>102035.675840049</text:p>
          </table:table-cell>
          <table:table-cell/>
          <table:table-cell office:value-type="float" office:value="1443145103.22833" calcext:value-type="float">
            <text:p>1443145103.22833</text:p>
          </table:table-cell>
          <table:table-cell table:formula="of:=[.G219]-[.$B$2]" office:value-type="float" office:value="23.2281835079193" calcext:value-type="float">
            <text:p>23.2281835079</text:p>
          </table:table-cell>
          <table:table-cell table:formula="of:=[.C219]/([.H219]-[.H218])" office:value-type="float" office:value="100518.103184289" calcext:value-type="float">
            <text:p>100518.103184289</text:p>
          </table:table-cell>
          <table:table-cell table:formula="of:=[.G219]-[.$B219]" office:value-type="float" office:value="0.323000907897949" calcext:value-type="float">
            <text:p>0.323000907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5102.94766" calcext:value-type="float">
            <text:p>1443145102.94766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7514295578" calcext:value-type="float">
            <text:p>22.9475142956</text:p>
          </table:table-cell>
          <table:table-cell table:formula="of:=[.C220]/([.D220]-[.D219])" office:value-type="float" office:value="102051.192214112" calcext:value-type="float">
            <text:p>102051.192214112</text:p>
          </table:table-cell>
          <table:table-cell/>
          <table:table-cell office:value-type="float" office:value="1443145103.27165" calcext:value-type="float">
            <text:p>1443145103.27165</text:p>
          </table:table-cell>
          <table:table-cell table:formula="of:=[.G220]-[.$B$2]" office:value-type="float" office:value="23.2715072631836" calcext:value-type="float">
            <text:p>23.2715072632</text:p>
          </table:table-cell>
          <table:table-cell table:formula="of:=[.C220]/([.H220]-[.H219])" office:value-type="float" office:value="99714.3477901966" calcext:value-type="float">
            <text:p>99714.3477901966</text:p>
          </table:table-cell>
          <table:table-cell table:formula="of:=[.G220]-[.$B220]" office:value-type="float" office:value="0.323992967605591" calcext:value-type="float">
            <text:p>0.323992967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5102.99" calcext:value-type="float">
            <text:p>1443145102.99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98583889008" calcext:value-type="float">
            <text:p>22.9898583889</text:p>
          </table:table-cell>
          <table:table-cell table:formula="of:=[.C221]/([.D221]-[.D220])" office:value-type="float" office:value="102021.31303349" calcext:value-type="float">
            <text:p>102021.31303349</text:p>
          </table:table-cell>
          <table:table-cell/>
          <table:table-cell office:value-type="float" office:value="1443145103.31505" calcext:value-type="float">
            <text:p>1443145103.31505</text:p>
          </table:table-cell>
          <table:table-cell table:formula="of:=[.G221]-[.$B$2]" office:value-type="float" office:value="23.314909696579" calcext:value-type="float">
            <text:p>23.3149096966</text:p>
          </table:table-cell>
          <table:table-cell table:formula="of:=[.C221]/([.H221]-[.H220])" office:value-type="float" office:value="99533.5897562664" calcext:value-type="float">
            <text:p>99533.5897562664</text:p>
          </table:table-cell>
          <table:table-cell table:formula="of:=[.G221]-[.$B221]" office:value-type="float" office:value="0.325051307678223" calcext:value-type="float">
            <text:p>0.325051307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5103.03313" calcext:value-type="float">
            <text:p>1443145103.03313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2990694046" calcext:value-type="float">
            <text:p>23.032990694</text:p>
          </table:table-cell>
          <table:table-cell table:formula="of:=[.C222]/([.D222]-[.D221])" office:value-type="float" office:value="100156.946990216" calcext:value-type="float">
            <text:p>100156.946990216</text:p>
          </table:table-cell>
          <table:table-cell/>
          <table:table-cell office:value-type="float" office:value="1443145103.35844" calcext:value-type="float">
            <text:p>1443145103.35844</text:p>
          </table:table-cell>
          <table:table-cell table:formula="of:=[.G222]-[.$B$2]" office:value-type="float" office:value="23.3583002090454" calcext:value-type="float">
            <text:p>23.358300209</text:p>
          </table:table-cell>
          <table:table-cell table:formula="of:=[.C222]/([.H222]-[.H221])" office:value-type="float" office:value="99560.9352008044" calcext:value-type="float">
            <text:p>99560.9352008044</text:p>
          </table:table-cell>
          <table:table-cell table:formula="of:=[.G222]-[.$B222]" office:value-type="float" office:value="0.32530951499939" calcext:value-type="float">
            <text:p>0.32530951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5103.07649" calcext:value-type="float">
            <text:p>1443145103.07649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63428211212" calcext:value-type="float">
            <text:p>23.0763428211</text:p>
          </table:table-cell>
          <table:table-cell table:formula="of:=[.C223]/([.D223]-[.D222])" office:value-type="float" office:value="99649.0897091821" calcext:value-type="float">
            <text:p>99649.0897091821</text:p>
          </table:table-cell>
          <table:table-cell/>
          <table:table-cell office:value-type="float" office:value="1443145103.40171" calcext:value-type="float">
            <text:p>1443145103.40171</text:p>
          </table:table-cell>
          <table:table-cell table:formula="of:=[.G223]-[.$B$2]" office:value-type="float" office:value="23.4015698432922" calcext:value-type="float">
            <text:p>23.4015698433</text:p>
          </table:table-cell>
          <table:table-cell table:formula="of:=[.C223]/([.H223]-[.H222])" office:value-type="float" office:value="99839.0690190979" calcext:value-type="float">
            <text:p>99839.0690190979</text:p>
          </table:table-cell>
          <table:table-cell table:formula="of:=[.G223]-[.$B223]" office:value-type="float" office:value="0.32522702217102" calcext:value-type="float">
            <text:p>0.325227022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5103.11982" calcext:value-type="float">
            <text:p>1443145103.11982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96789741516" calcext:value-type="float">
            <text:p>23.1196789742</text:p>
          </table:table-cell>
          <table:table-cell table:formula="of:=[.C224]/([.D224]-[.D223])" office:value-type="float" office:value="99685.8211426842" calcext:value-type="float">
            <text:p>99685.8211426842</text:p>
          </table:table-cell>
          <table:table-cell/>
          <table:table-cell office:value-type="float" office:value="1443145103.44518" calcext:value-type="float">
            <text:p>1443145103.44518</text:p>
          </table:table-cell>
          <table:table-cell table:formula="of:=[.G224]-[.$B$2]" office:value-type="float" office:value="23.4450373649597" calcext:value-type="float">
            <text:p>23.445037365</text:p>
          </table:table-cell>
          <table:table-cell table:formula="of:=[.C224]/([.H224]-[.H223])" office:value-type="float" office:value="99384.5481471731" calcext:value-type="float">
            <text:p>99384.5481471731</text:p>
          </table:table-cell>
          <table:table-cell table:formula="of:=[.G224]-[.$B224]" office:value-type="float" office:value="0.325358390808105" calcext:value-type="float">
            <text:p>0.325358390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5103.16318" calcext:value-type="float">
            <text:p>1443145103.16318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30392074585" calcext:value-type="float">
            <text:p>23.1630392075</text:p>
          </table:table-cell>
          <table:table-cell table:formula="of:=[.C225]/([.D225]-[.D224])" office:value-type="float" office:value="99630.4602289598" calcext:value-type="float">
            <text:p>99630.4602289598</text:p>
          </table:table-cell>
          <table:table-cell/>
          <table:table-cell office:value-type="float" office:value="1443145103.48851" calcext:value-type="float">
            <text:p>1443145103.48851</text:p>
          </table:table-cell>
          <table:table-cell table:formula="of:=[.G225]-[.$B$2]" office:value-type="float" office:value="23.4883654117584" calcext:value-type="float">
            <text:p>23.4883654118</text:p>
          </table:table-cell>
          <table:table-cell table:formula="of:=[.C225]/([.H225]-[.H224])" office:value-type="float" office:value="99704.4713340047" calcext:value-type="float">
            <text:p>99704.4713340047</text:p>
          </table:table-cell>
          <table:table-cell table:formula="of:=[.G225]-[.$B225]" office:value-type="float" office:value="0.325326204299927" calcext:value-type="float">
            <text:p>0.325326204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5103.20653" calcext:value-type="float">
            <text:p>1443145103.20653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63875198364" calcext:value-type="float">
            <text:p>23.2063875198</text:p>
          </table:table-cell>
          <table:table-cell table:formula="of:=[.C226]/([.D226]-[.D225])" office:value-type="float" office:value="99657.8589343072" calcext:value-type="float">
            <text:p>99657.8589343072</text:p>
          </table:table-cell>
          <table:table-cell/>
          <table:table-cell office:value-type="float" office:value="1443145103.53177" calcext:value-type="float">
            <text:p>1443145103.53177</text:p>
          </table:table-cell>
          <table:table-cell table:formula="of:=[.G226]-[.$B$2]" office:value-type="float" office:value="23.5316240787506" calcext:value-type="float">
            <text:p>23.5316240788</text:p>
          </table:table-cell>
          <table:table-cell table:formula="of:=[.C226]/([.H226]-[.H225])" office:value-type="float" office:value="99864.3809523809" calcext:value-type="float">
            <text:p>99864.3809523809</text:p>
          </table:table-cell>
          <table:table-cell table:formula="of:=[.G226]-[.$B226]" office:value-type="float" office:value="0.325236558914185" calcext:value-type="float">
            <text:p>0.325236558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5103.24987" calcext:value-type="float">
            <text:p>1443145103.24987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97308254242" calcext:value-type="float">
            <text:p>23.2497308254</text:p>
          </table:table-cell>
          <table:table-cell table:formula="of:=[.C227]/([.D227]-[.D226])" office:value-type="float" office:value="99669.3708847878" calcext:value-type="float">
            <text:p>99669.3708847878</text:p>
          </table:table-cell>
          <table:table-cell/>
          <table:table-cell office:value-type="float" office:value="1443145103.57513" calcext:value-type="float">
            <text:p>1443145103.57513</text:p>
          </table:table-cell>
          <table:table-cell table:formula="of:=[.G227]-[.$B$2]" office:value-type="float" office:value="23.574990272522" calcext:value-type="float">
            <text:p>23.5749902725</text:p>
          </table:table-cell>
          <table:table-cell table:formula="of:=[.C227]/([.H227]-[.H226])" office:value-type="float" office:value="99616.7665250067" calcext:value-type="float">
            <text:p>99616.7665250067</text:p>
          </table:table-cell>
          <table:table-cell table:formula="of:=[.G227]-[.$B227]" office:value-type="float" office:value="0.325259447097778" calcext:value-type="float">
            <text:p>0.325259447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5103.29323" calcext:value-type="float">
            <text:p>1443145103.29323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3087720871" calcext:value-type="float">
            <text:p>23.2930877209</text:p>
          </table:table-cell>
          <table:table-cell table:formula="of:=[.C228]/([.D228]-[.D227])" office:value-type="float" office:value="99638.1303477553" calcext:value-type="float">
            <text:p>99638.1303477553</text:p>
          </table:table-cell>
          <table:table-cell/>
          <table:table-cell office:value-type="float" office:value="1443145103.61845" calcext:value-type="float">
            <text:p>1443145103.61845</text:p>
          </table:table-cell>
          <table:table-cell table:formula="of:=[.G228]-[.$B$2]" office:value-type="float" office:value="23.6183066368103" calcext:value-type="float">
            <text:p>23.6183066368</text:p>
          </table:table-cell>
          <table:table-cell table:formula="of:=[.C228]/([.H228]-[.H227])" office:value-type="float" office:value="99731.3618300107" calcext:value-type="float">
            <text:p>99731.3618300107</text:p>
          </table:table-cell>
          <table:table-cell table:formula="of:=[.G228]-[.$B228]" office:value-type="float" office:value="0.325218915939331" calcext:value-type="float">
            <text:p>0.325218915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5103.33658" calcext:value-type="float">
            <text:p>1443145103.33658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64324569702" calcext:value-type="float">
            <text:p>23.336432457</text:p>
          </table:table-cell>
          <table:table-cell table:formula="of:=[.C229]/([.D229]-[.D228])" office:value-type="float" office:value="99666.0814847003" calcext:value-type="float">
            <text:p>99666.0814847003</text:p>
          </table:table-cell>
          <table:table-cell/>
          <table:table-cell office:value-type="float" office:value="1443145103.66184" calcext:value-type="float">
            <text:p>1443145103.66184</text:p>
          </table:table-cell>
          <table:table-cell table:formula="of:=[.G229]-[.$B$2]" office:value-type="float" office:value="23.661696434021" calcext:value-type="float">
            <text:p>23.661696434</text:p>
          </table:table-cell>
          <table:table-cell table:formula="of:=[.C229]/([.H229]-[.H228])" office:value-type="float" office:value="99562.576405297" calcext:value-type="float">
            <text:p>99562.576405297</text:p>
          </table:table-cell>
          <table:table-cell table:formula="of:=[.G229]-[.$B229]" office:value-type="float" office:value="0.325263977050781" calcext:value-type="float">
            <text:p>0.325263977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5103.37992" calcext:value-type="float">
            <text:p>1443145103.37992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97812461853" calcext:value-type="float">
            <text:p>23.3797812462</text:p>
          </table:table-cell>
          <table:table-cell table:formula="of:=[.C230]/([.D230]-[.D229])" office:value-type="float" office:value="99656.7626967627" calcext:value-type="float">
            <text:p>99656.7626967627</text:p>
          </table:table-cell>
          <table:table-cell/>
          <table:table-cell office:value-type="float" office:value="1443145103.70524" calcext:value-type="float">
            <text:p>1443145103.70524</text:p>
          </table:table-cell>
          <table:table-cell table:formula="of:=[.G230]-[.$B$2]" office:value-type="float" office:value="23.7050931453705" calcext:value-type="float">
            <text:p>23.7050931454</text:p>
          </table:table-cell>
          <table:table-cell table:formula="of:=[.C230]/([.H230]-[.H229])" office:value-type="float" office:value="99546.7136947242" calcext:value-type="float">
            <text:p>99546.7136947242</text:p>
          </table:table-cell>
          <table:table-cell table:formula="of:=[.G230]-[.$B230]" office:value-type="float" office:value="0.325311899185181" calcext:value-type="float">
            <text:p>0.325311899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5103.42327" calcext:value-type="float">
            <text:p>1443145103.42327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31290817261" calcext:value-type="float">
            <text:p>23.4231290817</text:p>
          </table:table-cell>
          <table:table-cell table:formula="of:=[.C231]/([.D231]-[.D230])" office:value-type="float" office:value="99658.9551959695" calcext:value-type="float">
            <text:p>99658.9551959695</text:p>
          </table:table-cell>
          <table:table-cell/>
          <table:table-cell office:value-type="float" office:value="1443145103.74855" calcext:value-type="float">
            <text:p>1443145103.74855</text:p>
          </table:table-cell>
          <table:table-cell table:formula="of:=[.G231]-[.$B$2]" office:value-type="float" office:value="23.7484097480774" calcext:value-type="float">
            <text:p>23.7484097481</text:p>
          </table:table-cell>
          <table:table-cell table:formula="of:=[.C231]/([.H231]-[.H230])" office:value-type="float" office:value="99730.8128993907" calcext:value-type="float">
            <text:p>99730.8128993907</text:p>
          </table:table-cell>
          <table:table-cell table:formula="of:=[.G231]-[.$B231]" office:value-type="float" office:value="0.325280666351318" calcext:value-type="float">
            <text:p>0.325280666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5103.46662" calcext:value-type="float">
            <text:p>1443145103.46662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6477394104" calcext:value-type="float">
            <text:p>23.4664773941</text:p>
          </table:table-cell>
          <table:table-cell table:formula="of:=[.C232]/([.D232]-[.D231])" office:value-type="float" office:value="99657.8589343072" calcext:value-type="float">
            <text:p>99657.8589343072</text:p>
          </table:table-cell>
          <table:table-cell/>
          <table:table-cell office:value-type="float" office:value="1443145103.79193" calcext:value-type="float">
            <text:p>1443145103.79193</text:p>
          </table:table-cell>
          <table:table-cell table:formula="of:=[.G232]-[.$B$2]" office:value-type="float" office:value="23.7917897701263" calcext:value-type="float">
            <text:p>23.7917897701</text:p>
          </table:table-cell>
          <table:table-cell table:formula="of:=[.C232]/([.H232]-[.H231])" office:value-type="float" office:value="99585.0116241364" calcext:value-type="float">
            <text:p>99585.0116241364</text:p>
          </table:table-cell>
          <table:table-cell table:formula="of:=[.G232]-[.$B232]" office:value-type="float" office:value="0.325312376022339" calcext:value-type="float">
            <text:p>0.32531237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5103.50996" calcext:value-type="float">
            <text:p>1443145103.50996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98178386688" calcext:value-type="float">
            <text:p>23.5098178387</text:p>
          </table:table-cell>
          <table:table-cell table:formula="of:=[.C233]/([.D233]-[.D232])" office:value-type="float" office:value="99675.9503363901" calcext:value-type="float">
            <text:p>99675.9503363901</text:p>
          </table:table-cell>
          <table:table-cell/>
          <table:table-cell office:value-type="float" office:value="1443145103.83522" calcext:value-type="float">
            <text:p>1443145103.83522</text:p>
          </table:table-cell>
          <table:table-cell table:formula="of:=[.G233]-[.$B$2]" office:value-type="float" office:value="23.8350782394409" calcext:value-type="float">
            <text:p>23.8350782394</text:p>
          </table:table-cell>
          <table:table-cell table:formula="of:=[.C233]/([.H233]-[.H232])" office:value-type="float" office:value="99795.6284526203" calcext:value-type="float">
            <text:p>99795.6284526203</text:p>
          </table:table-cell>
          <table:table-cell table:formula="of:=[.G233]-[.$B233]" office:value-type="float" office:value="0.325260400772095" calcext:value-type="float">
            <text:p>0.325260400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5103.5533" calcext:value-type="float">
            <text:p>1443145103.5533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31527996063" calcext:value-type="float">
            <text:p>23.5531527996</text:p>
          </table:table-cell>
          <table:table-cell table:formula="of:=[.C234]/([.D234]-[.D233])" office:value-type="float" office:value="99688.5633802817" calcext:value-type="float">
            <text:p>99688.5633802817</text:p>
          </table:table-cell>
          <table:table-cell/>
          <table:table-cell office:value-type="float" office:value="1443145103.87861" calcext:value-type="float">
            <text:p>1443145103.87861</text:p>
          </table:table-cell>
          <table:table-cell table:formula="of:=[.G234]-[.$B$2]" office:value-type="float" office:value="23.8784708976746" calcext:value-type="float">
            <text:p>23.8784708977</text:p>
          </table:table-cell>
          <table:table-cell table:formula="of:=[.C234]/([.H234]-[.H233])" office:value-type="float" office:value="99556.011911957" calcext:value-type="float">
            <text:p>99556.011911957</text:p>
          </table:table-cell>
          <table:table-cell table:formula="of:=[.G234]-[.$B234]" office:value-type="float" office:value="0.325318098068237" calcext:value-type="float">
            <text:p>0.325318098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5103.59664" calcext:value-type="float">
            <text:p>1443145103.59664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64980125427" calcext:value-type="float">
            <text:p>23.5964980125</text:p>
          </table:table-cell>
          <table:table-cell table:formula="of:=[.C235]/([.D235]-[.D234])" office:value-type="float" office:value="99664.985066253" calcext:value-type="float">
            <text:p>99664.985066253</text:p>
          </table:table-cell>
          <table:table-cell/>
          <table:table-cell office:value-type="float" office:value="1443145103.92206" calcext:value-type="float">
            <text:p>1443145103.92206</text:p>
          </table:table-cell>
          <table:table-cell table:formula="of:=[.G235]-[.$B$2]" office:value-type="float" office:value="23.9219155311584" calcext:value-type="float">
            <text:p>23.9219155312</text:p>
          </table:table-cell>
          <table:table-cell table:formula="of:=[.C235]/([.H235]-[.H234])" office:value-type="float" office:value="99436.9074744814" calcext:value-type="float">
            <text:p>99436.9074744814</text:p>
          </table:table-cell>
          <table:table-cell table:formula="of:=[.G235]-[.$B235]" office:value-type="float" office:value="0.325417518615723" calcext:value-type="float">
            <text:p>0.325417518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5103.63999" calcext:value-type="float">
            <text:p>1443145103.63999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98425102234" calcext:value-type="float">
            <text:p>23.6398425102</text:p>
          </table:table-cell>
          <table:table-cell table:formula="of:=[.C236]/([.D236]-[.D235])" office:value-type="float" office:value="99666.6297029703" calcext:value-type="float">
            <text:p>99666.6297029703</text:p>
          </table:table-cell>
          <table:table-cell/>
          <table:table-cell office:value-type="float" office:value="1443145103.96529" calcext:value-type="float">
            <text:p>1443145103.96529</text:p>
          </table:table-cell>
          <table:table-cell table:formula="of:=[.G236]-[.$B$2]" office:value-type="float" office:value="23.9651458263397" calcext:value-type="float">
            <text:p>23.9651458263</text:p>
          </table:table-cell>
          <table:table-cell table:formula="of:=[.C236]/([.H236]-[.H235])" office:value-type="float" office:value="99929.9214100959" calcext:value-type="float">
            <text:p>99929.9214100959</text:p>
          </table:table-cell>
          <table:table-cell table:formula="of:=[.G236]-[.$B236]" office:value-type="float" office:value="0.325303316116333" calcext:value-type="float">
            <text:p>0.325303316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5103.68334" calcext:value-type="float">
            <text:p>1443145103.68334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3198928833" calcext:value-type="float">
            <text:p>23.6831989288</text:p>
          </table:table-cell>
          <table:table-cell table:formula="of:=[.C237]/([.D237]-[.D236])" office:value-type="float" office:value="99639.2261754193" calcext:value-type="float">
            <text:p>99639.2261754193</text:p>
          </table:table-cell>
          <table:table-cell/>
          <table:table-cell office:value-type="float" office:value="1443145104.0086" calcext:value-type="float">
            <text:p>1443145104.0086</text:p>
          </table:table-cell>
          <table:table-cell table:formula="of:=[.G237]-[.$B$2]" office:value-type="float" office:value="24.0084524154663" calcext:value-type="float">
            <text:p>24.0084524155</text:p>
          </table:table-cell>
          <table:table-cell table:formula="of:=[.C237]/([.H237]-[.H236])" office:value-type="float" office:value="99753.8731894231" calcext:value-type="float">
            <text:p>99753.8731894231</text:p>
          </table:table-cell>
          <table:table-cell table:formula="of:=[.G237]-[.$B237]" office:value-type="float" office:value="0.325253486633301" calcext:value-type="float">
            <text:p>0.325253486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5103.7267" calcext:value-type="float">
            <text:p>1443145103.7267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65567779541" calcext:value-type="float">
            <text:p>23.726556778</text:p>
          </table:table-cell>
          <table:table-cell table:formula="of:=[.C238]/([.D238]-[.D237])" office:value-type="float" office:value="99635.9387647369" calcext:value-type="float">
            <text:p>99635.9387647369</text:p>
          </table:table-cell>
          <table:table-cell/>
          <table:table-cell office:value-type="float" office:value="1443145104.02294" calcext:value-type="float">
            <text:p>1443145104.02294</text:p>
          </table:table-cell>
          <table:table-cell table:formula="of:=[.G238]-[.$B$2]" office:value-type="float" office:value="24.022796869278" calcext:value-type="float">
            <text:p>24.0227968693</text:p>
          </table:table-cell>
          <table:table-cell table:formula="of:=[.C238]/([.H238]-[.H237])" office:value-type="float" office:value="301161.693343306" calcext:value-type="float">
            <text:p>301161.693343306</text:p>
          </table:table-cell>
          <table:table-cell table:formula="of:=[.G238]-[.$B238]" office:value-type="float" office:value="0.296240091323853" calcext:value-type="float">
            <text:p>0.296240091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5103.77007" calcext:value-type="float">
            <text:p>1443145103.77007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99289321899" calcext:value-type="float">
            <text:p>23.7699289322</text:p>
          </table:table-cell>
          <table:table-cell table:formula="of:=[.C239]/([.D239]-[.D238])" office:value-type="float" office:value="99603.0765847974" calcext:value-type="float">
            <text:p>99603.0765847974</text:p>
          </table:table-cell>
          <table:table-cell/>
          <table:table-cell office:value-type="float" office:value="1443145104.05196" calcext:value-type="float">
            <text:p>1443145104.05196</text:p>
          </table:table-cell>
          <table:table-cell table:formula="of:=[.G239]-[.$B$2]" office:value-type="float" office:value="24.0518169403076" calcext:value-type="float">
            <text:p>24.0518169403</text:p>
          </table:table-cell>
          <table:table-cell table:formula="of:=[.C239]/([.H239]-[.H238])" office:value-type="float" office:value="148862.488847263" calcext:value-type="float">
            <text:p>148862.488847263</text:p>
          </table:table-cell>
          <table:table-cell table:formula="of:=[.G239]-[.$B239]" office:value-type="float" office:value="0.281888008117676" calcext:value-type="float">
            <text:p>0.281888008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5103.81344" calcext:value-type="float">
            <text:p>1443145103.81344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32932186127" calcext:value-type="float">
            <text:p>23.8132932186</text:p>
          </table:table-cell>
          <table:table-cell table:formula="of:=[.C240]/([.D240]-[.D239])" office:value-type="float" office:value="99621.1481007021" calcext:value-type="float">
            <text:p>99621.1481007021</text:p>
          </table:table-cell>
          <table:table-cell/>
          <table:table-cell office:value-type="float" office:value="1443145104.09527" calcext:value-type="float">
            <text:p>1443145104.09527</text:p>
          </table:table-cell>
          <table:table-cell table:formula="of:=[.G240]-[.$B$2]" office:value-type="float" office:value="24.0951256752014" calcext:value-type="float">
            <text:p>24.0951256752</text:p>
          </table:table-cell>
          <table:table-cell table:formula="of:=[.C240]/([.H240]-[.H239])" office:value-type="float" office:value="99748.9308009909" calcext:value-type="float">
            <text:p>99748.9308009909</text:p>
          </table:table-cell>
          <table:table-cell table:formula="of:=[.G240]-[.$B240]" office:value-type="float" office:value="0.281832456588745" calcext:value-type="float">
            <text:p>0.281832456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5103.85678" calcext:value-type="float">
            <text:p>1443145103.85678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66374778748" calcext:value-type="float">
            <text:p>23.8566374779</text:p>
          </table:table-cell>
          <table:table-cell table:formula="of:=[.C241]/([.D241]-[.D240])" office:value-type="float" office:value="99667.1779272713" calcext:value-type="float">
            <text:p>99667.1779272713</text:p>
          </table:table-cell>
          <table:table-cell/>
          <table:table-cell office:value-type="float" office:value="1443145104.13872" calcext:value-type="float">
            <text:p>1443145104.13872</text:p>
          </table:table-cell>
          <table:table-cell table:formula="of:=[.G241]-[.$B$2]" office:value-type="float" office:value="24.1385769844055" calcext:value-type="float">
            <text:p>24.1385769844</text:p>
          </table:table-cell>
          <table:table-cell table:formula="of:=[.C241]/([.H241]-[.H240])" office:value-type="float" office:value="99421.6303059567" calcext:value-type="float">
            <text:p>99421.6303059567</text:p>
          </table:table-cell>
          <table:table-cell table:formula="of:=[.G241]-[.$B241]" office:value-type="float" office:value="0.281939506530762" calcext:value-type="float">
            <text:p>0.281939506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5103.90013" calcext:value-type="float">
            <text:p>1443145103.90013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99891281128" calcext:value-type="float">
            <text:p>23.8999891281</text:p>
          </table:table-cell>
          <table:table-cell table:formula="of:=[.C242]/([.D242]-[.D241])" office:value-type="float" office:value="99650.1857779244" calcext:value-type="float">
            <text:p>99650.1857779244</text:p>
          </table:table-cell>
          <table:table-cell/>
          <table:table-cell office:value-type="float" office:value="1443145104.18206" calcext:value-type="float">
            <text:p>1443145104.18206</text:p>
          </table:table-cell>
          <table:table-cell table:formula="of:=[.G242]-[.$B$2]" office:value-type="float" office:value="24.1819176673889" calcext:value-type="float">
            <text:p>24.1819176674</text:p>
          </table:table-cell>
          <table:table-cell table:formula="of:=[.C242]/([.H242]-[.H241])" office:value-type="float" office:value="99675.4020155789" calcext:value-type="float">
            <text:p>99675.4020155789</text:p>
          </table:table-cell>
          <table:table-cell table:formula="of:=[.G242]-[.$B242]" office:value-type="float" office:value="0.281928539276123" calcext:value-type="float">
            <text:p>0.281928539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5103.94348" calcext:value-type="float">
            <text:p>1443145103.94348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33352947235" calcext:value-type="float">
            <text:p>23.9433352947</text:p>
          </table:table-cell>
          <table:table-cell table:formula="of:=[.C243]/([.D243]-[.D242])" office:value-type="float" office:value="99662.7923017266" calcext:value-type="float">
            <text:p>99662.7923017266</text:p>
          </table:table-cell>
          <table:table-cell/>
          <table:table-cell office:value-type="float" office:value="1443145104.22528" calcext:value-type="float">
            <text:p>1443145104.22528</text:p>
          </table:table-cell>
          <table:table-cell table:formula="of:=[.G243]-[.$B$2]" office:value-type="float" office:value="24.2251408100128" calcext:value-type="float">
            <text:p>24.22514081</text:p>
          </table:table-cell>
          <table:table-cell table:formula="of:=[.C243]/([.H243]-[.H242])" office:value-type="float" office:value="99946.4577943748" calcext:value-type="float">
            <text:p>99946.4577943748</text:p>
          </table:table-cell>
          <table:table-cell table:formula="of:=[.G243]-[.$B243]" office:value-type="float" office:value="0.281805515289307" calcext:value-type="float">
            <text:p>0.281805515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5103.98682" calcext:value-type="float">
            <text:p>1443145103.98682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66769313812" calcext:value-type="float">
            <text:p>23.9866769314</text:p>
          </table:table-cell>
          <table:table-cell table:formula="of:=[.C244]/([.D244]-[.D243])" office:value-type="float" office:value="99673.2087926596" calcext:value-type="float">
            <text:p>99673.2087926596</text:p>
          </table:table-cell>
          <table:table-cell/>
          <table:table-cell office:value-type="float" office:value="1443145104.26858" calcext:value-type="float">
            <text:p>1443145104.26858</text:p>
          </table:table-cell>
          <table:table-cell table:formula="of:=[.G244]-[.$B$2]" office:value-type="float" office:value="24.2684404850006" calcext:value-type="float">
            <text:p>24.268440485</text:p>
          </table:table-cell>
          <table:table-cell table:formula="of:=[.C244]/([.H244]-[.H243])" office:value-type="float" office:value="99769.8019954628" calcext:value-type="float">
            <text:p>99769.8019954628</text:p>
          </table:table-cell>
          <table:table-cell table:formula="of:=[.G244]-[.$B244]" office:value-type="float" office:value="0.281763553619385" calcext:value-type="float">
            <text:p>0.281763553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5104.03007" calcext:value-type="float">
            <text:p>1443145104.03007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99215316772" calcext:value-type="float">
            <text:p>24.0299215317</text:p>
          </table:table-cell>
          <table:table-cell table:formula="of:=[.C245]/([.D245]-[.D244])" office:value-type="float" office:value="99896.8650520176" calcext:value-type="float">
            <text:p>99896.8650520176</text:p>
          </table:table-cell>
          <table:table-cell/>
          <table:table-cell office:value-type="float" office:value="1443145104.35468" calcext:value-type="float">
            <text:p>1443145104.35468</text:p>
          </table:table-cell>
          <table:table-cell table:formula="of:=[.G245]-[.$B$2]" office:value-type="float" office:value="24.3545410633087" calcext:value-type="float">
            <text:p>24.3545410633</text:p>
          </table:table-cell>
          <table:table-cell table:formula="of:=[.C245]/([.H245]-[.H244])" office:value-type="float" office:value="50173.8790248441" calcext:value-type="float">
            <text:p>50173.8790248441</text:p>
          </table:table-cell>
          <table:table-cell table:formula="of:=[.G245]-[.$B245]" office:value-type="float" office:value="0.32461953163147" calcext:value-type="float">
            <text:p>0.324619531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5104.07324" calcext:value-type="float">
            <text:p>1443145104.07324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31008052826" calcext:value-type="float">
            <text:p>24.0731008053</text:p>
          </table:table-cell>
          <table:table-cell table:formula="of:=[.C246]/([.D246]-[.D245])" office:value-type="float" office:value="100048.00079511" calcext:value-type="float">
            <text:p>100048.00079511</text:p>
          </table:table-cell>
          <table:table-cell/>
          <table:table-cell office:value-type="float" office:value="1443145104.39782" calcext:value-type="float">
            <text:p>1443145104.39782</text:p>
          </table:table-cell>
          <table:table-cell table:formula="of:=[.G246]-[.$B$2]" office:value-type="float" office:value="24.3976757526398" calcext:value-type="float">
            <text:p>24.3976757526</text:p>
          </table:table-cell>
          <table:table-cell table:formula="of:=[.C246]/([.H246]-[.H245])" office:value-type="float" office:value="100151.411010391" calcext:value-type="float">
            <text:p>100151.411010391</text:p>
          </table:table-cell>
          <table:table-cell table:formula="of:=[.G246]-[.$B246]" office:value-type="float" office:value="0.324574947357178" calcext:value-type="float">
            <text:p>0.324574947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5104.11638" calcext:value-type="float">
            <text:p>1443145104.11638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62343025208" calcext:value-type="float">
            <text:p>24.1162343025</text:p>
          </table:table-cell>
          <table:table-cell table:formula="of:=[.C247]/([.D247]-[.D246])" office:value-type="float" office:value="100154.178923804" calcext:value-type="float">
            <text:p>100154.178923804</text:p>
          </table:table-cell>
          <table:table-cell/>
          <table:table-cell office:value-type="float" office:value="1443145104.44093" calcext:value-type="float">
            <text:p>1443145104.44093</text:p>
          </table:table-cell>
          <table:table-cell table:formula="of:=[.G247]-[.$B$2]" office:value-type="float" office:value="24.4407835006714" calcext:value-type="float">
            <text:p>24.4407835007</text:p>
          </table:table-cell>
          <table:table-cell table:formula="of:=[.C247]/([.H247]-[.H246])" office:value-type="float" office:value="100214.003218902" calcext:value-type="float">
            <text:p>100214.003218902</text:p>
          </table:table-cell>
          <table:table-cell table:formula="of:=[.G247]-[.$B247]" office:value-type="float" office:value="0.324549198150635" calcext:value-type="float">
            <text:p>0.324549198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5104.15951" calcext:value-type="float">
            <text:p>1443145104.15951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93661308289" calcext:value-type="float">
            <text:p>24.1593661308</text:p>
          </table:table-cell>
          <table:table-cell table:formula="of:=[.C248]/([.D248]-[.D247])" office:value-type="float" office:value="100158.054259624" calcext:value-type="float">
            <text:p>100158.054259624</text:p>
          </table:table-cell>
          <table:table-cell/>
          <table:table-cell office:value-type="float" office:value="1443145104.48399" calcext:value-type="float">
            <text:p>1443145104.48399</text:p>
          </table:table-cell>
          <table:table-cell table:formula="of:=[.G248]-[.$B$2]" office:value-type="float" office:value="24.4838421344757" calcext:value-type="float">
            <text:p>24.4838421345</text:p>
          </table:table-cell>
          <table:table-cell table:formula="of:=[.C248]/([.H248]-[.H247])" office:value-type="float" office:value="100328.310917437" calcext:value-type="float">
            <text:p>100328.310917437</text:p>
          </table:table-cell>
          <table:table-cell table:formula="of:=[.G248]-[.$B248]" office:value-type="float" office:value="0.324476003646851" calcext:value-type="float">
            <text:p>0.324476003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5104.20265" calcext:value-type="float">
            <text:p>1443145104.20265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25113105774" calcext:value-type="float">
            <text:p>24.2025113106</text:p>
          </table:table-cell>
          <table:table-cell table:formula="of:=[.C249]/([.D249]-[.D248])" office:value-type="float" office:value="100127.059967728" calcext:value-type="float">
            <text:p>100127.059967728</text:p>
          </table:table-cell>
          <table:table-cell/>
          <table:table-cell office:value-type="float" office:value="1443145104.52716" calcext:value-type="float">
            <text:p>1443145104.52716</text:p>
          </table:table-cell>
          <table:table-cell table:formula="of:=[.G249]-[.$B$2]" office:value-type="float" office:value="24.5270161628723" calcext:value-type="float">
            <text:p>24.5270161629</text:p>
          </table:table-cell>
          <table:table-cell table:formula="of:=[.C249]/([.H249]-[.H248])" office:value-type="float" office:value="100060.155617528" calcext:value-type="float">
            <text:p>100060.155617528</text:p>
          </table:table-cell>
          <table:table-cell table:formula="of:=[.G249]-[.$B249]" office:value-type="float" office:value="0.324504852294922" calcext:value-type="float">
            <text:p>0.324504852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5104.24579" calcext:value-type="float">
            <text:p>1443145104.24579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565076828" calcext:value-type="float">
            <text:p>24.2456507683</text:p>
          </table:table-cell>
          <table:table-cell table:formula="of:=[.C250]/([.D250]-[.D249])" office:value-type="float" office:value="100140.340886482" calcext:value-type="float">
            <text:p>100140.340886482</text:p>
          </table:table-cell>
          <table:table-cell/>
          <table:table-cell office:value-type="float" office:value="1443145104.57028" calcext:value-type="float">
            <text:p>1443145104.57028</text:p>
          </table:table-cell>
          <table:table-cell table:formula="of:=[.G250]-[.$B$2]" office:value-type="float" office:value="24.5701386928558" calcext:value-type="float">
            <text:p>24.5701386929</text:p>
          </table:table-cell>
          <table:table-cell table:formula="of:=[.C250]/([.H250]-[.H249])" office:value-type="float" office:value="100179.650907563" calcext:value-type="float">
            <text:p>100179.650907563</text:p>
          </table:table-cell>
          <table:table-cell table:formula="of:=[.G250]-[.$B250]" office:value-type="float" office:value="0.324487924575806" calcext:value-type="float">
            <text:p>0.324487924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5104.28892" calcext:value-type="float">
            <text:p>1443145104.28892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87785434723" calcext:value-type="float">
            <text:p>24.2887785435</text:p>
          </table:table-cell>
          <table:table-cell table:formula="of:=[.C251]/([.D251]-[.D250])" office:value-type="float" office:value="100167.467038161" calcext:value-type="float">
            <text:p>100167.467038161</text:p>
          </table:table-cell>
          <table:table-cell/>
          <table:table-cell office:value-type="float" office:value="1443145104.61339" calcext:value-type="float">
            <text:p>1443145104.61339</text:p>
          </table:table-cell>
          <table:table-cell table:formula="of:=[.G251]-[.$B$2]" office:value-type="float" office:value="24.6132428646088" calcext:value-type="float">
            <text:p>24.6132428646</text:p>
          </table:table-cell>
          <table:table-cell table:formula="of:=[.C251]/([.H251]-[.H250])" office:value-type="float" office:value="100222.317801673" calcext:value-type="float">
            <text:p>100222.317801673</text:p>
          </table:table-cell>
          <table:table-cell table:formula="of:=[.G251]-[.$B251]" office:value-type="float" office:value="0.324464321136475" calcext:value-type="float">
            <text:p>0.324464321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5104.33205" calcext:value-type="float">
            <text:p>1443145104.33205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19067955017" calcext:value-type="float">
            <text:p>24.3319067955</text:p>
          </table:table-cell>
          <table:table-cell table:formula="of:=[.C252]/([.D252]-[.D251])" office:value-type="float" office:value="100166.359560624" calcext:value-type="float">
            <text:p>100166.359560624</text:p>
          </table:table-cell>
          <table:table-cell/>
          <table:table-cell office:value-type="float" office:value="1443145104.65889" calcext:value-type="float">
            <text:p>1443145104.65889</text:p>
          </table:table-cell>
          <table:table-cell table:formula="of:=[.G252]-[.$B$2]" office:value-type="float" office:value="24.658750295639" calcext:value-type="float">
            <text:p>24.6587502956</text:p>
          </table:table-cell>
          <table:table-cell table:formula="of:=[.C252]/([.H252]-[.H251])" office:value-type="float" office:value="94929.5511127876" calcext:value-type="float">
            <text:p>94929.5511127876</text:p>
          </table:table-cell>
          <table:table-cell table:formula="of:=[.G252]-[.$B252]" office:value-type="float" office:value="0.326843500137329" calcext:value-type="float">
            <text:p>0.326843500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5104.37518" calcext:value-type="float">
            <text:p>1443145104.37518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50386238098" calcext:value-type="float">
            <text:p>24.3750386238</text:p>
          </table:table-cell>
          <table:table-cell table:formula="of:=[.C253]/([.D253]-[.D252])" office:value-type="float" office:value="100158.054259624" calcext:value-type="float">
            <text:p>100158.054259624</text:p>
          </table:table-cell>
          <table:table-cell/>
          <table:table-cell office:value-type="float" office:value="1443145104.74292" calcext:value-type="float">
            <text:p>1443145104.74292</text:p>
          </table:table-cell>
          <table:table-cell table:formula="of:=[.G253]-[.$B$2]" office:value-type="float" office:value="24.742781162262" calcext:value-type="float">
            <text:p>24.7427811623</text:p>
          </table:table-cell>
          <table:table-cell table:formula="of:=[.C253]/([.H253]-[.H252])" office:value-type="float" office:value="51409.6804378481" calcext:value-type="float">
            <text:p>51409.6804378481</text:p>
          </table:table-cell>
          <table:table-cell table:formula="of:=[.G253]-[.$B253]" office:value-type="float" office:value="0.367742538452148" calcext:value-type="float">
            <text:p>0.367742538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5104.41831" calcext:value-type="float">
            <text:p>1443145104.41831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81654453278" calcext:value-type="float">
            <text:p>24.4181654453</text:p>
          </table:table-cell>
          <table:table-cell table:formula="of:=[.C254]/([.D254]-[.D253])" office:value-type="float" office:value="100169.682066705" calcext:value-type="float">
            <text:p>100169.682066705</text:p>
          </table:table-cell>
          <table:table-cell/>
          <table:table-cell office:value-type="float" office:value="1443145104.82914" calcext:value-type="float">
            <text:p>1443145104.82914</text:p>
          </table:table-cell>
          <table:table-cell table:formula="of:=[.G254]-[.$B$2]" office:value-type="float" office:value="24.8289942741394" calcext:value-type="float">
            <text:p>24.8289942741</text:p>
          </table:table-cell>
          <table:table-cell table:formula="of:=[.C254]/([.H254]-[.H253])" office:value-type="float" office:value="50108.3872966007" calcext:value-type="float">
            <text:p>50108.3872966007</text:p>
          </table:table-cell>
          <table:table-cell table:formula="of:=[.G254]-[.$B254]" office:value-type="float" office:value="0.410828828811646" calcext:value-type="float">
            <text:p>0.410828828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5104.46144" calcext:value-type="float">
            <text:p>1443145104.46144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613013267517" calcext:value-type="float">
            <text:p>24.4613013268</text:p>
          </table:table-cell>
          <table:table-cell table:formula="of:=[.C255]/([.D255]-[.D254])" office:value-type="float" office:value="100148.643249965" calcext:value-type="float">
            <text:p>100148.643249965</text:p>
          </table:table-cell>
          <table:table-cell/>
          <table:table-cell office:value-type="float" office:value="1443145104.84349" calcext:value-type="float">
            <text:p>1443145104.84349</text:p>
          </table:table-cell>
          <table:table-cell table:formula="of:=[.G255]-[.$B$2]" office:value-type="float" office:value="24.8433432579041" calcext:value-type="float">
            <text:p>24.8433432579</text:p>
          </table:table-cell>
          <table:table-cell table:formula="of:=[.C255]/([.H255]-[.H254])" office:value-type="float" office:value="301066.617041074" calcext:value-type="float">
            <text:p>301066.617041074</text:p>
          </table:table-cell>
          <table:table-cell table:formula="of:=[.G255]-[.$B255]" office:value-type="float" office:value="0.382041931152344" calcext:value-type="float">
            <text:p>0.382041931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5104.50456" calcext:value-type="float">
            <text:p>1443145104.50456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44169425964" calcext:value-type="float">
            <text:p>24.5044169426</text:p>
          </table:table-cell>
          <table:table-cell table:formula="of:=[.C256]/([.D256]-[.D255])" office:value-type="float" office:value="100195.715992037" calcext:value-type="float">
            <text:p>100195.715992037</text:p>
          </table:table-cell>
          <table:table-cell/>
          <table:table-cell office:value-type="float" office:value="1443145104.8722" calcext:value-type="float">
            <text:p>1443145104.8722</text:p>
          </table:table-cell>
          <table:table-cell table:formula="of:=[.G256]-[.$B$2]" office:value-type="float" office:value="24.8720533847809" calcext:value-type="float">
            <text:p>24.8720533848</text:p>
          </table:table-cell>
          <table:table-cell table:formula="of:=[.C256]/([.H256]-[.H255])" office:value-type="float" office:value="150469.554472301" calcext:value-type="float">
            <text:p>150469.554472301</text:p>
          </table:table-cell>
          <table:table-cell table:formula="of:=[.G256]-[.$B256]" office:value-type="float" office:value="0.367636442184448" calcext:value-type="float">
            <text:p>0.367636442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5104.54768" calcext:value-type="float">
            <text:p>1443145104.54768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75404262543" calcext:value-type="float">
            <text:p>24.5475404263</text:p>
          </table:table-cell>
          <table:table-cell table:formula="of:=[.C257]/([.D257]-[.D256])" office:value-type="float" office:value="100177.435438125" calcext:value-type="float">
            <text:p>100177.435438125</text:p>
          </table:table-cell>
          <table:table-cell/>
          <table:table-cell office:value-type="float" office:value="1443145104.91539" calcext:value-type="float">
            <text:p>1443145104.91539</text:p>
          </table:table-cell>
          <table:table-cell table:formula="of:=[.G257]-[.$B$2]" office:value-type="float" office:value="24.9152467250824" calcext:value-type="float">
            <text:p>24.9152467251</text:p>
          </table:table-cell>
          <table:table-cell table:formula="of:=[.C257]/([.H257]-[.H256])" office:value-type="float" office:value="100015.418345606" calcext:value-type="float">
            <text:p>100015.418345606</text:p>
          </table:table-cell>
          <table:table-cell table:formula="of:=[.G257]-[.$B257]" office:value-type="float" office:value="0.367706298828125" calcext:value-type="float">
            <text:p>0.367706298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5104.59082" calcext:value-type="float">
            <text:p>1443145104.59082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906753540039" calcext:value-type="float">
            <text:p>24.590675354</text:p>
          </table:table-cell>
          <table:table-cell table:formula="of:=[.C258]/([.D258]-[.D257])" office:value-type="float" office:value="100150.857446068" calcext:value-type="float">
            <text:p>100150.857446068</text:p>
          </table:table-cell>
          <table:table-cell/>
          <table:table-cell office:value-type="float" office:value="1443145104.95863" calcext:value-type="float">
            <text:p>1443145104.95863</text:p>
          </table:table-cell>
          <table:table-cell table:formula="of:=[.G258]-[.$B$2]" office:value-type="float" office:value="24.9584865570068" calcext:value-type="float">
            <text:p>24.958486557</text:p>
          </table:table-cell>
          <table:table-cell table:formula="of:=[.C258]/([.H258]-[.H257])" office:value-type="float" office:value="99907.8814077999" calcext:value-type="float">
            <text:p>99907.8814077999</text:p>
          </table:table-cell>
          <table:table-cell table:formula="of:=[.G258]-[.$B258]" office:value-type="float" office:value="0.36781120300293" calcext:value-type="float">
            <text:p>0.36781120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5104.63395" calcext:value-type="float">
            <text:p>1443145104.63395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38050365448" calcext:value-type="float">
            <text:p>24.6338050365</text:p>
          </table:table-cell>
          <table:table-cell table:formula="of:=[.C259]/([.D259]-[.D258])" office:value-type="float" office:value="100163.037274943" calcext:value-type="float">
            <text:p>100163.037274943</text:p>
          </table:table-cell>
          <table:table-cell/>
          <table:table-cell office:value-type="float" office:value="1443145105.00154" calcext:value-type="float">
            <text:p>1443145105.00154</text:p>
          </table:table-cell>
          <table:table-cell table:formula="of:=[.G259]-[.$B$2]" office:value-type="float" office:value="25.001394033432" calcext:value-type="float">
            <text:p>25.0013940334</text:p>
          </table:table-cell>
          <table:table-cell table:formula="of:=[.C259]/([.H259]-[.H258])" office:value-type="float" office:value="100681.754321626" calcext:value-type="float">
            <text:p>100681.754321626</text:p>
          </table:table-cell>
          <table:table-cell table:formula="of:=[.G259]-[.$B259]" office:value-type="float" office:value="0.367588996887207" calcext:value-type="float">
            <text:p>0.367588996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5104.67708" calcext:value-type="float">
            <text:p>1443145104.67708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69378185272" calcext:value-type="float">
            <text:p>24.6769378185</text:p>
          </table:table-cell>
          <table:table-cell table:formula="of:=[.C260]/([.D260]-[.D259])" office:value-type="float" office:value="100155.839745291" calcext:value-type="float">
            <text:p>100155.839745291</text:p>
          </table:table-cell>
          <table:table-cell/>
          <table:table-cell office:value-type="float" office:value="1443145105.01469" calcext:value-type="float">
            <text:p>1443145105.01469</text:p>
          </table:table-cell>
          <table:table-cell table:formula="of:=[.G260]-[.$B$2]" office:value-type="float" office:value="25.0145511627197" calcext:value-type="float">
            <text:p>25.0145511627</text:p>
          </table:table-cell>
          <table:table-cell table:formula="of:=[.C260]/([.H260]-[.H259])" office:value-type="float" office:value="328339.10084262" calcext:value-type="float">
            <text:p>328339.10084262</text:p>
          </table:table-cell>
          <table:table-cell table:formula="of:=[.G260]-[.$B260]" office:value-type="float" office:value="0.337613344192505" calcext:value-type="float">
            <text:p>0.337613344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5104.72023" calcext:value-type="float">
            <text:p>1443145104.72023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200891971588" calcext:value-type="float">
            <text:p>24.7200891972</text:p>
          </table:table-cell>
          <table:table-cell table:formula="of:=[.C261]/([.D261]-[.D260])" office:value-type="float" office:value="100112.676280457" calcext:value-type="float">
            <text:p>100112.676280457</text:p>
          </table:table-cell>
          <table:table-cell/>
          <table:table-cell office:value-type="float" office:value="1443145105.04474" calcext:value-type="float">
            <text:p>1443145105.04474</text:p>
          </table:table-cell>
          <table:table-cell table:formula="of:=[.G261]-[.$B$2]" office:value-type="float" office:value="25.0445945262909" calcext:value-type="float">
            <text:p>25.0445945263</text:p>
          </table:table-cell>
          <table:table-cell table:formula="of:=[.C261]/([.H261]-[.H260])" office:value-type="float" office:value="143792.15528803" calcext:value-type="float">
            <text:p>143792.15528803</text:p>
          </table:table-cell>
          <table:table-cell table:formula="of:=[.G261]-[.$B261]" office:value-type="float" office:value="0.32450532913208" calcext:value-type="float">
            <text:p>0.324505329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5104.76337" calcext:value-type="float">
            <text:p>1443145104.76337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32298469543" calcext:value-type="float">
            <text:p>24.763229847</text:p>
          </table:table-cell>
          <table:table-cell table:formula="of:=[.C262]/([.D262]-[.D261])" office:value-type="float" office:value="100137.573737876" calcext:value-type="float">
            <text:p>100137.573737876</text:p>
          </table:table-cell>
          <table:table-cell/>
          <table:table-cell office:value-type="float" office:value="1443145105.08782" calcext:value-type="float">
            <text:p>1443145105.08782</text:p>
          </table:table-cell>
          <table:table-cell table:formula="of:=[.G262]-[.$B$2]" office:value-type="float" office:value="25.0876722335815" calcext:value-type="float">
            <text:p>25.0876722336</text:p>
          </table:table-cell>
          <table:table-cell table:formula="of:=[.C262]/([.H262]-[.H261])" office:value-type="float" office:value="100283.888621382" calcext:value-type="float">
            <text:p>100283.888621382</text:p>
          </table:table-cell>
          <table:table-cell table:formula="of:=[.G262]-[.$B262]" office:value-type="float" office:value="0.324442386627197" calcext:value-type="float">
            <text:p>0.32444238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5104.80649" calcext:value-type="float">
            <text:p>1443145104.80649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6346654892" calcext:value-type="float">
            <text:p>24.8063466549</text:p>
          </table:table-cell>
          <table:table-cell table:formula="of:=[.C263]/([.D263]-[.D262])" office:value-type="float" office:value="100192.9457823" calcext:value-type="float">
            <text:p>100192.9457823</text:p>
          </table:table-cell>
          <table:table-cell/>
          <table:table-cell office:value-type="float" office:value="1443145105.13104" calcext:value-type="float">
            <text:p>1443145105.13104</text:p>
          </table:table-cell>
          <table:table-cell table:formula="of:=[.G263]-[.$B$2]" office:value-type="float" office:value="25.130898475647" calcext:value-type="float">
            <text:p>25.1308984756</text:p>
          </table:table-cell>
          <table:table-cell table:formula="of:=[.C263]/([.H263]-[.H262])" office:value-type="float" office:value="99939.2913559547" calcext:value-type="float">
            <text:p>99939.2913559547</text:p>
          </table:table-cell>
          <table:table-cell table:formula="of:=[.G263]-[.$B263]" office:value-type="float" office:value="0.324551820755005" calcext:value-type="float">
            <text:p>0.324551820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5104.84962" calcext:value-type="float">
            <text:p>1443145104.84962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94787216187" calcext:value-type="float">
            <text:p>24.8494787216</text:p>
          </table:table-cell>
          <table:table-cell table:formula="of:=[.C264]/([.D264]-[.D263])" office:value-type="float" office:value="100157.50062186" calcext:value-type="float">
            <text:p>100157.50062186</text:p>
          </table:table-cell>
          <table:table-cell/>
          <table:table-cell office:value-type="float" office:value="1443145105.14418" calcext:value-type="float">
            <text:p>1443145105.14418</text:p>
          </table:table-cell>
          <table:table-cell table:formula="of:=[.G264]-[.$B$2]" office:value-type="float" office:value="25.1440336704254" calcext:value-type="float">
            <text:p>25.1440336704</text:p>
          </table:table-cell>
          <table:table-cell table:formula="of:=[.C264]/([.H264]-[.H263])" office:value-type="float" office:value="328887.39549489" calcext:value-type="float">
            <text:p>328887.39549489</text:p>
          </table:table-cell>
          <table:table-cell table:formula="of:=[.G264]-[.$B264]" office:value-type="float" office:value="0.294554948806763" calcext:value-type="float">
            <text:p>0.294554948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5104.89276" calcext:value-type="float">
            <text:p>1443145104.89276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26148414612" calcext:value-type="float">
            <text:p>24.8926148415</text:p>
          </table:table-cell>
          <table:table-cell table:formula="of:=[.C265]/([.D265]-[.D264])" office:value-type="float" office:value="100148.089716238" calcext:value-type="float">
            <text:p>100148.089716238</text:p>
          </table:table-cell>
          <table:table-cell/>
          <table:table-cell office:value-type="float" office:value="1443145105.17414" calcext:value-type="float">
            <text:p>1443145105.17414</text:p>
          </table:table-cell>
          <table:table-cell table:formula="of:=[.G265]-[.$B$2]" office:value-type="float" office:value="25.173999786377" calcext:value-type="float">
            <text:p>25.1739997864</text:p>
          </table:table-cell>
          <table:table-cell table:formula="of:=[.C265]/([.H265]-[.H264])" office:value-type="float" office:value="144162.827340934" calcext:value-type="float">
            <text:p>144162.827340934</text:p>
          </table:table-cell>
          <table:table-cell table:formula="of:=[.G265]-[.$B265]" office:value-type="float" office:value="0.281384944915771" calcext:value-type="float">
            <text:p>0.281384944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5104.93587" calcext:value-type="float">
            <text:p>1443145104.93587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57297420502" calcext:value-type="float">
            <text:p>24.9357297421</text:p>
          </table:table-cell>
          <table:table-cell table:formula="of:=[.C266]/([.D266]-[.D265])" office:value-type="float" office:value="100197.37819141" calcext:value-type="float">
            <text:p>100197.37819141</text:p>
          </table:table-cell>
          <table:table-cell/>
          <table:table-cell office:value-type="float" office:value="1443145105.21643" calcext:value-type="float">
            <text:p>1443145105.21643</text:p>
          </table:table-cell>
          <table:table-cell table:formula="of:=[.G266]-[.$B$2]" office:value-type="float" office:value="25.2162849903107" calcext:value-type="float">
            <text:p>25.2162849903</text:p>
          </table:table-cell>
          <table:table-cell table:formula="of:=[.C266]/([.H266]-[.H265])" office:value-type="float" office:value="102163.395185981" calcext:value-type="float">
            <text:p>102163.395185981</text:p>
          </table:table-cell>
          <table:table-cell table:formula="of:=[.G266]-[.$B266]" office:value-type="float" office:value="0.280555248260498" calcext:value-type="float">
            <text:p>0.280555248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5104.979" calcext:value-type="float">
            <text:p>1443145104.979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8860616684" calcext:value-type="float">
            <text:p>24.9788606167</text:p>
          </table:table-cell>
          <table:table-cell table:formula="of:=[.C267]/([.D267]-[.D266])" office:value-type="float" office:value="100160.268871888" calcext:value-type="float">
            <text:p>100160.268871888</text:p>
          </table:table-cell>
          <table:table-cell/>
          <table:table-cell office:value-type="float" office:value="1443145105.25756" calcext:value-type="float">
            <text:p>1443145105.25756</text:p>
          </table:table-cell>
          <table:table-cell table:formula="of:=[.G267]-[.$B$2]" office:value-type="float" office:value="25.2574145793915" calcext:value-type="float">
            <text:p>25.2574145794</text:p>
          </table:table-cell>
          <table:table-cell table:formula="of:=[.C267]/([.H267]-[.H266])" office:value-type="float" office:value="105033.872123355" calcext:value-type="float">
            <text:p>105033.872123355</text:p>
          </table:table-cell>
          <table:table-cell table:formula="of:=[.G267]-[.$B267]" office:value-type="float" office:value="0.27855396270752" calcext:value-type="float">
            <text:p>0.278553962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5105.02119" calcext:value-type="float">
            <text:p>1443145105.02119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210506916046" calcext:value-type="float">
            <text:p>25.0210506916</text:p>
          </table:table-cell>
          <table:table-cell table:formula="of:=[.C268]/([.D268]-[.D267])" office:value-type="float" office:value="102393.750381446" calcext:value-type="float">
            <text:p>102393.750381446</text:p>
          </table:table-cell>
          <table:table-cell/>
          <table:table-cell office:value-type="float" office:value="1443145105.29878" calcext:value-type="float">
            <text:p>1443145105.29878</text:p>
          </table:table-cell>
          <table:table-cell table:formula="of:=[.G268]-[.$B$2]" office:value-type="float" office:value="25.2986350059509" calcext:value-type="float">
            <text:p>25.298635006</text:p>
          </table:table-cell>
          <table:table-cell table:formula="of:=[.C268]/([.H268]-[.H267])" office:value-type="float" office:value="104802.408916601" calcext:value-type="float">
            <text:p>104802.408916601</text:p>
          </table:table-cell>
          <table:table-cell table:formula="of:=[.G268]-[.$B268]" office:value-type="float" office:value="0.277584314346313" calcext:value-type="float">
            <text:p>0.277584314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5105.06249" calcext:value-type="float">
            <text:p>1443145105.06249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23466968536" calcext:value-type="float">
            <text:p>25.0623466969</text:p>
          </table:table-cell>
          <table:table-cell table:formula="of:=[.C269]/([.D269]-[.D268])" office:value-type="float" office:value="104610.602743522" calcext:value-type="float">
            <text:p>104610.602743522</text:p>
          </table:table-cell>
          <table:table-cell/>
          <table:table-cell office:value-type="float" office:value="1443145105.34013" calcext:value-type="float">
            <text:p>1443145105.34013</text:p>
          </table:table-cell>
          <table:table-cell table:formula="of:=[.G269]-[.$B$2]" office:value-type="float" office:value="25.3399839401245" calcext:value-type="float">
            <text:p>25.3399839401</text:p>
          </table:table-cell>
          <table:table-cell table:formula="of:=[.C269]/([.H269]-[.H268])" office:value-type="float" office:value="104476.695381422" calcext:value-type="float">
            <text:p>104476.695381422</text:p>
          </table:table-cell>
          <table:table-cell table:formula="of:=[.G269]-[.$B269]" office:value-type="float" office:value="0.277637243270874" calcext:value-type="float">
            <text:p>0.277637243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5105.1038" calcext:value-type="float">
            <text:p>1443145105.1038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36539077759" calcext:value-type="float">
            <text:p>25.1036539078</text:p>
          </table:table-cell>
          <table:table-cell table:formula="of:=[.C270]/([.D270]-[.D269])" office:value-type="float" office:value="104582.22435139" calcext:value-type="float">
            <text:p>104582.22435139</text:p>
          </table:table-cell>
          <table:table-cell/>
          <table:table-cell office:value-type="float" office:value="1443145105.38139" calcext:value-type="float">
            <text:p>1443145105.38139</text:p>
          </table:table-cell>
          <table:table-cell table:formula="of:=[.G270]-[.$B$2]" office:value-type="float" office:value="25.3812456130981" calcext:value-type="float">
            <text:p>25.3812456131</text:p>
          </table:table-cell>
          <table:table-cell table:formula="of:=[.C270]/([.H270]-[.H269])" office:value-type="float" office:value="104697.64526418" calcext:value-type="float">
            <text:p>104697.64526418</text:p>
          </table:table-cell>
          <table:table-cell table:formula="of:=[.G270]-[.$B270]" office:value-type="float" office:value="0.277591705322266" calcext:value-type="float">
            <text:p>0.277591705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5105.14508" calcext:value-type="float">
            <text:p>1443145105.14508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49415683746" calcext:value-type="float">
            <text:p>25.1449415684</text:p>
          </table:table-cell>
          <table:table-cell table:formula="of:=[.C271]/([.D271]-[.D270])" office:value-type="float" office:value="104631.745595445" calcext:value-type="float">
            <text:p>104631.745595445</text:p>
          </table:table-cell>
          <table:table-cell/>
          <table:table-cell office:value-type="float" office:value="1443145105.42267" calcext:value-type="float">
            <text:p>1443145105.42267</text:p>
          </table:table-cell>
          <table:table-cell table:formula="of:=[.G271]-[.$B$2]" office:value-type="float" office:value="25.4225296974182" calcext:value-type="float">
            <text:p>25.4225296974</text:p>
          </table:table-cell>
          <table:table-cell table:formula="of:=[.C271]/([.H271]-[.H270])" office:value-type="float" office:value="104640.809434158" calcext:value-type="float">
            <text:p>104640.809434158</text:p>
          </table:table-cell>
          <table:table-cell table:formula="of:=[.G271]-[.$B271]" office:value-type="float" office:value="0.277588129043579" calcext:value-type="float">
            <text:p>0.27758812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5105.18637" calcext:value-type="float">
            <text:p>1443145105.18637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6224937439" calcext:value-type="float">
            <text:p>25.1862249374</text:p>
          </table:table-cell>
          <table:table-cell table:formula="of:=[.C272]/([.D272]-[.D271])" office:value-type="float" office:value="104642.622390344" calcext:value-type="float">
            <text:p>104642.622390344</text:p>
          </table:table-cell>
          <table:table-cell/>
          <table:table-cell office:value-type="float" office:value="1443145105.46403" calcext:value-type="float">
            <text:p>1443145105.46403</text:p>
          </table:table-cell>
          <table:table-cell table:formula="of:=[.G272]-[.$B$2]" office:value-type="float" office:value="25.4638822078705" calcext:value-type="float">
            <text:p>25.4638822079</text:p>
          </table:table-cell>
          <table:table-cell table:formula="of:=[.C272]/([.H272]-[.H271])" office:value-type="float" office:value="104467.65994984" calcext:value-type="float">
            <text:p>104467.65994984</text:p>
          </table:table-cell>
          <table:table-cell table:formula="of:=[.G272]-[.$B272]" office:value-type="float" office:value="0.277657270431519" calcext:value-type="float">
            <text:p>0.277657270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5105.22766" calcext:value-type="float">
            <text:p>1443145105.22766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75154590607" calcext:value-type="float">
            <text:p>25.2275154591</text:p>
          </table:table-cell>
          <table:table-cell table:formula="of:=[.C273]/([.D273]-[.D272])" office:value-type="float" office:value="104624.495654935" calcext:value-type="float">
            <text:p>104624.495654935</text:p>
          </table:table-cell>
          <table:table-cell/>
          <table:table-cell office:value-type="float" office:value="1443145105.50524" calcext:value-type="float">
            <text:p>1443145105.50524</text:p>
          </table:table-cell>
          <table:table-cell table:formula="of:=[.G273]-[.$B$2]" office:value-type="float" office:value="25.5050919055939" calcext:value-type="float">
            <text:p>25.5050919056</text:p>
          </table:table-cell>
          <table:table-cell table:formula="of:=[.C273]/([.H273]-[.H272])" office:value-type="float" office:value="104829.693947213" calcext:value-type="float">
            <text:p>104829.693947213</text:p>
          </table:table-cell>
          <table:table-cell table:formula="of:=[.G273]-[.$B273]" office:value-type="float" office:value="0.277576446533203" calcext:value-type="float">
            <text:p>0.277576446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5105.26895" calcext:value-type="float">
            <text:p>1443145105.26895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88031196594" calcext:value-type="float">
            <text:p>25.2688031197</text:p>
          </table:table-cell>
          <table:table-cell table:formula="of:=[.C274]/([.D274]-[.D273])" office:value-type="float" office:value="104631.745595445" calcext:value-type="float">
            <text:p>104631.745595445</text:p>
          </table:table-cell>
          <table:table-cell/>
          <table:table-cell office:value-type="float" office:value="1443145105.54658" calcext:value-type="float">
            <text:p>1443145105.54658</text:p>
          </table:table-cell>
          <table:table-cell table:formula="of:=[.G274]-[.$B$2]" office:value-type="float" office:value="25.5464339256287" calcext:value-type="float">
            <text:p>25.5464339256</text:p>
          </table:table-cell>
          <table:table-cell table:formula="of:=[.C274]/([.H274]-[.H273])" office:value-type="float" office:value="104494.168315062" calcext:value-type="float">
            <text:p>104494.168315062</text:p>
          </table:table-cell>
          <table:table-cell table:formula="of:=[.G274]-[.$B274]" office:value-type="float" office:value="0.277630805969238" calcext:value-type="float">
            <text:p>0.27763080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5105.31025" calcext:value-type="float">
            <text:p>1443145105.31025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10106754303" calcext:value-type="float">
            <text:p>25.3101067543</text:p>
          </table:table-cell>
          <table:table-cell table:formula="of:=[.C275]/([.D275]-[.D274])" office:value-type="float" office:value="104591.279612099" calcext:value-type="float">
            <text:p>104591.279612099</text:p>
          </table:table-cell>
          <table:table-cell/>
          <table:table-cell office:value-type="float" office:value="1443145105.58794" calcext:value-type="float">
            <text:p>1443145105.58794</text:p>
          </table:table-cell>
          <table:table-cell table:formula="of:=[.G275]-[.$B$2]" office:value-type="float" office:value="25.5877959728241" calcext:value-type="float">
            <text:p>25.5877959728</text:p>
          </table:table-cell>
          <table:table-cell table:formula="of:=[.C275]/([.H275]-[.H274])" office:value-type="float" office:value="104443.573104303" calcext:value-type="float">
            <text:p>104443.573104303</text:p>
          </table:table-cell>
          <table:table-cell table:formula="of:=[.G275]-[.$B275]" office:value-type="float" office:value="0.277689218521118" calcext:value-type="float">
            <text:p>0.277689218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5105.35153" calcext:value-type="float">
            <text:p>1443145105.35153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13898849487" calcext:value-type="float">
            <text:p>25.3513898849</text:p>
          </table:table-cell>
          <table:table-cell table:formula="of:=[.C276]/([.D276]-[.D275])" office:value-type="float" office:value="104643.226723033" calcext:value-type="float">
            <text:p>104643.226723033</text:p>
          </table:table-cell>
          <table:table-cell/>
          <table:table-cell office:value-type="float" office:value="1443145105.62921" calcext:value-type="float">
            <text:p>1443145105.62921</text:p>
          </table:table-cell>
          <table:table-cell table:formula="of:=[.G276]-[.$B$2]" office:value-type="float" office:value="25.6290616989136" calcext:value-type="float">
            <text:p>25.6290616989</text:p>
          </table:table-cell>
          <table:table-cell table:formula="of:=[.C276]/([.H276]-[.H275])" office:value-type="float" office:value="104687.361871031" calcext:value-type="float">
            <text:p>104687.361871031</text:p>
          </table:table-cell>
          <table:table-cell table:formula="of:=[.G276]-[.$B276]" office:value-type="float" office:value="0.277671813964844" calcext:value-type="float">
            <text:p>0.27767181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5105.39284" calcext:value-type="float">
            <text:p>1443145105.39284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26985263824" calcext:value-type="float">
            <text:p>25.3926985264</text:p>
          </table:table-cell>
          <table:table-cell table:formula="of:=[.C277]/([.D277]-[.D276])" office:value-type="float" office:value="104578.602686121" calcext:value-type="float">
            <text:p>104578.602686121</text:p>
          </table:table-cell>
          <table:table-cell/>
          <table:table-cell office:value-type="float" office:value="1443145105.67049" calcext:value-type="float">
            <text:p>1443145105.67049</text:p>
          </table:table-cell>
          <table:table-cell table:formula="of:=[.G277]-[.$B$2]" office:value-type="float" office:value="25.6703476905823" calcext:value-type="float">
            <text:p>25.6703476906</text:p>
          </table:table-cell>
          <table:table-cell table:formula="of:=[.C277]/([.H277]-[.H276])" office:value-type="float" office:value="104635.975191435" calcext:value-type="float">
            <text:p>104635.975191435</text:p>
          </table:table-cell>
          <table:table-cell table:formula="of:=[.G277]-[.$B277]" office:value-type="float" office:value="0.277649164199829" calcext:value-type="float">
            <text:p>0.277649164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5105.43414" calcext:value-type="float">
            <text:p>1443145105.43414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39988231659" calcext:value-type="float">
            <text:p>25.4339988232</text:p>
          </table:table-cell>
          <table:table-cell table:formula="of:=[.C278]/([.D278]-[.D277])" office:value-type="float" office:value="104599.732603651" calcext:value-type="float">
            <text:p>104599.732603651</text:p>
          </table:table-cell>
          <table:table-cell/>
          <table:table-cell office:value-type="float" office:value="1443145105.7117" calcext:value-type="float">
            <text:p>1443145105.7117</text:p>
          </table:table-cell>
          <table:table-cell table:formula="of:=[.G278]-[.$B$2]" office:value-type="float" office:value="25.71156001091" calcext:value-type="float">
            <text:p>25.7115600109</text:p>
          </table:table-cell>
          <table:table-cell table:formula="of:=[.C278]/([.H278]-[.H277])" office:value-type="float" office:value="104823.022961176" calcext:value-type="float">
            <text:p>104823.022961176</text:p>
          </table:table-cell>
          <table:table-cell table:formula="of:=[.G278]-[.$B278]" office:value-type="float" office:value="0.277561187744141" calcext:value-type="float">
            <text:p>0.277561187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5105.47544" calcext:value-type="float">
            <text:p>1443145105.47544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52924442291" calcext:value-type="float">
            <text:p>25.4752924442</text:p>
          </table:table-cell>
          <table:table-cell table:formula="of:=[.C279]/([.D279]-[.D278])" office:value-type="float" office:value="104616.642686405" calcext:value-type="float">
            <text:p>104616.642686405</text:p>
          </table:table-cell>
          <table:table-cell/>
          <table:table-cell office:value-type="float" office:value="1443145105.75307" calcext:value-type="float">
            <text:p>1443145105.75307</text:p>
          </table:table-cell>
          <table:table-cell table:formula="of:=[.G279]-[.$B$2]" office:value-type="float" office:value="25.7529239654541" calcext:value-type="float">
            <text:p>25.7529239655</text:p>
          </table:table-cell>
          <table:table-cell table:formula="of:=[.C279]/([.H279]-[.H278])" office:value-type="float" office:value="104438.757068009" calcext:value-type="float">
            <text:p>104438.757068009</text:p>
          </table:table-cell>
          <table:table-cell table:formula="of:=[.G279]-[.$B279]" office:value-type="float" office:value="0.277631521224976" calcext:value-type="float">
            <text:p>0.277631521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5105.51673" calcext:value-type="float">
            <text:p>1443145105.51673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65903568268" calcext:value-type="float">
            <text:p>25.5165903568</text:p>
          </table:table-cell>
          <table:table-cell table:formula="of:=[.C280]/([.D280]-[.D279])" office:value-type="float" office:value="104605.771291336" calcext:value-type="float">
            <text:p>104605.771291336</text:p>
          </table:table-cell>
          <table:table-cell/>
          <table:table-cell office:value-type="float" office:value="1443145105.79432" calcext:value-type="float">
            <text:p>1443145105.79432</text:p>
          </table:table-cell>
          <table:table-cell table:formula="of:=[.G280]-[.$B$2]" office:value-type="float" office:value="25.7941772937775" calcext:value-type="float">
            <text:p>25.7941772938</text:p>
          </table:table-cell>
          <table:table-cell table:formula="of:=[.C280]/([.H280]-[.H279])" office:value-type="float" office:value="104718.823318634" calcext:value-type="float">
            <text:p>104718.823318634</text:p>
          </table:table-cell>
          <table:table-cell table:formula="of:=[.G280]-[.$B280]" office:value-type="float" office:value="0.277586936950684" calcext:value-type="float">
            <text:p>0.27758693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5105.55799" calcext:value-type="float">
            <text:p>1443145105.55799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78463077545" calcext:value-type="float">
            <text:p>25.5578463078</text:p>
          </table:table-cell>
          <table:table-cell table:formula="of:=[.C281]/([.D281]-[.D280])" office:value-type="float" office:value="104712.166435506" calcext:value-type="float">
            <text:p>104712.166435506</text:p>
          </table:table-cell>
          <table:table-cell/>
          <table:table-cell office:value-type="float" office:value="1443145105.83563" calcext:value-type="float">
            <text:p>1443145105.83563</text:p>
          </table:table-cell>
          <table:table-cell table:formula="of:=[.G281]-[.$B$2]" office:value-type="float" office:value="25.8354856967926" calcext:value-type="float">
            <text:p>25.8354856968</text:p>
          </table:table-cell>
          <table:table-cell table:formula="of:=[.C281]/([.H281]-[.H280])" office:value-type="float" office:value="104579.20627958" calcext:value-type="float">
            <text:p>104579.20627958</text:p>
          </table:table-cell>
          <table:table-cell table:formula="of:=[.G281]-[.$B281]" office:value-type="float" office:value="0.277639389038086" calcext:value-type="float">
            <text:p>0.27763938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5105.59929" calcext:value-type="float">
            <text:p>1443145105.59929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91456508636" calcext:value-type="float">
            <text:p>25.5991456509</text:p>
          </table:table-cell>
          <table:table-cell table:formula="of:=[.C282]/([.D282]-[.D281])" office:value-type="float" office:value="104602.147995058" calcext:value-type="float">
            <text:p>104602.147995058</text:p>
          </table:table-cell>
          <table:table-cell/>
          <table:table-cell office:value-type="float" office:value="1443145105.87693" calcext:value-type="float">
            <text:p>1443145105.87693</text:p>
          </table:table-cell>
          <table:table-cell table:formula="of:=[.G282]-[.$B$2]" office:value-type="float" office:value="25.8767828941345" calcext:value-type="float">
            <text:p>25.8767828941</text:p>
          </table:table-cell>
          <table:table-cell table:formula="of:=[.C282]/([.H282]-[.H281])" office:value-type="float" office:value="104607.583033606" calcext:value-type="float">
            <text:p>104607.583033606</text:p>
          </table:table-cell>
          <table:table-cell table:formula="of:=[.G282]-[.$B282]" office:value-type="float" office:value="0.277637243270874" calcext:value-type="float">
            <text:p>0.277637243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5105.64059" calcext:value-type="float">
            <text:p>1443145105.64059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404430866241" calcext:value-type="float">
            <text:p>25.6404430866</text:p>
          </table:table-cell>
          <table:table-cell table:formula="of:=[.C283]/([.D283]-[.D282])" office:value-type="float" office:value="104606.979112543" calcext:value-type="float">
            <text:p>104606.979112543</text:p>
          </table:table-cell>
          <table:table-cell/>
          <table:table-cell office:value-type="float" office:value="1443145105.91832" calcext:value-type="float">
            <text:p>1443145105.91832</text:p>
          </table:table-cell>
          <table:table-cell table:formula="of:=[.G283]-[.$B$2]" office:value-type="float" office:value="25.9181773662567" calcext:value-type="float">
            <text:p>25.9181773663</text:p>
          </table:table-cell>
          <table:table-cell table:formula="of:=[.C283]/([.H283]-[.H282])" office:value-type="float" office:value="104361.760846902" calcext:value-type="float">
            <text:p>104361.760846902</text:p>
          </table:table-cell>
          <table:table-cell table:formula="of:=[.G283]-[.$B283]" office:value-type="float" office:value="0.277734279632568" calcext:value-type="float">
            <text:p>0.277734279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5105.68193" calcext:value-type="float">
            <text:p>1443145105.68193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17834377289" calcext:value-type="float">
            <text:p>25.6817834377</text:p>
          </table:table-cell>
          <table:table-cell table:formula="of:=[.C284]/([.D284]-[.D283])" office:value-type="float" office:value="104498.386795391" calcext:value-type="float">
            <text:p>104498.386795391</text:p>
          </table:table-cell>
          <table:table-cell/>
          <table:table-cell office:value-type="float" office:value="1443145105.95951" calcext:value-type="float">
            <text:p>1443145105.95951</text:p>
          </table:table-cell>
          <table:table-cell table:formula="of:=[.G284]-[.$B$2]" office:value-type="float" office:value="25.9593677520752" calcext:value-type="float">
            <text:p>25.9593677521</text:p>
          </table:table-cell>
          <table:table-cell table:formula="of:=[.C284]/([.H284]-[.H283])" office:value-type="float" office:value="104878.842821173" calcext:value-type="float">
            <text:p>104878.842821173</text:p>
          </table:table-cell>
          <table:table-cell table:formula="of:=[.G284]-[.$B284]" office:value-type="float" office:value="0.277584314346313" calcext:value-type="float">
            <text:p>0.277584314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5105.72323" calcext:value-type="float">
            <text:p>1443145105.72323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3085641861" calcext:value-type="float">
            <text:p>25.7230856419</text:p>
          </table:table-cell>
          <table:table-cell table:formula="of:=[.C285]/([.D285]-[.D284])" office:value-type="float" office:value="104594.902155466" calcext:value-type="float">
            <text:p>104594.902155466</text:p>
          </table:table-cell>
          <table:table-cell/>
          <table:table-cell office:value-type="float" office:value="1443145106.00071" calcext:value-type="float">
            <text:p>1443145106.00071</text:p>
          </table:table-cell>
          <table:table-cell table:formula="of:=[.G285]-[.$B$2]" office:value-type="float" office:value="26.0005617141724" calcext:value-type="float">
            <text:p>26.0005617142</text:p>
          </table:table-cell>
          <table:table-cell table:formula="of:=[.C285]/([.H285]-[.H284])" office:value-type="float" office:value="104869.737701123" calcext:value-type="float">
            <text:p>104869.737701123</text:p>
          </table:table-cell>
          <table:table-cell table:formula="of:=[.G285]-[.$B285]" office:value-type="float" office:value="0.277476072311401" calcext:value-type="float">
            <text:p>0.277476072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5105.76453" calcext:value-type="float">
            <text:p>1443145105.76453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43876075745" calcext:value-type="float">
            <text:p>25.7643876076</text:p>
          </table:table-cell>
          <table:table-cell table:formula="of:=[.C286]/([.D286]-[.D285])" office:value-type="float" office:value="104595.505937091" calcext:value-type="float">
            <text:p>104595.505937091</text:p>
          </table:table-cell>
          <table:table-cell/>
          <table:table-cell office:value-type="float" office:value="1443145106.01285" calcext:value-type="float">
            <text:p>1443145106.01285</text:p>
          </table:table-cell>
          <table:table-cell table:formula="of:=[.G286]-[.$B$2]" office:value-type="float" office:value="26.0127096176147" calcext:value-type="float">
            <text:p>26.0127096176</text:p>
          </table:table-cell>
          <table:table-cell table:formula="of:=[.C286]/([.H286]-[.H285])" office:value-type="float" office:value="355616.919453603" calcext:value-type="float">
            <text:p>355616.919453603</text:p>
          </table:table-cell>
          <table:table-cell table:formula="of:=[.G286]-[.$B286]" office:value-type="float" office:value="0.248322010040283" calcext:value-type="float">
            <text:p>0.2483220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5105.80584" calcext:value-type="float">
            <text:p>1443145105.80584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56936264038" calcext:value-type="float">
            <text:p>25.8056936264</text:p>
          </table:table-cell>
          <table:table-cell table:formula="of:=[.C287]/([.D287]-[.D286])" office:value-type="float" office:value="104585.242597403" calcext:value-type="float">
            <text:p>104585.242597403</text:p>
          </table:table-cell>
          <table:table-cell/>
          <table:table-cell office:value-type="float" office:value="1443145106.04211" calcext:value-type="float">
            <text:p>1443145106.04211</text:p>
          </table:table-cell>
          <table:table-cell table:formula="of:=[.G287]-[.$B$2]" office:value-type="float" office:value="26.0419628620148" calcext:value-type="float">
            <text:p>26.041962862</text:p>
          </table:table-cell>
          <table:table-cell table:formula="of:=[.C287]/([.H287]-[.H286])" office:value-type="float" office:value="147675.92752879" calcext:value-type="float">
            <text:p>147675.92752879</text:p>
          </table:table-cell>
          <table:table-cell table:formula="of:=[.G287]-[.$B287]" office:value-type="float" office:value="0.236269235610962" calcext:value-type="float">
            <text:p>0.236269235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5105.84713" calcext:value-type="float">
            <text:p>1443145105.84713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6985578537" calcext:value-type="float">
            <text:p>25.8469855785</text:p>
          </table:table-cell>
          <table:table-cell table:formula="of:=[.C288]/([.D288]-[.D287])" office:value-type="float" office:value="104620.871061429" calcext:value-type="float">
            <text:p>104620.871061429</text:p>
          </table:table-cell>
          <table:table-cell/>
          <table:table-cell office:value-type="float" office:value="1443145106.08329" calcext:value-type="float">
            <text:p>1443145106.08329</text:p>
          </table:table-cell>
          <table:table-cell table:formula="of:=[.G288]-[.$B$2]" office:value-type="float" office:value="26.0831444263458" calcext:value-type="float">
            <text:p>26.0831444263</text:p>
          </table:table-cell>
          <table:table-cell table:formula="of:=[.C288]/([.H288]-[.H287])" office:value-type="float" office:value="104901.308878699" calcext:value-type="float">
            <text:p>104901.308878699</text:p>
          </table:table-cell>
          <table:table-cell table:formula="of:=[.G288]-[.$B288]" office:value-type="float" office:value="0.236158847808838" calcext:value-type="float">
            <text:p>0.236158847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5105.88842" calcext:value-type="float">
            <text:p>1443145105.88842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82813453674" calcext:value-type="float">
            <text:p>25.8882813454</text:p>
          </table:table-cell>
          <table:table-cell table:formula="of:=[.C289]/([.D289]-[.D288])" office:value-type="float" office:value="104611.206706426" calcext:value-type="float">
            <text:p>104611.206706426</text:p>
          </table:table-cell>
          <table:table-cell/>
          <table:table-cell office:value-type="float" office:value="1443145106.09543" calcext:value-type="float">
            <text:p>1443145106.09543</text:p>
          </table:table-cell>
          <table:table-cell table:formula="of:=[.G289]-[.$B$2]" office:value-type="float" office:value="26.0952875614166" calcext:value-type="float">
            <text:p>26.0952875614</text:p>
          </table:table-cell>
          <table:table-cell table:formula="of:=[.C289]/([.H289]-[.H288])" office:value-type="float" office:value="355756.563260818" calcext:value-type="float">
            <text:p>355756.563260818</text:p>
          </table:table-cell>
          <table:table-cell table:formula="of:=[.G289]-[.$B289]" office:value-type="float" office:value="0.207006216049194" calcext:value-type="float">
            <text:p>0.20700621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5105.92972" calcext:value-type="float">
            <text:p>1443145105.92972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95737743378" calcext:value-type="float">
            <text:p>25.9295737743</text:p>
          </table:table-cell>
          <table:table-cell table:formula="of:=[.C290]/([.D290]-[.D289])" office:value-type="float" office:value="104619.662919402" calcext:value-type="float">
            <text:p>104619.662919402</text:p>
          </table:table-cell>
          <table:table-cell/>
          <table:table-cell office:value-type="float" office:value="1443145106.16607" calcext:value-type="float">
            <text:p>1443145106.16607</text:p>
          </table:table-cell>
          <table:table-cell table:formula="of:=[.G290]-[.$B$2]" office:value-type="float" office:value="26.1659264564514" calcext:value-type="float">
            <text:p>26.1659264565</text:p>
          </table:table-cell>
          <table:table-cell table:formula="of:=[.C290]/([.H290]-[.H289])" office:value-type="float" office:value="61156.1095041532" calcext:value-type="float">
            <text:p>61156.1095041532</text:p>
          </table:table-cell>
          <table:table-cell table:formula="of:=[.G290]-[.$B290]" office:value-type="float" office:value="0.236352682113647" calcext:value-type="float">
            <text:p>0.236352682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5105.97101" calcext:value-type="float">
            <text:p>1443145105.97101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708633422852" calcext:value-type="float">
            <text:p>25.9708633423</text:p>
          </table:table-cell>
          <table:table-cell table:formula="of:=[.C291]/([.D291]-[.D290])" office:value-type="float" office:value="104626.912190136" calcext:value-type="float">
            <text:p>104626.912190136</text:p>
          </table:table-cell>
          <table:table-cell/>
          <table:table-cell office:value-type="float" office:value="1443145106.20678" calcext:value-type="float">
            <text:p>1443145106.20678</text:p>
          </table:table-cell>
          <table:table-cell table:formula="of:=[.G291]-[.$B$2]" office:value-type="float" office:value="26.2066338062286" calcext:value-type="float">
            <text:p>26.2066338062</text:p>
          </table:table-cell>
          <table:table-cell table:formula="of:=[.C291]/([.H291]-[.H290])" office:value-type="float" office:value="106123.341942966" calcext:value-type="float">
            <text:p>106123.341942966</text:p>
          </table:table-cell>
          <table:table-cell table:formula="of:=[.G291]-[.$B291]" office:value-type="float" office:value="0.235770463943481" calcext:value-type="float">
            <text:p>0.2357704639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5106.01175" calcext:value-type="float">
            <text:p>1443145106.01175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1604309082" calcext:value-type="float">
            <text:p>26.0116043091</text:p>
          </table:table-cell>
          <table:table-cell table:formula="of:=[.C292]/([.D292]-[.D291])" office:value-type="float" office:value="106035.775280899" calcext:value-type="float">
            <text:p>106035.775280899</text:p>
          </table:table-cell>
          <table:table-cell/>
          <table:table-cell office:value-type="float" office:value="1443145106.24622" calcext:value-type="float">
            <text:p>1443145106.24622</text:p>
          </table:table-cell>
          <table:table-cell table:formula="of:=[.G292]-[.$B$2]" office:value-type="float" office:value="26.2460787296295" calcext:value-type="float">
            <text:p>26.2460787296</text:p>
          </table:table-cell>
          <table:table-cell table:formula="of:=[.C292]/([.H292]-[.H291])" office:value-type="float" office:value="109519.796910133" calcext:value-type="float">
            <text:p>109519.796910133</text:p>
          </table:table-cell>
          <table:table-cell table:formula="of:=[.G292]-[.$B292]" office:value-type="float" office:value="0.234474420547485" calcext:value-type="float">
            <text:p>0.234474420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5106.05118" calcext:value-type="float">
            <text:p>1443145106.05118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510325431824" calcext:value-type="float">
            <text:p>26.0510325432</text:p>
          </table:table-cell>
          <table:table-cell table:formula="of:=[.C293]/([.D293]-[.D292])" office:value-type="float" office:value="109566.154776446" calcext:value-type="float">
            <text:p>109566.154776446</text:p>
          </table:table-cell>
          <table:table-cell/>
          <table:table-cell office:value-type="float" office:value="1443145106.28563" calcext:value-type="float">
            <text:p>1443145106.28563</text:p>
          </table:table-cell>
          <table:table-cell table:formula="of:=[.G293]-[.$B$2]" office:value-type="float" office:value="26.2854831218719" calcext:value-type="float">
            <text:p>26.2854831219</text:p>
          </table:table-cell>
          <table:table-cell table:formula="of:=[.C293]/([.H293]-[.H292])" office:value-type="float" office:value="109632.448418989" calcext:value-type="float">
            <text:p>109632.448418989</text:p>
          </table:table-cell>
          <table:table-cell table:formula="of:=[.G293]-[.$B293]" office:value-type="float" office:value="0.234450578689575" calcext:value-type="float">
            <text:p>0.234450578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5106.0906" calcext:value-type="float">
            <text:p>1443145106.0906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904545783997" calcext:value-type="float">
            <text:p>26.0904545784</text:p>
          </table:table-cell>
          <table:table-cell table:formula="of:=[.C294]/([.D294]-[.D293])" office:value-type="float" office:value="109583.383409536" calcext:value-type="float">
            <text:p>109583.383409536</text:p>
          </table:table-cell>
          <table:table-cell/>
          <table:table-cell office:value-type="float" office:value="1443145106.32502" calcext:value-type="float">
            <text:p>1443145106.32502</text:p>
          </table:table-cell>
          <table:table-cell table:formula="of:=[.G294]-[.$B$2]" office:value-type="float" office:value="26.3248805999756" calcext:value-type="float">
            <text:p>26.3248806</text:p>
          </table:table-cell>
          <table:table-cell table:formula="of:=[.C294]/([.H294]-[.H293])" office:value-type="float" office:value="109651.688583618" calcext:value-type="float">
            <text:p>109651.688583618</text:p>
          </table:table-cell>
          <table:table-cell table:formula="of:=[.G294]-[.$B294]" office:value-type="float" office:value="0.234426021575928" calcext:value-type="float">
            <text:p>0.234426021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5106.13003" calcext:value-type="float">
            <text:p>1443145106.13003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98868656158" calcext:value-type="float">
            <text:p>26.1298868656</text:p>
          </table:table-cell>
          <table:table-cell table:formula="of:=[.C295]/([.D295]-[.D294])" office:value-type="float" office:value="109554.892829719" calcext:value-type="float">
            <text:p>109554.892829719</text:p>
          </table:table-cell>
          <table:table-cell/>
          <table:table-cell office:value-type="float" office:value="1443145106.36441" calcext:value-type="float">
            <text:p>1443145106.36441</text:p>
          </table:table-cell>
          <table:table-cell table:formula="of:=[.G295]-[.$B$2]" office:value-type="float" office:value="26.3642632961273" calcext:value-type="float">
            <text:p>26.3642632961</text:p>
          </table:table-cell>
          <table:table-cell table:formula="of:=[.C295]/([.H295]-[.H294])" office:value-type="float" office:value="109692.845389659" calcext:value-type="float">
            <text:p>109692.845389659</text:p>
          </table:table-cell>
          <table:table-cell table:formula="of:=[.G295]-[.$B295]" office:value-type="float" office:value="0.234376430511475" calcext:value-type="float">
            <text:p>0.234376430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5106.16944" calcext:value-type="float">
            <text:p>1443145106.16944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92943572998" calcext:value-type="float">
            <text:p>26.1692943573</text:p>
          </table:table-cell>
          <table:table-cell table:formula="of:=[.C296]/([.D296]-[.D295])" office:value-type="float" office:value="109623.825709221" calcext:value-type="float">
            <text:p>109623.825709221</text:p>
          </table:table-cell>
          <table:table-cell/>
          <table:table-cell office:value-type="float" office:value="1443145106.40381" calcext:value-type="float">
            <text:p>1443145106.40381</text:p>
          </table:table-cell>
          <table:table-cell table:formula="of:=[.G296]-[.$B$2]" office:value-type="float" office:value="26.4036686420441" calcext:value-type="float">
            <text:p>26.403668642</text:p>
          </table:table-cell>
          <table:table-cell table:formula="of:=[.C296]/([.H296]-[.H295])" office:value-type="float" office:value="109629.795133049" calcext:value-type="float">
            <text:p>109629.795133049</text:p>
          </table:table-cell>
          <table:table-cell table:formula="of:=[.G296]-[.$B296]" office:value-type="float" office:value="0.234374284744263" calcext:value-type="float">
            <text:p>0.234374284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5106.20886" calcext:value-type="float">
            <text:p>1443145106.20886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87171077728" calcext:value-type="float">
            <text:p>26.2087171078</text:p>
          </table:table-cell>
          <table:table-cell table:formula="of:=[.C297]/([.D297]-[.D296])" office:value-type="float" office:value="109581.395213818" calcext:value-type="float">
            <text:p>109581.395213818</text:p>
          </table:table-cell>
          <table:table-cell/>
          <table:table-cell office:value-type="float" office:value="1443145106.44336" calcext:value-type="float">
            <text:p>1443145106.44336</text:p>
          </table:table-cell>
          <table:table-cell table:formula="of:=[.G297]-[.$B$2]" office:value-type="float" office:value="26.443217754364" calcext:value-type="float">
            <text:p>26.4432177544</text:p>
          </table:table-cell>
          <table:table-cell table:formula="of:=[.C297]/([.H297]-[.H296])" office:value-type="float" office:value="109231.275914662" calcext:value-type="float">
            <text:p>109231.275914662</text:p>
          </table:table-cell>
          <table:table-cell table:formula="of:=[.G297]-[.$B297]" office:value-type="float" office:value="0.234500646591187" calcext:value-type="float">
            <text:p>0.234500646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5106.24829" calcext:value-type="float">
            <text:p>1443145106.24829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81474876404" calcext:value-type="float">
            <text:p>26.2481474876</text:p>
          </table:table-cell>
          <table:table-cell table:formula="of:=[.C298]/([.D298]-[.D297])" office:value-type="float" office:value="109560.192280948" calcext:value-type="float">
            <text:p>109560.192280948</text:p>
          </table:table-cell>
          <table:table-cell/>
          <table:table-cell office:value-type="float" office:value="1443145106.48279" calcext:value-type="float">
            <text:p>1443145106.48279</text:p>
          </table:table-cell>
          <table:table-cell table:formula="of:=[.G298]-[.$B$2]" office:value-type="float" office:value="26.4826512336731" calcext:value-type="float">
            <text:p>26.4826512337</text:p>
          </table:table-cell>
          <table:table-cell table:formula="of:=[.C298]/([.H298]-[.H297])" office:value-type="float" office:value="109551.580933033" calcext:value-type="float">
            <text:p>109551.580933033</text:p>
          </table:table-cell>
          <table:table-cell table:formula="of:=[.G298]-[.$B298]" office:value-type="float" office:value="0.234503746032715" calcext:value-type="float">
            <text:p>0.23450374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5106.28775" calcext:value-type="float">
            <text:p>1443145106.28775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76091003418" calcext:value-type="float">
            <text:p>26.2876091003</text:p>
          </table:table-cell>
          <table:table-cell table:formula="of:=[.C299]/([.D299]-[.D298])" office:value-type="float" office:value="109473.478255616" calcext:value-type="float">
            <text:p>109473.478255616</text:p>
          </table:table-cell>
          <table:table-cell/>
          <table:table-cell office:value-type="float" office:value="1443145106.52213" calcext:value-type="float">
            <text:p>1443145106.52213</text:p>
          </table:table-cell>
          <table:table-cell table:formula="of:=[.G299]-[.$B$2]" office:value-type="float" office:value="26.5219869613647" calcext:value-type="float">
            <text:p>26.5219869614</text:p>
          </table:table-cell>
          <table:table-cell table:formula="of:=[.C299]/([.H299]-[.H298])" office:value-type="float" office:value="109823.823112264" calcext:value-type="float">
            <text:p>109823.823112264</text:p>
          </table:table-cell>
          <table:table-cell table:formula="of:=[.G299]-[.$B299]" office:value-type="float" office:value="0.234377861022949" calcext:value-type="float">
            <text:p>0.23437786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5106.32723" calcext:value-type="float">
            <text:p>1443145106.32723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70864486694" calcext:value-type="float">
            <text:p>26.3270864487</text:p>
          </table:table-cell>
          <table:table-cell table:formula="of:=[.C300]/([.D300]-[.D299])" office:value-type="float" office:value="109429.84225148" calcext:value-type="float">
            <text:p>109429.84225148</text:p>
          </table:table-cell>
          <table:table-cell/>
          <table:table-cell office:value-type="float" office:value="1443145106.53426" calcext:value-type="float">
            <text:p>1443145106.53426</text:p>
          </table:table-cell>
          <table:table-cell table:formula="of:=[.G300]-[.$B$2]" office:value-type="float" office:value="26.5341186523437" calcext:value-type="float">
            <text:p>26.5341186523</text:p>
          </table:table-cell>
          <table:table-cell table:formula="of:=[.C300]/([.H300]-[.H299])" office:value-type="float" office:value="356092.156277022" calcext:value-type="float">
            <text:p>356092.156277022</text:p>
          </table:table-cell>
          <table:table-cell table:formula="of:=[.G300]-[.$B300]" office:value-type="float" office:value="0.207032203674316" calcext:value-type="float">
            <text:p>0.207032203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5106.36665" calcext:value-type="float">
            <text:p>1443145106.36665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65072917938" calcext:value-type="float">
            <text:p>26.3665072918</text:p>
          </table:table-cell>
          <table:table-cell table:formula="of:=[.C301]/([.D301]-[.D300])" office:value-type="float" office:value="109586.697229396" calcext:value-type="float">
            <text:p>109586.697229396</text:p>
          </table:table-cell>
          <table:table-cell/>
          <table:table-cell office:value-type="float" office:value="1443145106.60098" calcext:value-type="float">
            <text:p>1443145106.60098</text:p>
          </table:table-cell>
          <table:table-cell table:formula="of:=[.G301]-[.$B$2]" office:value-type="float" office:value="26.6008396148682" calcext:value-type="float">
            <text:p>26.6008396149</text:p>
          </table:table-cell>
          <table:table-cell table:formula="of:=[.C301]/([.H301]-[.H300])" office:value-type="float" office:value="64747.2673737172" calcext:value-type="float">
            <text:p>64747.2673737172</text:p>
          </table:table-cell>
          <table:table-cell table:formula="of:=[.G301]-[.$B301]" office:value-type="float" office:value="0.234332323074341" calcext:value-type="float">
            <text:p>0.234332323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5106.40611" calcext:value-type="float">
            <text:p>1443145106.40611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59686660767" calcext:value-type="float">
            <text:p>26.4059686661</text:p>
          </table:table-cell>
          <table:table-cell table:formula="of:=[.C302]/([.D302]-[.D301])" office:value-type="float" office:value="109474.139674829" calcext:value-type="float">
            <text:p>109474.139674829</text:p>
          </table:table-cell>
          <table:table-cell/>
          <table:table-cell office:value-type="float" office:value="1443145106.64045" calcext:value-type="float">
            <text:p>1443145106.64045</text:p>
          </table:table-cell>
          <table:table-cell table:formula="of:=[.G302]-[.$B$2]" office:value-type="float" office:value="26.6403110027313" calcext:value-type="float">
            <text:p>26.6403110027</text:p>
          </table:table-cell>
          <table:table-cell table:formula="of:=[.C302]/([.H302]-[.H301])" office:value-type="float" office:value="109446.36694754" calcext:value-type="float">
            <text:p>109446.36694754</text:p>
          </table:table-cell>
          <table:table-cell table:formula="of:=[.G302]-[.$B302]" office:value-type="float" office:value="0.234342336654663" calcext:value-type="float">
            <text:p>0.234342336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5106.44552" calcext:value-type="float">
            <text:p>1443145106.44552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53756809235" calcext:value-type="float">
            <text:p>26.4453756809</text:p>
          </table:table-cell>
          <table:table-cell table:formula="of:=[.C303]/([.D303]-[.D302])" office:value-type="float" office:value="109625.152191669" calcext:value-type="float">
            <text:p>109625.152191669</text:p>
          </table:table-cell>
          <table:table-cell/>
          <table:table-cell office:value-type="float" office:value="1443145106.67986" calcext:value-type="float">
            <text:p>1443145106.67986</text:p>
          </table:table-cell>
          <table:table-cell table:formula="of:=[.G303]-[.$B$2]" office:value-type="float" office:value="26.6797118186951" calcext:value-type="float">
            <text:p>26.6797118187</text:p>
          </table:table-cell>
          <table:table-cell table:formula="of:=[.C303]/([.H303]-[.H302])" office:value-type="float" office:value="109642.399385207" calcext:value-type="float">
            <text:p>109642.399385207</text:p>
          </table:table-cell>
          <table:table-cell table:formula="of:=[.G303]-[.$B303]" office:value-type="float" office:value="0.234336137771606" calcext:value-type="float">
            <text:p>0.234336137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5106.48495" calcext:value-type="float">
            <text:p>1443145106.48495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48022460937" calcext:value-type="float">
            <text:p>26.4848022461</text:p>
          </table:table-cell>
          <table:table-cell table:formula="of:=[.C304]/([.D304]-[.D303])" office:value-type="float" office:value="109570.792721643" calcext:value-type="float">
            <text:p>109570.792721643</text:p>
          </table:table-cell>
          <table:table-cell/>
          <table:table-cell office:value-type="float" office:value="1443145106.71927" calcext:value-type="float">
            <text:p>1443145106.71927</text:p>
          </table:table-cell>
          <table:table-cell table:formula="of:=[.G304]-[.$B$2]" office:value-type="float" office:value="26.7191255092621" calcext:value-type="float">
            <text:p>26.7191255093</text:p>
          </table:table-cell>
          <table:table-cell table:formula="of:=[.C304]/([.H304]-[.H303])" office:value-type="float" office:value="109606.584358157" calcext:value-type="float">
            <text:p>109606.584358157</text:p>
          </table:table-cell>
          <table:table-cell table:formula="of:=[.G304]-[.$B304]" office:value-type="float" office:value="0.234323263168335" calcext:value-type="float">
            <text:p>0.234323263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5106.52438" calcext:value-type="float">
            <text:p>1443145106.52438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42385864258" calcext:value-type="float">
            <text:p>26.5242385864</text:p>
          </table:table-cell>
          <table:table-cell table:formula="of:=[.C305]/([.D305]-[.D304])" office:value-type="float" office:value="109543.633197911" calcext:value-type="float">
            <text:p>109543.633197911</text:p>
          </table:table-cell>
          <table:table-cell/>
          <table:table-cell office:value-type="float" office:value="1443145106.75867" calcext:value-type="float">
            <text:p>1443145106.75867</text:p>
          </table:table-cell>
          <table:table-cell table:formula="of:=[.G305]-[.$B$2]" office:value-type="float" office:value="26.75852227211" calcext:value-type="float">
            <text:p>26.7585222721</text:p>
          </table:table-cell>
          <table:table-cell table:formula="of:=[.C305]/([.H305]-[.H304])" office:value-type="float" office:value="109653.679330921" calcext:value-type="float">
            <text:p>109653.679330921</text:p>
          </table:table-cell>
          <table:table-cell table:formula="of:=[.G305]-[.$B305]" office:value-type="float" office:value="0.234283685684204" calcext:value-type="float">
            <text:p>0.234283685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5106.56379" calcext:value-type="float">
            <text:p>1443145106.56379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36456012726" calcext:value-type="float">
            <text:p>26.5636456013</text:p>
          </table:table-cell>
          <table:table-cell table:formula="of:=[.C306]/([.D306]-[.D305])" office:value-type="float" office:value="109625.152191669" calcext:value-type="float">
            <text:p>109625.152191669</text:p>
          </table:table-cell>
          <table:table-cell/>
          <table:table-cell office:value-type="float" office:value="1443145106.79812" calcext:value-type="float">
            <text:p>1443145106.79812</text:p>
          </table:table-cell>
          <table:table-cell table:formula="of:=[.G306]-[.$B$2]" office:value-type="float" office:value="26.7979791164398" calcext:value-type="float">
            <text:p>26.7979791164</text:p>
          </table:table-cell>
          <table:table-cell table:formula="of:=[.C306]/([.H306]-[.H305])" office:value-type="float" office:value="109486.708158604" calcext:value-type="float">
            <text:p>109486.708158604</text:p>
          </table:table-cell>
          <table:table-cell table:formula="of:=[.G306]-[.$B306]" office:value-type="float" office:value="0.234333515167236" calcext:value-type="float">
            <text:p>0.234333515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5106.60321" calcext:value-type="float">
            <text:p>1443145106.60321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30700206757" calcext:value-type="float">
            <text:p>26.6030700207</text:p>
          </table:table-cell>
          <table:table-cell table:formula="of:=[.C307]/([.D307]-[.D306])" office:value-type="float" office:value="109576.756371025" calcext:value-type="float">
            <text:p>109576.756371025</text:p>
          </table:table-cell>
          <table:table-cell/>
          <table:table-cell office:value-type="float" office:value="1443145106.83755" calcext:value-type="float">
            <text:p>1443145106.83755</text:p>
          </table:table-cell>
          <table:table-cell table:formula="of:=[.G307]-[.$B$2]" office:value-type="float" office:value="26.8374109268188" calcext:value-type="float">
            <text:p>26.8374109268</text:p>
          </table:table-cell>
          <table:table-cell table:formula="of:=[.C307]/([.H307]-[.H306])" office:value-type="float" office:value="109556.217644462" calcext:value-type="float">
            <text:p>109556.217644462</text:p>
          </table:table-cell>
          <table:table-cell table:formula="of:=[.G307]-[.$B307]" office:value-type="float" office:value="0.234340906143188" calcext:value-type="float">
            <text:p>0.234340906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5106.64263" calcext:value-type="float">
            <text:p>1443145106.64263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24822807312" calcext:value-type="float">
            <text:p>26.6424822807</text:p>
          </table:table-cell>
          <table:table-cell table:formula="of:=[.C308]/([.D308]-[.D307])" office:value-type="float" office:value="109610.5626501" calcext:value-type="float">
            <text:p>109610.5626501</text:p>
          </table:table-cell>
          <table:table-cell/>
          <table:table-cell office:value-type="float" office:value="1443145106.87691" calcext:value-type="float">
            <text:p>1443145106.87691</text:p>
          </table:table-cell>
          <table:table-cell table:formula="of:=[.G308]-[.$B$2]" office:value-type="float" office:value="26.8767709732056" calcext:value-type="float">
            <text:p>26.8767709732</text:p>
          </table:table-cell>
          <table:table-cell table:formula="of:=[.C308]/([.H308]-[.H307])" office:value-type="float" office:value="109755.968210894" calcext:value-type="float">
            <text:p>109755.968210894</text:p>
          </table:table-cell>
          <table:table-cell table:formula="of:=[.G308]-[.$B308]" office:value-type="float" office:value="0.234288692474365" calcext:value-type="float">
            <text:p>0.234288692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5106.68205" calcext:value-type="float">
            <text:p>1443145106.68205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19036006927" calcext:value-type="float">
            <text:p>26.6819036007</text:p>
          </table:table-cell>
          <table:table-cell table:formula="of:=[.C309]/([.D309]-[.D308])" office:value-type="float" office:value="109585.371677402" calcext:value-type="float">
            <text:p>109585.371677402</text:p>
          </table:table-cell>
          <table:table-cell/>
          <table:table-cell office:value-type="float" office:value="1443145106.91649" calcext:value-type="float">
            <text:p>1443145106.91649</text:p>
          </table:table-cell>
          <table:table-cell table:formula="of:=[.G309]-[.$B$2]" office:value-type="float" office:value="26.916351556778" calcext:value-type="float">
            <text:p>26.9163515568</text:p>
          </table:table-cell>
          <table:table-cell table:formula="of:=[.C309]/([.H309]-[.H308])" office:value-type="float" office:value="109144.424111365" calcext:value-type="float">
            <text:p>109144.424111365</text:p>
          </table:table-cell>
          <table:table-cell table:formula="of:=[.G309]-[.$B309]" office:value-type="float" office:value="0.234447956085205" calcext:value-type="float">
            <text:p>0.234447956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5106.72147" calcext:value-type="float">
            <text:p>1443145106.72147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213246822357" calcext:value-type="float">
            <text:p>26.7213246822</text:p>
          </table:table-cell>
          <table:table-cell table:formula="of:=[.C310]/([.D310]-[.D309])" office:value-type="float" office:value="109586.03444939" calcext:value-type="float">
            <text:p>109586.03444939</text:p>
          </table:table-cell>
          <table:table-cell/>
          <table:table-cell office:value-type="float" office:value="1443145106.95581" calcext:value-type="float">
            <text:p>1443145106.95581</text:p>
          </table:table-cell>
          <table:table-cell table:formula="of:=[.G310]-[.$B$2]" office:value-type="float" office:value="26.955668926239" calcext:value-type="float">
            <text:p>26.9556689262</text:p>
          </table:table-cell>
          <table:table-cell table:formula="of:=[.C310]/([.H310]-[.H309])" office:value-type="float" office:value="109875.102511082" calcext:value-type="float">
            <text:p>109875.102511082</text:p>
          </table:table-cell>
          <table:table-cell table:formula="of:=[.G310]-[.$B310]" office:value-type="float" office:value="0.234344244003296" calcext:value-type="float">
            <text:p>0.23434424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5106.76089" calcext:value-type="float">
            <text:p>1443145106.76089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607419490814" calcext:value-type="float">
            <text:p>26.7607419491</text:p>
          </table:table-cell>
          <table:table-cell table:formula="of:=[.C311]/([.D311]-[.D310])" office:value-type="float" office:value="109596.639891609" calcext:value-type="float">
            <text:p>109596.639891609</text:p>
          </table:table-cell>
          <table:table-cell/>
          <table:table-cell office:value-type="float" office:value="1443145106.99526" calcext:value-type="float">
            <text:p>1443145106.99526</text:p>
          </table:table-cell>
          <table:table-cell table:formula="of:=[.G311]-[.$B$2]" office:value-type="float" office:value="26.9951159954071" calcext:value-type="float">
            <text:p>26.9951159954</text:p>
          </table:table-cell>
          <table:table-cell table:formula="of:=[.C311]/([.H311]-[.H310])" office:value-type="float" office:value="109513.83945894" calcext:value-type="float">
            <text:p>109513.83945894</text:p>
          </table:table-cell>
          <table:table-cell table:formula="of:=[.G311]-[.$B311]" office:value-type="float" office:value="0.234374046325684" calcext:value-type="float">
            <text:p>0.234374046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5106.80031" calcext:value-type="float">
            <text:p>1443145106.80031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8001637458801" calcext:value-type="float">
            <text:p>26.8001637459</text:p>
          </table:table-cell>
          <table:table-cell table:formula="of:=[.C312]/([.D312]-[.D311])" office:value-type="float" office:value="109584.046157475" calcext:value-type="float">
            <text:p>109584.046157475</text:p>
          </table:table-cell>
          <table:table-cell/>
          <table:table-cell office:value-type="float" office:value="1443145110.01107" calcext:value-type="float">
            <text:p>1443145110.01107</text:p>
          </table:table-cell>
          <table:table-cell table:formula="of:=[.G312]-[.$B$2]" office:value-type="float" office:value="30.0109217166901" calcext:value-type="float">
            <text:p>30.0109217167</text:p>
          </table:table-cell>
          <table:table-cell table:formula="of:=[.C312]/([.H312]-[.H311])" office:value-type="float" office:value="1432.45301562802" calcext:value-type="float">
            <text:p>1432.453015628</text:p>
          </table:table-cell>
          <table:table-cell table:formula="of:=[.G312]-[.$B312]" office:value-type="float" office:value="3.21075797080994" calcext:value-type="float">
            <text:p>3.210757970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5106.83973" calcext:value-type="float">
            <text:p>1443145106.83973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95888805389" calcext:value-type="float">
            <text:p>26.8395888805</text:p>
          </table:table-cell>
          <table:table-cell table:formula="of:=[.C313]/([.D313]-[.D312])" office:value-type="float" office:value="109574.768415769" calcext:value-type="float">
            <text:p>109574.768415769</text:p>
          </table:table-cell>
          <table:table-cell/>
          <table:table-cell office:value-type="float" office:value="1443145110.99161" calcext:value-type="float">
            <text:p>1443145110.99161</text:p>
          </table:table-cell>
          <table:table-cell table:formula="of:=[.G313]-[.$B$2]" office:value-type="float" office:value="30.9914700984955" calcext:value-type="float">
            <text:p>30.9914700985</text:p>
          </table:table-cell>
          <table:table-cell table:formula="of:=[.C313]/([.H313]-[.H312])" office:value-type="float" office:value="4405.69795449141" calcext:value-type="float">
            <text:p>4405.6979544914</text:p>
          </table:table-cell>
          <table:table-cell table:formula="of:=[.G313]-[.$B313]" office:value-type="float" office:value="4.15188121795654" calcext:value-type="float">
            <text:p>4.15188121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5106.87915" calcext:value-type="float">
            <text:p>1443145106.87915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90018558502" calcext:value-type="float">
            <text:p>26.8790018559</text:p>
          </table:table-cell>
          <table:table-cell table:formula="of:=[.C314]/([.D314]-[.D313])" office:value-type="float" office:value="109608.57346803" calcext:value-type="float">
            <text:p>109608.57346803</text:p>
          </table:table-cell>
          <table:table-cell/>
          <table:table-cell office:value-type="float" office:value="1443145111.00946" calcext:value-type="float">
            <text:p>1443145111.00946</text:p>
          </table:table-cell>
          <table:table-cell table:formula="of:=[.G314]-[.$B$2]" office:value-type="float" office:value="31.0093150138855" calcext:value-type="float">
            <text:p>31.0093150139</text:p>
          </table:table-cell>
          <table:table-cell table:formula="of:=[.C314]/([.H314]-[.H313])" office:value-type="float" office:value="242085.765361337" calcext:value-type="float">
            <text:p>242085.765361337</text:p>
          </table:table-cell>
          <table:table-cell table:formula="of:=[.G314]-[.$B314]" office:value-type="float" office:value="4.13031315803528" calcext:value-type="float">
            <text:p>4.13031315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5106.91857" calcext:value-type="float">
            <text:p>1443145106.91857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84243679047" calcext:value-type="float">
            <text:p>26.9184243679</text:p>
          </table:table-cell>
          <table:table-cell table:formula="of:=[.C315]/([.D315]-[.D314])" office:value-type="float" office:value="109582.057937708" calcext:value-type="float">
            <text:p>109582.057937708</text:p>
          </table:table-cell>
          <table:table-cell/>
          <table:table-cell office:value-type="float" office:value="1443145111.02702" calcext:value-type="float">
            <text:p>1443145111.02702</text:p>
          </table:table-cell>
          <table:table-cell table:formula="of:=[.G315]-[.$B$2]" office:value-type="float" office:value="31.0268759727478" calcext:value-type="float">
            <text:p>31.0268759727</text:p>
          </table:table-cell>
          <table:table-cell table:formula="of:=[.C315]/([.H315]-[.H314])" office:value-type="float" office:value="246000.234604106" calcext:value-type="float">
            <text:p>246000.234604106</text:p>
          </table:table-cell>
          <table:table-cell table:formula="of:=[.G315]-[.$B315]" office:value-type="float" office:value="4.10845160484314" calcext:value-type="float">
            <text:p>4.108451604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5106.95799" calcext:value-type="float">
            <text:p>1443145106.95799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78440189362" calcext:value-type="float">
            <text:p>26.9578440189</text:p>
          </table:table-cell>
          <table:table-cell table:formula="of:=[.C316]/([.D316]-[.D315])" office:value-type="float" office:value="109590.011249682" calcext:value-type="float">
            <text:p>109590.011249682</text:p>
          </table:table-cell>
          <table:table-cell/>
          <table:table-cell office:value-type="float" office:value="1443145111.04459" calcext:value-type="float">
            <text:p>1443145111.04459</text:p>
          </table:table-cell>
          <table:table-cell table:formula="of:=[.G316]-[.$B$2]" office:value-type="float" office:value="31.0444428920746" calcext:value-type="float">
            <text:p>31.0444428921</text:p>
          </table:table-cell>
          <table:table-cell table:formula="of:=[.C316]/([.H316]-[.H315])" office:value-type="float" office:value="245916.766601973" calcext:value-type="float">
            <text:p>245916.766601973</text:p>
          </table:table-cell>
          <table:table-cell table:formula="of:=[.G316]-[.$B316]" office:value-type="float" office:value="4.08659887313843" calcext:value-type="float">
            <text:p>4.086598873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5106.99741" calcext:value-type="float">
            <text:p>1443145106.99741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72696304321" calcext:value-type="float">
            <text:p>26.9972696304</text:p>
          </table:table-cell>
          <table:table-cell table:formula="of:=[.C317]/([.D317]-[.D316])" office:value-type="float" office:value="109573.443152338" calcext:value-type="float">
            <text:p>109573.443152338</text:p>
          </table:table-cell>
          <table:table-cell/>
          <table:table-cell office:value-type="float" office:value="1443145111.06216" calcext:value-type="float">
            <text:p>1443145111.06216</text:p>
          </table:table-cell>
          <table:table-cell table:formula="of:=[.G317]-[.$B$2]" office:value-type="float" office:value="31.0620126724243" calcext:value-type="float">
            <text:p>31.0620126724</text:p>
          </table:table-cell>
          <table:table-cell table:formula="of:=[.C317]/([.H317]-[.H316])" office:value-type="float" office:value="245876.722076724" calcext:value-type="float">
            <text:p>245876.722076724</text:p>
          </table:table-cell>
          <table:table-cell table:formula="of:=[.G317]-[.$B317]" office:value-type="float" office:value="4.06474304199219" calcext:value-type="float">
            <text:p>4.06474304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5120.05061" calcext:value-type="float">
            <text:p>1443145120.05061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504677295685" calcext:value-type="float">
            <text:p>40.0504677296</text:p>
          </table:table-cell>
          <table:table-cell table:formula="of:=[.C318]/([.D318]-[.D317])" office:value-type="float" office:value="330.953377646649" calcext:value-type="float">
            <text:p>330.9533776467</text:p>
          </table:table-cell>
          <table:table-cell/>
          <table:table-cell office:value-type="float" office:value="1443145120.24813" calcext:value-type="float">
            <text:p>1443145120.24813</text:p>
          </table:table-cell>
          <table:table-cell table:formula="of:=[.G318]-[.$B$2]" office:value-type="float" office:value="40.2479901313782" calcext:value-type="float">
            <text:p>40.2479901314</text:p>
          </table:table-cell>
          <table:table-cell table:formula="of:=[.C318]/([.H318]-[.H317])" office:value-type="float" office:value="470.282016182084" calcext:value-type="float">
            <text:p>470.2820161821</text:p>
          </table:table-cell>
          <table:table-cell table:formula="of:=[.G318]-[.$B318]" office:value-type="float" office:value="0.197522401809692" calcext:value-type="float">
            <text:p>0.197522401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5120.10478" calcext:value-type="float">
            <text:p>1443145120.10478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46328544617" calcext:value-type="float">
            <text:p>40.1046328545</text:p>
          </table:table-cell>
          <table:table-cell table:formula="of:=[.C319]/([.D319]-[.D318])" office:value-type="float" office:value="79756.1162928891" calcext:value-type="float">
            <text:p>79756.1162928891</text:p>
          </table:table-cell>
          <table:table-cell/>
          <table:table-cell office:value-type="float" office:value="1443145120.35359" calcext:value-type="float">
            <text:p>1443145120.35359</text:p>
          </table:table-cell>
          <table:table-cell table:formula="of:=[.G319]-[.$B$2]" office:value-type="float" office:value="40.3534424304962" calcext:value-type="float">
            <text:p>40.3534424305</text:p>
          </table:table-cell>
          <table:table-cell table:formula="of:=[.C319]/([.H319]-[.H318])" office:value-type="float" office:value="40966.3898855751" calcext:value-type="float">
            <text:p>40966.3898855751</text:p>
          </table:table-cell>
          <table:table-cell table:formula="of:=[.G319]-[.$B319]" office:value-type="float" office:value="0.248809576034546" calcext:value-type="float">
            <text:p>0.24880957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5120.15893" calcext:value-type="float">
            <text:p>1443145120.15893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87896347046" calcext:value-type="float">
            <text:p>40.1587896347</text:p>
          </table:table-cell>
          <table:table-cell table:formula="of:=[.C320]/([.D320]-[.D319])" office:value-type="float" office:value="79768.4053709003" calcext:value-type="float">
            <text:p>79768.4053709003</text:p>
          </table:table-cell>
          <table:table-cell/>
          <table:table-cell office:value-type="float" office:value="1443145120.40779" calcext:value-type="float">
            <text:p>1443145120.40779</text:p>
          </table:table-cell>
          <table:table-cell table:formula="of:=[.G320]-[.$B$2]" office:value-type="float" office:value="40.4076471328735" calcext:value-type="float">
            <text:p>40.4076471329</text:p>
          </table:table-cell>
          <table:table-cell table:formula="of:=[.C320]/([.H320]-[.H319])" office:value-type="float" office:value="79697.8824812735" calcext:value-type="float">
            <text:p>79697.8824812735</text:p>
          </table:table-cell>
          <table:table-cell table:formula="of:=[.G320]-[.$B320]" office:value-type="float" office:value="0.248857498168945" calcext:value-type="float">
            <text:p>0.248857498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5120.21309" calcext:value-type="float">
            <text:p>1443145120.21309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29487991333" calcext:value-type="float">
            <text:p>40.2129487991</text:p>
          </table:table-cell>
          <table:table-cell table:formula="of:=[.C321]/([.D321]-[.D320])" office:value-type="float" office:value="79764.8938193344" calcext:value-type="float">
            <text:p>79764.8938193344</text:p>
          </table:table-cell>
          <table:table-cell/>
          <table:table-cell office:value-type="float" office:value="1443145120.46185" calcext:value-type="float">
            <text:p>1443145120.46185</text:p>
          </table:table-cell>
          <table:table-cell table:formula="of:=[.G321]-[.$B$2]" office:value-type="float" office:value="40.4617059230804" calcext:value-type="float">
            <text:p>40.4617059231</text:p>
          </table:table-cell>
          <table:table-cell table:formula="of:=[.C321]/([.H321]-[.H320])" office:value-type="float" office:value="79912.9981167774" calcext:value-type="float">
            <text:p>79912.9981167774</text:p>
          </table:table-cell>
          <table:table-cell table:formula="of:=[.G321]-[.$B321]" office:value-type="float" office:value="0.248757123947144" calcext:value-type="float">
            <text:p>0.248757123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5120.26723" calcext:value-type="float">
            <text:p>1443145120.26723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70888900757" calcext:value-type="float">
            <text:p>40.2670888901</text:p>
          </table:table-cell>
          <table:table-cell table:formula="of:=[.C322]/([.D322]-[.D321])" office:value-type="float" office:value="79792.9948916681" calcext:value-type="float">
            <text:p>79792.9948916681</text:p>
          </table:table-cell>
          <table:table-cell/>
          <table:table-cell office:value-type="float" office:value="1443145120.51591" calcext:value-type="float">
            <text:p>1443145120.51591</text:p>
          </table:table-cell>
          <table:table-cell table:formula="of:=[.G322]-[.$B$2]" office:value-type="float" office:value="40.5157701969147" calcext:value-type="float">
            <text:p>40.5157701969</text:p>
          </table:table-cell>
          <table:table-cell table:formula="of:=[.C322]/([.H322]-[.H321])" office:value-type="float" office:value="79904.8927068909" calcext:value-type="float">
            <text:p>79904.8927068909</text:p>
          </table:table-cell>
          <table:table-cell table:formula="of:=[.G322]-[.$B322]" office:value-type="float" office:value="0.248681306838989" calcext:value-type="float">
            <text:p>0.248681306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5120.32138" calcext:value-type="float">
            <text:p>1443145120.32138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212413787842" calcext:value-type="float">
            <text:p>40.3212413788</text:p>
          </table:table-cell>
          <table:table-cell table:formula="of:=[.C323]/([.D323]-[.D322])" office:value-type="float" office:value="79774.7269429231" calcext:value-type="float">
            <text:p>79774.7269429231</text:p>
          </table:table-cell>
          <table:table-cell/>
          <table:table-cell office:value-type="float" office:value="1443145120.57022" calcext:value-type="float">
            <text:p>1443145120.57022</text:p>
          </table:table-cell>
          <table:table-cell table:formula="of:=[.G323]-[.$B$2]" office:value-type="float" office:value="40.5700724124908" calcext:value-type="float">
            <text:p>40.5700724125</text:p>
          </table:table-cell>
          <table:table-cell table:formula="of:=[.C323]/([.H323]-[.H322])" office:value-type="float" office:value="79554.7650158061" calcext:value-type="float">
            <text:p>79554.7650158061</text:p>
          </table:table-cell>
          <table:table-cell table:formula="of:=[.G323]-[.$B323]" office:value-type="float" office:value="0.248831033706665" calcext:value-type="float">
            <text:p>0.248831033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5120.37553" calcext:value-type="float">
            <text:p>1443145120.37553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53907680512" calcext:value-type="float">
            <text:p>40.3753907681</text:p>
          </table:table-cell>
          <table:table-cell table:formula="of:=[.C324]/([.D324]-[.D323])" office:value-type="float" office:value="79779.2931458839" calcext:value-type="float">
            <text:p>79779.2931458839</text:p>
          </table:table-cell>
          <table:table-cell/>
          <table:table-cell office:value-type="float" office:value="1443145120.62431" calcext:value-type="float">
            <text:p>1443145120.62431</text:p>
          </table:table-cell>
          <table:table-cell table:formula="of:=[.G324]-[.$B$2]" office:value-type="float" office:value="40.6241703033447" calcext:value-type="float">
            <text:p>40.6241703033</text:p>
          </table:table-cell>
          <table:table-cell table:formula="of:=[.C324]/([.H324]-[.H323])" office:value-type="float" office:value="79855.238934699" calcext:value-type="float">
            <text:p>79855.238934699</text:p>
          </table:table-cell>
          <table:table-cell table:formula="of:=[.G324]-[.$B324]" office:value-type="float" office:value="0.248779535293579" calcext:value-type="float">
            <text:p>0.248779535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5120.42968" calcext:value-type="float">
            <text:p>1443145120.42968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95330047607" calcext:value-type="float">
            <text:p>40.4295330048</text:p>
          </table:table-cell>
          <table:table-cell table:formula="of:=[.C325]/([.D325]-[.D324])" office:value-type="float" office:value="79789.8325326194" calcext:value-type="float">
            <text:p>79789.8325326194</text:p>
          </table:table-cell>
          <table:table-cell/>
          <table:table-cell office:value-type="float" office:value="1443145120.67846" calcext:value-type="float">
            <text:p>1443145120.67846</text:p>
          </table:table-cell>
          <table:table-cell table:formula="of:=[.G325]-[.$B$2]" office:value-type="float" office:value="40.678318977356" calcext:value-type="float">
            <text:p>40.6783189774</text:p>
          </table:table-cell>
          <table:table-cell table:formula="of:=[.C325]/([.H325]-[.H324])" office:value-type="float" office:value="79780.3469592631" calcext:value-type="float">
            <text:p>79780.3469592631</text:p>
          </table:table-cell>
          <table:table-cell table:formula="of:=[.G325]-[.$B325]" office:value-type="float" office:value="0.248785972595215" calcext:value-type="float">
            <text:p>0.248785972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5120.48383" calcext:value-type="float">
            <text:p>1443145120.48383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36885929108" calcext:value-type="float">
            <text:p>40.4836885929</text:p>
          </table:table-cell>
          <table:table-cell table:formula="of:=[.C326]/([.D326]-[.D325])" office:value-type="float" office:value="79770.1612626296" calcext:value-type="float">
            <text:p>79770.1612626296</text:p>
          </table:table-cell>
          <table:table-cell/>
          <table:table-cell office:value-type="float" office:value="1443145120.73256" calcext:value-type="float">
            <text:p>1443145120.73256</text:p>
          </table:table-cell>
          <table:table-cell table:formula="of:=[.G326]-[.$B$2]" office:value-type="float" office:value="40.7324149608612" calcext:value-type="float">
            <text:p>40.7324149609</text:p>
          </table:table-cell>
          <table:table-cell table:formula="of:=[.C326]/([.H326]-[.H325])" office:value-type="float" office:value="79858.0545186099" calcext:value-type="float">
            <text:p>79858.0545186099</text:p>
          </table:table-cell>
          <table:table-cell table:formula="of:=[.G326]-[.$B326]" office:value-type="float" office:value="0.248726367950439" calcext:value-type="float">
            <text:p>0.24872636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5120.53798" calcext:value-type="float">
            <text:p>1443145120.53798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78403663635" calcext:value-type="float">
            <text:p>40.5378403664</text:p>
          </table:table-cell>
          <table:table-cell table:formula="of:=[.C327]/([.D327]-[.D326])" office:value-type="float" office:value="79775.780635674" calcext:value-type="float">
            <text:p>79775.780635674</text:p>
          </table:table-cell>
          <table:table-cell/>
          <table:table-cell office:value-type="float" office:value="1443145120.78673" calcext:value-type="float">
            <text:p>1443145120.78673</text:p>
          </table:table-cell>
          <table:table-cell table:formula="of:=[.G327]-[.$B$2]" office:value-type="float" office:value="40.7865879535675" calcext:value-type="float">
            <text:p>40.7865879536</text:p>
          </table:table-cell>
          <table:table-cell table:formula="of:=[.C327]/([.H327]-[.H326])" office:value-type="float" office:value="79744.5329155261" calcext:value-type="float">
            <text:p>79744.5329155261</text:p>
          </table:table-cell>
          <table:table-cell table:formula="of:=[.G327]-[.$B327]" office:value-type="float" office:value="0.248747587203979" calcext:value-type="float">
            <text:p>0.2487475872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5120.59214" calcext:value-type="float">
            <text:p>1443145120.59214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919930934906" calcext:value-type="float">
            <text:p>40.5919930935</text:p>
          </table:table-cell>
          <table:table-cell table:formula="of:=[.C328]/([.D328]-[.D327])" office:value-type="float" office:value="79774.3757181915" calcext:value-type="float">
            <text:p>79774.3757181915</text:p>
          </table:table-cell>
          <table:table-cell/>
          <table:table-cell office:value-type="float" office:value="1443145120.84087" calcext:value-type="float">
            <text:p>1443145120.84087</text:p>
          </table:table-cell>
          <table:table-cell table:formula="of:=[.G328]-[.$B$2]" office:value-type="float" office:value="40.8407297134399" calcext:value-type="float">
            <text:p>40.8407297134</text:p>
          </table:table-cell>
          <table:table-cell table:formula="of:=[.C328]/([.H328]-[.H327])" office:value-type="float" office:value="79790.5352574124" calcext:value-type="float">
            <text:p>79790.5352574124</text:p>
          </table:table-cell>
          <table:table-cell table:formula="of:=[.G328]-[.$B328]" office:value-type="float" office:value="0.248736619949341" calcext:value-type="float">
            <text:p>0.248736619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5120.64629" calcext:value-type="float">
            <text:p>1443145120.64629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61429595947" calcext:value-type="float">
            <text:p>40.6461429596</text:p>
          </table:table-cell>
          <table:table-cell table:formula="of:=[.C329]/([.D329]-[.D328])" office:value-type="float" office:value="79778.5906190973" calcext:value-type="float">
            <text:p>79778.5906190973</text:p>
          </table:table-cell>
          <table:table-cell/>
          <table:table-cell office:value-type="float" office:value="1443145120.89506" calcext:value-type="float">
            <text:p>1443145120.89506</text:p>
          </table:table-cell>
          <table:table-cell table:formula="of:=[.G329]-[.$B$2]" office:value-type="float" office:value="40.8949117660522" calcext:value-type="float">
            <text:p>40.8949117661</text:p>
          </table:table-cell>
          <table:table-cell table:formula="of:=[.C329]/([.H329]-[.H328])" office:value-type="float" office:value="79731.1986482205" calcext:value-type="float">
            <text:p>79731.1986482205</text:p>
          </table:table-cell>
          <table:table-cell table:formula="of:=[.G329]-[.$B329]" office:value-type="float" office:value="0.24876880645752" calcext:value-type="float">
            <text:p>0.248768806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5120.70044" calcext:value-type="float">
            <text:p>1443145120.70044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700296163559" calcext:value-type="float">
            <text:p>40.7002961636</text:p>
          </table:table-cell>
          <table:table-cell table:formula="of:=[.C330]/([.D330]-[.D329])" office:value-type="float" office:value="79773.6732780065" calcext:value-type="float">
            <text:p>79773.6732780065</text:p>
          </table:table-cell>
          <table:table-cell/>
          <table:table-cell office:value-type="float" office:value="1443145120.94911" calcext:value-type="float">
            <text:p>1443145120.94911</text:p>
          </table:table-cell>
          <table:table-cell table:formula="of:=[.G330]-[.$B$2]" office:value-type="float" office:value="40.9489653110504" calcext:value-type="float">
            <text:p>40.9489653111</text:p>
          </table:table-cell>
          <table:table-cell table:formula="of:=[.C330]/([.H330]-[.H329])" office:value-type="float" office:value="79920.7526563954" calcext:value-type="float">
            <text:p>79920.7526563954</text:p>
          </table:table-cell>
          <table:table-cell table:formula="of:=[.G330]-[.$B330]" office:value-type="float" office:value="0.248669147491455" calcext:value-type="float">
            <text:p>0.248669147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5120.75459" calcext:value-type="float">
            <text:p>1443145120.75459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44422149658" calcext:value-type="float">
            <text:p>40.754442215</text:p>
          </table:table-cell>
          <table:table-cell table:formula="of:=[.C331]/([.D331]-[.D330])" office:value-type="float" office:value="79784.2111798507" calcext:value-type="float">
            <text:p>79784.2111798507</text:p>
          </table:table-cell>
          <table:table-cell/>
          <table:table-cell office:value-type="float" office:value="1443145121.00336" calcext:value-type="float">
            <text:p>1443145121.00336</text:p>
          </table:table-cell>
          <table:table-cell table:formula="of:=[.G331]-[.$B$2]" office:value-type="float" office:value="41.0032117366791" calcext:value-type="float">
            <text:p>41.0032117367</text:p>
          </table:table-cell>
          <table:table-cell table:formula="of:=[.C331]/([.H331]-[.H330])" office:value-type="float" office:value="79636.5834234329" calcext:value-type="float">
            <text:p>79636.5834234329</text:p>
          </table:table-cell>
          <table:table-cell table:formula="of:=[.G331]-[.$B331]" office:value-type="float" office:value="0.248769521713257" calcext:value-type="float">
            <text:p>0.248769521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5120.80873" calcext:value-type="float">
            <text:p>1443145120.80873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85865974426" calcext:value-type="float">
            <text:p>40.8085865974</text:p>
          </table:table-cell>
          <table:table-cell table:formula="of:=[.C332]/([.D332]-[.D331])" office:value-type="float" office:value="79786.6704242222" calcext:value-type="float">
            <text:p>79786.6704242222</text:p>
          </table:table-cell>
          <table:table-cell/>
          <table:table-cell office:value-type="float" office:value="1443145121.05752" calcext:value-type="float">
            <text:p>1443145121.05752</text:p>
          </table:table-cell>
          <table:table-cell table:formula="of:=[.G332]-[.$B$2]" office:value-type="float" office:value="41.0573799610138" calcext:value-type="float">
            <text:p>41.057379961</text:p>
          </table:table-cell>
          <table:table-cell table:formula="of:=[.C332]/([.H332]-[.H331])" office:value-type="float" office:value="79751.5527425418" calcext:value-type="float">
            <text:p>79751.5527425418</text:p>
          </table:table-cell>
          <table:table-cell table:formula="of:=[.G332]-[.$B332]" office:value-type="float" office:value="0.248793363571167" calcext:value-type="float">
            <text:p>0.248793363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5120.86287" calcext:value-type="float">
            <text:p>1443145120.86287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27293109894" calcext:value-type="float">
            <text:p>40.862729311</text:p>
          </table:table-cell>
          <table:table-cell table:formula="of:=[.C333]/([.D333]-[.D332])" office:value-type="float" office:value="79789.1298202042" calcext:value-type="float">
            <text:p>79789.1298202042</text:p>
          </table:table-cell>
          <table:table-cell/>
          <table:table-cell office:value-type="float" office:value="1443145121.11174" calcext:value-type="float">
            <text:p>1443145121.11174</text:p>
          </table:table-cell>
          <table:table-cell table:formula="of:=[.G333]-[.$B$2]" office:value-type="float" office:value="41.1115942001343" calcext:value-type="float">
            <text:p>41.1115942001</text:p>
          </table:table-cell>
          <table:table-cell table:formula="of:=[.C333]/([.H333]-[.H332])" office:value-type="float" office:value="79683.862949721" calcext:value-type="float">
            <text:p>79683.862949721</text:p>
          </table:table-cell>
          <table:table-cell table:formula="of:=[.G333]-[.$B333]" office:value-type="float" office:value="0.248864889144897" calcext:value-type="float">
            <text:p>0.248864889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5120.91702" calcext:value-type="float">
            <text:p>1443145120.91702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6877746582" calcext:value-type="float">
            <text:p>40.9168777466</text:p>
          </table:table-cell>
          <table:table-cell table:formula="of:=[.C334]/([.D334]-[.D333])" office:value-type="float" office:value="79780.6982365762" calcext:value-type="float">
            <text:p>79780.6982365762</text:p>
          </table:table-cell>
          <table:table-cell/>
          <table:table-cell office:value-type="float" office:value="1443145121.16574" calcext:value-type="float">
            <text:p>1443145121.16574</text:p>
          </table:table-cell>
          <table:table-cell table:formula="of:=[.G334]-[.$B$2]" office:value-type="float" office:value="41.1655969619751" calcext:value-type="float">
            <text:p>41.165596962</text:p>
          </table:table-cell>
          <table:table-cell table:formula="of:=[.C334]/([.H334]-[.H333])" office:value-type="float" office:value="79995.9085932257" calcext:value-type="float">
            <text:p>79995.9085932257</text:p>
          </table:table-cell>
          <table:table-cell table:formula="of:=[.G334]-[.$B334]" office:value-type="float" office:value="0.248719215393066" calcext:value-type="float">
            <text:p>0.248719215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5120.97115" calcext:value-type="float">
            <text:p>1443145120.97115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710078239441" calcext:value-type="float">
            <text:p>40.9710078239</text:p>
          </table:table-cell>
          <table:table-cell table:formula="of:=[.C335]/([.D335]-[.D334])" office:value-type="float" office:value="79807.7558822752" calcext:value-type="float">
            <text:p>79807.7558822752</text:p>
          </table:table-cell>
          <table:table-cell/>
          <table:table-cell office:value-type="float" office:value="1443145121.21855" calcext:value-type="float">
            <text:p>1443145121.21855</text:p>
          </table:table-cell>
          <table:table-cell table:formula="of:=[.G335]-[.$B$2]" office:value-type="float" office:value="41.2184052467346" calcext:value-type="float">
            <text:p>41.2184052467</text:p>
          </table:table-cell>
          <table:table-cell table:formula="of:=[.C335]/([.H335]-[.H334])" office:value-type="float" office:value="81805.3458784437" calcext:value-type="float">
            <text:p>81805.3458784437</text:p>
          </table:table-cell>
          <table:table-cell table:formula="of:=[.G335]-[.$B335]" office:value-type="float" office:value="0.247397422790527" calcext:value-type="float">
            <text:p>0.247397422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5121.0238" calcext:value-type="float">
            <text:p>1443145121.0238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36599445343" calcext:value-type="float">
            <text:p>41.0236599445</text:p>
          </table:table-cell>
          <table:table-cell table:formula="of:=[.C336]/([.D336]-[.D335])" office:value-type="float" office:value="82047.977395297" calcext:value-type="float">
            <text:p>82047.977395297</text:p>
          </table:table-cell>
          <table:table-cell/>
          <table:table-cell office:value-type="float" office:value="1443145121.23615" calcext:value-type="float">
            <text:p>1443145121.23615</text:p>
          </table:table-cell>
          <table:table-cell table:formula="of:=[.G336]-[.$B$2]" office:value-type="float" office:value="41.2360091209412" calcext:value-type="float">
            <text:p>41.2360091209</text:p>
          </table:table-cell>
          <table:table-cell table:formula="of:=[.C336]/([.H336]-[.H335])" office:value-type="float" office:value="245400.526572404" calcext:value-type="float">
            <text:p>245400.526572404</text:p>
          </table:table-cell>
          <table:table-cell table:formula="of:=[.G336]-[.$B336]" office:value-type="float" office:value="0.21234917640686" calcext:value-type="float">
            <text:p>0.212349176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5121.07477" calcext:value-type="float">
            <text:p>1443145121.07477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46304988861" calcext:value-type="float">
            <text:p>41.0746304989</text:p>
          </table:table-cell>
          <table:table-cell table:formula="of:=[.C337]/([.D337]-[.D336])" office:value-type="float" office:value="84754.8168729477" calcext:value-type="float">
            <text:p>84754.8168729477</text:p>
          </table:table-cell>
          <table:table-cell/>
          <table:table-cell office:value-type="float" office:value="1443145121.27233" calcext:value-type="float">
            <text:p>1443145121.27233</text:p>
          </table:table-cell>
          <table:table-cell table:formula="of:=[.G337]-[.$B$2]" office:value-type="float" office:value="41.2721872329712" calcext:value-type="float">
            <text:p>41.272187233</text:p>
          </table:table-cell>
          <table:table-cell table:formula="of:=[.C337]/([.H337]-[.H336])" office:value-type="float" office:value="119409.216169551" calcext:value-type="float">
            <text:p>119409.216169551</text:p>
          </table:table-cell>
          <table:table-cell table:formula="of:=[.G337]-[.$B337]" office:value-type="float" office:value="0.197556734085083" calcext:value-type="float">
            <text:p>0.197556734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5121.12574" calcext:value-type="float">
            <text:p>1443145121.12574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55927085877" calcext:value-type="float">
            <text:p>41.1255927086</text:p>
          </table:table-cell>
          <table:table-cell table:formula="of:=[.C338]/([.D338]-[.D337])" office:value-type="float" office:value="84768.694789732" calcext:value-type="float">
            <text:p>84768.694789732</text:p>
          </table:table-cell>
          <table:table-cell/>
          <table:table-cell office:value-type="float" office:value="1443145121.32332" calcext:value-type="float">
            <text:p>1443145121.32332</text:p>
          </table:table-cell>
          <table:table-cell table:formula="of:=[.G338]-[.$B$2]" office:value-type="float" office:value="41.3231725692749" calcext:value-type="float">
            <text:p>41.3231725693</text:p>
          </table:table-cell>
          <table:table-cell table:formula="of:=[.C338]/([.H338]-[.H337])" office:value-type="float" office:value="84730.2442856608" calcext:value-type="float">
            <text:p>84730.2442856608</text:p>
          </table:table-cell>
          <table:table-cell table:formula="of:=[.G338]-[.$B338]" office:value-type="float" office:value="0.197579860687256" calcext:value-type="float">
            <text:p>0.197579860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5121.1767" calcext:value-type="float">
            <text:p>1443145121.1767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65608787537" calcext:value-type="float">
            <text:p>41.1765608788</text:p>
          </table:table-cell>
          <table:table-cell table:formula="of:=[.C339]/([.D339]-[.D338])" office:value-type="float" office:value="84758.7815283287" calcext:value-type="float">
            <text:p>84758.7815283287</text:p>
          </table:table-cell>
          <table:table-cell/>
          <table:table-cell office:value-type="float" office:value="1443145121.42251" calcext:value-type="float">
            <text:p>1443145121.42251</text:p>
          </table:table-cell>
          <table:table-cell table:formula="of:=[.G339]-[.$B$2]" office:value-type="float" office:value="41.4223628044128" calcext:value-type="float">
            <text:p>41.4223628044</text:p>
          </table:table-cell>
          <table:table-cell table:formula="of:=[.C339]/([.H339]-[.H338])" office:value-type="float" office:value="43552.6742525851" calcext:value-type="float">
            <text:p>43552.6742525851</text:p>
          </table:table-cell>
          <table:table-cell table:formula="of:=[.G339]-[.$B339]" office:value-type="float" office:value="0.24580192565918" calcext:value-type="float">
            <text:p>0.245801925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5121.22767" calcext:value-type="float">
            <text:p>1443145121.22767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75264263153" calcext:value-type="float">
            <text:p>41.2275264263</text:p>
          </table:table-cell>
          <table:table-cell table:formula="of:=[.C340]/([.D340]-[.D339])" office:value-type="float" office:value="84763.1430776788" calcext:value-type="float">
            <text:p>84763.1430776788</text:p>
          </table:table-cell>
          <table:table-cell/>
          <table:table-cell office:value-type="float" office:value="1443145121.47334" calcext:value-type="float">
            <text:p>1443145121.47334</text:p>
          </table:table-cell>
          <table:table-cell table:formula="of:=[.G340]-[.$B$2]" office:value-type="float" office:value="41.4731955528259" calcext:value-type="float">
            <text:p>41.4731955528</text:p>
          </table:table-cell>
          <table:table-cell table:formula="of:=[.C340]/([.H340]-[.H339])" office:value-type="float" office:value="84984.5844433605" calcext:value-type="float">
            <text:p>84984.5844433605</text:p>
          </table:table-cell>
          <table:table-cell table:formula="of:=[.G340]-[.$B340]" office:value-type="float" office:value="0.24566912651062" calcext:value-type="float">
            <text:p>0.245669126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5121.27864" calcext:value-type="float">
            <text:p>1443145121.27864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8491973877" calcext:value-type="float">
            <text:p>41.2784919739</text:p>
          </table:table-cell>
          <table:table-cell table:formula="of:=[.C341]/([.D341]-[.D340])" office:value-type="float" office:value="84763.1430776788" calcext:value-type="float">
            <text:p>84763.1430776788</text:p>
          </table:table-cell>
          <table:table-cell/>
          <table:table-cell office:value-type="float" office:value="1443145121.5243" calcext:value-type="float">
            <text:p>1443145121.5243</text:p>
          </table:table-cell>
          <table:table-cell table:formula="of:=[.G341]-[.$B$2]" office:value-type="float" office:value="41.5241546630859" calcext:value-type="float">
            <text:p>41.5241546631</text:p>
          </table:table-cell>
          <table:table-cell table:formula="of:=[.C341]/([.H341]-[.H340])" office:value-type="float" office:value="84773.8506021391" calcext:value-type="float">
            <text:p>84773.8506021391</text:p>
          </table:table-cell>
          <table:table-cell table:formula="of:=[.G341]-[.$B341]" office:value-type="float" office:value="0.245662689208984" calcext:value-type="float">
            <text:p>0.2456626892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5121.32961" calcext:value-type="float">
            <text:p>1443145121.32961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94632434845" calcext:value-type="float">
            <text:p>41.3294632435</text:p>
          </table:table-cell>
          <table:table-cell table:formula="of:=[.C342]/([.D342]-[.D341])" office:value-type="float" office:value="84753.6275486578" calcext:value-type="float">
            <text:p>84753.6275486578</text:p>
          </table:table-cell>
          <table:table-cell/>
          <table:table-cell office:value-type="float" office:value="1443145121.57525" calcext:value-type="float">
            <text:p>1443145121.57525</text:p>
          </table:table-cell>
          <table:table-cell table:formula="of:=[.G342]-[.$B$2]" office:value-type="float" office:value="41.5751075744629" calcext:value-type="float">
            <text:p>41.5751075745</text:p>
          </table:table-cell>
          <table:table-cell table:formula="of:=[.C342]/([.H342]-[.H341])" office:value-type="float" office:value="84784.164108707" calcext:value-type="float">
            <text:p>84784.164108707</text:p>
          </table:table-cell>
          <table:table-cell table:formula="of:=[.G342]-[.$B342]" office:value-type="float" office:value="0.245644330978394" calcext:value-type="float">
            <text:p>0.24564433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5121.38057" calcext:value-type="float">
            <text:p>1443145121.38057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804240226746" calcext:value-type="float">
            <text:p>41.3804240227</text:p>
          </table:table-cell>
          <table:table-cell table:formula="of:=[.C343]/([.D343]-[.D342])" office:value-type="float" office:value="84771.0743175279" calcext:value-type="float">
            <text:p>84771.0743175279</text:p>
          </table:table-cell>
          <table:table-cell/>
          <table:table-cell office:value-type="float" office:value="1443145121.62623" calcext:value-type="float">
            <text:p>1443145121.62623</text:p>
          </table:table-cell>
          <table:table-cell table:formula="of:=[.G343]-[.$B$2]" office:value-type="float" office:value="41.6260852813721" calcext:value-type="float">
            <text:p>41.6260852814</text:p>
          </table:table-cell>
          <table:table-cell table:formula="of:=[.C343]/([.H343]-[.H342])" office:value-type="float" office:value="84742.9251318891" calcext:value-type="float">
            <text:p>84742.9251318891</text:p>
          </table:table-cell>
          <table:table-cell table:formula="of:=[.G343]-[.$B343]" office:value-type="float" office:value="0.24566125869751" calcext:value-type="float">
            <text:p>0.245661258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5121.43153" calcext:value-type="float">
            <text:p>1443145121.43153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313890933991" calcext:value-type="float">
            <text:p>41.4313890934</text:p>
          </table:table-cell>
          <table:table-cell table:formula="of:=[.C344]/([.D344]-[.D343])" office:value-type="float" office:value="84763.9361348783" calcext:value-type="float">
            <text:p>84763.9361348783</text:p>
          </table:table-cell>
          <table:table-cell/>
          <table:table-cell office:value-type="float" office:value="1443145121.67714" calcext:value-type="float">
            <text:p>1443145121.67714</text:p>
          </table:table-cell>
          <table:table-cell table:formula="of:=[.G344]-[.$B$2]" office:value-type="float" office:value="41.6769986152649" calcext:value-type="float">
            <text:p>41.6769986153</text:p>
          </table:table-cell>
          <table:table-cell table:formula="of:=[.C344]/([.H344]-[.H343])" office:value-type="float" office:value="84850.0710853867" calcext:value-type="float">
            <text:p>84850.0710853867</text:p>
          </table:table-cell>
          <table:table-cell table:formula="of:=[.G344]-[.$B344]" office:value-type="float" office:value="0.245609521865845" calcext:value-type="float">
            <text:p>0.2456095219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5121.4825" calcext:value-type="float">
            <text:p>1443145121.4825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23603630066" calcext:value-type="float">
            <text:p>41.482360363</text:p>
          </table:table-cell>
          <table:table-cell table:formula="of:=[.C345]/([.D345]-[.D344])" office:value-type="float" office:value="84753.6275486578" calcext:value-type="float">
            <text:p>84753.6275486578</text:p>
          </table:table-cell>
          <table:table-cell/>
          <table:table-cell office:value-type="float" office:value="1443145121.72812" calcext:value-type="float">
            <text:p>1443145121.72812</text:p>
          </table:table-cell>
          <table:table-cell table:formula="of:=[.G345]-[.$B$2]" office:value-type="float" office:value="41.7279777526855" calcext:value-type="float">
            <text:p>41.7279777527</text:p>
          </table:table-cell>
          <table:table-cell table:formula="of:=[.C345]/([.H345]-[.H344])" office:value-type="float" office:value="84740.5471841064" calcext:value-type="float">
            <text:p>84740.5471841064</text:p>
          </table:table-cell>
          <table:table-cell table:formula="of:=[.G345]-[.$B345]" office:value-type="float" office:value="0.245617389678955" calcext:value-type="float">
            <text:p>0.2456173897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5121.53347" calcext:value-type="float">
            <text:p>1443145121.53347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33285331726" calcext:value-type="float">
            <text:p>41.5333285332</text:p>
          </table:table-cell>
          <table:table-cell table:formula="of:=[.C346]/([.D346]-[.D345])" office:value-type="float" office:value="84758.7815283287" calcext:value-type="float">
            <text:p>84758.7815283287</text:p>
          </table:table-cell>
          <table:table-cell/>
          <table:table-cell office:value-type="float" office:value="1443145121.77905" calcext:value-type="float">
            <text:p>1443145121.77905</text:p>
          </table:table-cell>
          <table:table-cell table:formula="of:=[.G346]-[.$B$2]" office:value-type="float" office:value="41.7789108753204" calcext:value-type="float">
            <text:p>41.7789108753</text:p>
          </table:table-cell>
          <table:table-cell table:formula="of:=[.C346]/([.H346]-[.H345])" office:value-type="float" office:value="84817.1047938248" calcext:value-type="float">
            <text:p>84817.1047938248</text:p>
          </table:table-cell>
          <table:table-cell table:formula="of:=[.G346]-[.$B346]" office:value-type="float" office:value="0.245582342147827" calcext:value-type="float">
            <text:p>0.245582342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5121.58444" calcext:value-type="float">
            <text:p>1443145121.58444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42936038971" calcext:value-type="float">
            <text:p>41.5842936039</text:p>
          </table:table-cell>
          <table:table-cell table:formula="of:=[.C347]/([.D347]-[.D346])" office:value-type="float" office:value="84763.9361348783" calcext:value-type="float">
            <text:p>84763.9361348783</text:p>
          </table:table-cell>
          <table:table-cell/>
          <table:table-cell office:value-type="float" office:value="1443145121.83006" calcext:value-type="float">
            <text:p>1443145121.83006</text:p>
          </table:table-cell>
          <table:table-cell table:formula="of:=[.G347]-[.$B$2]" office:value-type="float" office:value="41.829913854599" calcext:value-type="float">
            <text:p>41.8299138546</text:p>
          </table:table-cell>
          <table:table-cell table:formula="of:=[.C347]/([.H347]-[.H346])" office:value-type="float" office:value="84700.9343592524" calcext:value-type="float">
            <text:p>84700.9343592524</text:p>
          </table:table-cell>
          <table:table-cell table:formula="of:=[.G347]-[.$B347]" office:value-type="float" office:value="0.245620250701904" calcext:value-type="float">
            <text:p>0.245620250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5121.6354" calcext:value-type="float">
            <text:p>1443145121.6354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52603435516" calcext:value-type="float">
            <text:p>41.6352603436</text:p>
          </table:table-cell>
          <table:table-cell table:formula="of:=[.C348]/([.D348]-[.D347])" office:value-type="float" office:value="84761.1604996024" calcext:value-type="float">
            <text:p>84761.1604996024</text:p>
          </table:table-cell>
          <table:table-cell/>
          <table:table-cell office:value-type="float" office:value="1443145121.88092" calcext:value-type="float">
            <text:p>1443145121.88092</text:p>
          </table:table-cell>
          <table:table-cell table:formula="of:=[.G348]-[.$B$2]" office:value-type="float" office:value="41.8807764053345" calcext:value-type="float">
            <text:p>41.8807764053</text:p>
          </table:table-cell>
          <table:table-cell table:formula="of:=[.C348]/([.H348]-[.H347])" office:value-type="float" office:value="84934.7887106074" calcext:value-type="float">
            <text:p>84934.7887106074</text:p>
          </table:table-cell>
          <table:table-cell table:formula="of:=[.G348]-[.$B348]" office:value-type="float" office:value="0.245516061782837" calcext:value-type="float">
            <text:p>0.245516061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5121.68636" calcext:value-type="float">
            <text:p>1443145121.68636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6220407486" calcext:value-type="float">
            <text:p>41.6862204075</text:p>
          </table:table-cell>
          <table:table-cell table:formula="of:=[.C349]/([.D349]-[.D348])" office:value-type="float" office:value="84772.2641315231" calcext:value-type="float">
            <text:p>84772.2641315231</text:p>
          </table:table-cell>
          <table:table-cell/>
          <table:table-cell office:value-type="float" office:value="1443145121.93195" calcext:value-type="float">
            <text:p>1443145121.93195</text:p>
          </table:table-cell>
          <table:table-cell table:formula="of:=[.G349]-[.$B$2]" office:value-type="float" office:value="41.9318056106567" calcext:value-type="float">
            <text:p>41.9318056107</text:p>
          </table:table-cell>
          <table:table-cell table:formula="of:=[.C349]/([.H349]-[.H348])" office:value-type="float" office:value="84657.4030051581" calcext:value-type="float">
            <text:p>84657.4030051581</text:p>
          </table:table-cell>
          <table:table-cell table:formula="of:=[.G349]-[.$B349]" office:value-type="float" office:value="0.245585203170776" calcext:value-type="float">
            <text:p>0.245585203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5121.73734" calcext:value-type="float">
            <text:p>1443145121.73734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71940612793" calcext:value-type="float">
            <text:p>41.7371940613</text:p>
          </table:table-cell>
          <table:table-cell table:formula="of:=[.C350]/([.D350]-[.D349])" office:value-type="float" office:value="84749.6633754134" calcext:value-type="float">
            <text:p>84749.6633754134</text:p>
          </table:table-cell>
          <table:table-cell/>
          <table:table-cell office:value-type="float" office:value="1443145121.98281" calcext:value-type="float">
            <text:p>1443145121.98281</text:p>
          </table:table-cell>
          <table:table-cell table:formula="of:=[.G350]-[.$B$2]" office:value-type="float" office:value="41.9826619625092" calcext:value-type="float">
            <text:p>41.9826619625</text:p>
          </table:table-cell>
          <table:table-cell table:formula="of:=[.C350]/([.H350]-[.H349])" office:value-type="float" office:value="84945.1414158935" calcext:value-type="float">
            <text:p>84945.1414158935</text:p>
          </table:table-cell>
          <table:table-cell table:formula="of:=[.G350]-[.$B350]" office:value-type="float" office:value="0.245467901229858" calcext:value-type="float">
            <text:p>0.245467901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5121.7883" calcext:value-type="float">
            <text:p>1443145121.7883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81577014923" calcext:value-type="float">
            <text:p>41.7881577015</text:p>
          </table:table-cell>
          <table:table-cell table:formula="of:=[.C351]/([.D351]-[.D350])" office:value-type="float" office:value="84766.3153955192" calcext:value-type="float">
            <text:p>84766.3153955192</text:p>
          </table:table-cell>
          <table:table-cell/>
          <table:table-cell office:value-type="float" office:value="1443145122.03387" calcext:value-type="float">
            <text:p>1443145122.03387</text:p>
          </table:table-cell>
          <table:table-cell table:formula="of:=[.G351]-[.$B$2]" office:value-type="float" office:value="42.0337307453156" calcext:value-type="float">
            <text:p>42.0337307453</text:p>
          </table:table-cell>
          <table:table-cell table:formula="of:=[.C351]/([.H351]-[.H350])" office:value-type="float" office:value="84591.7948813714" calcext:value-type="float">
            <text:p>84591.7948813714</text:p>
          </table:table-cell>
          <table:table-cell table:formula="of:=[.G351]-[.$B351]" office:value-type="float" office:value="0.245573043823242" calcext:value-type="float">
            <text:p>0.245573043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5121.83927" calcext:value-type="float">
            <text:p>1443145121.83927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9123249054" calcext:value-type="float">
            <text:p>41.8391232491</text:p>
          </table:table-cell>
          <table:table-cell table:formula="of:=[.C352]/([.D352]-[.D351])" office:value-type="float" office:value="84763.1430776788" calcext:value-type="float">
            <text:p>84763.1430776788</text:p>
          </table:table-cell>
          <table:table-cell/>
          <table:table-cell office:value-type="float" office:value="1443145122.0849" calcext:value-type="float">
            <text:p>1443145122.0849</text:p>
          </table:table-cell>
          <table:table-cell table:formula="of:=[.G352]-[.$B$2]" office:value-type="float" office:value="42.0847537517548" calcext:value-type="float">
            <text:p>42.0847537518</text:p>
          </table:table-cell>
          <table:table-cell table:formula="of:=[.C352]/([.H352]-[.H351])" office:value-type="float" office:value="84667.6881956581" calcext:value-type="float">
            <text:p>84667.6881956581</text:p>
          </table:table-cell>
          <table:table-cell table:formula="of:=[.G352]-[.$B352]" office:value-type="float" office:value="0.245630502700806" calcext:value-type="float">
            <text:p>0.245630502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5121.89022" calcext:value-type="float">
            <text:p>1443145121.89022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900783061981" calcext:value-type="float">
            <text:p>41.8900783062</text:p>
          </table:table-cell>
          <table:table-cell table:formula="of:=[.C353]/([.D353]-[.D352])" office:value-type="float" office:value="84780.5937647681" calcext:value-type="float">
            <text:p>84780.5937647681</text:p>
          </table:table-cell>
          <table:table-cell/>
          <table:table-cell office:value-type="float" office:value="1443145122.13576" calcext:value-type="float">
            <text:p>1443145122.13576</text:p>
          </table:table-cell>
          <table:table-cell table:formula="of:=[.G353]-[.$B$2]" office:value-type="float" office:value="42.135617017746" calcext:value-type="float">
            <text:p>42.1356170177</text:p>
          </table:table-cell>
          <table:table-cell table:formula="of:=[.C353]/([.H353]-[.H352])" office:value-type="float" office:value="84933.5943300709" calcext:value-type="float">
            <text:p>84933.5943300709</text:p>
          </table:table-cell>
          <table:table-cell table:formula="of:=[.G353]-[.$B353]" office:value-type="float" office:value="0.245538711547852" calcext:value-type="float">
            <text:p>0.245538711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5121.94118" calcext:value-type="float">
            <text:p>1443145121.94118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410345554352" calcext:value-type="float">
            <text:p>41.9410345554</text:p>
          </table:table-cell>
          <table:table-cell table:formula="of:=[.C354]/([.D354]-[.D353])" office:value-type="float" office:value="84778.6103702872" calcext:value-type="float">
            <text:p>84778.6103702872</text:p>
          </table:table-cell>
          <table:table-cell/>
          <table:table-cell office:value-type="float" office:value="1443145122.18693" calcext:value-type="float">
            <text:p>1443145122.18693</text:p>
          </table:table-cell>
          <table:table-cell table:formula="of:=[.G354]-[.$B$2]" office:value-type="float" office:value="42.186785697937" calcext:value-type="float">
            <text:p>42.1867856979</text:p>
          </table:table-cell>
          <table:table-cell table:formula="of:=[.C354]/([.H354]-[.H353])" office:value-type="float" office:value="84426.6450467577" calcext:value-type="float">
            <text:p>84426.6450467577</text:p>
          </table:table-cell>
          <table:table-cell table:formula="of:=[.G354]-[.$B354]" office:value-type="float" office:value="0.245751142501831" calcext:value-type="float">
            <text:p>0.245751142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5121.99215" calcext:value-type="float">
            <text:p>1443145121.99215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92005109787" calcext:value-type="float">
            <text:p>41.9920051098</text:p>
          </table:table-cell>
          <table:table-cell table:formula="of:=[.C355]/([.D355]-[.D354])" office:value-type="float" office:value="84754.8168729477" calcext:value-type="float">
            <text:p>84754.8168729477</text:p>
          </table:table-cell>
          <table:table-cell/>
          <table:table-cell office:value-type="float" office:value="1443145122.20279" calcext:value-type="float">
            <text:p>1443145122.20279</text:p>
          </table:table-cell>
          <table:table-cell table:formula="of:=[.G355]-[.$B$2]" office:value-type="float" office:value="42.2026462554932" calcext:value-type="float">
            <text:p>42.2026462555</text:p>
          </table:table-cell>
          <table:table-cell table:formula="of:=[.C355]/([.H355]-[.H354])" office:value-type="float" office:value="272373.779087247" calcext:value-type="float">
            <text:p>272373.779087247</text:p>
          </table:table-cell>
          <table:table-cell table:formula="of:=[.G355]-[.$B355]" office:value-type="float" office:value="0.210641145706177" calcext:value-type="float">
            <text:p>0.210641145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5122.03581" calcext:value-type="float">
            <text:p>1443145122.03581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56640815735" calcext:value-type="float">
            <text:p>42.0356640816</text:p>
          </table:table-cell>
          <table:table-cell table:formula="of:=[.C356]/([.D356]-[.D355])" office:value-type="float" office:value="98948.7343203054" calcext:value-type="float">
            <text:p>98948.7343203054</text:p>
          </table:table-cell>
          <table:table-cell/>
          <table:table-cell office:value-type="float" office:value="1443145122.27292" calcext:value-type="float">
            <text:p>1443145122.27292</text:p>
          </table:table-cell>
          <table:table-cell table:formula="of:=[.G356]-[.$B$2]" office:value-type="float" office:value="42.2727777957916" calcext:value-type="float">
            <text:p>42.2727777958</text:p>
          </table:table-cell>
          <table:table-cell table:formula="of:=[.C356]/([.H356]-[.H355])" office:value-type="float" office:value="61598.5330083324" calcext:value-type="float">
            <text:p>61598.5330083324</text:p>
          </table:table-cell>
          <table:table-cell table:formula="of:=[.G356]-[.$B356]" office:value-type="float" office:value="0.23711371421814" calcext:value-type="float">
            <text:p>0.237113714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5122.07815" calcext:value-type="float">
            <text:p>1443145122.07815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80076980591" calcext:value-type="float">
            <text:p>42.0780076981</text:p>
          </table:table-cell>
          <table:table-cell table:formula="of:=[.C357]/([.D357]-[.D356])" office:value-type="float" office:value="102022.461909213" calcext:value-type="float">
            <text:p>102022.461909213</text:p>
          </table:table-cell>
          <table:table-cell/>
          <table:table-cell office:value-type="float" office:value="1443145122.31526" calcext:value-type="float">
            <text:p>1443145122.31526</text:p>
          </table:table-cell>
          <table:table-cell table:formula="of:=[.G357]-[.$B$2]" office:value-type="float" office:value="42.3151142597199" calcext:value-type="float">
            <text:p>42.3151142597</text:p>
          </table:table-cell>
          <table:table-cell table:formula="of:=[.C357]/([.H357]-[.H356])" office:value-type="float" office:value="102039.698150609" calcext:value-type="float">
            <text:p>102039.698150609</text:p>
          </table:table-cell>
          <table:table-cell table:formula="of:=[.G357]-[.$B357]" office:value-type="float" office:value="0.237106561660767" calcext:value-type="float">
            <text:p>0.237106561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5122.12048" calcext:value-type="float">
            <text:p>1443145122.12048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203389167786" calcext:value-type="float">
            <text:p>42.1203389168</text:p>
          </table:table-cell>
          <table:table-cell table:formula="of:=[.C358]/([.D358]-[.D357])" office:value-type="float" office:value="102052.341762884" calcext:value-type="float">
            <text:p>102052.341762884</text:p>
          </table:table-cell>
          <table:table-cell/>
          <table:table-cell office:value-type="float" office:value="1443145122.35761" calcext:value-type="float">
            <text:p>1443145122.35761</text:p>
          </table:table-cell>
          <table:table-cell table:formula="of:=[.G358]-[.$B$2]" office:value-type="float" office:value="42.3574633598328" calcext:value-type="float">
            <text:p>42.3574633598</text:p>
          </table:table-cell>
          <table:table-cell table:formula="of:=[.C358]/([.H358]-[.H357])" office:value-type="float" office:value="102009.251400422" calcext:value-type="float">
            <text:p>102009.251400422</text:p>
          </table:table-cell>
          <table:table-cell table:formula="of:=[.G358]-[.$B358]" office:value-type="float" office:value="0.237124443054199" calcext:value-type="float">
            <text:p>0.237124443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5122.16282" calcext:value-type="float">
            <text:p>1443145122.16282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26749038696" calcext:value-type="float">
            <text:p>42.1626749039</text:p>
          </table:table-cell>
          <table:table-cell table:formula="of:=[.C359]/([.D359]-[.D358])" office:value-type="float" office:value="102040.847440446" calcext:value-type="float">
            <text:p>102040.847440446</text:p>
          </table:table-cell>
          <table:table-cell/>
          <table:table-cell office:value-type="float" office:value="1443145122.3998" calcext:value-type="float">
            <text:p>1443145122.3998</text:p>
          </table:table-cell>
          <table:table-cell table:formula="of:=[.G359]-[.$B$2]" office:value-type="float" office:value="42.3996553421021" calcext:value-type="float">
            <text:p>42.3996553421</text:p>
          </table:table-cell>
          <table:table-cell table:formula="of:=[.C359]/([.H359]-[.H358])" office:value-type="float" office:value="102389.121526169" calcext:value-type="float">
            <text:p>102389.121526169</text:p>
          </table:table-cell>
          <table:table-cell table:formula="of:=[.G359]-[.$B359]" office:value-type="float" office:value="0.236980438232422" calcext:value-type="float">
            <text:p>0.2369804382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5122.20515" calcext:value-type="float">
            <text:p>1443145122.20515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5002784729" calcext:value-type="float">
            <text:p>42.2050027847</text:p>
          </table:table-cell>
          <table:table-cell table:formula="of:=[.C360]/([.D360]-[.D359])" office:value-type="float" office:value="102060.389329488" calcext:value-type="float">
            <text:p>102060.389329488</text:p>
          </table:table-cell>
          <table:table-cell/>
          <table:table-cell office:value-type="float" office:value="1443145122.4423" calcext:value-type="float">
            <text:p>1443145122.4423</text:p>
          </table:table-cell>
          <table:table-cell table:formula="of:=[.G360]-[.$B$2]" office:value-type="float" office:value="42.4421577453613" calcext:value-type="float">
            <text:p>42.4421577454</text:p>
          </table:table-cell>
          <table:table-cell table:formula="of:=[.C360]/([.H360]-[.H359])" office:value-type="float" office:value="101641.311284134" calcext:value-type="float">
            <text:p>101641.311284134</text:p>
          </table:table-cell>
          <table:table-cell table:formula="of:=[.G360]-[.$B360]" office:value-type="float" office:value="0.237154960632324" calcext:value-type="float">
            <text:p>0.2371549606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5122.24748" calcext:value-type="float">
            <text:p>1443145122.24748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73373413086" calcext:value-type="float">
            <text:p>42.2473373413</text:p>
          </table:table-cell>
          <table:table-cell table:formula="of:=[.C361]/([.D361]-[.D360])" office:value-type="float" office:value="102044.295465297" calcext:value-type="float">
            <text:p>102044.295465297</text:p>
          </table:table-cell>
          <table:table-cell/>
          <table:table-cell office:value-type="float" office:value="1443145122.48462" calcext:value-type="float">
            <text:p>1443145122.48462</text:p>
          </table:table-cell>
          <table:table-cell table:formula="of:=[.G361]-[.$B$2]" office:value-type="float" office:value="42.4844801425934" calcext:value-type="float">
            <text:p>42.4844801426</text:p>
          </table:table-cell>
          <table:table-cell table:formula="of:=[.C361]/([.H361]-[.H360])" office:value-type="float" office:value="102073.613087492" calcext:value-type="float">
            <text:p>102073.613087492</text:p>
          </table:table-cell>
          <table:table-cell table:formula="of:=[.G361]-[.$B361]" office:value-type="float" office:value="0.23714280128479" calcext:value-type="float">
            <text:p>0.237142801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5122.28981" calcext:value-type="float">
            <text:p>1443145122.28981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96680831909" calcext:value-type="float">
            <text:p>42.2896680832</text:p>
          </table:table-cell>
          <table:table-cell table:formula="of:=[.C362]/([.D362]-[.D361])" office:value-type="float" office:value="102053.491337554" calcext:value-type="float">
            <text:p>102053.491337554</text:p>
          </table:table-cell>
          <table:table-cell/>
          <table:table-cell office:value-type="float" office:value="1443145122.52686" calcext:value-type="float">
            <text:p>1443145122.52686</text:p>
          </table:table-cell>
          <table:table-cell table:formula="of:=[.G362]-[.$B$2]" office:value-type="float" office:value="42.5267174243927" calcext:value-type="float">
            <text:p>42.5267174244</text:p>
          </table:table-cell>
          <table:table-cell table:formula="of:=[.C362]/([.H362]-[.H361])" office:value-type="float" office:value="102279.30908352" calcext:value-type="float">
            <text:p>102279.30908352</text:p>
          </table:table-cell>
          <table:table-cell table:formula="of:=[.G362]-[.$B362]" office:value-type="float" office:value="0.237049341201782" calcext:value-type="float">
            <text:p>0.237049341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5122.33214" calcext:value-type="float">
            <text:p>1443145122.33214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20014476776" calcext:value-type="float">
            <text:p>42.3320014477</text:p>
          </table:table-cell>
          <table:table-cell table:formula="of:=[.C363]/([.D363]-[.D362])" office:value-type="float" office:value="102047.168997347" calcext:value-type="float">
            <text:p>102047.168997347</text:p>
          </table:table-cell>
          <table:table-cell/>
          <table:table-cell office:value-type="float" office:value="1443145122.56929" calcext:value-type="float">
            <text:p>1443145122.56929</text:p>
          </table:table-cell>
          <table:table-cell table:formula="of:=[.G363]-[.$B$2]" office:value-type="float" office:value="42.5691435337067" calcext:value-type="float">
            <text:p>42.5691435337</text:p>
          </table:table-cell>
          <table:table-cell table:formula="of:=[.C363]/([.H363]-[.H362])" office:value-type="float" office:value="101824.090633219" calcext:value-type="float">
            <text:p>101824.090633219</text:p>
          </table:table-cell>
          <table:table-cell table:formula="of:=[.G363]-[.$B363]" office:value-type="float" office:value="0.237142086029053" calcext:value-type="float">
            <text:p>0.23714208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5122.37448" calcext:value-type="float">
            <text:p>1443145122.37448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43348121643" calcext:value-type="float">
            <text:p>42.3743348122</text:p>
          </table:table-cell>
          <table:table-cell table:formula="of:=[.C364]/([.D364]-[.D363])" office:value-type="float" office:value="102047.168997347" calcext:value-type="float">
            <text:p>102047.168997347</text:p>
          </table:table-cell>
          <table:table-cell/>
          <table:table-cell office:value-type="float" office:value="1443145122.61159" calcext:value-type="float">
            <text:p>1443145122.61159</text:p>
          </table:table-cell>
          <table:table-cell table:formula="of:=[.G364]-[.$B$2]" office:value-type="float" office:value="42.6114513874054" calcext:value-type="float">
            <text:p>42.6114513874</text:p>
          </table:table-cell>
          <table:table-cell table:formula="of:=[.C364]/([.H364]-[.H363])" office:value-type="float" office:value="102108.701395307" calcext:value-type="float">
            <text:p>102108.701395307</text:p>
          </table:table-cell>
          <table:table-cell table:formula="of:=[.G364]-[.$B364]" office:value-type="float" office:value="0.237116575241089" calcext:value-type="float">
            <text:p>0.237116575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5122.41681" calcext:value-type="float">
            <text:p>1443145122.41681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66657924652" calcext:value-type="float">
            <text:p>42.4166657925</text:p>
          </table:table-cell>
          <table:table-cell table:formula="of:=[.C365]/([.D365]-[.D364])" office:value-type="float" office:value="102052.916546981" calcext:value-type="float">
            <text:p>102052.916546981</text:p>
          </table:table-cell>
          <table:table-cell/>
          <table:table-cell office:value-type="float" office:value="1443145122.6567" calcext:value-type="float">
            <text:p>1443145122.6567</text:p>
          </table:table-cell>
          <table:table-cell table:formula="of:=[.G365]-[.$B$2]" office:value-type="float" office:value="42.6565563678741" calcext:value-type="float">
            <text:p>42.6565563679</text:p>
          </table:table-cell>
          <table:table-cell table:formula="of:=[.C365]/([.H365]-[.H364])" office:value-type="float" office:value="95776.5629228688" calcext:value-type="float">
            <text:p>95776.5629228688</text:p>
          </table:table-cell>
          <table:table-cell table:formula="of:=[.G365]-[.$B365]" office:value-type="float" office:value="0.239890575408936" calcext:value-type="float">
            <text:p>0.239890575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5122.45914" calcext:value-type="float">
            <text:p>1443145122.45914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89996337891" calcext:value-type="float">
            <text:p>42.4589996338</text:p>
          </table:table-cell>
          <table:table-cell table:formula="of:=[.C366]/([.D366]-[.D365])" office:value-type="float" office:value="102046.019565107" calcext:value-type="float">
            <text:p>102046.019565107</text:p>
          </table:table-cell>
          <table:table-cell/>
          <table:table-cell office:value-type="float" office:value="1443145122.73868" calcext:value-type="float">
            <text:p>1443145122.73868</text:p>
          </table:table-cell>
          <table:table-cell table:formula="of:=[.G366]-[.$B$2]" office:value-type="float" office:value="42.7385342121124" calcext:value-type="float">
            <text:p>42.7385342121</text:p>
          </table:table-cell>
          <table:table-cell table:formula="of:=[.C366]/([.H366]-[.H365])" office:value-type="float" office:value="52697.1651931131" calcext:value-type="float">
            <text:p>52697.1651931131</text:p>
          </table:table-cell>
          <table:table-cell table:formula="of:=[.G366]-[.$B366]" office:value-type="float" office:value="0.279534578323364" calcext:value-type="float">
            <text:p>0.279534578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5122.50148" calcext:value-type="float">
            <text:p>1443145122.50148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5013363361359" calcext:value-type="float">
            <text:p>42.5013363361</text:p>
          </table:table-cell>
          <table:table-cell table:formula="of:=[.C367]/([.D367]-[.D366])" office:value-type="float" office:value="102039.123515399" calcext:value-type="float">
            <text:p>102039.123515399</text:p>
          </table:table-cell>
          <table:table-cell/>
          <table:table-cell office:value-type="float" office:value="1443145122.78084" calcext:value-type="float">
            <text:p>1443145122.78084</text:p>
          </table:table-cell>
          <table:table-cell table:formula="of:=[.G367]-[.$B$2]" office:value-type="float" office:value="42.7806990146637" calcext:value-type="float">
            <text:p>42.7806990147</text:p>
          </table:table-cell>
          <table:table-cell table:formula="of:=[.C367]/([.H367]-[.H366])" office:value-type="float" office:value="102455.122249112" calcext:value-type="float">
            <text:p>102455.122249112</text:p>
          </table:table-cell>
          <table:table-cell table:formula="of:=[.G367]-[.$B367]" office:value-type="float" office:value="0.279362678527832" calcext:value-type="float">
            <text:p>0.279362678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5122.5438" calcext:value-type="float">
            <text:p>1443145122.5438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36608791351" calcext:value-type="float">
            <text:p>42.5436608791</text:p>
          </table:table-cell>
          <table:table-cell table:formula="of:=[.C368]/([.D368]-[.D367])" office:value-type="float" office:value="102068.438165411" calcext:value-type="float">
            <text:p>102068.438165411</text:p>
          </table:table-cell>
          <table:table-cell/>
          <table:table-cell office:value-type="float" office:value="1443145122.82326" calcext:value-type="float">
            <text:p>1443145122.82326</text:p>
          </table:table-cell>
          <table:table-cell table:formula="of:=[.G368]-[.$B$2]" office:value-type="float" office:value="42.8231174945831" calcext:value-type="float">
            <text:p>42.8231174946</text:p>
          </table:table-cell>
          <table:table-cell table:formula="of:=[.C368]/([.H368]-[.H367])" office:value-type="float" office:value="101842.404730322" calcext:value-type="float">
            <text:p>101842.404730322</text:p>
          </table:table-cell>
          <table:table-cell table:formula="of:=[.G368]-[.$B368]" office:value-type="float" office:value="0.279456615447998" calcext:value-type="float">
            <text:p>0.279456615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5122.58613" calcext:value-type="float">
            <text:p>1443145122.58613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59818458557" calcext:value-type="float">
            <text:p>42.5859818459</text:p>
          </table:table-cell>
          <table:table-cell table:formula="of:=[.C369]/([.D369]-[.D368])" office:value-type="float" office:value="102077.06332708" calcext:value-type="float">
            <text:p>102077.06332708</text:p>
          </table:table-cell>
          <table:table-cell/>
          <table:table-cell office:value-type="float" office:value="1443145122.86559" calcext:value-type="float">
            <text:p>1443145122.86559</text:p>
          </table:table-cell>
          <table:table-cell table:formula="of:=[.G369]-[.$B$2]" office:value-type="float" office:value="42.865443944931" calcext:value-type="float">
            <text:p>42.8654439449</text:p>
          </table:table-cell>
          <table:table-cell table:formula="of:=[.C369]/([.H369]-[.H368])" office:value-type="float" office:value="102063.838675154" calcext:value-type="float">
            <text:p>102063.838675154</text:p>
          </table:table-cell>
          <table:table-cell table:formula="of:=[.G369]-[.$B369]" office:value-type="float" office:value="0.279462099075317" calcext:value-type="float">
            <text:p>0.279462099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5122.62846" calcext:value-type="float">
            <text:p>1443145122.62846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83149719238" calcext:value-type="float">
            <text:p>42.6283149719</text:p>
          </table:table-cell>
          <table:table-cell table:formula="of:=[.C370]/([.D370]-[.D369])" office:value-type="float" office:value="102047.743723178" calcext:value-type="float">
            <text:p>102047.743723178</text:p>
          </table:table-cell>
          <table:table-cell/>
          <table:table-cell office:value-type="float" office:value="1443145122.90785" calcext:value-type="float">
            <text:p>1443145122.90785</text:p>
          </table:table-cell>
          <table:table-cell table:formula="of:=[.G370]-[.$B$2]" office:value-type="float" office:value="42.9077033996582" calcext:value-type="float">
            <text:p>42.9077033997</text:p>
          </table:table-cell>
          <table:table-cell table:formula="of:=[.C370]/([.H370]-[.H369])" office:value-type="float" office:value="102225.644601662" calcext:value-type="float">
            <text:p>102225.644601662</text:p>
          </table:table-cell>
          <table:table-cell table:formula="of:=[.G370]-[.$B370]" office:value-type="float" office:value="0.279388427734375" calcext:value-type="float">
            <text:p>0.279388427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5122.67078" calcext:value-type="float">
            <text:p>1443145122.67078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7063331604" calcext:value-type="float">
            <text:p>42.670633316</text:p>
          </table:table-cell>
          <table:table-cell table:formula="of:=[.C371]/([.D371]-[.D370])" office:value-type="float" office:value="102083.389372155" calcext:value-type="float">
            <text:p>102083.389372155</text:p>
          </table:table-cell>
          <table:table-cell/>
          <table:table-cell office:value-type="float" office:value="1443145122.95019" calcext:value-type="float">
            <text:p>1443145122.95019</text:p>
          </table:table-cell>
          <table:table-cell table:formula="of:=[.G371]-[.$B$2]" office:value-type="float" office:value="42.9500482082367" calcext:value-type="float">
            <text:p>42.9500482082</text:p>
          </table:table-cell>
          <table:table-cell table:formula="of:=[.C371]/([.H371]-[.H370])" office:value-type="float" office:value="102019.589768421" calcext:value-type="float">
            <text:p>102019.589768421</text:p>
          </table:table-cell>
          <table:table-cell table:formula="of:=[.G371]-[.$B371]" office:value-type="float" office:value="0.279414892196655" calcext:value-type="float">
            <text:p>0.2794148922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5122.71317" calcext:value-type="float">
            <text:p>1443145122.71317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30265235901" calcext:value-type="float">
            <text:p>42.7130265236</text:p>
          </table:table-cell>
          <table:table-cell table:formula="of:=[.C372]/([.D372]-[.D371])" office:value-type="float" office:value="101903.117259997" calcext:value-type="float">
            <text:p>101903.117259997</text:p>
          </table:table-cell>
          <table:table-cell/>
          <table:table-cell office:value-type="float" office:value="1443145123.0348" calcext:value-type="float">
            <text:p>1443145123.0348</text:p>
          </table:table-cell>
          <table:table-cell table:formula="of:=[.G372]-[.$B$2]" office:value-type="float" office:value="43.0346553325653" calcext:value-type="float">
            <text:p>43.0346553326</text:p>
          </table:table-cell>
          <table:table-cell table:formula="of:=[.C372]/([.H372]-[.H371])" office:value-type="float" office:value="51059.5299660719" calcext:value-type="float">
            <text:p>51059.5299660719</text:p>
          </table:table-cell>
          <table:table-cell table:formula="of:=[.G372]-[.$B372]" office:value-type="float" office:value="0.32162880897522" calcext:value-type="float">
            <text:p>0.321628809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5122.75553" calcext:value-type="float">
            <text:p>1443145122.75553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53861141205" calcext:value-type="float">
            <text:p>42.7553861141</text:p>
          </table:table-cell>
          <table:table-cell table:formula="of:=[.C373]/([.D373]-[.D372])" office:value-type="float" office:value="101983.988653057" calcext:value-type="float">
            <text:p>101983.988653057</text:p>
          </table:table-cell>
          <table:table-cell/>
          <table:table-cell office:value-type="float" office:value="1443145123.04936" calcext:value-type="float">
            <text:p>1443145123.04936</text:p>
          </table:table-cell>
          <table:table-cell table:formula="of:=[.G373]-[.$B$2]" office:value-type="float" office:value="43.0492143630981" calcext:value-type="float">
            <text:p>43.0492143631</text:p>
          </table:table-cell>
          <table:table-cell table:formula="of:=[.C373]/([.H373]-[.H372])" office:value-type="float" office:value="296723.053795136" calcext:value-type="float">
            <text:p>296723.053795136</text:p>
          </table:table-cell>
          <table:table-cell table:formula="of:=[.G373]-[.$B373]" office:value-type="float" office:value="0.293828248977661" calcext:value-type="float">
            <text:p>0.293828249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5122.79786" calcext:value-type="float">
            <text:p>1443145122.79786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77166175842" calcext:value-type="float">
            <text:p>42.7977166176</text:p>
          </table:table-cell>
          <table:table-cell table:formula="of:=[.C374]/([.D374]-[.D373])" office:value-type="float" office:value="102054.066134601" calcext:value-type="float">
            <text:p>102054.066134601</text:p>
          </table:table-cell>
          <table:table-cell/>
          <table:table-cell office:value-type="float" office:value="1443145123.07739" calcext:value-type="float">
            <text:p>1443145123.07739</text:p>
          </table:table-cell>
          <table:table-cell table:formula="of:=[.G374]-[.$B$2]" office:value-type="float" office:value="43.0772452354431" calcext:value-type="float">
            <text:p>43.0772452354</text:p>
          </table:table-cell>
          <table:table-cell table:formula="of:=[.C374]/([.H374]-[.H373])" office:value-type="float" office:value="154115.788721613" calcext:value-type="float">
            <text:p>154115.788721613</text:p>
          </table:table-cell>
          <table:table-cell table:formula="of:=[.G374]-[.$B374]" office:value-type="float" office:value="0.279528617858887" calcext:value-type="float">
            <text:p>0.279528617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5122.8402" calcext:value-type="float">
            <text:p>1443145122.8402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400602340698" calcext:value-type="float">
            <text:p>42.8400602341</text:p>
          </table:table-cell>
          <table:table-cell table:formula="of:=[.C375]/([.D375]-[.D374])" office:value-type="float" office:value="102022.461909213" calcext:value-type="float">
            <text:p>102022.461909213</text:p>
          </table:table-cell>
          <table:table-cell/>
          <table:table-cell office:value-type="float" office:value="1443145123.11948" calcext:value-type="float">
            <text:p>1443145123.11948</text:p>
          </table:table-cell>
          <table:table-cell table:formula="of:=[.G375]-[.$B$2]" office:value-type="float" office:value="43.1193356513977" calcext:value-type="float">
            <text:p>43.1193356514</text:p>
          </table:table-cell>
          <table:table-cell table:formula="of:=[.C375]/([.H375]-[.H374])" office:value-type="float" office:value="102636.191684604" calcext:value-type="float">
            <text:p>102636.191684604</text:p>
          </table:table-cell>
          <table:table-cell table:formula="of:=[.G375]-[.$B375]" office:value-type="float" office:value="0.279275417327881" calcext:value-type="float">
            <text:p>0.279275417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5122.88254" calcext:value-type="float">
            <text:p>1443145122.88254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24014663696" calcext:value-type="float">
            <text:p>42.8824014664</text:p>
          </table:table-cell>
          <table:table-cell table:formula="of:=[.C376]/([.D376]-[.D375])" office:value-type="float" office:value="102028.206675976" calcext:value-type="float">
            <text:p>102028.206675976</text:p>
          </table:table-cell>
          <table:table-cell/>
          <table:table-cell office:value-type="float" office:value="1443145123.16187" calcext:value-type="float">
            <text:p>1443145123.16187</text:p>
          </table:table-cell>
          <table:table-cell table:formula="of:=[.G376]-[.$B$2]" office:value-type="float" office:value="43.1617274284363" calcext:value-type="float">
            <text:p>43.1617274284</text:p>
          </table:table-cell>
          <table:table-cell table:formula="of:=[.C376]/([.H376]-[.H375])" office:value-type="float" office:value="101906.555982993" calcext:value-type="float">
            <text:p>101906.555982993</text:p>
          </table:table-cell>
          <table:table-cell table:formula="of:=[.G376]-[.$B376]" office:value-type="float" office:value="0.27932596206665" calcext:value-type="float">
            <text:p>0.279325962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5122.92489" calcext:value-type="float">
            <text:p>1443145122.92489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47422218323" calcext:value-type="float">
            <text:p>42.9247422218</text:p>
          </table:table-cell>
          <table:table-cell table:formula="of:=[.C377]/([.D377]-[.D376])" office:value-type="float" office:value="102029.355706965" calcext:value-type="float">
            <text:p>102029.355706965</text:p>
          </table:table-cell>
          <table:table-cell/>
          <table:table-cell office:value-type="float" office:value="1443145123.20436" calcext:value-type="float">
            <text:p>1443145123.20436</text:p>
          </table:table-cell>
          <table:table-cell table:formula="of:=[.G377]-[.$B$2]" office:value-type="float" office:value="43.204220533371" calcext:value-type="float">
            <text:p>43.2042205334</text:p>
          </table:table-cell>
          <table:table-cell table:formula="of:=[.C377]/([.H377]-[.H376])" office:value-type="float" office:value="101663.552396075" calcext:value-type="float">
            <text:p>101663.552396075</text:p>
          </table:table-cell>
          <table:table-cell table:formula="of:=[.G377]-[.$B377]" office:value-type="float" office:value="0.279478311538696" calcext:value-type="float">
            <text:p>0.279478311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5122.96723" calcext:value-type="float">
            <text:p>1443145122.96723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70834541321" calcext:value-type="float">
            <text:p>42.9670834541</text:p>
          </table:table-cell>
          <table:table-cell table:formula="of:=[.C378]/([.D378]-[.D377])" office:value-type="float" office:value="102028.206675976" calcext:value-type="float">
            <text:p>102028.206675976</text:p>
          </table:table-cell>
          <table:table-cell/>
          <table:table-cell office:value-type="float" office:value="1443145123.24775" calcext:value-type="float">
            <text:p>1443145123.24775</text:p>
          </table:table-cell>
          <table:table-cell table:formula="of:=[.G378]-[.$B$2]" office:value-type="float" office:value="43.2476074695587" calcext:value-type="float">
            <text:p>43.2476074696</text:p>
          </table:table-cell>
          <table:table-cell table:formula="of:=[.C378]/([.H378]-[.H377])" office:value-type="float" office:value="99569.1417643891" calcext:value-type="float">
            <text:p>99569.1417643891</text:p>
          </table:table-cell>
          <table:table-cell table:formula="of:=[.G378]-[.$B378]" office:value-type="float" office:value="0.280524015426636" calcext:value-type="float">
            <text:p>0.2805240154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5123.00979" calcext:value-type="float">
            <text:p>1443145123.00979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96483230591" calcext:value-type="float">
            <text:p>43.0096483231</text:p>
          </table:table-cell>
          <table:table-cell table:formula="of:=[.C379]/([.D379]-[.D378])" office:value-type="float" office:value="101492.148546463" calcext:value-type="float">
            <text:p>101492.148546463</text:p>
          </table:table-cell>
          <table:table-cell/>
          <table:table-cell office:value-type="float" office:value="1443145123.29109" calcext:value-type="float">
            <text:p>1443145123.29109</text:p>
          </table:table-cell>
          <table:table-cell table:formula="of:=[.G379]-[.$B$2]" office:value-type="float" office:value="43.2909505367279" calcext:value-type="float">
            <text:p>43.2909505367</text:p>
          </table:table-cell>
          <table:table-cell table:formula="of:=[.C379]/([.H379]-[.H378])" office:value-type="float" office:value="99669.9191392455" calcext:value-type="float">
            <text:p>99669.9191392455</text:p>
          </table:table-cell>
          <table:table-cell table:formula="of:=[.G379]-[.$B379]" office:value-type="float" office:value="0.281302213668823" calcext:value-type="float">
            <text:p>0.2813022137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5123.05315" calcext:value-type="float">
            <text:p>1443145123.05315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3008556366" calcext:value-type="float">
            <text:p>43.0530085564</text:p>
          </table:table-cell>
          <table:table-cell table:formula="of:=[.C380]/([.D380]-[.D379])" office:value-type="float" office:value="99630.4602289598" calcext:value-type="float">
            <text:p>99630.4602289598</text:p>
          </table:table-cell>
          <table:table-cell/>
          <table:table-cell office:value-type="float" office:value="1443145123.3344" calcext:value-type="float">
            <text:p>1443145123.3344</text:p>
          </table:table-cell>
          <table:table-cell table:formula="of:=[.G380]-[.$B$2]" office:value-type="float" office:value="43.3342537879944" calcext:value-type="float">
            <text:p>43.334253788</text:p>
          </table:table-cell>
          <table:table-cell table:formula="of:=[.C380]/([.H380]-[.H379])" office:value-type="float" office:value="99761.5623227824" calcext:value-type="float">
            <text:p>99761.5623227824</text:p>
          </table:table-cell>
          <table:table-cell table:formula="of:=[.G380]-[.$B380]" office:value-type="float" office:value="0.281245231628418" calcext:value-type="float">
            <text:p>0.2812452316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5123.09651" calcext:value-type="float">
            <text:p>1443145123.09651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63668823242" calcext:value-type="float">
            <text:p>43.0963668823</text:p>
          </table:table-cell>
          <table:table-cell table:formula="of:=[.C381]/([.D381]-[.D380])" office:value-type="float" office:value="99634.843009381" calcext:value-type="float">
            <text:p>99634.843009381</text:p>
          </table:table-cell>
          <table:table-cell/>
          <table:table-cell office:value-type="float" office:value="1443145123.3777" calcext:value-type="float">
            <text:p>1443145123.3777</text:p>
          </table:table-cell>
          <table:table-cell table:formula="of:=[.G381]-[.$B$2]" office:value-type="float" office:value="43.3775572776794" calcext:value-type="float">
            <text:p>43.3775572777</text:p>
          </table:table-cell>
          <table:table-cell table:formula="of:=[.C381]/([.H381]-[.H380])" office:value-type="float" office:value="99761.0130596604" calcext:value-type="float">
            <text:p>99761.0130596604</text:p>
          </table:table-cell>
          <table:table-cell table:formula="of:=[.G381]-[.$B381]" office:value-type="float" office:value="0.281190395355225" calcext:value-type="float">
            <text:p>0.281190395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5123.13986" calcext:value-type="float">
            <text:p>1443145123.13986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97180557251" calcext:value-type="float">
            <text:p>43.1397180557</text:p>
          </table:table-cell>
          <table:table-cell table:formula="of:=[.C382]/([.D382]-[.D381])" office:value-type="float" office:value="99651.281870779" calcext:value-type="float">
            <text:p>99651.281870779</text:p>
          </table:table-cell>
          <table:table-cell/>
          <table:table-cell office:value-type="float" office:value="1443145123.42105" calcext:value-type="float">
            <text:p>1443145123.42105</text:p>
          </table:table-cell>
          <table:table-cell table:formula="of:=[.G382]-[.$B$2]" office:value-type="float" office:value="43.4209070205688" calcext:value-type="float">
            <text:p>43.4209070206</text:p>
          </table:table-cell>
          <table:table-cell table:formula="of:=[.C382]/([.H382]-[.H381])" office:value-type="float" office:value="99654.5702940238" calcext:value-type="float">
            <text:p>99654.5702940238</text:p>
          </table:table-cell>
          <table:table-cell table:formula="of:=[.G382]-[.$B382]" office:value-type="float" office:value="0.28118896484375" calcext:value-type="float">
            <text:p>0.281188964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5123.18321" calcext:value-type="float">
            <text:p>1443145123.18321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3066368103" calcext:value-type="float">
            <text:p>43.1830663681</text:p>
          </table:table-cell>
          <table:table-cell table:formula="of:=[.C383]/([.D383]-[.D382])" office:value-type="float" office:value="99657.8589343072" calcext:value-type="float">
            <text:p>99657.8589343072</text:p>
          </table:table-cell>
          <table:table-cell/>
          <table:table-cell office:value-type="float" office:value="1443145123.46448" calcext:value-type="float">
            <text:p>1443145123.46448</text:p>
          </table:table-cell>
          <table:table-cell table:formula="of:=[.G383]-[.$B$2]" office:value-type="float" office:value="43.4643394947052" calcext:value-type="float">
            <text:p>43.4643394947</text:p>
          </table:table-cell>
          <table:table-cell table:formula="of:=[.C383]/([.H383]-[.H382])" office:value-type="float" office:value="99464.7458129539" calcext:value-type="float">
            <text:p>99464.7458129539</text:p>
          </table:table-cell>
          <table:table-cell table:formula="of:=[.G383]-[.$B383]" office:value-type="float" office:value="0.281273126602173" calcext:value-type="float">
            <text:p>0.2812731266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5123.22656" calcext:value-type="float">
            <text:p>1443145123.22656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64173030853" calcext:value-type="float">
            <text:p>43.2264173031</text:p>
          </table:table-cell>
          <table:table-cell table:formula="of:=[.C384]/([.D384]-[.D383])" office:value-type="float" office:value="99651.8299262486" calcext:value-type="float">
            <text:p>99651.8299262486</text:p>
          </table:table-cell>
          <table:table-cell/>
          <table:table-cell office:value-type="float" office:value="1443145123.50791" calcext:value-type="float">
            <text:p>1443145123.50791</text:p>
          </table:table-cell>
          <table:table-cell table:formula="of:=[.G384]-[.$B$2]" office:value-type="float" office:value="43.5077619552612" calcext:value-type="float">
            <text:p>43.5077619553</text:p>
          </table:table-cell>
          <table:table-cell table:formula="of:=[.C384]/([.H384]-[.H383])" office:value-type="float" office:value="99487.6832100677" calcext:value-type="float">
            <text:p>99487.6832100677</text:p>
          </table:table-cell>
          <table:table-cell table:formula="of:=[.G384]-[.$B384]" office:value-type="float" office:value="0.281344652175903" calcext:value-type="float">
            <text:p>0.281344652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5123.2699" calcext:value-type="float">
            <text:p>1443145123.2699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97575092316" calcext:value-type="float">
            <text:p>43.2697575092</text:p>
          </table:table-cell>
          <table:table-cell table:formula="of:=[.C385]/([.D385]-[.D384])" office:value-type="float" office:value="99676.498663234" calcext:value-type="float">
            <text:p>99676.498663234</text:p>
          </table:table-cell>
          <table:table-cell/>
          <table:table-cell office:value-type="float" office:value="1443145123.55131" calcext:value-type="float">
            <text:p>1443145123.55131</text:p>
          </table:table-cell>
          <table:table-cell table:formula="of:=[.G385]-[.$B$2]" office:value-type="float" office:value="43.5511703491211" calcext:value-type="float">
            <text:p>43.5511703491</text:p>
          </table:table-cell>
          <table:table-cell table:formula="of:=[.C385]/([.H385]-[.H384])" office:value-type="float" office:value="99519.9226662566" calcext:value-type="float">
            <text:p>99519.9226662566</text:p>
          </table:table-cell>
          <table:table-cell table:formula="of:=[.G385]-[.$B385]" office:value-type="float" office:value="0.281412839889526" calcext:value-type="float">
            <text:p>0.2814128399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5123.31326" calcext:value-type="float">
            <text:p>1443145123.31326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31206035614" calcext:value-type="float">
            <text:p>43.3131206036</text:p>
          </table:table-cell>
          <table:table-cell table:formula="of:=[.C386]/([.D386]-[.D385])" office:value-type="float" office:value="99623.886781249" calcext:value-type="float">
            <text:p>99623.886781249</text:p>
          </table:table-cell>
          <table:table-cell/>
          <table:table-cell office:value-type="float" office:value="1443145123.59447" calcext:value-type="float">
            <text:p>1443145123.59447</text:p>
          </table:table-cell>
          <table:table-cell table:formula="of:=[.G386]-[.$B$2]" office:value-type="float" office:value="43.5943312644959" calcext:value-type="float">
            <text:p>43.5943312645</text:p>
          </table:table-cell>
          <table:table-cell table:formula="of:=[.C386]/([.H386]-[.H385])" office:value-type="float" office:value="100090.55559852" calcext:value-type="float">
            <text:p>100090.55559852</text:p>
          </table:table-cell>
          <table:table-cell table:formula="of:=[.G386]-[.$B386]" office:value-type="float" office:value="0.281210660934448" calcext:value-type="float">
            <text:p>0.281210660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5123.35662" calcext:value-type="float">
            <text:p>1443145123.35662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6475353241" calcext:value-type="float">
            <text:p>43.3564753532</text:p>
          </table:table-cell>
          <table:table-cell table:formula="of:=[.C387]/([.D387]-[.D386])" office:value-type="float" office:value="99643.0617620695" calcext:value-type="float">
            <text:p>99643.0617620695</text:p>
          </table:table-cell>
          <table:table-cell/>
          <table:table-cell office:value-type="float" office:value="1443145123.6379" calcext:value-type="float">
            <text:p>1443145123.6379</text:p>
          </table:table-cell>
          <table:table-cell table:formula="of:=[.G387]-[.$B$2]" office:value-type="float" office:value="43.6377546787262" calcext:value-type="float">
            <text:p>43.6377546787</text:p>
          </table:table-cell>
          <table:table-cell table:formula="of:=[.C387]/([.H387]-[.H386])" office:value-type="float" office:value="99485.4982402776" calcext:value-type="float">
            <text:p>99485.4982402776</text:p>
          </table:table-cell>
          <table:table-cell table:formula="of:=[.G387]-[.$B387]" office:value-type="float" office:value="0.281279325485229" calcext:value-type="float">
            <text:p>0.281279325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5123.39997" calcext:value-type="float">
            <text:p>1443145123.39997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98248577118" calcext:value-type="float">
            <text:p>43.3998248577</text:p>
          </table:table-cell>
          <table:table-cell table:formula="of:=[.C388]/([.D388]-[.D387])" office:value-type="float" office:value="99655.118385665" calcext:value-type="float">
            <text:p>99655.118385665</text:p>
          </table:table-cell>
          <table:table-cell/>
          <table:table-cell office:value-type="float" office:value="1443145123.68127" calcext:value-type="float">
            <text:p>1443145123.68127</text:p>
          </table:table-cell>
          <table:table-cell table:formula="of:=[.G388]-[.$B$2]" office:value-type="float" office:value="43.681126832962" calcext:value-type="float">
            <text:p>43.681126833</text:p>
          </table:table-cell>
          <table:table-cell table:formula="of:=[.C388]/([.H388]-[.H387])" office:value-type="float" office:value="99603.0765847974" calcext:value-type="float">
            <text:p>99603.0765847974</text:p>
          </table:table-cell>
          <table:table-cell table:formula="of:=[.G388]-[.$B388]" office:value-type="float" office:value="0.281301975250244" calcext:value-type="float">
            <text:p>0.281301975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5123.44333" calcext:value-type="float">
            <text:p>1443145123.44333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31822299957" calcext:value-type="float">
            <text:p>43.44318223</text:p>
          </table:table-cell>
          <table:table-cell table:formula="of:=[.C389]/([.D389]-[.D388])" office:value-type="float" office:value="99637.0345441948" calcext:value-type="float">
            <text:p>99637.0345441948</text:p>
          </table:table-cell>
          <table:table-cell/>
          <table:table-cell office:value-type="float" office:value="1443145123.7246" calcext:value-type="float">
            <text:p>1443145123.7246</text:p>
          </table:table-cell>
          <table:table-cell table:formula="of:=[.G389]-[.$B$2]" office:value-type="float" office:value="43.7244572639465" calcext:value-type="float">
            <text:p>43.7244572639</text:p>
          </table:table-cell>
          <table:table-cell table:formula="of:=[.C389]/([.H389]-[.H388])" office:value-type="float" office:value="99698.9852592425" calcext:value-type="float">
            <text:p>99698.9852592425</text:p>
          </table:table-cell>
          <table:table-cell table:formula="of:=[.G389]-[.$B389]" office:value-type="float" office:value="0.281275033950806" calcext:value-type="float">
            <text:p>0.28127503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5123.48667" calcext:value-type="float">
            <text:p>1443145123.48667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65221977234" calcext:value-type="float">
            <text:p>43.4865221977</text:p>
          </table:table-cell>
          <table:table-cell table:formula="of:=[.C390]/([.D390]-[.D389])" office:value-type="float" office:value="99677.0469961107" calcext:value-type="float">
            <text:p>99677.0469961107</text:p>
          </table:table-cell>
          <table:table-cell/>
          <table:table-cell office:value-type="float" office:value="1443145123.76793" calcext:value-type="float">
            <text:p>1443145123.76793</text:p>
          </table:table-cell>
          <table:table-cell table:formula="of:=[.G390]-[.$B$2]" office:value-type="float" office:value="43.7677872180939" calcext:value-type="float">
            <text:p>43.7677872181</text:p>
          </table:table-cell>
          <table:table-cell table:formula="of:=[.C390]/([.H390]-[.H389])" office:value-type="float" office:value="99700.0824258965" calcext:value-type="float">
            <text:p>99700.0824258965</text:p>
          </table:table-cell>
          <table:table-cell table:formula="of:=[.G390]-[.$B390]" office:value-type="float" office:value="0.281265020370483" calcext:value-type="float">
            <text:p>0.281265020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5123.53002" calcext:value-type="float">
            <text:p>1443145123.53002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98731327057" calcext:value-type="float">
            <text:p>43.5298731327</text:p>
          </table:table-cell>
          <table:table-cell table:formula="of:=[.C391]/([.D391]-[.D390])" office:value-type="float" office:value="99651.8299262486" calcext:value-type="float">
            <text:p>99651.8299262486</text:p>
          </table:table-cell>
          <table:table-cell/>
          <table:table-cell office:value-type="float" office:value="1443145123.81138" calcext:value-type="float">
            <text:p>1443145123.81138</text:p>
          </table:table-cell>
          <table:table-cell table:formula="of:=[.G391]-[.$B$2]" office:value-type="float" office:value="43.8112318515778" calcext:value-type="float">
            <text:p>43.8112318516</text:p>
          </table:table-cell>
          <table:table-cell table:formula="of:=[.C391]/([.H391]-[.H390])" office:value-type="float" office:value="99436.9074744814" calcext:value-type="float">
            <text:p>99436.9074744814</text:p>
          </table:table-cell>
          <table:table-cell table:formula="of:=[.G391]-[.$B391]" office:value-type="float" office:value="0.28135871887207" calcext:value-type="float">
            <text:p>0.2813587189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5123.57337" calcext:value-type="float">
            <text:p>1443145123.57337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32252597809" calcext:value-type="float">
            <text:p>43.5732252598</text:p>
          </table:table-cell>
          <table:table-cell table:formula="of:=[.C392]/([.D392]-[.D391])" office:value-type="float" office:value="99649.0897091821" calcext:value-type="float">
            <text:p>99649.0897091821</text:p>
          </table:table-cell>
          <table:table-cell/>
          <table:table-cell office:value-type="float" office:value="1443145123.85482" calcext:value-type="float">
            <text:p>1443145123.85482</text:p>
          </table:table-cell>
          <table:table-cell table:formula="of:=[.G392]-[.$B$2]" office:value-type="float" office:value="43.8546776771545" calcext:value-type="float">
            <text:p>43.8546776772</text:p>
          </table:table-cell>
          <table:table-cell table:formula="of:=[.C392]/([.H392]-[.H391])" office:value-type="float" office:value="99434.1790643435" calcext:value-type="float">
            <text:p>99434.1790643435</text:p>
          </table:table-cell>
          <table:table-cell table:formula="of:=[.G392]-[.$B392]" office:value-type="float" office:value="0.281452417373657" calcext:value-type="float">
            <text:p>0.281452417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5123.61672" calcext:value-type="float">
            <text:p>1443145123.61672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65754795074" calcext:value-type="float">
            <text:p>43.6165754795</text:p>
          </table:table-cell>
          <table:table-cell table:formula="of:=[.C393]/([.D393]-[.D392])" office:value-type="float" office:value="99653.4741288279" calcext:value-type="float">
            <text:p>99653.4741288279</text:p>
          </table:table-cell>
          <table:table-cell/>
          <table:table-cell office:value-type="float" office:value="1443145123.89819" calcext:value-type="float">
            <text:p>1443145123.89819</text:p>
          </table:table-cell>
          <table:table-cell table:formula="of:=[.G393]-[.$B$2]" office:value-type="float" office:value="43.8980422019958" calcext:value-type="float">
            <text:p>43.898042202</text:p>
          </table:table-cell>
          <table:table-cell table:formula="of:=[.C393]/([.H393]-[.H392])" office:value-type="float" office:value="99620.6003826615" calcext:value-type="float">
            <text:p>99620.6003826615</text:p>
          </table:table-cell>
          <table:table-cell table:formula="of:=[.G393]-[.$B393]" office:value-type="float" office:value="0.281466722488403" calcext:value-type="float">
            <text:p>0.2814667225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5123.66007" calcext:value-type="float">
            <text:p>1443145123.66007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99314212799" calcext:value-type="float">
            <text:p>43.6599314213</text:p>
          </table:table-cell>
          <table:table-cell table:formula="of:=[.C394]/([.D394]-[.D393])" office:value-type="float" office:value="99640.3220271876" calcext:value-type="float">
            <text:p>99640.3220271876</text:p>
          </table:table-cell>
          <table:table-cell/>
          <table:table-cell office:value-type="float" office:value="1443145123.94147" calcext:value-type="float">
            <text:p>1443145123.94147</text:p>
          </table:table-cell>
          <table:table-cell table:formula="of:=[.G394]-[.$B$2]" office:value-type="float" office:value="43.9413230419159" calcext:value-type="float">
            <text:p>43.9413230419</text:p>
          </table:table-cell>
          <table:table-cell table:formula="of:=[.C394]/([.H394]-[.H393])" office:value-type="float" office:value="99813.2200756887" calcext:value-type="float">
            <text:p>99813.2200756887</text:p>
          </table:table-cell>
          <table:table-cell table:formula="of:=[.G394]-[.$B394]" office:value-type="float" office:value="0.281391620635986" calcext:value-type="float">
            <text:p>0.281391620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5123.70346" calcext:value-type="float">
            <text:p>1443145123.70346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33195495606" calcext:value-type="float">
            <text:p>43.7033195496</text:p>
          </table:table-cell>
          <table:table-cell table:formula="of:=[.C395]/([.D395]-[.D394])" office:value-type="float" office:value="99566.4060928768" calcext:value-type="float">
            <text:p>99566.4060928768</text:p>
          </table:table-cell>
          <table:table-cell/>
          <table:table-cell office:value-type="float" office:value="1443145123.98477" calcext:value-type="float">
            <text:p>1443145123.98477</text:p>
          </table:table-cell>
          <table:table-cell table:formula="of:=[.G395]-[.$B$2]" office:value-type="float" office:value="43.9846315383911" calcext:value-type="float">
            <text:p>43.9846315384</text:p>
          </table:table-cell>
          <table:table-cell table:formula="of:=[.C395]/([.H395]-[.H394])" office:value-type="float" office:value="99749.4799310759" calcext:value-type="float">
            <text:p>99749.4799310759</text:p>
          </table:table-cell>
          <table:table-cell table:formula="of:=[.G395]-[.$B395]" office:value-type="float" office:value="0.281311988830566" calcext:value-type="float">
            <text:p>0.2813119888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5123.74682" calcext:value-type="float">
            <text:p>1443145123.74682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66814517975" calcext:value-type="float">
            <text:p>43.7466814518</text:p>
          </table:table-cell>
          <table:table-cell table:formula="of:=[.C396]/([.D396]-[.D395])" office:value-type="float" office:value="99626.6256123779" calcext:value-type="float">
            <text:p>99626.6256123779</text:p>
          </table:table-cell>
          <table:table-cell/>
          <table:table-cell office:value-type="float" office:value="1443145124.02814" calcext:value-type="float">
            <text:p>1443145124.02814</text:p>
          </table:table-cell>
          <table:table-cell table:formula="of:=[.G396]-[.$B$2]" office:value-type="float" office:value="44.0279996395111" calcext:value-type="float">
            <text:p>44.0279996395</text:p>
          </table:table-cell>
          <table:table-cell table:formula="of:=[.C396]/([.H396]-[.H395])" office:value-type="float" office:value="99612.3853347187" calcext:value-type="float">
            <text:p>99612.3853347187</text:p>
          </table:table-cell>
          <table:table-cell table:formula="of:=[.G396]-[.$B396]" office:value-type="float" office:value="0.281318187713623" calcext:value-type="float">
            <text:p>0.281318187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5123.79016" calcext:value-type="float">
            <text:p>1443145123.79016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90020942688" calcext:value-type="float">
            <text:p>43.7900209427</text:p>
          </table:table-cell>
          <table:table-cell table:formula="of:=[.C397]/([.D397]-[.D396])" office:value-type="float" office:value="99678.143679963" calcext:value-type="float">
            <text:p>99678.143679963</text:p>
          </table:table-cell>
          <table:table-cell/>
          <table:table-cell office:value-type="float" office:value="1443145124.04249" calcext:value-type="float">
            <text:p>1443145124.04249</text:p>
          </table:table-cell>
          <table:table-cell table:formula="of:=[.G397]-[.$B$2]" office:value-type="float" office:value="44.0423436164856" calcext:value-type="float">
            <text:p>44.0423436165</text:p>
          </table:table-cell>
          <table:table-cell table:formula="of:=[.C397]/([.H397]-[.H396])" office:value-type="float" office:value="301171.704868441" calcext:value-type="float">
            <text:p>301171.704868441</text:p>
          </table:table-cell>
          <table:table-cell table:formula="of:=[.G397]-[.$B397]" office:value-type="float" office:value="0.252322673797607" calcext:value-type="float">
            <text:p>0.252322673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5123.83352" calcext:value-type="float">
            <text:p>1443145123.83352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3379983902" calcext:value-type="float">
            <text:p>43.8333799839</text:p>
          </table:table-cell>
          <table:table-cell table:formula="of:=[.C398]/([.D398]-[.D397])" office:value-type="float" office:value="99633.1994215362" calcext:value-type="float">
            <text:p>99633.1994215362</text:p>
          </table:table-cell>
          <table:table-cell/>
          <table:table-cell office:value-type="float" office:value="1443145124.07148" calcext:value-type="float">
            <text:p>1443145124.07148</text:p>
          </table:table-cell>
          <table:table-cell table:formula="of:=[.G398]-[.$B$2]" office:value-type="float" office:value="44.0713338851929" calcext:value-type="float">
            <text:p>44.0713338852</text:p>
          </table:table-cell>
          <table:table-cell table:formula="of:=[.C398]/([.H398]-[.H397])" office:value-type="float" office:value="149015.521160584" calcext:value-type="float">
            <text:p>149015.521160584</text:p>
          </table:table-cell>
          <table:table-cell table:formula="of:=[.G398]-[.$B398]" office:value-type="float" office:value="0.237953901290894" calcext:value-type="float">
            <text:p>0.237953901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5123.8769" calcext:value-type="float">
            <text:p>1443145123.8769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67552375793" calcext:value-type="float">
            <text:p>43.8767552376</text:p>
          </table:table-cell>
          <table:table-cell table:formula="of:=[.C399]/([.D399]-[.D398])" office:value-type="float" office:value="99595.9593028049" calcext:value-type="float">
            <text:p>99595.9593028049</text:p>
          </table:table-cell>
          <table:table-cell/>
          <table:table-cell office:value-type="float" office:value="1443145124.1149" calcext:value-type="float">
            <text:p>1443145124.1149</text:p>
          </table:table-cell>
          <table:table-cell table:formula="of:=[.G399]-[.$B$2]" office:value-type="float" office:value="44.1147522926331" calcext:value-type="float">
            <text:p>44.1147522926</text:p>
          </table:table-cell>
          <table:table-cell table:formula="of:=[.C399]/([.H399]-[.H398])" office:value-type="float" office:value="99496.970402504" calcext:value-type="float">
            <text:p>99496.970402504</text:p>
          </table:table-cell>
          <table:table-cell table:formula="of:=[.G399]-[.$B399]" office:value-type="float" office:value="0.237997055053711" calcext:value-type="float">
            <text:p>0.237997055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5123.92028" calcext:value-type="float">
            <text:p>1443145123.92028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201319217682" calcext:value-type="float">
            <text:p>43.9201319218</text:p>
          </table:table-cell>
          <table:table-cell table:formula="of:=[.C400]/([.D400]-[.D399])" office:value-type="float" office:value="99592.6747464754" calcext:value-type="float">
            <text:p>99592.6747464754</text:p>
          </table:table-cell>
          <table:table-cell/>
          <table:table-cell office:value-type="float" office:value="1443145124.15828" calcext:value-type="float">
            <text:p>1443145124.15828</text:p>
          </table:table-cell>
          <table:table-cell table:formula="of:=[.G400]-[.$B$2]" office:value-type="float" office:value="44.1581330299377" calcext:value-type="float">
            <text:p>44.1581330299</text:p>
          </table:table-cell>
          <table:table-cell table:formula="of:=[.C400]/([.H400]-[.H399])" office:value-type="float" office:value="99583.3696799156" calcext:value-type="float">
            <text:p>99583.3696799156</text:p>
          </table:table-cell>
          <table:table-cell table:formula="of:=[.G400]-[.$B400]" office:value-type="float" office:value="0.238001108169556" calcext:value-type="float">
            <text:p>0.238001108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5123.96361" calcext:value-type="float">
            <text:p>1443145123.96361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34711742401" calcext:value-type="float">
            <text:p>43.9634711742</text:p>
          </table:table-cell>
          <table:table-cell table:formula="of:=[.C401]/([.D401]-[.D400])" office:value-type="float" office:value="99678.6920309388" calcext:value-type="float">
            <text:p>99678.6920309388</text:p>
          </table:table-cell>
          <table:table-cell/>
          <table:table-cell office:value-type="float" office:value="1443145124.20145" calcext:value-type="float">
            <text:p>1443145124.20145</text:p>
          </table:table-cell>
          <table:table-cell table:formula="of:=[.G401]-[.$B$2]" office:value-type="float" office:value="44.2013034820557" calcext:value-type="float">
            <text:p>44.2013034821</text:p>
          </table:table-cell>
          <table:table-cell table:formula="of:=[.C401]/([.H401]-[.H400])" office:value-type="float" office:value="100068.444689899" calcext:value-type="float">
            <text:p>100068.444689899</text:p>
          </table:table-cell>
          <table:table-cell table:formula="of:=[.G401]-[.$B401]" office:value-type="float" office:value="0.237832307815552" calcext:value-type="float">
            <text:p>0.237832307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5124.0069" calcext:value-type="float">
            <text:p>1443145124.0069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67567825317" calcext:value-type="float">
            <text:p>44.0067567825</text:p>
          </table:table-cell>
          <table:table-cell table:formula="of:=[.C402]/([.D402]-[.D401])" office:value-type="float" office:value="99802.2245845566" calcext:value-type="float">
            <text:p>99802.2245845566</text:p>
          </table:table-cell>
          <table:table-cell/>
          <table:table-cell office:value-type="float" office:value="1443145124.24464" calcext:value-type="float">
            <text:p>1443145124.24464</text:p>
          </table:table-cell>
          <table:table-cell table:formula="of:=[.G402]-[.$B$2]" office:value-type="float" office:value="44.2444949150085" calcext:value-type="float">
            <text:p>44.244494915</text:p>
          </table:table-cell>
          <table:table-cell table:formula="of:=[.C402]/([.H402]-[.H401])" office:value-type="float" office:value="100019.835061107" calcext:value-type="float">
            <text:p>100019.835061107</text:p>
          </table:table-cell>
          <table:table-cell table:formula="of:=[.G402]-[.$B402]" office:value-type="float" office:value="0.237738132476807" calcext:value-type="float">
            <text:p>0.2377381325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5124.05003" calcext:value-type="float">
            <text:p>1443145124.05003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98886108398" calcext:value-type="float">
            <text:p>44.0498886108</text:p>
          </table:table-cell>
          <table:table-cell table:formula="of:=[.C403]/([.D403]-[.D402])" office:value-type="float" office:value="100158.054259624" calcext:value-type="float">
            <text:p>100158.054259624</text:p>
          </table:table-cell>
          <table:table-cell/>
          <table:table-cell office:value-type="float" office:value="1443145124.28781" calcext:value-type="float">
            <text:p>1443145124.28781</text:p>
          </table:table-cell>
          <table:table-cell table:formula="of:=[.G403]-[.$B$2]" office:value-type="float" office:value="44.2876675128937" calcext:value-type="float">
            <text:p>44.2876675129</text:p>
          </table:table-cell>
          <table:table-cell table:formula="of:=[.C403]/([.H403]-[.H402])" office:value-type="float" office:value="100063.471081683" calcext:value-type="float">
            <text:p>100063.471081683</text:p>
          </table:table-cell>
          <table:table-cell table:formula="of:=[.G403]-[.$B403]" office:value-type="float" office:value="0.237778902053833" calcext:value-type="float">
            <text:p>0.237778902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5124.09321" calcext:value-type="float">
            <text:p>1443145124.09321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30714607239" calcext:value-type="float">
            <text:p>44.0930714607</text:p>
          </table:table-cell>
          <table:table-cell table:formula="of:=[.C404]/([.D404]-[.D403])" office:value-type="float" office:value="100039.715109153" calcext:value-type="float">
            <text:p>100039.715109153</text:p>
          </table:table-cell>
          <table:table-cell/>
          <table:table-cell office:value-type="float" office:value="1443145124.37403" calcext:value-type="float">
            <text:p>1443145124.37403</text:p>
          </table:table-cell>
          <table:table-cell table:formula="of:=[.G404]-[.$B$2]" office:value-type="float" office:value="44.3738894462585" calcext:value-type="float">
            <text:p>44.3738894463</text:p>
          </table:table-cell>
          <table:table-cell table:formula="of:=[.C404]/([.H404]-[.H403])" office:value-type="float" office:value="50103.26063693" calcext:value-type="float">
            <text:p>50103.26063693</text:p>
          </table:table-cell>
          <table:table-cell table:formula="of:=[.G404]-[.$B404]" office:value-type="float" office:value="0.280817985534668" calcext:value-type="float">
            <text:p>0.2808179855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5124.13635" calcext:value-type="float">
            <text:p>1443145124.13635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62104415894" calcext:value-type="float">
            <text:p>44.1362104416</text:p>
          </table:table-cell>
          <table:table-cell table:formula="of:=[.C405]/([.D405]-[.D404])" office:value-type="float" office:value="100141.447788745" calcext:value-type="float">
            <text:p>100141.447788745</text:p>
          </table:table-cell>
          <table:table-cell/>
          <table:table-cell office:value-type="float" office:value="1443145124.41705" calcext:value-type="float">
            <text:p>1443145124.41705</text:p>
          </table:table-cell>
          <table:table-cell table:formula="of:=[.G405]-[.$B$2]" office:value-type="float" office:value="44.4169039726257" calcext:value-type="float">
            <text:p>44.4169039726</text:p>
          </table:table-cell>
          <table:table-cell table:formula="of:=[.C405]/([.H405]-[.H404])" office:value-type="float" office:value="100431.188364668" calcext:value-type="float">
            <text:p>100431.188364668</text:p>
          </table:table-cell>
          <table:table-cell table:formula="of:=[.G405]-[.$B405]" office:value-type="float" office:value="0.280693531036377" calcext:value-type="float">
            <text:p>0.28069353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5124.17949" calcext:value-type="float">
            <text:p>1443145124.17949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93460845947" calcext:value-type="float">
            <text:p>44.1793460846</text:p>
          </table:table-cell>
          <table:table-cell table:formula="of:=[.C406]/([.D406]-[.D405])" office:value-type="float" office:value="100149.196789812" calcext:value-type="float">
            <text:p>100149.196789812</text:p>
          </table:table-cell>
          <table:table-cell/>
          <table:table-cell office:value-type="float" office:value="1443145124.46027" calcext:value-type="float">
            <text:p>1443145124.46027</text:p>
          </table:table-cell>
          <table:table-cell table:formula="of:=[.G406]-[.$B$2]" office:value-type="float" office:value="44.460129737854" calcext:value-type="float">
            <text:p>44.4601297379</text:p>
          </table:table-cell>
          <table:table-cell table:formula="of:=[.C406]/([.H406]-[.H405])" office:value-type="float" office:value="99940.3938180494" calcext:value-type="float">
            <text:p>99940.3938180494</text:p>
          </table:table-cell>
          <table:table-cell table:formula="of:=[.G406]-[.$B406]" office:value-type="float" office:value="0.280783653259277" calcext:value-type="float">
            <text:p>0.2807836533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5124.22262" calcext:value-type="float">
            <text:p>1443145124.22262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24748134613" calcext:value-type="float">
            <text:p>44.2224748135</text:p>
          </table:table-cell>
          <table:table-cell table:formula="of:=[.C407]/([.D407]-[.D406])" office:value-type="float" office:value="100165.252107576" calcext:value-type="float">
            <text:p>100165.252107576</text:p>
          </table:table-cell>
          <table:table-cell/>
          <table:table-cell office:value-type="float" office:value="1443145124.50341" calcext:value-type="float">
            <text:p>1443145124.50341</text:p>
          </table:table-cell>
          <table:table-cell table:formula="of:=[.G407]-[.$B$2]" office:value-type="float" office:value="44.5032639503479" calcext:value-type="float">
            <text:p>44.5032639503</text:p>
          </table:table-cell>
          <table:table-cell table:formula="of:=[.C407]/([.H407]-[.H406])" office:value-type="float" office:value="100152.518157397" calcext:value-type="float">
            <text:p>100152.518157397</text:p>
          </table:table-cell>
          <table:table-cell table:formula="of:=[.G407]-[.$B407]" office:value-type="float" office:value="0.280789136886597" calcext:value-type="float">
            <text:p>0.2807891369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5124.26575" calcext:value-type="float">
            <text:p>1443145124.26575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56054496765" calcext:value-type="float">
            <text:p>44.2656054497</text:p>
          </table:table-cell>
          <table:table-cell table:formula="of:=[.C408]/([.D408]-[.D407])" office:value-type="float" office:value="100160.822540256" calcext:value-type="float">
            <text:p>100160.822540256</text:p>
          </table:table-cell>
          <table:table-cell/>
          <table:table-cell office:value-type="float" office:value="1443145124.54652" calcext:value-type="float">
            <text:p>1443145124.54652</text:p>
          </table:table-cell>
          <table:table-cell table:formula="of:=[.G408]-[.$B$2]" office:value-type="float" office:value="44.5463750362396" calcext:value-type="float">
            <text:p>44.5463750362</text:p>
          </table:table-cell>
          <table:table-cell table:formula="of:=[.C408]/([.H408]-[.H407])" office:value-type="float" office:value="100206.244186239" calcext:value-type="float">
            <text:p>100206.244186239</text:p>
          </table:table-cell>
          <table:table-cell table:formula="of:=[.G408]-[.$B408]" office:value-type="float" office:value="0.28076958656311" calcext:value-type="float">
            <text:p>0.280769586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5124.30889" calcext:value-type="float">
            <text:p>1443145124.30889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87420463562" calcext:value-type="float">
            <text:p>44.3087420464</text:p>
          </table:table-cell>
          <table:table-cell table:formula="of:=[.C409]/([.D409]-[.D408])" office:value-type="float" office:value="100146.982667138" calcext:value-type="float">
            <text:p>100146.982667138</text:p>
          </table:table-cell>
          <table:table-cell/>
          <table:table-cell office:value-type="float" office:value="1443145124.58969" calcext:value-type="float">
            <text:p>1443145124.58969</text:p>
          </table:table-cell>
          <table:table-cell table:formula="of:=[.G409]-[.$B$2]" office:value-type="float" office:value="44.5895440578461" calcext:value-type="float">
            <text:p>44.5895440578</text:p>
          </table:table-cell>
          <table:table-cell table:formula="of:=[.C409]/([.H409]-[.H408])" office:value-type="float" office:value="100071.760703398" calcext:value-type="float">
            <text:p>100071.760703398</text:p>
          </table:table-cell>
          <table:table-cell table:formula="of:=[.G409]-[.$B409]" office:value-type="float" office:value="0.280802011489868" calcext:value-type="float">
            <text:p>0.2808020115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5124.35201" calcext:value-type="float">
            <text:p>1443145124.35201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518688678742" calcext:value-type="float">
            <text:p>44.3518688679</text:p>
          </table:table-cell>
          <table:table-cell table:formula="of:=[.C410]/([.D410]-[.D409])" office:value-type="float" office:value="100169.682066705" calcext:value-type="float">
            <text:p>100169.682066705</text:p>
          </table:table-cell>
          <table:table-cell/>
          <table:table-cell office:value-type="float" office:value="1443145124.63271" calcext:value-type="float">
            <text:p>1443145124.63271</text:p>
          </table:table-cell>
          <table:table-cell table:formula="of:=[.G410]-[.$B$2]" office:value-type="float" office:value="44.6325662136078" calcext:value-type="float">
            <text:p>44.6325662136</text:p>
          </table:table-cell>
          <table:table-cell table:formula="of:=[.C410]/([.H410]-[.H409])" office:value-type="float" office:value="100413.378258556" calcext:value-type="float">
            <text:p>100413.378258556</text:p>
          </table:table-cell>
          <table:table-cell table:formula="of:=[.G410]-[.$B410]" office:value-type="float" office:value="0.280697345733643" calcext:value-type="float">
            <text:p>0.280697345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5124.39514" calcext:value-type="float">
            <text:p>1443145124.39514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50011730194" calcext:value-type="float">
            <text:p>44.395001173</text:p>
          </table:table-cell>
          <table:table-cell table:formula="of:=[.C411]/([.D411]-[.D410])" office:value-type="float" office:value="100156.946990216" calcext:value-type="float">
            <text:p>100156.946990216</text:p>
          </table:table-cell>
          <table:table-cell/>
          <table:table-cell office:value-type="float" office:value="1443145124.67895" calcext:value-type="float">
            <text:p>1443145124.67895</text:p>
          </table:table-cell>
          <table:table-cell table:formula="of:=[.G411]-[.$B$2]" office:value-type="float" office:value="44.6788086891174" calcext:value-type="float">
            <text:p>44.6788086891</text:p>
          </table:table-cell>
          <table:table-cell table:formula="of:=[.C411]/([.H411]-[.H410])" office:value-type="float" office:value="93420.6041607589" calcext:value-type="float">
            <text:p>93420.6041607589</text:p>
          </table:table-cell>
          <table:table-cell table:formula="of:=[.G411]-[.$B411]" office:value-type="float" office:value="0.283807516098022" calcext:value-type="float">
            <text:p>0.283807516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5124.43828" calcext:value-type="float">
            <text:p>1443145124.43828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81358623505" calcext:value-type="float">
            <text:p>44.4381358624</text:p>
          </table:table-cell>
          <table:table-cell table:formula="of:=[.C412]/([.D412]-[.D411])" office:value-type="float" office:value="100151.411010391" calcext:value-type="float">
            <text:p>100151.411010391</text:p>
          </table:table-cell>
          <table:table-cell/>
          <table:table-cell office:value-type="float" office:value="1443145124.8053" calcext:value-type="float">
            <text:p>1443145124.8053</text:p>
          </table:table-cell>
          <table:table-cell table:formula="of:=[.G412]-[.$B$2]" office:value-type="float" office:value="44.8051543235779" calcext:value-type="float">
            <text:p>44.8051543236</text:p>
          </table:table-cell>
          <table:table-cell table:formula="of:=[.C412]/([.H412]-[.H411])" office:value-type="float" office:value="34191.921378592" calcext:value-type="float">
            <text:p>34191.921378592</text:p>
          </table:table-cell>
          <table:table-cell table:formula="of:=[.G412]-[.$B412]" office:value-type="float" office:value="0.367018461227417" calcext:value-type="float">
            <text:p>0.367018461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5124.48142" calcext:value-type="float">
            <text:p>1443145124.48142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812729358673" calcext:value-type="float">
            <text:p>44.4812729359</text:p>
          </table:table-cell>
          <table:table-cell table:formula="of:=[.C413]/([.D413]-[.D412])" office:value-type="float" office:value="100145.875642514" calcext:value-type="float">
            <text:p>100145.875642514</text:p>
          </table:table-cell>
          <table:table-cell/>
          <table:table-cell office:value-type="float" office:value="1443145124.81965" calcext:value-type="float">
            <text:p>1443145124.81965</text:p>
          </table:table-cell>
          <table:table-cell table:formula="of:=[.G413]-[.$B$2]" office:value-type="float" office:value="44.8195021152496" calcext:value-type="float">
            <text:p>44.8195021152</text:p>
          </table:table-cell>
          <table:table-cell table:formula="of:=[.C413]/([.H413]-[.H412])" office:value-type="float" office:value="301091.631299955" calcext:value-type="float">
            <text:p>301091.631299955</text:p>
          </table:table-cell>
          <table:table-cell table:formula="of:=[.G413]-[.$B413]" office:value-type="float" office:value="0.338229179382324" calcext:value-type="float">
            <text:p>0.3382291794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5124.52456" calcext:value-type="float">
            <text:p>1443145124.52456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44193077087" calcext:value-type="float">
            <text:p>44.5244193077</text:p>
          </table:table-cell>
          <table:table-cell table:formula="of:=[.C414]/([.D414]-[.D413])" office:value-type="float" office:value="100124.293553039" calcext:value-type="float">
            <text:p>100124.293553039</text:p>
          </table:table-cell>
          <table:table-cell/>
          <table:table-cell office:value-type="float" office:value="1443145124.8484" calcext:value-type="float">
            <text:p>1443145124.8484</text:p>
          </table:table-cell>
          <table:table-cell table:formula="of:=[.G414]-[.$B$2]" office:value-type="float" office:value="44.8482530117035" calcext:value-type="float">
            <text:p>44.8482530117</text:p>
          </table:table-cell>
          <table:table-cell table:formula="of:=[.C414]/([.H414]-[.H413])" office:value-type="float" office:value="150256.184426569" calcext:value-type="float">
            <text:p>150256.184426569</text:p>
          </table:table-cell>
          <table:table-cell table:formula="of:=[.G414]-[.$B414]" office:value-type="float" office:value="0.323833703994751" calcext:value-type="float">
            <text:p>0.323833704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5124.56769" calcext:value-type="float">
            <text:p>1443145124.56769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75477981567" calcext:value-type="float">
            <text:p>44.5675477982</text:p>
          </table:table-cell>
          <table:table-cell table:formula="of:=[.C415]/([.D415]-[.D414])" office:value-type="float" office:value="100165.805831039" calcext:value-type="float">
            <text:p>100165.805831039</text:p>
          </table:table-cell>
          <table:table-cell/>
          <table:table-cell office:value-type="float" office:value="1443145124.89155" calcext:value-type="float">
            <text:p>1443145124.89155</text:p>
          </table:table-cell>
          <table:table-cell table:formula="of:=[.G415]-[.$B$2]" office:value-type="float" office:value="44.8914096355438" calcext:value-type="float">
            <text:p>44.8914096355</text:p>
          </table:table-cell>
          <table:table-cell table:formula="of:=[.C415]/([.H415]-[.H414])" office:value-type="float" office:value="100100.508695556" calcext:value-type="float">
            <text:p>100100.508695556</text:p>
          </table:table-cell>
          <table:table-cell table:formula="of:=[.G415]-[.$B415]" office:value-type="float" office:value="0.323861837387085" calcext:value-type="float">
            <text:p>0.323861837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5124.61082" calcext:value-type="float">
            <text:p>1443145124.61082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106784343719" calcext:value-type="float">
            <text:p>44.6106784344</text:p>
          </table:table-cell>
          <table:table-cell table:formula="of:=[.C416]/([.D416]-[.D415])" office:value-type="float" office:value="100160.822540256" calcext:value-type="float">
            <text:p>100160.822540256</text:p>
          </table:table-cell>
          <table:table-cell/>
          <table:table-cell office:value-type="float" office:value="1443145124.93467" calcext:value-type="float">
            <text:p>1443145124.93467</text:p>
          </table:table-cell>
          <table:table-cell table:formula="of:=[.G416]-[.$B$2]" office:value-type="float" office:value="44.9345304965973" calcext:value-type="float">
            <text:p>44.9345304966</text:p>
          </table:table-cell>
          <table:table-cell table:formula="of:=[.C416]/([.H416]-[.H415])" office:value-type="float" office:value="100183.528214882" calcext:value-type="float">
            <text:p>100183.528214882</text:p>
          </table:table-cell>
          <table:table-cell table:formula="of:=[.G416]-[.$B416]" office:value-type="float" office:value="0.323852062225342" calcext:value-type="float">
            <text:p>0.3238520622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5124.65396" calcext:value-type="float">
            <text:p>1443145124.65396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38174152374" calcext:value-type="float">
            <text:p>44.6538174152</text:p>
          </table:table-cell>
          <table:table-cell table:formula="of:=[.C417]/([.D417]-[.D416])" office:value-type="float" office:value="100141.447788745" calcext:value-type="float">
            <text:p>100141.447788745</text:p>
          </table:table-cell>
          <table:table-cell/>
          <table:table-cell office:value-type="float" office:value="1443145124.97784" calcext:value-type="float">
            <text:p>1443145124.97784</text:p>
          </table:table-cell>
          <table:table-cell table:formula="of:=[.G417]-[.$B$2]" office:value-type="float" office:value="44.9776935577393" calcext:value-type="float">
            <text:p>44.9776935577</text:p>
          </table:table-cell>
          <table:table-cell table:formula="of:=[.C417]/([.H417]-[.H416])" office:value-type="float" office:value="100085.579792199" calcext:value-type="float">
            <text:p>100085.579792199</text:p>
          </table:table-cell>
          <table:table-cell table:formula="of:=[.G417]-[.$B417]" office:value-type="float" office:value="0.323876142501831" calcext:value-type="float">
            <text:p>0.32387614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5124.69711" calcext:value-type="float">
            <text:p>1443145124.69711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69645023346" calcext:value-type="float">
            <text:p>44.6969645023</text:p>
          </table:table-cell>
          <table:table-cell table:formula="of:=[.C418]/([.D418]-[.D417])" office:value-type="float" office:value="100122.633777601" calcext:value-type="float">
            <text:p>100122.633777601</text:p>
          </table:table-cell>
          <table:table-cell/>
          <table:table-cell office:value-type="float" office:value="1443145125.02093" calcext:value-type="float">
            <text:p>1443145125.02093</text:p>
          </table:table-cell>
          <table:table-cell table:formula="of:=[.G418]-[.$B$2]" office:value-type="float" office:value="45.0207872390747" calcext:value-type="float">
            <text:p>45.0207872391</text:p>
          </table:table-cell>
          <table:table-cell table:formula="of:=[.C418]/([.H418]-[.H417])" office:value-type="float" office:value="100246.715205701" calcext:value-type="float">
            <text:p>100246.715205701</text:p>
          </table:table-cell>
          <table:table-cell table:formula="of:=[.G418]-[.$B418]" office:value-type="float" office:value="0.323822736740112" calcext:value-type="float">
            <text:p>0.323822736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5124.74024" calcext:value-type="float">
            <text:p>1443145124.74024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400920391083" calcext:value-type="float">
            <text:p>44.7400920391</text:p>
          </table:table-cell>
          <table:table-cell table:formula="of:=[.C419]/([.D419]-[.D418])" office:value-type="float" office:value="100168.020786113" calcext:value-type="float">
            <text:p>100168.020786113</text:p>
          </table:table-cell>
          <table:table-cell/>
          <table:table-cell office:value-type="float" office:value="1443145125.03424" calcext:value-type="float">
            <text:p>1443145125.03424</text:p>
          </table:table-cell>
          <table:table-cell table:formula="of:=[.G419]-[.$B$2]" office:value-type="float" office:value="45.0340991020203" calcext:value-type="float">
            <text:p>45.034099102</text:p>
          </table:table-cell>
          <table:table-cell table:formula="of:=[.C419]/([.H419]-[.H418])" office:value-type="float" office:value="324522.571909589" calcext:value-type="float">
            <text:p>324522.571909589</text:p>
          </table:table-cell>
          <table:table-cell table:formula="of:=[.G419]-[.$B419]" office:value-type="float" office:value="0.294007062911987" calcext:value-type="float">
            <text:p>0.29400706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5124.78336" calcext:value-type="float">
            <text:p>1443145124.78336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32148075104" calcext:value-type="float">
            <text:p>44.7832148075</text:p>
          </table:table-cell>
          <table:table-cell table:formula="of:=[.C420]/([.D420]-[.D419])" office:value-type="float" office:value="100179.097031017" calcext:value-type="float">
            <text:p>100179.097031017</text:p>
          </table:table-cell>
          <table:table-cell/>
          <table:table-cell office:value-type="float" office:value="1443145125.06413" calcext:value-type="float">
            <text:p>1443145125.06413</text:p>
          </table:table-cell>
          <table:table-cell table:formula="of:=[.G420]-[.$B$2]" office:value-type="float" office:value="45.0639824867249" calcext:value-type="float">
            <text:p>45.0639824867</text:p>
          </table:table-cell>
          <table:table-cell table:formula="of:=[.C420]/([.H420]-[.H419])" office:value-type="float" office:value="144561.937769268" calcext:value-type="float">
            <text:p>144561.937769268</text:p>
          </table:table-cell>
          <table:table-cell table:formula="of:=[.G420]-[.$B420]" office:value-type="float" office:value="0.280767679214478" calcext:value-type="float">
            <text:p>0.2807676792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5124.82648" calcext:value-type="float">
            <text:p>1443145124.82648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63370990753" calcext:value-type="float">
            <text:p>44.8263370991</text:p>
          </table:table-cell>
          <table:table-cell table:formula="of:=[.C421]/([.D421]-[.D420])" office:value-type="float" office:value="100180.204790234" calcext:value-type="float">
            <text:p>100180.204790234</text:p>
          </table:table-cell>
          <table:table-cell/>
          <table:table-cell office:value-type="float" office:value="1443145125.1071" calcext:value-type="float">
            <text:p>1443145125.1071</text:p>
          </table:table-cell>
          <table:table-cell table:formula="of:=[.G421]-[.$B$2]" office:value-type="float" office:value="45.1069521903992" calcext:value-type="float">
            <text:p>45.1069521904</text:p>
          </table:table-cell>
          <table:table-cell table:formula="of:=[.C421]/([.H421]-[.H420])" office:value-type="float" office:value="100535.950462747" calcext:value-type="float">
            <text:p>100535.950462747</text:p>
          </table:table-cell>
          <table:table-cell table:formula="of:=[.G421]-[.$B421]" office:value-type="float" office:value="0.280615091323853" calcext:value-type="float">
            <text:p>0.280615091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5124.8696" calcext:value-type="float">
            <text:p>1443145124.8696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94565296173" calcext:value-type="float">
            <text:p>44.8694565296</text:p>
          </table:table-cell>
          <table:table-cell table:formula="of:=[.C422]/([.D422]-[.D421])" office:value-type="float" office:value="100186.851860043" calcext:value-type="float">
            <text:p>100186.851860043</text:p>
          </table:table-cell>
          <table:table-cell/>
          <table:table-cell office:value-type="float" office:value="1443145125.15027" calcext:value-type="float">
            <text:p>1443145125.15027</text:p>
          </table:table-cell>
          <table:table-cell table:formula="of:=[.G422]-[.$B$2]" office:value-type="float" office:value="45.1501305103302" calcext:value-type="float">
            <text:p>45.1501305103</text:p>
          </table:table-cell>
          <table:table-cell table:formula="of:=[.C422]/([.H422]-[.H421])" office:value-type="float" office:value="100050.210543172" calcext:value-type="float">
            <text:p>100050.210543172</text:p>
          </table:table-cell>
          <table:table-cell table:formula="of:=[.G422]-[.$B422]" office:value-type="float" office:value="0.280673980712891" calcext:value-type="float">
            <text:p>0.280673980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5124.91272" calcext:value-type="float">
            <text:p>1443145124.91272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25719070435" calcext:value-type="float">
            <text:p>44.912571907</text:p>
          </table:table-cell>
          <table:table-cell table:formula="of:=[.C423]/([.D423]-[.D422])" office:value-type="float" office:value="100196.270052367" calcext:value-type="float">
            <text:p>100196.270052367</text:p>
          </table:table-cell>
          <table:table-cell/>
          <table:table-cell office:value-type="float" office:value="1443145125.16343" calcext:value-type="float">
            <text:p>1443145125.16343</text:p>
          </table:table-cell>
          <table:table-cell table:formula="of:=[.G423]-[.$B$2]" office:value-type="float" office:value="45.1632876396179" calcext:value-type="float">
            <text:p>45.1632876396</text:p>
          </table:table-cell>
          <table:table-cell table:formula="of:=[.C423]/([.H423]-[.H422])" office:value-type="float" office:value="328339.10084262" calcext:value-type="float">
            <text:p>328339.10084262</text:p>
          </table:table-cell>
          <table:table-cell table:formula="of:=[.G423]-[.$B423]" office:value-type="float" office:value="0.250715732574463" calcext:value-type="float">
            <text:p>0.250715732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5124.95588" calcext:value-type="float">
            <text:p>1443145124.95588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5739736557" calcext:value-type="float">
            <text:p>44.9557397366</text:p>
          </table:table-cell>
          <table:table-cell table:formula="of:=[.C424]/([.D424]-[.D423])" office:value-type="float" office:value="100074.524215863" calcext:value-type="float">
            <text:p>100074.524215863</text:p>
          </table:table-cell>
          <table:table-cell/>
          <table:table-cell office:value-type="float" office:value="1443145125.19352" calcext:value-type="float">
            <text:p>1443145125.19352</text:p>
          </table:table-cell>
          <table:table-cell table:formula="of:=[.G424]-[.$B$2]" office:value-type="float" office:value="45.1933763027191" calcext:value-type="float">
            <text:p>45.1933763027</text:p>
          </table:table-cell>
          <table:table-cell table:formula="of:=[.C424]/([.H424]-[.H423])" office:value-type="float" office:value="143575.671191195" calcext:value-type="float">
            <text:p>143575.671191195</text:p>
          </table:table-cell>
          <table:table-cell table:formula="of:=[.G424]-[.$B424]" office:value-type="float" office:value="0.237636566162109" calcext:value-type="float">
            <text:p>0.2376365662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5124.99907" calcext:value-type="float">
            <text:p>1443145124.99907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89252090454" calcext:value-type="float">
            <text:p>44.998925209</text:p>
          </table:table-cell>
          <table:table-cell table:formula="of:=[.C425]/([.D425]-[.D424])" office:value-type="float" office:value="100033.63981163" calcext:value-type="float">
            <text:p>100033.63981163</text:p>
          </table:table-cell>
          <table:table-cell/>
          <table:table-cell office:value-type="float" office:value="1443145125.23484" calcext:value-type="float">
            <text:p>1443145125.23484</text:p>
          </table:table-cell>
          <table:table-cell table:formula="of:=[.G425]-[.$B$2]" office:value-type="float" office:value="45.2346975803375" calcext:value-type="float">
            <text:p>45.2346975803</text:p>
          </table:table-cell>
          <table:table-cell table:formula="of:=[.C425]/([.H425]-[.H424])" office:value-type="float" office:value="104546.622200168" calcext:value-type="float">
            <text:p>104546.622200168</text:p>
          </table:table-cell>
          <table:table-cell table:formula="of:=[.G425]-[.$B425]" office:value-type="float" office:value="0.235772371292114" calcext:value-type="float">
            <text:p>0.2357723713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5125.04041" calcext:value-type="float">
            <text:p>1443145125.04041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402698516846" calcext:value-type="float">
            <text:p>45.0402698517</text:p>
          </table:table-cell>
          <table:table-cell table:formula="of:=[.C426]/([.D426]-[.D425])" office:value-type="float" office:value="104487.539962632" calcext:value-type="float">
            <text:p>104487.539962632</text:p>
          </table:table-cell>
          <table:table-cell/>
          <table:table-cell office:value-type="float" office:value="1443145125.27624" calcext:value-type="float">
            <text:p>1443145125.27624</text:p>
          </table:table-cell>
          <table:table-cell table:formula="of:=[.G426]-[.$B$2]" office:value-type="float" office:value="45.2760925292969" calcext:value-type="float">
            <text:p>45.2760925293</text:p>
          </table:table-cell>
          <table:table-cell table:formula="of:=[.C426]/([.H426]-[.H425])" office:value-type="float" office:value="104360.558681741" calcext:value-type="float">
            <text:p>104360.558681741</text:p>
          </table:table-cell>
          <table:table-cell table:formula="of:=[.G426]-[.$B426]" office:value-type="float" office:value="0.235822677612305" calcext:value-type="float">
            <text:p>0.235822677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5125.08174" calcext:value-type="float">
            <text:p>1443145125.08174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816016197205" calcext:value-type="float">
            <text:p>45.0816016197</text:p>
          </table:table-cell>
          <table:table-cell table:formula="of:=[.C427]/([.D427]-[.D426])" office:value-type="float" office:value="104520.087218357" calcext:value-type="float">
            <text:p>104520.087218357</text:p>
          </table:table-cell>
          <table:table-cell/>
          <table:table-cell office:value-type="float" office:value="1443145125.31764" calcext:value-type="float">
            <text:p>1443145125.31764</text:p>
          </table:table-cell>
          <table:table-cell table:formula="of:=[.G427]-[.$B$2]" office:value-type="float" office:value="45.3174970149994" calcext:value-type="float">
            <text:p>45.317497015</text:p>
          </table:table-cell>
          <table:table-cell table:formula="of:=[.C427]/([.H427]-[.H426])" office:value-type="float" office:value="104336.521193346" calcext:value-type="float">
            <text:p>104336.521193346</text:p>
          </table:table-cell>
          <table:table-cell table:formula="of:=[.G427]-[.$B427]" office:value-type="float" office:value="0.235895395278931" calcext:value-type="float">
            <text:p>0.2358953953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5125.12303" calcext:value-type="float">
            <text:p>1443145125.12303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28852272034" calcext:value-type="float">
            <text:p>45.1228852272</text:p>
          </table:table-cell>
          <table:table-cell table:formula="of:=[.C428]/([.D428]-[.D427])" office:value-type="float" office:value="104642.018064635" calcext:value-type="float">
            <text:p>104642.018064635</text:p>
          </table:table-cell>
          <table:table-cell/>
          <table:table-cell office:value-type="float" office:value="1443145125.35873" calcext:value-type="float">
            <text:p>1443145125.35873</text:p>
          </table:table-cell>
          <table:table-cell table:formula="of:=[.G428]-[.$B$2]" office:value-type="float" office:value="45.3585877418518" calcext:value-type="float">
            <text:p>45.3585877419</text:p>
          </table:table-cell>
          <table:table-cell table:formula="of:=[.C428]/([.H428]-[.H427])" office:value-type="float" office:value="105133.20962941" calcext:value-type="float">
            <text:p>105133.20962941</text:p>
          </table:table-cell>
          <table:table-cell table:formula="of:=[.G428]-[.$B428]" office:value-type="float" office:value="0.235702514648437" calcext:value-type="float">
            <text:p>0.2357025146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5125.16431" calcext:value-type="float">
            <text:p>1443145125.16431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41621589661" calcext:value-type="float">
            <text:p>45.164162159</text:p>
          </table:table-cell>
          <table:table-cell table:formula="of:=[.C429]/([.D429]-[.D428])" office:value-type="float" office:value="104658.941823391" calcext:value-type="float">
            <text:p>104658.941823391</text:p>
          </table:table-cell>
          <table:table-cell/>
          <table:table-cell office:value-type="float" office:value="1443145125.39997" calcext:value-type="float">
            <text:p>1443145125.39997</text:p>
          </table:table-cell>
          <table:table-cell table:formula="of:=[.G429]-[.$B$2]" office:value-type="float" office:value="45.3998243808746" calcext:value-type="float">
            <text:p>45.3998243809</text:p>
          </table:table-cell>
          <table:table-cell table:formula="of:=[.C429]/([.H429]-[.H428])" office:value-type="float" office:value="104761.205141103" calcext:value-type="float">
            <text:p>104761.205141103</text:p>
          </table:table-cell>
          <table:table-cell table:formula="of:=[.G429]-[.$B429]" office:value-type="float" office:value="0.235662221908569" calcext:value-type="float">
            <text:p>0.2356622219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5125.2056" calcext:value-type="float">
            <text:p>1443145125.2056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54612636566" calcext:value-type="float">
            <text:p>45.2054612637</text:p>
          </table:table-cell>
          <table:table-cell table:formula="of:=[.C430]/([.D430]-[.D429])" office:value-type="float" office:value="104602.75186034" calcext:value-type="float">
            <text:p>104602.75186034</text:p>
          </table:table-cell>
          <table:table-cell/>
          <table:table-cell office:value-type="float" office:value="1443145125.44131" calcext:value-type="float">
            <text:p>1443145125.44131</text:p>
          </table:table-cell>
          <table:table-cell table:formula="of:=[.G430]-[.$B$2]" office:value-type="float" office:value="45.4411628246307" calcext:value-type="float">
            <text:p>45.4411628246</text:p>
          </table:table-cell>
          <table:table-cell table:formula="of:=[.C430]/([.H430]-[.H429])" office:value-type="float" office:value="104503.208332853" calcext:value-type="float">
            <text:p>104503.208332853</text:p>
          </table:table-cell>
          <table:table-cell table:formula="of:=[.G430]-[.$B430]" office:value-type="float" office:value="0.235701560974121" calcext:value-type="float">
            <text:p>0.23570156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5125.2469" calcext:value-type="float">
            <text:p>1443145125.2469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67529773712" calcext:value-type="float">
            <text:p>45.2467529774</text:p>
          </table:table-cell>
          <table:table-cell table:formula="of:=[.C431]/([.D431]-[.D430])" office:value-type="float" office:value="104621.475142907" calcext:value-type="float">
            <text:p>104621.475142907</text:p>
          </table:table-cell>
          <table:table-cell/>
          <table:table-cell office:value-type="float" office:value="1443145125.48262" calcext:value-type="float">
            <text:p>1443145125.48262</text:p>
          </table:table-cell>
          <table:table-cell table:formula="of:=[.G431]-[.$B$2]" office:value-type="float" office:value="45.4824769496918" calcext:value-type="float">
            <text:p>45.4824769497</text:p>
          </table:table-cell>
          <table:table-cell table:formula="of:=[.C431]/([.H431]-[.H430])" office:value-type="float" office:value="104564.721959327" calcext:value-type="float">
            <text:p>104564.721959327</text:p>
          </table:table-cell>
          <table:table-cell table:formula="of:=[.G431]-[.$B431]" office:value-type="float" office:value="0.235723972320557" calcext:value-type="float">
            <text:p>0.235723972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5125.28819" calcext:value-type="float">
            <text:p>1443145125.28819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80504131317" calcext:value-type="float">
            <text:p>45.2880504131</text:p>
          </table:table-cell>
          <table:table-cell table:formula="of:=[.C432]/([.D432]-[.D431])" office:value-type="float" office:value="104606.979112543" calcext:value-type="float">
            <text:p>104606.979112543</text:p>
          </table:table-cell>
          <table:table-cell/>
          <table:table-cell office:value-type="float" office:value="1443145125.52383" calcext:value-type="float">
            <text:p>1443145125.52383</text:p>
          </table:table-cell>
          <table:table-cell table:formula="of:=[.G432]-[.$B$2]" office:value-type="float" office:value="45.5236873626709" calcext:value-type="float">
            <text:p>45.5236873627</text:p>
          </table:table-cell>
          <table:table-cell table:formula="of:=[.C432]/([.H432]-[.H431])" office:value-type="float" office:value="104827.874503179" calcext:value-type="float">
            <text:p>104827.874503179</text:p>
          </table:table-cell>
          <table:table-cell table:formula="of:=[.G432]-[.$B432]" office:value-type="float" office:value="0.235636949539185" calcext:value-type="float">
            <text:p>0.235636949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5125.3295" calcext:value-type="float">
            <text:p>1443145125.3295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93552398682" calcext:value-type="float">
            <text:p>45.3293552399</text:p>
          </table:table-cell>
          <table:table-cell table:formula="of:=[.C433]/([.D433]-[.D432])" office:value-type="float" office:value="104588.261017634" calcext:value-type="float">
            <text:p>104588.261017634</text:p>
          </table:table-cell>
          <table:table-cell/>
          <table:table-cell office:value-type="float" office:value="1443145125.56509" calcext:value-type="float">
            <text:p>1443145125.56509</text:p>
          </table:table-cell>
          <table:table-cell table:formula="of:=[.G433]-[.$B$2]" office:value-type="float" office:value="45.5649466514587" calcext:value-type="float">
            <text:p>45.5649466515</text:p>
          </table:table-cell>
          <table:table-cell table:formula="of:=[.C433]/([.H433]-[.H432])" office:value-type="float" office:value="104703.69526275" calcext:value-type="float">
            <text:p>104703.69526275</text:p>
          </table:table-cell>
          <table:table-cell table:formula="of:=[.G433]-[.$B433]" office:value-type="float" office:value="0.235591411590576" calcext:value-type="float">
            <text:p>0.235591411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5125.37079" calcext:value-type="float">
            <text:p>1443145125.37079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706495761871" calcext:value-type="float">
            <text:p>45.3706495762</text:p>
          </table:table-cell>
          <table:table-cell table:formula="of:=[.C434]/([.D434]-[.D433])" office:value-type="float" office:value="104614.830630308" calcext:value-type="float">
            <text:p>104614.830630308</text:p>
          </table:table-cell>
          <table:table-cell/>
          <table:table-cell office:value-type="float" office:value="1443145125.60648" calcext:value-type="float">
            <text:p>1443145125.60648</text:p>
          </table:table-cell>
          <table:table-cell table:formula="of:=[.G434]-[.$B$2]" office:value-type="float" office:value="45.6063351631165" calcext:value-type="float">
            <text:p>45.6063351631</text:p>
          </table:table-cell>
          <table:table-cell table:formula="of:=[.C434]/([.H434]-[.H433])" office:value-type="float" office:value="104376.790248623" calcext:value-type="float">
            <text:p>104376.790248623</text:p>
          </table:table-cell>
          <table:table-cell table:formula="of:=[.G434]-[.$B434]" office:value-type="float" office:value="0.235685586929321" calcext:value-type="float">
            <text:p>0.235685586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5125.4121" calcext:value-type="float">
            <text:p>1443145125.4121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11954164505" calcext:value-type="float">
            <text:p>45.4119541645</text:p>
          </table:table-cell>
          <table:table-cell table:formula="of:=[.C435]/([.D435]-[.D434])" office:value-type="float" office:value="104588.864722588" calcext:value-type="float">
            <text:p>104588.864722588</text:p>
          </table:table-cell>
          <table:table-cell/>
          <table:table-cell office:value-type="float" office:value="1443145125.64773" calcext:value-type="float">
            <text:p>1443145125.64773</text:p>
          </table:table-cell>
          <table:table-cell table:formula="of:=[.G435]-[.$B$2]" office:value-type="float" office:value="45.6475913524628" calcext:value-type="float">
            <text:p>45.6475913525</text:p>
          </table:table-cell>
          <table:table-cell table:formula="of:=[.C435]/([.H435]-[.H434])" office:value-type="float" office:value="104711.56130628" calcext:value-type="float">
            <text:p>104711.56130628</text:p>
          </table:table-cell>
          <table:table-cell table:formula="of:=[.G435]-[.$B435]" office:value-type="float" office:value="0.235637187957764" calcext:value-type="float">
            <text:p>0.235637188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5125.45339" calcext:value-type="float">
            <text:p>1443145125.45339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32492160797" calcext:value-type="float">
            <text:p>45.4532492161</text:p>
          </table:table-cell>
          <table:table-cell table:formula="of:=[.C436]/([.D436]-[.D435])" office:value-type="float" office:value="104613.018636983" calcext:value-type="float">
            <text:p>104613.018636983</text:p>
          </table:table-cell>
          <table:table-cell/>
          <table:table-cell office:value-type="float" office:value="1443145125.68902" calcext:value-type="float">
            <text:p>1443145125.68902</text:p>
          </table:table-cell>
          <table:table-cell table:formula="of:=[.G436]-[.$B$2]" office:value-type="float" office:value="45.6888778209686" calcext:value-type="float">
            <text:p>45.688877821</text:p>
          </table:table-cell>
          <table:table-cell table:formula="of:=[.C436]/([.H436]-[.H435])" office:value-type="float" office:value="104634.766700545" calcext:value-type="float">
            <text:p>104634.766700545</text:p>
          </table:table-cell>
          <table:table-cell table:formula="of:=[.G436]-[.$B436]" office:value-type="float" office:value="0.235628604888916" calcext:value-type="float">
            <text:p>0.235628604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5125.49468" calcext:value-type="float">
            <text:p>1443145125.49468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45378303528" calcext:value-type="float">
            <text:p>45.4945378304</text:p>
          </table:table-cell>
          <table:table-cell table:formula="of:=[.C437]/([.D437]-[.D436])" office:value-type="float" office:value="104629.32883697" calcext:value-type="float">
            <text:p>104629.32883697</text:p>
          </table:table-cell>
          <table:table-cell/>
          <table:table-cell office:value-type="float" office:value="1443145125.73033" calcext:value-type="float">
            <text:p>1443145125.73033</text:p>
          </table:table-cell>
          <table:table-cell table:formula="of:=[.G437]-[.$B$2]" office:value-type="float" office:value="45.7301867008209" calcext:value-type="float">
            <text:p>45.7301867008</text:p>
          </table:table-cell>
          <table:table-cell table:formula="of:=[.C437]/([.H437]-[.H436])" office:value-type="float" office:value="104577.999099629" calcext:value-type="float">
            <text:p>104577.999099629</text:p>
          </table:table-cell>
          <table:table-cell table:formula="of:=[.G437]-[.$B437]" office:value-type="float" office:value="0.23564887046814" calcext:value-type="float">
            <text:p>0.235648870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5125.53596" calcext:value-type="float">
            <text:p>1443145125.53596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58209609985" calcext:value-type="float">
            <text:p>45.535820961</text:p>
          </table:table-cell>
          <table:table-cell table:formula="of:=[.C438]/([.D438]-[.D437])" office:value-type="float" office:value="104643.226723033" calcext:value-type="float">
            <text:p>104643.226723033</text:p>
          </table:table-cell>
          <table:table-cell/>
          <table:table-cell office:value-type="float" office:value="1443145125.77168" calcext:value-type="float">
            <text:p>1443145125.77168</text:p>
          </table:table-cell>
          <table:table-cell table:formula="of:=[.G438]-[.$B$2]" office:value-type="float" office:value="45.7715344429016" calcext:value-type="float">
            <text:p>45.7715344429</text:p>
          </table:table-cell>
          <table:table-cell table:formula="of:=[.C438]/([.H438]-[.H437])" office:value-type="float" office:value="104479.707539282" calcext:value-type="float">
            <text:p>104479.707539282</text:p>
          </table:table-cell>
          <table:table-cell table:formula="of:=[.G438]-[.$B438]" office:value-type="float" office:value="0.235713481903076" calcext:value-type="float">
            <text:p>0.235713481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5125.57725" calcext:value-type="float">
            <text:p>1443145125.57725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71043300629" calcext:value-type="float">
            <text:p>45.5771043301</text:p>
          </table:table-cell>
          <table:table-cell table:formula="of:=[.C439]/([.D439]-[.D438])" office:value-type="float" office:value="104642.622390344" calcext:value-type="float">
            <text:p>104642.622390344</text:p>
          </table:table-cell>
          <table:table-cell/>
          <table:table-cell office:value-type="float" office:value="1443145125.81281" calcext:value-type="float">
            <text:p>1443145125.81281</text:p>
          </table:table-cell>
          <table:table-cell table:formula="of:=[.G439]-[.$B$2]" office:value-type="float" office:value="45.8126678466797" calcext:value-type="float">
            <text:p>45.8126678467</text:p>
          </table:table-cell>
          <table:table-cell table:formula="of:=[.C439]/([.H439]-[.H438])" office:value-type="float" office:value="105024.131319337" calcext:value-type="float">
            <text:p>105024.131319337</text:p>
          </table:table-cell>
          <table:table-cell table:formula="of:=[.G439]-[.$B439]" office:value-type="float" office:value="0.235563516616821" calcext:value-type="float">
            <text:p>0.235563516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5125.61853" calcext:value-type="float">
            <text:p>1443145125.61853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83869838715" calcext:value-type="float">
            <text:p>45.6183869839</text:p>
          </table:table-cell>
          <table:table-cell table:formula="of:=[.C440]/([.D440]-[.D439])" office:value-type="float" office:value="104644.435409351" calcext:value-type="float">
            <text:p>104644.435409351</text:p>
          </table:table-cell>
          <table:table-cell/>
          <table:table-cell office:value-type="float" office:value="1443145125.85426" calcext:value-type="float">
            <text:p>1443145125.85426</text:p>
          </table:table-cell>
          <table:table-cell table:formula="of:=[.G440]-[.$B$2]" office:value-type="float" office:value="45.8541121482849" calcext:value-type="float">
            <text:p>45.8541121483</text:p>
          </table:table-cell>
          <table:table-cell table:formula="of:=[.C440]/([.H440]-[.H439])" office:value-type="float" office:value="104236.284185699" calcext:value-type="float">
            <text:p>104236.284185699</text:p>
          </table:table-cell>
          <table:table-cell table:formula="of:=[.G440]-[.$B440]" office:value-type="float" office:value="0.235725164413452" calcext:value-type="float">
            <text:p>0.235725164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5125.65982" calcext:value-type="float">
            <text:p>1443145125.65982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96746444702" calcext:value-type="float">
            <text:p>45.6596746445</text:p>
          </table:table-cell>
          <table:table-cell table:formula="of:=[.C441]/([.D441]-[.D440])" office:value-type="float" office:value="104631.745595445" calcext:value-type="float">
            <text:p>104631.745595445</text:p>
          </table:table-cell>
          <table:table-cell/>
          <table:table-cell office:value-type="float" office:value="1443145125.89545" calcext:value-type="float">
            <text:p>1443145125.89545</text:p>
          </table:table-cell>
          <table:table-cell table:formula="of:=[.G441]-[.$B$2]" office:value-type="float" office:value="45.8953051567078" calcext:value-type="float">
            <text:p>45.8953051567</text:p>
          </table:table-cell>
          <table:table-cell table:formula="of:=[.C441]/([.H441]-[.H440])" office:value-type="float" office:value="104872.165578553" calcext:value-type="float">
            <text:p>104872.165578553</text:p>
          </table:table-cell>
          <table:table-cell table:formula="of:=[.G441]-[.$B441]" office:value-type="float" office:value="0.235630512237549" calcext:value-type="float">
            <text:p>0.2356305122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5125.70114" calcext:value-type="float">
            <text:p>1443145125.70114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7009937763214" calcext:value-type="float">
            <text:p>45.7009937763</text:p>
          </table:table-cell>
          <table:table-cell table:formula="of:=[.C442]/([.D442]-[.D441])" office:value-type="float" office:value="104552.051469952" calcext:value-type="float">
            <text:p>104552.051469952</text:p>
          </table:table-cell>
          <table:table-cell/>
          <table:table-cell office:value-type="float" office:value="1443145125.93677" calcext:value-type="float">
            <text:p>1443145125.93677</text:p>
          </table:table-cell>
          <table:table-cell table:formula="of:=[.G442]-[.$B$2]" office:value-type="float" office:value="45.9366240501404" calcext:value-type="float">
            <text:p>45.9366240501</text:p>
          </table:table-cell>
          <table:table-cell table:formula="of:=[.C442]/([.H442]-[.H441])" office:value-type="float" office:value="104552.654756959" calcext:value-type="float">
            <text:p>104552.654756959</text:p>
          </table:table-cell>
          <table:table-cell table:formula="of:=[.G442]-[.$B442]" office:value-type="float" office:value="0.23563027381897" calcext:value-type="float">
            <text:p>0.2356302738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5125.74242" calcext:value-type="float">
            <text:p>1443145125.74242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22795295715" calcext:value-type="float">
            <text:p>45.7422795296</text:p>
          </table:table-cell>
          <table:table-cell table:formula="of:=[.C443]/([.D443]-[.D442])" office:value-type="float" office:value="104636.579447348" calcext:value-type="float">
            <text:p>104636.579447348</text:p>
          </table:table-cell>
          <table:table-cell/>
          <table:table-cell office:value-type="float" office:value="1443145125.97804" calcext:value-type="float">
            <text:p>1443145125.97804</text:p>
          </table:table-cell>
          <table:table-cell table:formula="of:=[.G443]-[.$B$2]" office:value-type="float" office:value="45.9778981208801" calcext:value-type="float">
            <text:p>45.9778981209</text:p>
          </table:table-cell>
          <table:table-cell table:formula="of:=[.C443]/([.H443]-[.H442])" office:value-type="float" office:value="104666.196538737" calcext:value-type="float">
            <text:p>104666.196538737</text:p>
          </table:table-cell>
          <table:table-cell table:formula="of:=[.G443]-[.$B443]" office:value-type="float" office:value="0.235618591308594" calcext:value-type="float">
            <text:p>0.235618591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5125.78371" calcext:value-type="float">
            <text:p>1443145125.78371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35705280304" calcext:value-type="float">
            <text:p>45.783570528</text:p>
          </table:table-cell>
          <table:table-cell table:formula="of:=[.C444]/([.D444]-[.D443])" office:value-type="float" office:value="104623.287429195" calcext:value-type="float">
            <text:p>104623.287429195</text:p>
          </table:table-cell>
          <table:table-cell/>
          <table:table-cell office:value-type="float" office:value="1443145126.01942" calcext:value-type="float">
            <text:p>1443145126.01942</text:p>
          </table:table-cell>
          <table:table-cell table:formula="of:=[.G444]-[.$B$2]" office:value-type="float" office:value="46.0192804336548" calcext:value-type="float">
            <text:p>46.0192804337</text:p>
          </table:table-cell>
          <table:table-cell table:formula="of:=[.C444]/([.H444]-[.H443])" office:value-type="float" office:value="104392.425419139" calcext:value-type="float">
            <text:p>104392.425419139</text:p>
          </table:table-cell>
          <table:table-cell table:formula="of:=[.G444]-[.$B444]" office:value-type="float" office:value="0.23570990562439" calcext:value-type="float">
            <text:p>0.235709905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5125.82502" calcext:value-type="float">
            <text:p>1443145125.82502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48751163483" calcext:value-type="float">
            <text:p>45.8248751163</text:p>
          </table:table-cell>
          <table:table-cell table:formula="of:=[.C445]/([.D445]-[.D444])" office:value-type="float" office:value="104588.864722588" calcext:value-type="float">
            <text:p>104588.864722588</text:p>
          </table:table-cell>
          <table:table-cell/>
          <table:table-cell office:value-type="float" office:value="1443145126.06066" calcext:value-type="float">
            <text:p>1443145126.06066</text:p>
          </table:table-cell>
          <table:table-cell table:formula="of:=[.G445]-[.$B$2]" office:value-type="float" office:value="46.0605163574219" calcext:value-type="float">
            <text:p>46.0605163574</text:p>
          </table:table-cell>
          <table:table-cell table:formula="of:=[.C445]/([.H445]-[.H444])" office:value-type="float" office:value="104763.02227156" calcext:value-type="float">
            <text:p>104763.02227156</text:p>
          </table:table-cell>
          <table:table-cell table:formula="of:=[.G445]-[.$B445]" office:value-type="float" office:value="0.235641241073608" calcext:value-type="float">
            <text:p>0.235641241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5125.86631" calcext:value-type="float">
            <text:p>1443145125.86631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61713600159" calcext:value-type="float">
            <text:p>45.86617136</text:p>
          </table:table-cell>
          <table:table-cell table:formula="of:=[.C446]/([.D446]-[.D445])" office:value-type="float" office:value="104609.998787592" calcext:value-type="float">
            <text:p>104609.998787592</text:p>
          </table:table-cell>
          <table:table-cell/>
          <table:table-cell office:value-type="float" office:value="1443145126.10205" calcext:value-type="float">
            <text:p>1443145126.10205</text:p>
          </table:table-cell>
          <table:table-cell table:formula="of:=[.G446]-[.$B$2]" office:value-type="float" office:value="46.101904630661" calcext:value-type="float">
            <text:p>46.1019046307</text:p>
          </table:table-cell>
          <table:table-cell table:formula="of:=[.C446]/([.H446]-[.H445])" office:value-type="float" office:value="104377.391514733" calcext:value-type="float">
            <text:p>104377.391514733</text:p>
          </table:table-cell>
          <table:table-cell table:formula="of:=[.G446]-[.$B446]" office:value-type="float" office:value="0.235733270645142" calcext:value-type="float">
            <text:p>0.235733270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5125.90759" calcext:value-type="float">
            <text:p>1443145125.90759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74504375458" calcext:value-type="float">
            <text:p>45.9074504375</text:p>
          </table:table-cell>
          <table:table-cell table:formula="of:=[.C447]/([.D447]-[.D446])" office:value-type="float" office:value="104653.501446831" calcext:value-type="float">
            <text:p>104653.501446831</text:p>
          </table:table-cell>
          <table:table-cell/>
          <table:table-cell office:value-type="float" office:value="1443145126.11418" calcext:value-type="float">
            <text:p>1443145126.11418</text:p>
          </table:table-cell>
          <table:table-cell table:formula="of:=[.G447]-[.$B$2]" office:value-type="float" office:value="46.1140406131744" calcext:value-type="float">
            <text:p>46.1140406132</text:p>
          </table:table-cell>
          <table:table-cell table:formula="of:=[.C447]/([.H447]-[.H446])" office:value-type="float" office:value="355966.234725551" calcext:value-type="float">
            <text:p>355966.234725551</text:p>
          </table:table-cell>
          <table:table-cell table:formula="of:=[.G447]-[.$B447]" office:value-type="float" office:value="0.206590175628662" calcext:value-type="float">
            <text:p>0.206590175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5125.94889" calcext:value-type="float">
            <text:p>1443145125.94889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87428665161" calcext:value-type="float">
            <text:p>45.9487428665</text:p>
          </table:table-cell>
          <table:table-cell table:formula="of:=[.C448]/([.D448]-[.D447])" office:value-type="float" office:value="104619.662919402" calcext:value-type="float">
            <text:p>104619.662919402</text:p>
          </table:table-cell>
          <table:table-cell/>
          <table:table-cell office:value-type="float" office:value="1443145126.18441" calcext:value-type="float">
            <text:p>1443145126.18441</text:p>
          </table:table-cell>
          <table:table-cell table:formula="of:=[.G448]-[.$B$2]" office:value-type="float" office:value="46.1842696666718" calcext:value-type="float">
            <text:p>46.1842696667</text:p>
          </table:table-cell>
          <table:table-cell table:formula="of:=[.C448]/([.H448]-[.H447])" office:value-type="float" office:value="61513.0033066044" calcext:value-type="float">
            <text:p>61513.0033066044</text:p>
          </table:table-cell>
          <table:table-cell table:formula="of:=[.G448]-[.$B448]" office:value-type="float" office:value="0.23552680015564" calcext:value-type="float">
            <text:p>0.2355268002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5125.99019" calcext:value-type="float">
            <text:p>1443145125.99019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900510311127" calcext:value-type="float">
            <text:p>45.9900510311</text:p>
          </table:table-cell>
          <table:table-cell table:formula="of:=[.C449]/([.D449]-[.D448])" office:value-type="float" office:value="104579.809880006" calcext:value-type="float">
            <text:p>104579.809880006</text:p>
          </table:table-cell>
          <table:table-cell/>
          <table:table-cell office:value-type="float" office:value="1443145126.22444" calcext:value-type="float">
            <text:p>1443145126.22444</text:p>
          </table:table-cell>
          <table:table-cell table:formula="of:=[.G449]-[.$B$2]" office:value-type="float" office:value="46.2242956161499" calcext:value-type="float">
            <text:p>46.2242956161</text:p>
          </table:table-cell>
          <table:table-cell table:formula="of:=[.C449]/([.H449]-[.H448])" office:value-type="float" office:value="107929.981832369" calcext:value-type="float">
            <text:p>107929.981832369</text:p>
          </table:table-cell>
          <table:table-cell table:formula="of:=[.G449]-[.$B449]" office:value-type="float" office:value="0.234244585037231" calcext:value-type="float">
            <text:p>0.234244585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5126.03008" calcext:value-type="float">
            <text:p>1443145126.03008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99346446991" calcext:value-type="float">
            <text:p>46.0299346447</text:p>
          </table:table-cell>
          <table:table-cell table:formula="of:=[.C450]/([.D450]-[.D449])" office:value-type="float" office:value="108315.160326152" calcext:value-type="float">
            <text:p>108315.160326152</text:p>
          </table:table-cell>
          <table:table-cell/>
          <table:table-cell office:value-type="float" office:value="1443145126.26386" calcext:value-type="float">
            <text:p>1443145126.26386</text:p>
          </table:table-cell>
          <table:table-cell table:formula="of:=[.G450]-[.$B$2]" office:value-type="float" office:value="46.2637152671814" calcext:value-type="float">
            <text:p>46.2637152672</text:p>
          </table:table-cell>
          <table:table-cell table:formula="of:=[.C450]/([.H450]-[.H449])" office:value-type="float" office:value="109590.011249682" calcext:value-type="float">
            <text:p>109590.011249682</text:p>
          </table:table-cell>
          <table:table-cell table:formula="of:=[.G450]-[.$B450]" office:value-type="float" office:value="0.2337806224823" calcext:value-type="float">
            <text:p>0.2337806225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5126.06948" calcext:value-type="float">
            <text:p>1443145126.06948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93385601044" calcext:value-type="float">
            <text:p>46.0693385601</text:p>
          </table:table-cell>
          <table:table-cell table:formula="of:=[.C451]/([.D451]-[.D450])" office:value-type="float" office:value="109633.775110122" calcext:value-type="float">
            <text:p>109633.775110122</text:p>
          </table:table-cell>
          <table:table-cell/>
          <table:table-cell office:value-type="float" office:value="1443145126.30348" calcext:value-type="float">
            <text:p>1443145126.30348</text:p>
          </table:table-cell>
          <table:table-cell table:formula="of:=[.G451]-[.$B$2]" office:value-type="float" office:value="46.3033318519592" calcext:value-type="float">
            <text:p>46.303331852</text:p>
          </table:table-cell>
          <table:table-cell table:formula="of:=[.C451]/([.H451]-[.H450])" office:value-type="float" office:value="109045.240124215" calcext:value-type="float">
            <text:p>109045.240124215</text:p>
          </table:table-cell>
          <table:table-cell table:formula="of:=[.G451]-[.$B451]" office:value-type="float" office:value="0.233993291854858" calcext:value-type="float">
            <text:p>0.2339932919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5126.1089" calcext:value-type="float">
            <text:p>1443145126.1089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87527275086" calcext:value-type="float">
            <text:p>46.1087527275</text:p>
          </table:table-cell>
          <table:table-cell table:formula="of:=[.C452]/([.D452]-[.D451])" office:value-type="float" office:value="109605.258325016" calcext:value-type="float">
            <text:p>109605.258325016</text:p>
          </table:table-cell>
          <table:table-cell/>
          <table:table-cell office:value-type="float" office:value="1443145126.34278" calcext:value-type="float">
            <text:p>1443145126.34278</text:p>
          </table:table-cell>
          <table:table-cell table:formula="of:=[.G452]-[.$B$2]" office:value-type="float" office:value="46.3426320552826" calcext:value-type="float">
            <text:p>46.3426320553</text:p>
          </table:table-cell>
          <table:table-cell table:formula="of:=[.C452]/([.H452]-[.H451])" office:value-type="float" office:value="109923.095421538" calcext:value-type="float">
            <text:p>109923.095421538</text:p>
          </table:table-cell>
          <table:table-cell table:formula="of:=[.G452]-[.$B452]" office:value-type="float" office:value="0.233879327774048" calcext:value-type="float">
            <text:p>0.2338793278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5126.14831" calcext:value-type="float">
            <text:p>1443145126.14831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81695175171" calcext:value-type="float">
            <text:p>46.1481695175</text:p>
          </table:table-cell>
          <table:table-cell table:formula="of:=[.C453]/([.D453]-[.D452])" office:value-type="float" office:value="109597.965716221" calcext:value-type="float">
            <text:p>109597.965716221</text:p>
          </table:table-cell>
          <table:table-cell/>
          <table:table-cell office:value-type="float" office:value="1443145126.38219" calcext:value-type="float">
            <text:p>1443145126.38219</text:p>
          </table:table-cell>
          <table:table-cell table:formula="of:=[.G453]-[.$B$2]" office:value-type="float" office:value="46.3820493221283" calcext:value-type="float">
            <text:p>46.3820493221</text:p>
          </table:table-cell>
          <table:table-cell table:formula="of:=[.C453]/([.H453]-[.H452])" office:value-type="float" office:value="109596.639891609" calcext:value-type="float">
            <text:p>109596.639891609</text:p>
          </table:table-cell>
          <table:table-cell table:formula="of:=[.G453]-[.$B453]" office:value-type="float" office:value="0.233879804611206" calcext:value-type="float">
            <text:p>0.233879804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5126.18773" calcext:value-type="float">
            <text:p>1443145126.18773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75832080841" calcext:value-type="float">
            <text:p>46.1875832081</text:p>
          </table:table-cell>
          <table:table-cell table:formula="of:=[.C454]/([.D454]-[.D453])" office:value-type="float" office:value="109606.584358157" calcext:value-type="float">
            <text:p>109606.584358157</text:p>
          </table:table-cell>
          <table:table-cell/>
          <table:table-cell office:value-type="float" office:value="1443145126.42163" calcext:value-type="float">
            <text:p>1443145126.42163</text:p>
          </table:table-cell>
          <table:table-cell table:formula="of:=[.G454]-[.$B$2]" office:value-type="float" office:value="46.4214866161346" calcext:value-type="float">
            <text:p>46.4214866161</text:p>
          </table:table-cell>
          <table:table-cell table:formula="of:=[.C454]/([.H454]-[.H453])" office:value-type="float" office:value="109540.984209126" calcext:value-type="float">
            <text:p>109540.984209126</text:p>
          </table:table-cell>
          <table:table-cell table:formula="of:=[.G454]-[.$B454]" office:value-type="float" office:value="0.233903408050537" calcext:value-type="float">
            <text:p>0.233903408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5126.22714" calcext:value-type="float">
            <text:p>1443145126.22714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70011901856" calcext:value-type="float">
            <text:p>46.2270011902</text:p>
          </table:table-cell>
          <table:table-cell table:formula="of:=[.C455]/([.D455]-[.D454])" office:value-type="float" office:value="109594.651214836" calcext:value-type="float">
            <text:p>109594.651214836</text:p>
          </table:table-cell>
          <table:table-cell/>
          <table:table-cell office:value-type="float" office:value="1443145126.461" calcext:value-type="float">
            <text:p>1443145126.461</text:p>
          </table:table-cell>
          <table:table-cell table:formula="of:=[.G455]-[.$B$2]" office:value-type="float" office:value="46.4608588218689" calcext:value-type="float">
            <text:p>46.4608588219</text:p>
          </table:table-cell>
          <table:table-cell table:formula="of:=[.C455]/([.H455]-[.H454])" office:value-type="float" office:value="109722.072193728" calcext:value-type="float">
            <text:p>109722.072193728</text:p>
          </table:table-cell>
          <table:table-cell table:formula="of:=[.G455]-[.$B455]" office:value-type="float" office:value="0.23385763168335" calcext:value-type="float">
            <text:p>0.233857631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5126.26656" calcext:value-type="float">
            <text:p>1443145126.26656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64186954498" calcext:value-type="float">
            <text:p>46.2664186954</text:p>
          </table:table-cell>
          <table:table-cell table:formula="of:=[.C456]/([.D456]-[.D455])" office:value-type="float" office:value="109595.976991332" calcext:value-type="float">
            <text:p>109595.976991332</text:p>
          </table:table-cell>
          <table:table-cell/>
          <table:table-cell office:value-type="float" office:value="1443145126.50043" calcext:value-type="float">
            <text:p>1443145126.50043</text:p>
          </table:table-cell>
          <table:table-cell table:formula="of:=[.G456]-[.$B$2]" office:value-type="float" office:value="46.5002884864807" calcext:value-type="float">
            <text:p>46.5002884865</text:p>
          </table:table-cell>
          <table:table-cell table:formula="of:=[.C456]/([.H456]-[.H455])" office:value-type="float" office:value="109562.179707341" calcext:value-type="float">
            <text:p>109562.179707341</text:p>
          </table:table-cell>
          <table:table-cell table:formula="of:=[.G456]-[.$B456]" office:value-type="float" office:value="0.233869791030884" calcext:value-type="float">
            <text:p>0.23386979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5126.30603" calcext:value-type="float">
            <text:p>1443145126.30603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58888912201" calcext:value-type="float">
            <text:p>46.3058888912</text:p>
          </table:table-cell>
          <table:table-cell table:formula="of:=[.C457]/([.D457]-[.D456])" office:value-type="float" office:value="109449.672485654" calcext:value-type="float">
            <text:p>109449.672485654</text:p>
          </table:table-cell>
          <table:table-cell/>
          <table:table-cell office:value-type="float" office:value="1443145126.53987" calcext:value-type="float">
            <text:p>1443145126.53987</text:p>
          </table:table-cell>
          <table:table-cell table:formula="of:=[.G457]-[.$B$2]" office:value-type="float" office:value="46.539722442627" calcext:value-type="float">
            <text:p>46.5397224426</text:p>
          </table:table-cell>
          <table:table-cell table:formula="of:=[.C457]/([.H457]-[.H456])" office:value-type="float" office:value="109550.256230426" calcext:value-type="float">
            <text:p>109550.256230426</text:p>
          </table:table-cell>
          <table:table-cell table:formula="of:=[.G457]-[.$B457]" office:value-type="float" office:value="0.23383355140686" calcext:value-type="float">
            <text:p>0.233833551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5126.34545" calcext:value-type="float">
            <text:p>1443145126.34545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53116416931" calcext:value-type="float">
            <text:p>46.3453116417</text:p>
          </table:table-cell>
          <table:table-cell table:formula="of:=[.C458]/([.D458]-[.D457])" office:value-type="float" office:value="109581.395213818" calcext:value-type="float">
            <text:p>109581.395213818</text:p>
          </table:table-cell>
          <table:table-cell/>
          <table:table-cell office:value-type="float" office:value="1443145126.552" calcext:value-type="float">
            <text:p>1443145126.552</text:p>
          </table:table-cell>
          <table:table-cell table:formula="of:=[.G458]-[.$B$2]" office:value-type="float" office:value="46.5518560409546" calcext:value-type="float">
            <text:p>46.551856041</text:p>
          </table:table-cell>
          <table:table-cell table:formula="of:=[.C458]/([.H458]-[.H457])" office:value-type="float" office:value="356036.180146192" calcext:value-type="float">
            <text:p>356036.180146192</text:p>
          </table:table-cell>
          <table:table-cell table:formula="of:=[.G458]-[.$B458]" office:value-type="float" office:value="0.206544399261475" calcext:value-type="float">
            <text:p>0.206544399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5126.38487" calcext:value-type="float">
            <text:p>1443145126.38487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47286701202" calcext:value-type="float">
            <text:p>46.3847286701</text:p>
          </table:table-cell>
          <table:table-cell table:formula="of:=[.C459]/([.D459]-[.D458])" office:value-type="float" office:value="109597.302799906" calcext:value-type="float">
            <text:p>109597.302799906</text:p>
          </table:table-cell>
          <table:table-cell/>
          <table:table-cell office:value-type="float" office:value="1443145126.6187" calcext:value-type="float">
            <text:p>1443145126.6187</text:p>
          </table:table-cell>
          <table:table-cell table:formula="of:=[.G459]-[.$B$2]" office:value-type="float" office:value="46.6185603141785" calcext:value-type="float">
            <text:p>46.6185603142</text:p>
          </table:table-cell>
          <table:table-cell table:formula="of:=[.C459]/([.H459]-[.H458])" office:value-type="float" office:value="64763.4670345774" calcext:value-type="float">
            <text:p>64763.4670345774</text:p>
          </table:table-cell>
          <table:table-cell table:formula="of:=[.G459]-[.$B459]" office:value-type="float" office:value="0.233831644058228" calcext:value-type="float">
            <text:p>0.233831644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5126.42429" calcext:value-type="float">
            <text:p>1443145126.42429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41516590118" calcext:value-type="float">
            <text:p>46.424151659</text:p>
          </table:table-cell>
          <table:table-cell table:formula="of:=[.C460]/([.D460]-[.D459])" office:value-type="float" office:value="109580.732497944" calcext:value-type="float">
            <text:p>109580.732497944</text:p>
          </table:table-cell>
          <table:table-cell/>
          <table:table-cell office:value-type="float" office:value="1443145126.6581" calcext:value-type="float">
            <text:p>1443145126.6581</text:p>
          </table:table-cell>
          <table:table-cell table:formula="of:=[.G460]-[.$B$2]" office:value-type="float" office:value="46.6579551696777" calcext:value-type="float">
            <text:p>46.6579551697</text:p>
          </table:table-cell>
          <table:table-cell table:formula="of:=[.C460]/([.H460]-[.H459])" office:value-type="float" office:value="109658.988343803" calcext:value-type="float">
            <text:p>109658.988343803</text:p>
          </table:table-cell>
          <table:table-cell table:formula="of:=[.G460]-[.$B460]" office:value-type="float" office:value="0.233803510665894" calcext:value-type="float">
            <text:p>0.233803510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5126.46371" calcext:value-type="float">
            <text:p>1443145126.46371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35684490204" calcext:value-type="float">
            <text:p>46.463568449</text:p>
          </table:table-cell>
          <table:table-cell table:formula="of:=[.C461]/([.D461]-[.D460])" office:value-type="float" office:value="109597.965716221" calcext:value-type="float">
            <text:p>109597.965716221</text:p>
          </table:table-cell>
          <table:table-cell/>
          <table:table-cell office:value-type="float" office:value="1443145126.69749" calcext:value-type="float">
            <text:p>1443145126.69749</text:p>
          </table:table-cell>
          <table:table-cell table:formula="of:=[.G461]-[.$B$2]" office:value-type="float" office:value="46.6973493099213" calcext:value-type="float">
            <text:p>46.6973493099</text:p>
          </table:table-cell>
          <table:table-cell table:formula="of:=[.C461]/([.H461]-[.H460])" office:value-type="float" office:value="109660.979356174" calcext:value-type="float">
            <text:p>109660.979356174</text:p>
          </table:table-cell>
          <table:table-cell table:formula="of:=[.G461]-[.$B461]" office:value-type="float" office:value="0.233780860900879" calcext:value-type="float">
            <text:p>0.233780860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5126.50312" calcext:value-type="float">
            <text:p>1443145126.50312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29723644257" calcext:value-type="float">
            <text:p>46.5029723644</text:p>
          </table:table-cell>
          <table:table-cell table:formula="of:=[.C462]/([.D462]-[.D461])" office:value-type="float" office:value="109633.775110122" calcext:value-type="float">
            <text:p>109633.775110122</text:p>
          </table:table-cell>
          <table:table-cell/>
          <table:table-cell office:value-type="float" office:value="1443145126.73686" calcext:value-type="float">
            <text:p>1443145126.73686</text:p>
          </table:table-cell>
          <table:table-cell table:formula="of:=[.G462]-[.$B$2]" office:value-type="float" office:value="46.7367141246796" calcext:value-type="float">
            <text:p>46.7367141247</text:p>
          </table:table-cell>
          <table:table-cell table:formula="of:=[.C462]/([.H462]-[.H461])" office:value-type="float" office:value="109742.673159387" calcext:value-type="float">
            <text:p>109742.673159387</text:p>
          </table:table-cell>
          <table:table-cell table:formula="of:=[.G462]-[.$B462]" office:value-type="float" office:value="0.233741760253906" calcext:value-type="float">
            <text:p>0.233741760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5126.54253" calcext:value-type="float">
            <text:p>1443145126.54253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23817634583" calcext:value-type="float">
            <text:p>46.5423817635</text:p>
          </table:table-cell>
          <table:table-cell table:formula="of:=[.C463]/([.D463]-[.D462])" office:value-type="float" office:value="109618.520100427" calcext:value-type="float">
            <text:p>109618.520100427</text:p>
          </table:table-cell>
          <table:table-cell/>
          <table:table-cell office:value-type="float" office:value="1443145126.77632" calcext:value-type="float">
            <text:p>1443145126.77632</text:p>
          </table:table-cell>
          <table:table-cell table:formula="of:=[.G463]-[.$B$2]" office:value-type="float" office:value="46.7761733531952" calcext:value-type="float">
            <text:p>46.7761733532</text:p>
          </table:table-cell>
          <table:table-cell table:formula="of:=[.C463]/([.H463]-[.H462])" office:value-type="float" office:value="109480.092807425" calcext:value-type="float">
            <text:p>109480.092807425</text:p>
          </table:table-cell>
          <table:table-cell table:formula="of:=[.G463]-[.$B463]" office:value-type="float" office:value="0.233791589736938" calcext:value-type="float">
            <text:p>0.2337915897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5126.58194" calcext:value-type="float">
            <text:p>1443145126.58194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817987918854" calcext:value-type="float">
            <text:p>46.5817987919</text:p>
          </table:table-cell>
          <table:table-cell table:formula="of:=[.C464]/([.D464]-[.D463])" office:value-type="float" office:value="109597.302799906" calcext:value-type="float">
            <text:p>109597.302799906</text:p>
          </table:table-cell>
          <table:table-cell/>
          <table:table-cell office:value-type="float" office:value="1443145126.81574" calcext:value-type="float">
            <text:p>1443145126.81574</text:p>
          </table:table-cell>
          <table:table-cell table:formula="of:=[.G464]-[.$B$2]" office:value-type="float" office:value="46.8155980110168" calcext:value-type="float">
            <text:p>46.815598011</text:p>
          </table:table-cell>
          <table:table-cell table:formula="of:=[.C464]/([.H464]-[.H463])" office:value-type="float" office:value="109576.093711259" calcext:value-type="float">
            <text:p>109576.093711259</text:p>
          </table:table-cell>
          <table:table-cell table:formula="of:=[.G464]-[.$B464]" office:value-type="float" office:value="0.23379921913147" calcext:value-type="float">
            <text:p>0.233799219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5126.62136" calcext:value-type="float">
            <text:p>1443145126.62136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212208271027" calcext:value-type="float">
            <text:p>46.6212208271</text:p>
          </table:table-cell>
          <table:table-cell table:formula="of:=[.C465]/([.D465]-[.D464])" office:value-type="float" office:value="109583.383409536" calcext:value-type="float">
            <text:p>109583.383409536</text:p>
          </table:table-cell>
          <table:table-cell/>
          <table:table-cell office:value-type="float" office:value="1443145126.85518" calcext:value-type="float">
            <text:p>1443145126.85518</text:p>
          </table:table-cell>
          <table:table-cell table:formula="of:=[.G465]-[.$B$2]" office:value-type="float" office:value="46.8550343513489" calcext:value-type="float">
            <text:p>46.8550343513</text:p>
          </table:table-cell>
          <table:table-cell table:formula="of:=[.C465]/([.H465]-[.H464])" office:value-type="float" office:value="109543.633197911" calcext:value-type="float">
            <text:p>109543.633197911</text:p>
          </table:table-cell>
          <table:table-cell table:formula="of:=[.G465]-[.$B465]" office:value-type="float" office:value="0.233813524246216" calcext:value-type="float">
            <text:p>0.2338135242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5126.66078" calcext:value-type="float">
            <text:p>1443145126.66078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606392860413" calcext:value-type="float">
            <text:p>46.660639286</text:p>
          </table:table-cell>
          <table:table-cell table:formula="of:=[.C466]/([.D466]-[.D465])" office:value-type="float" office:value="109593.325470414" calcext:value-type="float">
            <text:p>109593.325470414</text:p>
          </table:table-cell>
          <table:table-cell/>
          <table:table-cell office:value-type="float" office:value="1443145126.89461" calcext:value-type="float">
            <text:p>1443145126.89461</text:p>
          </table:table-cell>
          <table:table-cell table:formula="of:=[.G466]-[.$B$2]" office:value-type="float" office:value="46.8944666385651" calcext:value-type="float">
            <text:p>46.8944666386</text:p>
          </table:table-cell>
          <table:table-cell table:formula="of:=[.C466]/([.H466]-[.H465])" office:value-type="float" office:value="109554.892829719" calcext:value-type="float">
            <text:p>109554.892829719</text:p>
          </table:table-cell>
          <table:table-cell table:formula="of:=[.G466]-[.$B466]" office:value-type="float" office:value="0.233827352523804" calcext:value-type="float">
            <text:p>0.233827352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5126.7002" calcext:value-type="float">
            <text:p>1443145126.7002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7000577449799" calcext:value-type="float">
            <text:p>46.700057745</text:p>
          </table:table-cell>
          <table:table-cell table:formula="of:=[.C467]/([.D467]-[.D466])" office:value-type="float" office:value="109593.325470414" calcext:value-type="float">
            <text:p>109593.325470414</text:p>
          </table:table-cell>
          <table:table-cell/>
          <table:table-cell office:value-type="float" office:value="1443145126.93391" calcext:value-type="float">
            <text:p>1443145126.93391</text:p>
          </table:table-cell>
          <table:table-cell table:formula="of:=[.G467]-[.$B$2]" office:value-type="float" office:value="46.9337668418884" calcext:value-type="float">
            <text:p>46.9337668419</text:p>
          </table:table-cell>
          <table:table-cell table:formula="of:=[.C467]/([.H467]-[.H466])" office:value-type="float" office:value="109923.095421538" calcext:value-type="float">
            <text:p>109923.095421538</text:p>
          </table:table-cell>
          <table:table-cell table:formula="of:=[.G467]-[.$B467]" office:value-type="float" office:value="0.233709096908569" calcext:value-type="float">
            <text:p>0.2337090969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5126.73963" calcext:value-type="float">
            <text:p>1443145126.73963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94831180573" calcext:value-type="float">
            <text:p>46.7394831181</text:p>
          </table:table-cell>
          <table:table-cell table:formula="of:=[.C468]/([.D468]-[.D467])" office:value-type="float" office:value="109574.105780046" calcext:value-type="float">
            <text:p>109574.105780046</text:p>
          </table:table-cell>
          <table:table-cell/>
          <table:table-cell office:value-type="float" office:value="1443145126.97353" calcext:value-type="float">
            <text:p>1443145126.97353</text:p>
          </table:table-cell>
          <table:table-cell table:formula="of:=[.G468]-[.$B$2]" office:value-type="float" office:value="46.9733827114105" calcext:value-type="float">
            <text:p>46.9733827114</text:p>
          </table:table-cell>
          <table:table-cell table:formula="of:=[.C468]/([.H468]-[.H467])" office:value-type="float" office:value="109047.208911839" calcext:value-type="float">
            <text:p>109047.208911839</text:p>
          </table:table-cell>
          <table:table-cell table:formula="of:=[.G468]-[.$B468]" office:value-type="float" office:value="0.233899593353271" calcext:value-type="float">
            <text:p>0.2338995934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5126.77906" calcext:value-type="float">
            <text:p>1443145126.77906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89175510407" calcext:value-type="float">
            <text:p>46.778917551</text:p>
          </table:table-cell>
          <table:table-cell table:formula="of:=[.C469]/([.D469]-[.D468])" office:value-type="float" office:value="109548.931559855" calcext:value-type="float">
            <text:p>109548.931559855</text:p>
          </table:table-cell>
          <table:table-cell/>
          <table:table-cell office:value-type="float" office:value="1443145127.01291" calcext:value-type="float">
            <text:p>1443145127.01291</text:p>
          </table:table-cell>
          <table:table-cell table:formula="of:=[.G469]-[.$B$2]" office:value-type="float" office:value="47.0127677917481" calcext:value-type="float">
            <text:p>47.0127677917</text:p>
          </table:table-cell>
          <table:table-cell table:formula="of:=[.C469]/([.H469]-[.H468])" office:value-type="float" office:value="109686.205105543" calcext:value-type="float">
            <text:p>109686.205105543</text:p>
          </table:table-cell>
          <table:table-cell table:formula="of:=[.G469]-[.$B469]" office:value-type="float" office:value="0.233850240707397" calcext:value-type="float">
            <text:p>0.2338502407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5126.81849" calcext:value-type="float">
            <text:p>1443145126.81849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83441162109" calcext:value-type="float">
            <text:p>46.8183441162</text:p>
          </table:table-cell>
          <table:table-cell table:formula="of:=[.C470]/([.D470]-[.D469])" office:value-type="float" office:value="109570.792721643" calcext:value-type="float">
            <text:p>109570.792721643</text:p>
          </table:table-cell>
          <table:table-cell/>
          <table:table-cell office:value-type="float" office:value="1443145130.01815" calcext:value-type="float">
            <text:p>1443145130.01815</text:p>
          </table:table-cell>
          <table:table-cell table:formula="of:=[.G470]-[.$B$2]" office:value-type="float" office:value="50.0180056095123" calcext:value-type="float">
            <text:p>50.0180056095</text:p>
          </table:table-cell>
          <table:table-cell table:formula="of:=[.C470]/([.H470]-[.H469])" office:value-type="float" office:value="1437.49022938019" calcext:value-type="float">
            <text:p>1437.4902293802</text:p>
          </table:table-cell>
          <table:table-cell table:formula="of:=[.G470]-[.$B470]" office:value-type="float" office:value="3.19966149330139" calcext:value-type="float">
            <text:p>3.199661493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5126.85793" calcext:value-type="float">
            <text:p>1443145126.85793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7786655426" calcext:value-type="float">
            <text:p>46.8577866554</text:p>
          </table:table-cell>
          <table:table-cell table:formula="of:=[.C471]/([.D471]-[.D470])" office:value-type="float" office:value="109526.41706058" calcext:value-type="float">
            <text:p>109526.41706058</text:p>
          </table:table-cell>
          <table:table-cell/>
          <table:table-cell office:value-type="float" office:value="1443145130.9919" calcext:value-type="float">
            <text:p>1443145130.9919</text:p>
          </table:table-cell>
          <table:table-cell table:formula="of:=[.G471]-[.$B$2]" office:value-type="float" office:value="50.9917602539062" calcext:value-type="float">
            <text:p>50.9917602539</text:p>
          </table:table-cell>
          <table:table-cell table:formula="of:=[.C471]/([.H471]-[.H470])" office:value-type="float" office:value="4436.43583614313" calcext:value-type="float">
            <text:p>4436.4358361431</text:p>
          </table:table-cell>
          <table:table-cell table:formula="of:=[.G471]-[.$B471]" office:value-type="float" office:value="4.13397359848022" calcext:value-type="float">
            <text:p>4.1339735985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5126.89735" calcext:value-type="float">
            <text:p>1443145126.89735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72086906433" calcext:value-type="float">
            <text:p>46.8972086906</text:p>
          </table:table-cell>
          <table:table-cell table:formula="of:=[.C472]/([.D472]-[.D471])" office:value-type="float" office:value="109583.383409536" calcext:value-type="float">
            <text:p>109583.383409536</text:p>
          </table:table-cell>
          <table:table-cell/>
          <table:table-cell office:value-type="float" office:value="1443145131.00973" calcext:value-type="float">
            <text:p>1443145131.00973</text:p>
          </table:table-cell>
          <table:table-cell table:formula="of:=[.G472]-[.$B$2]" office:value-type="float" office:value="51.00958943367" calcext:value-type="float">
            <text:p>51.0095894337</text:p>
          </table:table-cell>
          <table:table-cell table:formula="of:=[.C472]/([.H472]-[.H471])" office:value-type="float" office:value="242299.424720183" calcext:value-type="float">
            <text:p>242299.424720183</text:p>
          </table:table-cell>
          <table:table-cell table:formula="of:=[.G472]-[.$B472]" office:value-type="float" office:value="4.11238074302673" calcext:value-type="float">
            <text:p>4.11238074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5126.93677" calcext:value-type="float">
            <text:p>1443145126.93677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66309642792" calcext:value-type="float">
            <text:p>46.9366309643</text:p>
          </table:table-cell>
          <table:table-cell table:formula="of:=[.C473]/([.D473]-[.D472])" office:value-type="float" office:value="109582.720669614" calcext:value-type="float">
            <text:p>109582.720669614</text:p>
          </table:table-cell>
          <table:table-cell/>
          <table:table-cell office:value-type="float" office:value="1443145131.02731" calcext:value-type="float">
            <text:p>1443145131.02731</text:p>
          </table:table-cell>
          <table:table-cell table:formula="of:=[.G473]-[.$B$2]" office:value-type="float" office:value="51.0271663665772" calcext:value-type="float">
            <text:p>51.0271663666</text:p>
          </table:table-cell>
          <table:table-cell table:formula="of:=[.C473]/([.H473]-[.H472])" office:value-type="float" office:value="245776.667797024" calcext:value-type="float">
            <text:p>245776.667797024</text:p>
          </table:table-cell>
          <table:table-cell table:formula="of:=[.G473]-[.$B473]" office:value-type="float" office:value="4.09053540229797" calcext:value-type="float">
            <text:p>4.090535402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5126.9762" calcext:value-type="float">
            <text:p>1443145126.9762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60591983795" calcext:value-type="float">
            <text:p>46.9760591984</text:p>
          </table:table-cell>
          <table:table-cell table:formula="of:=[.C474]/([.D474]-[.D473])" office:value-type="float" office:value="109566.154776446" calcext:value-type="float">
            <text:p>109566.154776446</text:p>
          </table:table-cell>
          <table:table-cell/>
          <table:table-cell office:value-type="float" office:value="1443145131.04487" calcext:value-type="float">
            <text:p>1443145131.04487</text:p>
          </table:table-cell>
          <table:table-cell table:formula="of:=[.G474]-[.$B$2]" office:value-type="float" office:value="51.0447223186493" calcext:value-type="float">
            <text:p>51.0447223186</text:p>
          </table:table-cell>
          <table:table-cell table:formula="of:=[.C474]/([.H474]-[.H473])" office:value-type="float" office:value="246070.391525769" calcext:value-type="float">
            <text:p>246070.391525769</text:p>
          </table:table-cell>
          <table:table-cell table:formula="of:=[.G474]-[.$B474]" office:value-type="float" office:value="4.06866312026978" calcext:value-type="float">
            <text:p>4.068663120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5140.02143" calcext:value-type="float">
            <text:p>1443145140.02143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212869644165" calcext:value-type="float">
            <text:p>60.0212869644</text:p>
          </table:table-cell>
          <table:table-cell table:formula="of:=[.C475]/([.D475]-[.D474])" office:value-type="float" office:value="331.155582522449" calcext:value-type="float">
            <text:p>331.1555825224</text:p>
          </table:table-cell>
          <table:table-cell/>
          <table:table-cell office:value-type="float" office:value="1443145140.21911" calcext:value-type="float">
            <text:p>1443145140.21911</text:p>
          </table:table-cell>
          <table:table-cell table:formula="of:=[.G475]-[.$B$2]" office:value-type="float" office:value="60.2189664840698" calcext:value-type="float">
            <text:p>60.2189664841</text:p>
          </table:table-cell>
          <table:table-cell table:formula="of:=[.C475]/([.H475]-[.H474])" office:value-type="float" office:value="470.883477930847" calcext:value-type="float">
            <text:p>470.8834779308</text:p>
          </table:table-cell>
          <table:table-cell table:formula="of:=[.G475]-[.$B475]" office:value-type="float" office:value="0.19767951965332" calcext:value-type="float">
            <text:p>0.1976795197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5140.07558" calcext:value-type="float">
            <text:p>1443145140.07558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54406452179" calcext:value-type="float">
            <text:p>60.0754406452</text:p>
          </table:table-cell>
          <table:table-cell table:formula="of:=[.C476]/([.D476]-[.D475])" office:value-type="float" office:value="79772.9708501917" calcext:value-type="float">
            <text:p>79772.9708501917</text:p>
          </table:table-cell>
          <table:table-cell/>
          <table:table-cell office:value-type="float" office:value="1443145140.32356" calcext:value-type="float">
            <text:p>1443145140.32356</text:p>
          </table:table-cell>
          <table:table-cell table:formula="of:=[.G476]-[.$B$2]" office:value-type="float" office:value="60.3234207630158" calcext:value-type="float">
            <text:p>60.323420763</text:p>
          </table:table-cell>
          <table:table-cell table:formula="of:=[.C476]/([.H476]-[.H475])" office:value-type="float" office:value="41357.8078714852" calcext:value-type="float">
            <text:p>41357.8078714852</text:p>
          </table:table-cell>
          <table:table-cell table:formula="of:=[.G476]-[.$B476]" office:value-type="float" office:value="0.247980117797852" calcext:value-type="float">
            <text:p>0.2479801178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5140.12973" calcext:value-type="float">
            <text:p>1443145140.12973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95902729034" calcext:value-type="float">
            <text:p>60.1295902729</text:p>
          </table:table-cell>
          <table:table-cell table:formula="of:=[.C477]/([.D477]-[.D476])" office:value-type="float" office:value="79778.941880944" calcext:value-type="float">
            <text:p>79778.941880944</text:p>
          </table:table-cell>
          <table:table-cell/>
          <table:table-cell office:value-type="float" office:value="1443145140.3417" calcext:value-type="float">
            <text:p>1443145140.3417</text:p>
          </table:table-cell>
          <table:table-cell table:formula="of:=[.G477]-[.$B$2]" office:value-type="float" office:value="60.3415615558624" calcext:value-type="float">
            <text:p>60.3415615559</text:p>
          </table:table-cell>
          <table:table-cell table:formula="of:=[.C477]/([.H477]-[.H476])" office:value-type="float" office:value="238137.331510882" calcext:value-type="float">
            <text:p>238137.331510882</text:p>
          </table:table-cell>
          <table:table-cell table:formula="of:=[.G477]-[.$B477]" office:value-type="float" office:value="0.211971282958984" calcext:value-type="float">
            <text:p>0.211971283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5140.18388" calcext:value-type="float">
            <text:p>1443145140.18388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37327480316" calcext:value-type="float">
            <text:p>60.183732748</text:p>
          </table:table-cell>
          <table:table-cell table:formula="of:=[.C478]/([.D478]-[.D477])" office:value-type="float" office:value="79789.4811748646" calcext:value-type="float">
            <text:p>79789.4811748646</text:p>
          </table:table-cell>
          <table:table-cell/>
          <table:table-cell office:value-type="float" office:value="1443145140.43182" calcext:value-type="float">
            <text:p>1443145140.43182</text:p>
          </table:table-cell>
          <table:table-cell table:formula="of:=[.G478]-[.$B$2]" office:value-type="float" office:value="60.4316742420197" calcext:value-type="float">
            <text:p>60.431674242</text:p>
          </table:table-cell>
          <table:table-cell table:formula="of:=[.C478]/([.H478]-[.H477])" office:value-type="float" office:value="47939.9758704625" calcext:value-type="float">
            <text:p>47939.9758704625</text:p>
          </table:table-cell>
          <table:table-cell table:formula="of:=[.G478]-[.$B478]" office:value-type="float" office:value="0.247941493988037" calcext:value-type="float">
            <text:p>0.247941494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5140.23802" calcext:value-type="float">
            <text:p>1443145140.23802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78771305084" calcext:value-type="float">
            <text:p>60.2378771305</text:p>
          </table:table-cell>
          <table:table-cell table:formula="of:=[.C479]/([.D479]-[.D478])" office:value-type="float" office:value="79786.6704242222" calcext:value-type="float">
            <text:p>79786.6704242222</text:p>
          </table:table-cell>
          <table:table-cell/>
          <table:table-cell office:value-type="float" office:value="1443145140.48597" calcext:value-type="float">
            <text:p>1443145140.48597</text:p>
          </table:table-cell>
          <table:table-cell table:formula="of:=[.G479]-[.$B$2]" office:value-type="float" office:value="60.4858305454254" calcext:value-type="float">
            <text:p>60.4858305454</text:p>
          </table:table-cell>
          <table:table-cell table:formula="of:=[.C479]/([.H479]-[.H478])" office:value-type="float" office:value="79769.1077183158" calcext:value-type="float">
            <text:p>79769.1077183158</text:p>
          </table:table-cell>
          <table:table-cell table:formula="of:=[.G479]-[.$B479]" office:value-type="float" office:value="0.247953414916992" calcext:value-type="float">
            <text:p>0.2479534149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5140.29217" calcext:value-type="float">
            <text:p>1443145140.29217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920289039612" calcext:value-type="float">
            <text:p>60.292028904</text:p>
          </table:table-cell>
          <table:table-cell table:formula="of:=[.C480]/([.D480]-[.D479])" office:value-type="float" office:value="79775.780635674" calcext:value-type="float">
            <text:p>79775.780635674</text:p>
          </table:table-cell>
          <table:table-cell/>
          <table:table-cell office:value-type="float" office:value="1443145140.54023" calcext:value-type="float">
            <text:p>1443145140.54023</text:p>
          </table:table-cell>
          <table:table-cell table:formula="of:=[.G480]-[.$B$2]" office:value-type="float" office:value="60.5400869846344" calcext:value-type="float">
            <text:p>60.5400869846</text:p>
          </table:table-cell>
          <table:table-cell table:formula="of:=[.C480]/([.H480]-[.H479])" office:value-type="float" office:value="79621.885678127" calcext:value-type="float">
            <text:p>79621.885678127</text:p>
          </table:table-cell>
          <table:table-cell table:formula="of:=[.G480]-[.$B480]" office:value-type="float" office:value="0.248058080673218" calcext:value-type="float">
            <text:p>0.248058080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5140.34632" calcext:value-type="float">
            <text:p>1443145140.34632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61785316467" calcext:value-type="float">
            <text:p>60.3461785316</text:p>
          </table:table-cell>
          <table:table-cell table:formula="of:=[.C481]/([.D481]-[.D480])" office:value-type="float" office:value="79778.941880944" calcext:value-type="float">
            <text:p>79778.941880944</text:p>
          </table:table-cell>
          <table:table-cell/>
          <table:table-cell office:value-type="float" office:value="1443145140.59436" calcext:value-type="float">
            <text:p>1443145140.59436</text:p>
          </table:table-cell>
          <table:table-cell table:formula="of:=[.G481]-[.$B$2]" office:value-type="float" office:value="60.5942211151123" calcext:value-type="float">
            <text:p>60.5942211151</text:p>
          </table:table-cell>
          <table:table-cell table:formula="of:=[.C481]/([.H481]-[.H480])" office:value-type="float" office:value="79801.7805377552" calcext:value-type="float">
            <text:p>79801.7805377552</text:p>
          </table:table-cell>
          <table:table-cell table:formula="of:=[.G481]-[.$B481]" office:value-type="float" office:value="0.248042583465576" calcext:value-type="float">
            <text:p>0.2480425835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5140.40047" calcext:value-type="float">
            <text:p>1443145140.40047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4003305435181" calcext:value-type="float">
            <text:p>60.4003305435</text:p>
          </table:table-cell>
          <table:table-cell table:formula="of:=[.C482]/([.D482]-[.D481])" office:value-type="float" office:value="79775.4294016642" calcext:value-type="float">
            <text:p>79775.4294016642</text:p>
          </table:table-cell>
          <table:table-cell/>
          <table:table-cell office:value-type="float" office:value="1443145140.64848" calcext:value-type="float">
            <text:p>1443145140.64848</text:p>
          </table:table-cell>
          <table:table-cell table:formula="of:=[.G482]-[.$B$2]" office:value-type="float" office:value="60.6483323574066" calcext:value-type="float">
            <text:p>60.6483323574</text:p>
          </table:table-cell>
          <table:table-cell table:formula="of:=[.C482]/([.H482]-[.H481])" office:value-type="float" office:value="79835.5354050732" calcext:value-type="float">
            <text:p>79835.5354050732</text:p>
          </table:table-cell>
          <table:table-cell table:formula="of:=[.G482]-[.$B482]" office:value-type="float" office:value="0.24800181388855" calcext:value-type="float">
            <text:p>0.2480018139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5140.45462" calcext:value-type="float">
            <text:p>1443145140.45462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44763565063" calcext:value-type="float">
            <text:p>60.4544763565</text:p>
          </table:table-cell>
          <table:table-cell table:formula="of:=[.C483]/([.D483]-[.D482])" office:value-type="float" office:value="79784.5624911935" calcext:value-type="float">
            <text:p>79784.5624911935</text:p>
          </table:table-cell>
          <table:table-cell/>
          <table:table-cell office:value-type="float" office:value="1443145140.70263" calcext:value-type="float">
            <text:p>1443145140.70263</text:p>
          </table:table-cell>
          <table:table-cell table:formula="of:=[.G483]-[.$B$2]" office:value-type="float" office:value="60.7024817466736" calcext:value-type="float">
            <text:p>60.7024817467</text:p>
          </table:table-cell>
          <table:table-cell table:formula="of:=[.C483]/([.H483]-[.H482])" office:value-type="float" office:value="79779.2931458839" calcext:value-type="float">
            <text:p>79779.2931458839</text:p>
          </table:table-cell>
          <table:table-cell table:formula="of:=[.G483]-[.$B483]" office:value-type="float" office:value="0.248005390167236" calcext:value-type="float">
            <text:p>0.248005390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5140.50877" calcext:value-type="float">
            <text:p>1443145140.50877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86228847504" calcext:value-type="float">
            <text:p>60.5086228848</text:p>
          </table:table-cell>
          <table:table-cell table:formula="of:=[.C484]/([.D484]-[.D483])" office:value-type="float" office:value="79783.5085664466" calcext:value-type="float">
            <text:p>79783.5085664466</text:p>
          </table:table-cell>
          <table:table-cell/>
          <table:table-cell office:value-type="float" office:value="1443145140.75678" calcext:value-type="float">
            <text:p>1443145140.75678</text:p>
          </table:table-cell>
          <table:table-cell table:formula="of:=[.G484]-[.$B$2]" office:value-type="float" office:value="60.7566363811493" calcext:value-type="float">
            <text:p>60.7566363811</text:p>
          </table:table-cell>
          <table:table-cell table:formula="of:=[.C484]/([.H484]-[.H483])" office:value-type="float" office:value="79771.566031672" calcext:value-type="float">
            <text:p>79771.566031672</text:p>
          </table:table-cell>
          <table:table-cell table:formula="of:=[.G484]-[.$B484]" office:value-type="float" office:value="0.248013496398926" calcext:value-type="float">
            <text:p>0.248013496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5140.56291" calcext:value-type="float">
            <text:p>1443145140.56291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627701282501" calcext:value-type="float">
            <text:p>60.5627701283</text:p>
          </table:table-cell>
          <table:table-cell table:formula="of:=[.C485]/([.D485]-[.D484])" office:value-type="float" office:value="79782.4546695434" calcext:value-type="float">
            <text:p>79782.4546695434</text:p>
          </table:table-cell>
          <table:table-cell/>
          <table:table-cell office:value-type="float" office:value="1443145140.81091" calcext:value-type="float">
            <text:p>1443145140.81091</text:p>
          </table:table-cell>
          <table:table-cell table:formula="of:=[.G485]-[.$B$2]" office:value-type="float" office:value="60.81077003479" calcext:value-type="float">
            <text:p>60.8107700348</text:p>
          </table:table-cell>
          <table:table-cell table:formula="of:=[.C485]/([.H485]-[.H484])" office:value-type="float" office:value="79802.4834730217" calcext:value-type="float">
            <text:p>79802.4834730217</text:p>
          </table:table-cell>
          <table:table-cell table:formula="of:=[.G485]-[.$B485]" office:value-type="float" office:value="0.247999906539917" calcext:value-type="float">
            <text:p>0.247999906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5140.61708" calcext:value-type="float">
            <text:p>1443145140.61708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69373989105" calcext:value-type="float">
            <text:p>60.6169373989</text:p>
          </table:table-cell>
          <table:table-cell table:formula="of:=[.C486]/([.D486]-[.D485])" office:value-type="float" office:value="79752.956856255" calcext:value-type="float">
            <text:p>79752.956856255</text:p>
          </table:table-cell>
          <table:table-cell/>
          <table:table-cell office:value-type="float" office:value="1443145140.82906" calcext:value-type="float">
            <text:p>1443145140.82906</text:p>
          </table:table-cell>
          <table:table-cell table:formula="of:=[.G486]-[.$B$2]" office:value-type="float" office:value="60.8289179801941" calcext:value-type="float">
            <text:p>60.8289179802</text:p>
          </table:table-cell>
          <table:table-cell table:formula="of:=[.C486]/([.H486]-[.H485])" office:value-type="float" office:value="238043.475656218" calcext:value-type="float">
            <text:p>238043.475656218</text:p>
          </table:table-cell>
          <table:table-cell table:formula="of:=[.G486]-[.$B486]" office:value-type="float" office:value="0.211980581283569" calcext:value-type="float">
            <text:p>0.211980581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5140.67137" calcext:value-type="float">
            <text:p>1443145140.67137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712300777435" calcext:value-type="float">
            <text:p>60.6712300777</text:p>
          </table:table-cell>
          <table:table-cell table:formula="of:=[.C487]/([.D487]-[.D486])" office:value-type="float" office:value="79568.7391533462" calcext:value-type="float">
            <text:p>79568.7391533462</text:p>
          </table:table-cell>
          <table:table-cell/>
          <table:table-cell office:value-type="float" office:value="1443145140.91915" calcext:value-type="float">
            <text:p>1443145140.91915</text:p>
          </table:table-cell>
          <table:table-cell table:formula="of:=[.G487]-[.$B$2]" office:value-type="float" office:value="60.9190080165863" calcext:value-type="float">
            <text:p>60.9190080166</text:p>
          </table:table-cell>
          <table:table-cell table:formula="of:=[.C487]/([.H487]-[.H486])" office:value-type="float" office:value="47952.0285816363" calcext:value-type="float">
            <text:p>47952.0285816363</text:p>
          </table:table-cell>
          <table:table-cell table:formula="of:=[.G487]-[.$B487]" office:value-type="float" office:value="0.247777938842773" calcext:value-type="float">
            <text:p>0.247777938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5140.72552" calcext:value-type="float">
            <text:p>1443145140.72552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53730297089" calcext:value-type="float">
            <text:p>60.7253730297</text:p>
          </table:table-cell>
          <table:table-cell table:formula="of:=[.C488]/([.D488]-[.D487])" office:value-type="float" office:value="79788.7784686383" calcext:value-type="float">
            <text:p>79788.7784686383</text:p>
          </table:table-cell>
          <table:table-cell/>
          <table:table-cell office:value-type="float" office:value="1443145140.97335" calcext:value-type="float">
            <text:p>1443145140.97335</text:p>
          </table:table-cell>
          <table:table-cell table:formula="of:=[.G488]-[.$B$2]" office:value-type="float" office:value="60.9732019901276" calcext:value-type="float">
            <text:p>60.9732019901</text:p>
          </table:table-cell>
          <table:table-cell table:formula="of:=[.C488]/([.H488]-[.H487])" office:value-type="float" office:value="79713.6603521245" calcext:value-type="float">
            <text:p>79713.6603521245</text:p>
          </table:table-cell>
          <table:table-cell table:formula="of:=[.G488]-[.$B488]" office:value-type="float" office:value="0.247828960418701" calcext:value-type="float">
            <text:p>0.2478289604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5140.77966" calcext:value-type="float">
            <text:p>1443145140.77966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95126438141" calcext:value-type="float">
            <text:p>60.7795126438</text:p>
          </table:table-cell>
          <table:table-cell table:formula="of:=[.C489]/([.D489]-[.D488])" office:value-type="float" office:value="79793.6976721655" calcext:value-type="float">
            <text:p>79793.6976721655</text:p>
          </table:table-cell>
          <table:table-cell/>
          <table:table-cell office:value-type="float" office:value="1443145141.02753" calcext:value-type="float">
            <text:p>1443145141.02753</text:p>
          </table:table-cell>
          <table:table-cell table:formula="of:=[.G489]-[.$B$2]" office:value-type="float" office:value="61.0273911952972" calcext:value-type="float">
            <text:p>61.0273911953</text:p>
          </table:table-cell>
          <table:table-cell table:formula="of:=[.C489]/([.H489]-[.H488])" office:value-type="float" office:value="79720.6747445949" calcext:value-type="float">
            <text:p>79720.6747445949</text:p>
          </table:table-cell>
          <table:table-cell table:formula="of:=[.G489]-[.$B489]" office:value-type="float" office:value="0.247878551483154" calcext:value-type="float">
            <text:p>0.2478785515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5140.83381" calcext:value-type="float">
            <text:p>1443145140.83381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36637020111" calcext:value-type="float">
            <text:p>60.833663702</text:p>
          </table:table-cell>
          <table:table-cell table:formula="of:=[.C490]/([.D490]-[.D489])" office:value-type="float" office:value="79776.8343562604" calcext:value-type="float">
            <text:p>79776.8343562604</text:p>
          </table:table-cell>
          <table:table-cell/>
          <table:table-cell office:value-type="float" office:value="1443145141.08161" calcext:value-type="float">
            <text:p>1443145141.08161</text:p>
          </table:table-cell>
          <table:table-cell table:formula="of:=[.G490]-[.$B$2]" office:value-type="float" office:value="61.0814638137817" calcext:value-type="float">
            <text:p>61.0814638138</text:p>
          </table:table-cell>
          <table:table-cell table:formula="of:=[.C490]/([.H490]-[.H489])" office:value-type="float" office:value="79892.5615418193" calcext:value-type="float">
            <text:p>79892.5615418193</text:p>
          </table:table-cell>
          <table:table-cell table:formula="of:=[.G490]-[.$B490]" office:value-type="float" office:value="0.24780011177063" calcext:value-type="float">
            <text:p>0.2478001118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5140.88795" calcext:value-type="float">
            <text:p>1443145140.88795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78066539764" calcext:value-type="float">
            <text:p>60.887806654</text:p>
          </table:table-cell>
          <table:table-cell table:formula="of:=[.C491]/([.D491]-[.D490])" office:value-type="float" office:value="79788.7784686383" calcext:value-type="float">
            <text:p>79788.7784686383</text:p>
          </table:table-cell>
          <table:table-cell/>
          <table:table-cell office:value-type="float" office:value="1443145141.13575" calcext:value-type="float">
            <text:p>1443145141.13575</text:p>
          </table:table-cell>
          <table:table-cell table:formula="of:=[.G491]-[.$B$2]" office:value-type="float" office:value="61.1356067657471" calcext:value-type="float">
            <text:p>61.1356067657</text:p>
          </table:table-cell>
          <table:table-cell table:formula="of:=[.C491]/([.H491]-[.H490])" office:value-type="float" office:value="79788.7784686383" calcext:value-type="float">
            <text:p>79788.7784686383</text:p>
          </table:table-cell>
          <table:table-cell table:formula="of:=[.G491]-[.$B491]" office:value-type="float" office:value="0.24780011177063" calcext:value-type="float">
            <text:p>0.2478001118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5140.9421" calcext:value-type="float">
            <text:p>1443145140.9421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419567584992" calcext:value-type="float">
            <text:p>60.9419567585</text:p>
          </table:table-cell>
          <table:table-cell table:formula="of:=[.C492]/([.D492]-[.D491])" office:value-type="float" office:value="79778.2393603438" calcext:value-type="float">
            <text:p>79778.2393603438</text:p>
          </table:table-cell>
          <table:table-cell/>
          <table:table-cell office:value-type="float" office:value="1443145141.19003" calcext:value-type="float">
            <text:p>1443145141.19003</text:p>
          </table:table-cell>
          <table:table-cell table:formula="of:=[.G492]-[.$B$2]" office:value-type="float" office:value="61.1898910999298" calcext:value-type="float">
            <text:p>61.1898910999</text:p>
          </table:table-cell>
          <table:table-cell table:formula="of:=[.C492]/([.H492]-[.H491])" office:value-type="float" office:value="79580.9705514197" calcext:value-type="float">
            <text:p>79580.9705514197</text:p>
          </table:table-cell>
          <table:table-cell table:formula="of:=[.G492]-[.$B492]" office:value-type="float" office:value="0.247934341430664" calcext:value-type="float">
            <text:p>0.247934341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5140.99629" calcext:value-type="float">
            <text:p>1443145140.99629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61431026459" calcext:value-type="float">
            <text:p>60.9961431026</text:p>
          </table:table-cell>
          <table:table-cell table:formula="of:=[.C493]/([.D493]-[.D492])" office:value-type="float" office:value="79724.8839726498" calcext:value-type="float">
            <text:p>79724.8839726498</text:p>
          </table:table-cell>
          <table:table-cell/>
          <table:table-cell office:value-type="float" office:value="1443145141.20759" calcext:value-type="float">
            <text:p>1443145141.20759</text:p>
          </table:table-cell>
          <table:table-cell table:formula="of:=[.G493]-[.$B$2]" office:value-type="float" office:value="61.2074489593506" calcext:value-type="float">
            <text:p>61.2074489594</text:p>
          </table:table-cell>
          <table:table-cell table:formula="of:=[.C493]/([.H493]-[.H492])" office:value-type="float" office:value="246043.660361474" calcext:value-type="float">
            <text:p>246043.660361474</text:p>
          </table:table-cell>
          <table:table-cell table:formula="of:=[.G493]-[.$B493]" office:value-type="float" office:value="0.211305856704712" calcext:value-type="float">
            <text:p>0.2113058567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5141.04747" calcext:value-type="float">
            <text:p>1443145141.04747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73227500916" calcext:value-type="float">
            <text:p>61.0473227501</text:p>
          </table:table-cell>
          <table:table-cell table:formula="of:=[.C494]/([.D494]-[.D493])" office:value-type="float" office:value="84408.5533137988" calcext:value-type="float">
            <text:p>84408.5533137988</text:p>
          </table:table-cell>
          <table:table-cell/>
          <table:table-cell office:value-type="float" office:value="1443145141.24503" calcext:value-type="float">
            <text:p>1443145141.24503</text:p>
          </table:table-cell>
          <table:table-cell table:formula="of:=[.G494]-[.$B$2]" office:value-type="float" office:value="61.2448880672455" calcext:value-type="float">
            <text:p>61.2448880672</text:p>
          </table:table-cell>
          <table:table-cell table:formula="of:=[.C494]/([.H494]-[.H493])" office:value-type="float" office:value="115387.364787844" calcext:value-type="float">
            <text:p>115387.364787844</text:p>
          </table:table-cell>
          <table:table-cell table:formula="of:=[.G494]-[.$B494]" office:value-type="float" office:value="0.197565317153931" calcext:value-type="float">
            <text:p>0.1975653172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5141.09844" calcext:value-type="float">
            <text:p>1443145141.09844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83006954193" calcext:value-type="float">
            <text:p>61.0983006954</text:p>
          </table:table-cell>
          <table:table-cell table:formula="of:=[.C495]/([.D495]-[.D494])" office:value-type="float" office:value="84742.5287979908" calcext:value-type="float">
            <text:p>84742.5287979908</text:p>
          </table:table-cell>
          <table:table-cell/>
          <table:table-cell office:value-type="float" office:value="1443145141.29612" calcext:value-type="float">
            <text:p>1443145141.29612</text:p>
          </table:table-cell>
          <table:table-cell table:formula="of:=[.G495]-[.$B$2]" office:value-type="float" office:value="61.2959768772125" calcext:value-type="float">
            <text:p>61.2959768772</text:p>
          </table:table-cell>
          <table:table-cell table:formula="of:=[.C495]/([.H495]-[.H494])" office:value-type="float" office:value="84558.6343229949" calcext:value-type="float">
            <text:p>84558.6343229949</text:p>
          </table:table-cell>
          <table:table-cell table:formula="of:=[.G495]-[.$B495]" office:value-type="float" office:value="0.197676181793213" calcext:value-type="float">
            <text:p>0.1976761818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5141.14941" calcext:value-type="float">
            <text:p>1443145141.14941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92712497711" calcext:value-type="float">
            <text:p>61.1492712498</text:p>
          </table:table-cell>
          <table:table-cell table:formula="of:=[.C496]/([.D496]-[.D495])" office:value-type="float" office:value="84754.8168729477" calcext:value-type="float">
            <text:p>84754.8168729477</text:p>
          </table:table-cell>
          <table:table-cell/>
          <table:table-cell office:value-type="float" office:value="1443145141.34703" calcext:value-type="float">
            <text:p>1443145141.34703</text:p>
          </table:table-cell>
          <table:table-cell table:formula="of:=[.G496]-[.$B$2]" office:value-type="float" office:value="61.3468828201294" calcext:value-type="float">
            <text:p>61.3468828201</text:p>
          </table:table-cell>
          <table:table-cell table:formula="of:=[.C496]/([.H496]-[.H495])" office:value-type="float" office:value="84862.3903707" calcext:value-type="float">
            <text:p>84862.3903707</text:p>
          </table:table-cell>
          <table:table-cell table:formula="of:=[.G496]-[.$B496]" office:value-type="float" office:value="0.197611570358276" calcext:value-type="float">
            <text:p>0.1976115704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5141.20039" calcext:value-type="float">
            <text:p>1443145141.20039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2002439498901" calcext:value-type="float">
            <text:p>61.2002439499</text:p>
          </table:table-cell>
          <table:table-cell table:formula="of:=[.C497]/([.D497]-[.D496])" office:value-type="float" office:value="84751.2490002105" calcext:value-type="float">
            <text:p>84751.2490002105</text:p>
          </table:table-cell>
          <table:table-cell/>
          <table:table-cell office:value-type="float" office:value="1443145141.39803" calcext:value-type="float">
            <text:p>1443145141.39803</text:p>
          </table:table-cell>
          <table:table-cell table:formula="of:=[.G497]-[.$B$2]" office:value-type="float" office:value="61.3978893756867" calcext:value-type="float">
            <text:p>61.3978893757</text:p>
          </table:table-cell>
          <table:table-cell table:formula="of:=[.C497]/([.H497]-[.H496])" office:value-type="float" office:value="84694.9956295545" calcext:value-type="float">
            <text:p>84694.9956295545</text:p>
          </table:table-cell>
          <table:table-cell table:formula="of:=[.G497]-[.$B497]" office:value-type="float" office:value="0.197645425796509" calcext:value-type="float">
            <text:p>0.1976454258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5141.25136" calcext:value-type="float">
            <text:p>1443145141.25136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51211643219" calcext:value-type="float">
            <text:p>61.2512116432</text:p>
          </table:table-cell>
          <table:table-cell table:formula="of:=[.C498]/([.D498]-[.D497])" office:value-type="float" office:value="84759.5745039154" calcext:value-type="float">
            <text:p>84759.5745039154</text:p>
          </table:table-cell>
          <table:table-cell/>
          <table:table-cell office:value-type="float" office:value="1443145141.44904" calcext:value-type="float">
            <text:p>1443145141.44904</text:p>
          </table:table-cell>
          <table:table-cell table:formula="of:=[.G498]-[.$B$2]" office:value-type="float" office:value="61.4489006996155" calcext:value-type="float">
            <text:p>61.4489006996</text:p>
          </table:table-cell>
          <table:table-cell table:formula="of:=[.C498]/([.H498]-[.H497])" office:value-type="float" office:value="84687.0786186009" calcext:value-type="float">
            <text:p>84687.0786186009</text:p>
          </table:table-cell>
          <table:table-cell table:formula="of:=[.G498]-[.$B498]" office:value-type="float" office:value="0.197689056396484" calcext:value-type="float">
            <text:p>0.1976890564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5141.30232" calcext:value-type="float">
            <text:p>1443145141.30232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3021757602692" calcext:value-type="float">
            <text:p>61.3021757603</text:p>
          </table:table-cell>
          <table:table-cell table:formula="of:=[.C499]/([.D499]-[.D498])" office:value-type="float" office:value="84765.5222937982" calcext:value-type="float">
            <text:p>84765.5222937982</text:p>
          </table:table-cell>
          <table:table-cell/>
          <table:table-cell office:value-type="float" office:value="1443145141.49986" calcext:value-type="float">
            <text:p>1443145141.49986</text:p>
          </table:table-cell>
          <table:table-cell table:formula="of:=[.G499]-[.$B$2]" office:value-type="float" office:value="61.4997124671936" calcext:value-type="float">
            <text:p>61.4997124672</text:p>
          </table:table-cell>
          <table:table-cell table:formula="of:=[.C499]/([.H499]-[.H498])" office:value-type="float" office:value="85019.6756756757" calcext:value-type="float">
            <text:p>85019.6756756757</text:p>
          </table:table-cell>
          <table:table-cell table:formula="of:=[.G499]-[.$B499]" office:value-type="float" office:value="0.197536706924438" calcext:value-type="float">
            <text:p>0.1975367069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5141.35328" calcext:value-type="float">
            <text:p>1443145141.35328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31408309937" calcext:value-type="float">
            <text:p>61.353140831</text:p>
          </table:table-cell>
          <table:table-cell table:formula="of:=[.C500]/([.D500]-[.D499])" office:value-type="float" office:value="84763.9361348783" calcext:value-type="float">
            <text:p>84763.9361348783</text:p>
          </table:table-cell>
          <table:table-cell/>
          <table:table-cell office:value-type="float" office:value="1443145141.59804" calcext:value-type="float">
            <text:p>1443145141.59804</text:p>
          </table:table-cell>
          <table:table-cell table:formula="of:=[.G500]-[.$B$2]" office:value-type="float" office:value="61.597895860672" calcext:value-type="float">
            <text:p>61.5978958607</text:p>
          </table:table-cell>
          <table:table-cell table:formula="of:=[.C500]/([.H500]-[.H499])" office:value-type="float" office:value="43999.2940450838" calcext:value-type="float">
            <text:p>43999.2940450838</text:p>
          </table:table-cell>
          <table:table-cell table:formula="of:=[.G500]-[.$B500]" office:value-type="float" office:value="0.244755029678345" calcext:value-type="float">
            <text:p>0.2447550297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5141.40425" calcext:value-type="float">
            <text:p>1443145141.40425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41061401367" calcext:value-type="float">
            <text:p>61.4041061401</text:p>
          </table:table-cell>
          <table:table-cell table:formula="of:=[.C501]/([.D501]-[.D500])" office:value-type="float" office:value="84763.5396044236" calcext:value-type="float">
            <text:p>84763.5396044236</text:p>
          </table:table-cell>
          <table:table-cell/>
          <table:table-cell office:value-type="float" office:value="1443145141.64898" calcext:value-type="float">
            <text:p>1443145141.64898</text:p>
          </table:table-cell>
          <table:table-cell table:formula="of:=[.G501]-[.$B$2]" office:value-type="float" office:value="61.648841381073" calcext:value-type="float">
            <text:p>61.6488413811</text:p>
          </table:table-cell>
          <table:table-cell table:formula="of:=[.C501]/([.H501]-[.H500])" office:value-type="float" office:value="84796.4642621478" calcext:value-type="float">
            <text:p>84796.4642621478</text:p>
          </table:table-cell>
          <table:table-cell table:formula="of:=[.G501]-[.$B501]" office:value-type="float" office:value="0.244735240936279" calcext:value-type="float">
            <text:p>0.244735240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5141.45523" calcext:value-type="float">
            <text:p>1443145141.45523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50874233246" calcext:value-type="float">
            <text:p>61.4550874233</text:p>
          </table:table-cell>
          <table:table-cell table:formula="of:=[.C502]/([.D502]-[.D501])" office:value-type="float" office:value="84736.9805126479" calcext:value-type="float">
            <text:p>84736.9805126479</text:p>
          </table:table-cell>
          <table:table-cell/>
          <table:table-cell office:value-type="float" office:value="1443145141.70003" calcext:value-type="float">
            <text:p>1443145141.70003</text:p>
          </table:table-cell>
          <table:table-cell table:formula="of:=[.G502]-[.$B$2]" office:value-type="float" office:value="61.6998879909515" calcext:value-type="float">
            <text:p>61.699887991</text:p>
          </table:table-cell>
          <table:table-cell table:formula="of:=[.C502]/([.H502]-[.H501])" office:value-type="float" office:value="84628.5387076435" calcext:value-type="float">
            <text:p>84628.5387076435</text:p>
          </table:table-cell>
          <table:table-cell table:formula="of:=[.G502]-[.$B502]" office:value-type="float" office:value="0.244800567626953" calcext:value-type="float">
            <text:p>0.244800567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5141.50625" calcext:value-type="float">
            <text:p>1443145141.50625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61020851135" calcext:value-type="float">
            <text:p>61.5061020851</text:p>
          </table:table-cell>
          <table:table-cell table:formula="of:=[.C503]/([.D503]-[.D502])" office:value-type="float" office:value="84681.5375915428" calcext:value-type="float">
            <text:p>84681.5375915428</text:p>
          </table:table-cell>
          <table:table-cell/>
          <table:table-cell office:value-type="float" office:value="1443145141.75081" calcext:value-type="float">
            <text:p>1443145141.75081</text:p>
          </table:table-cell>
          <table:table-cell table:formula="of:=[.G503]-[.$B$2]" office:value-type="float" office:value="61.7506625652313" calcext:value-type="float">
            <text:p>61.7506625652</text:p>
          </table:table-cell>
          <table:table-cell table:formula="of:=[.C503]/([.H503]-[.H502])" office:value-type="float" office:value="85081.9541330929" calcext:value-type="float">
            <text:p>85081.9541330929</text:p>
          </table:table-cell>
          <table:table-cell table:formula="of:=[.G503]-[.$B503]" office:value-type="float" office:value="0.244560480117798" calcext:value-type="float">
            <text:p>0.244560480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5141.55721" calcext:value-type="float">
            <text:p>1443145141.55721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70623874664" calcext:value-type="float">
            <text:p>61.5570623875</text:p>
          </table:table-cell>
          <table:table-cell table:formula="of:=[.C504]/([.D504]-[.D503])" office:value-type="float" office:value="84771.867523147" calcext:value-type="float">
            <text:p>84771.867523147</text:p>
          </table:table-cell>
          <table:table-cell/>
          <table:table-cell office:value-type="float" office:value="1443145141.80182" calcext:value-type="float">
            <text:p>1443145141.80182</text:p>
          </table:table-cell>
          <table:table-cell table:formula="of:=[.G504]-[.$B$2]" office:value-type="float" office:value="61.8016784191132" calcext:value-type="float">
            <text:p>61.8016784191</text:p>
          </table:table-cell>
          <table:table-cell table:formula="of:=[.C504]/([.H504]-[.H503])" office:value-type="float" office:value="84679.5588290276" calcext:value-type="float">
            <text:p>84679.5588290276</text:p>
          </table:table-cell>
          <table:table-cell table:formula="of:=[.G504]-[.$B504]" office:value-type="float" office:value="0.244616031646729" calcext:value-type="float">
            <text:p>0.244616031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5141.60817" calcext:value-type="float">
            <text:p>1443145141.60817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80238819122" calcext:value-type="float">
            <text:p>61.6080238819</text:p>
          </table:table-cell>
          <table:table-cell table:formula="of:=[.C505]/([.D505]-[.D504])" office:value-type="float" office:value="84769.8845369313" calcext:value-type="float">
            <text:p>84769.8845369313</text:p>
          </table:table-cell>
          <table:table-cell/>
          <table:table-cell office:value-type="float" office:value="1443145141.85275" calcext:value-type="float">
            <text:p>1443145141.85275</text:p>
          </table:table-cell>
          <table:table-cell table:formula="of:=[.G505]-[.$B$2]" office:value-type="float" office:value="61.8526101112366" calcext:value-type="float">
            <text:p>61.8526101112</text:p>
          </table:table-cell>
          <table:table-cell table:formula="of:=[.C505]/([.H505]-[.H504])" office:value-type="float" office:value="84819.4870402532" calcext:value-type="float">
            <text:p>84819.4870402532</text:p>
          </table:table-cell>
          <table:table-cell table:formula="of:=[.G505]-[.$B505]" office:value-type="float" office:value="0.244586229324341" calcext:value-type="float">
            <text:p>0.244586229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5141.65913" calcext:value-type="float">
            <text:p>1443145141.65913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89910984039" calcext:value-type="float">
            <text:p>61.6589910984</text:p>
          </table:table-cell>
          <table:table-cell table:formula="of:=[.C506]/([.D506]-[.D505])" office:value-type="float" office:value="84760.3674943398" calcext:value-type="float">
            <text:p>84760.3674943398</text:p>
          </table:table-cell>
          <table:table-cell/>
          <table:table-cell office:value-type="float" office:value="1443145141.90376" calcext:value-type="float">
            <text:p>1443145141.90376</text:p>
          </table:table-cell>
          <table:table-cell table:formula="of:=[.G506]-[.$B$2]" office:value-type="float" office:value="61.9036157131195" calcext:value-type="float">
            <text:p>61.9036157131</text:p>
          </table:table-cell>
          <table:table-cell table:formula="of:=[.C506]/([.H506]-[.H505])" office:value-type="float" office:value="84696.5792093786" calcext:value-type="float">
            <text:p>84696.5792093786</text:p>
          </table:table-cell>
          <table:table-cell table:formula="of:=[.G506]-[.$B506]" office:value-type="float" office:value="0.244624614715576" calcext:value-type="float">
            <text:p>0.2446246147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5141.7101" calcext:value-type="float">
            <text:p>1443145141.7101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99556922913" calcext:value-type="float">
            <text:p>61.7099556923</text:p>
          </table:table-cell>
          <table:table-cell table:formula="of:=[.C507]/([.D507]-[.D506])" office:value-type="float" office:value="84764.729206918" calcext:value-type="float">
            <text:p>84764.729206918</text:p>
          </table:table-cell>
          <table:table-cell/>
          <table:table-cell office:value-type="float" office:value="1443145141.95472" calcext:value-type="float">
            <text:p>1443145141.95472</text:p>
          </table:table-cell>
          <table:table-cell table:formula="of:=[.G507]-[.$B$2]" office:value-type="float" office:value="61.9545798301697" calcext:value-type="float">
            <text:p>61.9545798302</text:p>
          </table:table-cell>
          <table:table-cell table:formula="of:=[.C507]/([.H507]-[.H506])" office:value-type="float" office:value="84765.5222937982" calcext:value-type="float">
            <text:p>84765.5222937982</text:p>
          </table:table-cell>
          <table:table-cell table:formula="of:=[.G507]-[.$B507]" office:value-type="float" office:value="0.244624137878418" calcext:value-type="float">
            <text:p>0.244624137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5141.76109" calcext:value-type="float">
            <text:p>1443145141.76109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609479427338" calcext:value-type="float">
            <text:p>61.7609479427</text:p>
          </table:table-cell>
          <table:table-cell table:formula="of:=[.C508]/([.D508]-[.D507])" office:value-type="float" office:value="84718.7555464122" calcext:value-type="float">
            <text:p>84718.7555464122</text:p>
          </table:table-cell>
          <table:table-cell/>
          <table:table-cell office:value-type="float" office:value="1443145142.00569" calcext:value-type="float">
            <text:p>1443145142.00569</text:p>
          </table:table-cell>
          <table:table-cell table:formula="of:=[.G508]-[.$B$2]" office:value-type="float" office:value="62.0055510997772" calcext:value-type="float">
            <text:p>62.0055510998</text:p>
          </table:table-cell>
          <table:table-cell table:formula="of:=[.C508]/([.H508]-[.H507])" office:value-type="float" office:value="84753.6275486578" calcext:value-type="float">
            <text:p>84753.6275486578</text:p>
          </table:table-cell>
          <table:table-cell table:formula="of:=[.G508]-[.$B508]" office:value-type="float" office:value="0.244603157043457" calcext:value-type="float">
            <text:p>0.24460315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5141.81205" calcext:value-type="float">
            <text:p>1443145141.81205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119113445282" calcext:value-type="float">
            <text:p>61.8119113445</text:p>
          </table:table-cell>
          <table:table-cell table:formula="of:=[.C509]/([.D509]-[.D508])" office:value-type="float" office:value="84766.7119519452" calcext:value-type="float">
            <text:p>84766.7119519452</text:p>
          </table:table-cell>
          <table:table-cell/>
          <table:table-cell office:value-type="float" office:value="1443145142.05668" calcext:value-type="float">
            <text:p>1443145142.05668</text:p>
          </table:table-cell>
          <table:table-cell table:formula="of:=[.G509]-[.$B$2]" office:value-type="float" office:value="62.056539773941" calcext:value-type="float">
            <text:p>62.0565397739</text:p>
          </table:table-cell>
          <table:table-cell table:formula="of:=[.C509]/([.H509]-[.H508])" office:value-type="float" office:value="84724.6976087384" calcext:value-type="float">
            <text:p>84724.6976087384</text:p>
          </table:table-cell>
          <table:table-cell table:formula="of:=[.G509]-[.$B509]" office:value-type="float" office:value="0.244628429412842" calcext:value-type="float">
            <text:p>0.244628429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5141.86302" calcext:value-type="float">
            <text:p>1443145141.86302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28752231598" calcext:value-type="float">
            <text:p>61.8628752232</text:p>
          </table:table-cell>
          <table:table-cell table:formula="of:=[.C510]/([.D510]-[.D509])" office:value-type="float" office:value="84765.9188428036" calcext:value-type="float">
            <text:p>84765.9188428036</text:p>
          </table:table-cell>
          <table:table-cell/>
          <table:table-cell office:value-type="float" office:value="1443145142.10769" calcext:value-type="float">
            <text:p>1443145142.10769</text:p>
          </table:table-cell>
          <table:table-cell table:formula="of:=[.G510]-[.$B$2]" office:value-type="float" office:value="62.1075420379639" calcext:value-type="float">
            <text:p>62.107542038</text:p>
          </table:table-cell>
          <table:table-cell table:formula="of:=[.C510]/([.H510]-[.H509])" office:value-type="float" office:value="84702.1222051337" calcext:value-type="float">
            <text:p>84702.1222051337</text:p>
          </table:table-cell>
          <table:table-cell table:formula="of:=[.G510]-[.$B510]" office:value-type="float" office:value="0.244666814804077" calcext:value-type="float">
            <text:p>0.2446668148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5141.91399" calcext:value-type="float">
            <text:p>1443145141.91399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38467311859" calcext:value-type="float">
            <text:p>61.9138467312</text:p>
          </table:table-cell>
          <table:table-cell table:formula="of:=[.C511]/([.D511]-[.D510])" office:value-type="float" office:value="84753.2311146452" calcext:value-type="float">
            <text:p>84753.2311146452</text:p>
          </table:table-cell>
          <table:table-cell/>
          <table:table-cell office:value-type="float" office:value="1443145142.15862" calcext:value-type="float">
            <text:p>1443145142.15862</text:p>
          </table:table-cell>
          <table:table-cell table:formula="of:=[.G511]-[.$B$2]" office:value-type="float" office:value="62.1584722995758" calcext:value-type="float">
            <text:p>62.1584722996</text:p>
          </table:table-cell>
          <table:table-cell table:formula="of:=[.C511]/([.H511]-[.H510])" office:value-type="float" office:value="84821.8694205049" calcext:value-type="float">
            <text:p>84821.8694205049</text:p>
          </table:table-cell>
          <table:table-cell table:formula="of:=[.G511]-[.$B511]" office:value-type="float" office:value="0.244625568389893" calcext:value-type="float">
            <text:p>0.2446255684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5141.96496" calcext:value-type="float">
            <text:p>1443145141.96496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4812040329" calcext:value-type="float">
            <text:p>61.9648120403</text:p>
          </table:table-cell>
          <table:table-cell table:formula="of:=[.C512]/([.D512]-[.D511])" office:value-type="float" office:value="84763.5396044236" calcext:value-type="float">
            <text:p>84763.5396044236</text:p>
          </table:table-cell>
          <table:table-cell/>
          <table:table-cell office:value-type="float" office:value="1443145142.17439" calcext:value-type="float">
            <text:p>1443145142.17439</text:p>
          </table:table-cell>
          <table:table-cell table:formula="of:=[.G512]-[.$B$2]" office:value-type="float" office:value="62.1742515563965" calcext:value-type="float">
            <text:p>62.1742515564</text:p>
          </table:table-cell>
          <table:table-cell table:formula="of:=[.C512]/([.H512]-[.H511])" office:value-type="float" office:value="273777.152440959" calcext:value-type="float">
            <text:p>273777.152440959</text:p>
          </table:table-cell>
          <table:table-cell table:formula="of:=[.G512]-[.$B512]" office:value-type="float" office:value="0.209439516067505" calcext:value-type="float">
            <text:p>0.209439516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5142.01324" calcext:value-type="float">
            <text:p>1443145142.01324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30960941315" calcext:value-type="float">
            <text:p>62.0130960941</text:p>
          </table:table-cell>
          <table:table-cell table:formula="of:=[.C513]/([.D513]-[.D512])" office:value-type="float" office:value="89470.5323971203" calcext:value-type="float">
            <text:p>89470.5323971203</text:p>
          </table:table-cell>
          <table:table-cell/>
          <table:table-cell office:value-type="float" office:value="1443145142.25319" calcext:value-type="float">
            <text:p>1443145142.25319</text:p>
          </table:table-cell>
          <table:table-cell table:formula="of:=[.G513]-[.$B$2]" office:value-type="float" office:value="62.2530465126038" calcext:value-type="float">
            <text:p>62.2530465126</text:p>
          </table:table-cell>
          <table:table-cell table:formula="of:=[.C513]/([.H513]-[.H512])" office:value-type="float" office:value="54825.8442918091" calcext:value-type="float">
            <text:p>54825.8442918091</text:p>
          </table:table-cell>
          <table:table-cell table:formula="of:=[.G513]-[.$B513]" office:value-type="float" office:value="0.23995041847229" calcext:value-type="float">
            <text:p>0.239950418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5142.05562" calcext:value-type="float">
            <text:p>1443145142.05562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54716587067" calcext:value-type="float">
            <text:p>62.0554716587</text:p>
          </table:table-cell>
          <table:table-cell table:formula="of:=[.C514]/([.D514]-[.D513])" office:value-type="float" office:value="101945.544402935" calcext:value-type="float">
            <text:p>101945.544402935</text:p>
          </table:table-cell>
          <table:table-cell/>
          <table:table-cell office:value-type="float" office:value="1443145142.33408" calcext:value-type="float">
            <text:p>1443145142.33408</text:p>
          </table:table-cell>
          <table:table-cell table:formula="of:=[.G514]-[.$B$2]" office:value-type="float" office:value="62.3339395523071" calcext:value-type="float">
            <text:p>62.3339395523</text:p>
          </table:table-cell>
          <table:table-cell table:formula="of:=[.C514]/([.H514]-[.H513])" office:value-type="float" office:value="53403.8529871202" calcext:value-type="float">
            <text:p>53403.8529871202</text:p>
          </table:table-cell>
          <table:table-cell table:formula="of:=[.G514]-[.$B514]" office:value-type="float" office:value="0.278467893600464" calcext:value-type="float">
            <text:p>0.278467893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5142.09795" calcext:value-type="float">
            <text:p>1443145142.09795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78109836578" calcext:value-type="float">
            <text:p>62.0978109837</text:p>
          </table:table-cell>
          <table:table-cell table:formula="of:=[.C515]/([.D515]-[.D514])" office:value-type="float" office:value="102032.802955221" calcext:value-type="float">
            <text:p>102032.802955221</text:p>
          </table:table-cell>
          <table:table-cell/>
          <table:table-cell office:value-type="float" office:value="1443145142.37661" calcext:value-type="float">
            <text:p>1443145142.37661</text:p>
          </table:table-cell>
          <table:table-cell table:formula="of:=[.G515]-[.$B$2]" office:value-type="float" office:value="62.3764662742615" calcext:value-type="float">
            <text:p>62.3764662743</text:p>
          </table:table-cell>
          <table:table-cell table:formula="of:=[.C515]/([.H515]-[.H514])" office:value-type="float" office:value="101583.188204294" calcext:value-type="float">
            <text:p>101583.188204294</text:p>
          </table:table-cell>
          <table:table-cell table:formula="of:=[.G515]-[.$B515]" office:value-type="float" office:value="0.278655290603638" calcext:value-type="float">
            <text:p>0.278655290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5142.14029" calcext:value-type="float">
            <text:p>1443145142.14029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401462554932" calcext:value-type="float">
            <text:p>62.1401462555</text:p>
          </table:table-cell>
          <table:table-cell table:formula="of:=[.C516]/([.D516]-[.D515])" office:value-type="float" office:value="102042.571423744" calcext:value-type="float">
            <text:p>102042.571423744</text:p>
          </table:table-cell>
          <table:table-cell/>
          <table:table-cell office:value-type="float" office:value="1443145142.41894" calcext:value-type="float">
            <text:p>1443145142.41894</text:p>
          </table:table-cell>
          <table:table-cell table:formula="of:=[.G516]-[.$B$2]" office:value-type="float" office:value="62.4188015460968" calcext:value-type="float">
            <text:p>62.4188015461</text:p>
          </table:table-cell>
          <table:table-cell table:formula="of:=[.C516]/([.H516]-[.H515])" office:value-type="float" office:value="102042.571423744" calcext:value-type="float">
            <text:p>102042.571423744</text:p>
          </table:table-cell>
          <table:table-cell table:formula="of:=[.G516]-[.$B516]" office:value-type="float" office:value="0.278655290603638" calcext:value-type="float">
            <text:p>0.278655290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5142.18264" calcext:value-type="float">
            <text:p>1443145142.18264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24929714203" calcext:value-type="float">
            <text:p>62.1824929714</text:p>
          </table:table-cell>
          <table:table-cell table:formula="of:=[.C517]/([.D517]-[.D516])" office:value-type="float" office:value="102014.994679503" calcext:value-type="float">
            <text:p>102014.994679503</text:p>
          </table:table-cell>
          <table:table-cell/>
          <table:table-cell office:value-type="float" office:value="1443145142.46125" calcext:value-type="float">
            <text:p>1443145142.46125</text:p>
          </table:table-cell>
          <table:table-cell table:formula="of:=[.G517]-[.$B$2]" office:value-type="float" office:value="62.4611089229584" calcext:value-type="float">
            <text:p>62.461108923</text:p>
          </table:table-cell>
          <table:table-cell table:formula="of:=[.C517]/([.H517]-[.H516])" office:value-type="float" office:value="102109.852240068" calcext:value-type="float">
            <text:p>102109.852240068</text:p>
          </table:table-cell>
          <table:table-cell table:formula="of:=[.G517]-[.$B517]" office:value-type="float" office:value="0.278615951538086" calcext:value-type="float">
            <text:p>0.2786159515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5142.22498" calcext:value-type="float">
            <text:p>1443145142.22498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4835395813" calcext:value-type="float">
            <text:p>62.2248353958</text:p>
          </table:table-cell>
          <table:table-cell table:formula="of:=[.C518]/([.D518]-[.D517])" office:value-type="float" office:value="102025.334211727" calcext:value-type="float">
            <text:p>102025.334211727</text:p>
          </table:table-cell>
          <table:table-cell/>
          <table:table-cell office:value-type="float" office:value="1443145142.50376" calcext:value-type="float">
            <text:p>1443145142.50376</text:p>
          </table:table-cell>
          <table:table-cell table:formula="of:=[.G518]-[.$B$2]" office:value-type="float" office:value="62.5036141872406" calcext:value-type="float">
            <text:p>62.5036141872</text:p>
          </table:table-cell>
          <table:table-cell table:formula="of:=[.C518]/([.H518]-[.H517])" office:value-type="float" office:value="101634.469822751" calcext:value-type="float">
            <text:p>101634.469822751</text:p>
          </table:table-cell>
          <table:table-cell table:formula="of:=[.G518]-[.$B518]" office:value-type="float" office:value="0.278778791427612" calcext:value-type="float">
            <text:p>0.278778791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5142.26733" calcext:value-type="float">
            <text:p>1443145142.26733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71842575073" calcext:value-type="float">
            <text:p>62.2671842575</text:p>
          </table:table-cell>
          <table:table-cell table:formula="of:=[.C519]/([.D519]-[.D518])" office:value-type="float" office:value="102009.82569923" calcext:value-type="float">
            <text:p>102009.82569923</text:p>
          </table:table-cell>
          <table:table-cell/>
          <table:table-cell office:value-type="float" office:value="1443145142.54606" calcext:value-type="float">
            <text:p>1443145142.54606</text:p>
          </table:table-cell>
          <table:table-cell table:formula="of:=[.G519]-[.$B$2]" office:value-type="float" office:value="62.5459134578705" calcext:value-type="float">
            <text:p>62.5459134579</text:p>
          </table:table-cell>
          <table:table-cell table:formula="of:=[.C519]/([.H519]-[.H518])" office:value-type="float" office:value="102129.420570862" calcext:value-type="float">
            <text:p>102129.420570862</text:p>
          </table:table-cell>
          <table:table-cell table:formula="of:=[.G519]-[.$B519]" office:value-type="float" office:value="0.278729200363159" calcext:value-type="float">
            <text:p>0.278729200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5142.30967" calcext:value-type="float">
            <text:p>1443145142.30967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95269203186" calcext:value-type="float">
            <text:p>62.3095269203</text:p>
          </table:table-cell>
          <table:table-cell table:formula="of:=[.C520]/([.D520]-[.D519])" office:value-type="float" office:value="102024.759738285" calcext:value-type="float">
            <text:p>102024.759738285</text:p>
          </table:table-cell>
          <table:table-cell/>
          <table:table-cell office:value-type="float" office:value="1443145142.58842" calcext:value-type="float">
            <text:p>1443145142.58842</text:p>
          </table:table-cell>
          <table:table-cell table:formula="of:=[.G520]-[.$B$2]" office:value-type="float" office:value="62.5882782936096" calcext:value-type="float">
            <text:p>62.5882782936</text:p>
          </table:table-cell>
          <table:table-cell table:formula="of:=[.C520]/([.H520]-[.H519])" office:value-type="float" office:value="101971.361971062" calcext:value-type="float">
            <text:p>101971.361971062</text:p>
          </table:table-cell>
          <table:table-cell table:formula="of:=[.G520]-[.$B520]" office:value-type="float" office:value="0.278751373291016" calcext:value-type="float">
            <text:p>0.278751373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5142.35201" calcext:value-type="float">
            <text:p>1443145142.35201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518674373627" calcext:value-type="float">
            <text:p>62.3518674374</text:p>
          </table:table-cell>
          <table:table-cell table:formula="of:=[.C521]/([.D521]-[.D520])" office:value-type="float" office:value="102029.930232165" calcext:value-type="float">
            <text:p>102029.930232165</text:p>
          </table:table-cell>
          <table:table-cell/>
          <table:table-cell office:value-type="float" office:value="1443145142.63078" calcext:value-type="float">
            <text:p>1443145142.63078</text:p>
          </table:table-cell>
          <table:table-cell table:formula="of:=[.G521]-[.$B$2]" office:value-type="float" office:value="62.6306359767914" calcext:value-type="float">
            <text:p>62.6306359768</text:p>
          </table:table-cell>
          <table:table-cell table:formula="of:=[.C521]/([.H521]-[.H520])" office:value-type="float" office:value="101988.580949111" calcext:value-type="float">
            <text:p>101988.580949111</text:p>
          </table:table-cell>
          <table:table-cell table:formula="of:=[.G521]-[.$B521]" office:value-type="float" office:value="0.278768539428711" calcext:value-type="float">
            <text:p>0.278768539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5142.39435" calcext:value-type="float">
            <text:p>1443145142.39435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42089080811" calcext:value-type="float">
            <text:p>62.3942089081</text:p>
          </table:table-cell>
          <table:table-cell table:formula="of:=[.C522]/([.D522]-[.D521])" office:value-type="float" office:value="102027.632170187" calcext:value-type="float">
            <text:p>102027.632170187</text:p>
          </table:table-cell>
          <table:table-cell/>
          <table:table-cell office:value-type="float" office:value="1443145142.67304" calcext:value-type="float">
            <text:p>1443145142.67304</text:p>
          </table:table-cell>
          <table:table-cell table:formula="of:=[.G522]-[.$B$2]" office:value-type="float" office:value="62.6728980541229" calcext:value-type="float">
            <text:p>62.6728980541</text:p>
          </table:table-cell>
          <table:table-cell table:formula="of:=[.C522]/([.H522]-[.H521])" office:value-type="float" office:value="102219.300913912" calcext:value-type="float">
            <text:p>102219.300913912</text:p>
          </table:table-cell>
          <table:table-cell table:formula="of:=[.G522]-[.$B522]" office:value-type="float" office:value="0.27868914604187" calcext:value-type="float">
            <text:p>0.27868914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5142.43668" calcext:value-type="float">
            <text:p>1443145142.43668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6541557312" calcext:value-type="float">
            <text:p>62.4365415573</text:p>
          </table:table-cell>
          <table:table-cell table:formula="of:=[.C523]/([.D523]-[.D522])" office:value-type="float" office:value="102048.89319426" calcext:value-type="float">
            <text:p>102048.89319426</text:p>
          </table:table-cell>
          <table:table-cell/>
          <table:table-cell office:value-type="float" office:value="1443145142.75778" calcext:value-type="float">
            <text:p>1443145142.75778</text:p>
          </table:table-cell>
          <table:table-cell table:formula="of:=[.G523]-[.$B$2]" office:value-type="float" office:value="62.7576355934143" calcext:value-type="float">
            <text:p>62.7576355934</text:p>
          </table:table-cell>
          <table:table-cell table:formula="of:=[.C523]/([.H523]-[.H522])" office:value-type="float" office:value="50980.9470056132" calcext:value-type="float">
            <text:p>50980.9470056132</text:p>
          </table:table-cell>
          <table:table-cell table:formula="of:=[.G523]-[.$B523]" office:value-type="float" office:value="0.321094036102295" calcext:value-type="float">
            <text:p>0.321094036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5142.47902" calcext:value-type="float">
            <text:p>1443145142.47902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88801670074" calcext:value-type="float">
            <text:p>62.478880167</text:p>
          </table:table-cell>
          <table:table-cell table:formula="of:=[.C524]/([.D524]-[.D523])" office:value-type="float" office:value="102034.526666704" calcext:value-type="float">
            <text:p>102034.526666704</text:p>
          </table:table-cell>
          <table:table-cell/>
          <table:table-cell office:value-type="float" office:value="1443145142.79995" calcext:value-type="float">
            <text:p>1443145142.79995</text:p>
          </table:table-cell>
          <table:table-cell table:formula="of:=[.G524]-[.$B$2]" office:value-type="float" office:value="62.7998034954071" calcext:value-type="float">
            <text:p>62.7998034954</text:p>
          </table:table-cell>
          <table:table-cell table:formula="of:=[.C524]/([.H524]-[.H523])" office:value-type="float" office:value="102447.591552879" calcext:value-type="float">
            <text:p>102447.591552879</text:p>
          </table:table-cell>
          <table:table-cell table:formula="of:=[.G524]-[.$B524]" office:value-type="float" office:value="0.320923328399658" calcext:value-type="float">
            <text:p>0.3209233284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5142.5214" calcext:value-type="float">
            <text:p>1443145142.5214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212543010712" calcext:value-type="float">
            <text:p>62.5212543011</text:p>
          </table:table-cell>
          <table:table-cell table:formula="of:=[.C525]/([.D525]-[.D524])" office:value-type="float" office:value="101948.985989985" calcext:value-type="float">
            <text:p>101948.985989985</text:p>
          </table:table-cell>
          <table:table-cell/>
          <table:table-cell office:value-type="float" office:value="1443145142.84241" calcext:value-type="float">
            <text:p>1443145142.84241</text:p>
          </table:table-cell>
          <table:table-cell table:formula="of:=[.G525]-[.$B$2]" office:value-type="float" office:value="62.8422675132751" calcext:value-type="float">
            <text:p>62.8422675133</text:p>
          </table:table-cell>
          <table:table-cell table:formula="of:=[.C525]/([.H525]-[.H524])" office:value-type="float" office:value="101733.190048679" calcext:value-type="float">
            <text:p>101733.190048679</text:p>
          </table:table-cell>
          <table:table-cell table:formula="of:=[.G525]-[.$B525]" office:value-type="float" office:value="0.321013212203979" calcext:value-type="float">
            <text:p>0.321013212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5142.56372" calcext:value-type="float">
            <text:p>1443145142.56372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35778903961" calcext:value-type="float">
            <text:p>62.5635778904</text:p>
          </table:table-cell>
          <table:table-cell table:formula="of:=[.C526]/([.D526]-[.D525])" office:value-type="float" office:value="102070.738065999" calcext:value-type="float">
            <text:p>102070.738065999</text:p>
          </table:table-cell>
          <table:table-cell/>
          <table:table-cell office:value-type="float" office:value="1443145142.8848" calcext:value-type="float">
            <text:p>1443145142.8848</text:p>
          </table:table-cell>
          <table:table-cell table:formula="of:=[.G526]-[.$B$2]" office:value-type="float" office:value="62.884655714035" calcext:value-type="float">
            <text:p>62.884655714</text:p>
          </table:table-cell>
          <table:table-cell table:formula="of:=[.C526]/([.H526]-[.H525])" office:value-type="float" office:value="101915.153805916" calcext:value-type="float">
            <text:p>101915.153805916</text:p>
          </table:table-cell>
          <table:table-cell table:formula="of:=[.G526]-[.$B526]" office:value-type="float" office:value="0.321077823638916" calcext:value-type="float">
            <text:p>0.321077823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5142.60607" calcext:value-type="float">
            <text:p>1443145142.60607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59274673462" calcext:value-type="float">
            <text:p>62.6059274673</text:p>
          </table:table-cell>
          <table:table-cell table:formula="of:=[.C527]/([.D527]-[.D526])" office:value-type="float" office:value="102008.102822206" calcext:value-type="float">
            <text:p>102008.102822206</text:p>
          </table:table-cell>
          <table:table-cell/>
          <table:table-cell office:value-type="float" office:value="1443145142.92719" calcext:value-type="float">
            <text:p>1443145142.92719</text:p>
          </table:table-cell>
          <table:table-cell table:formula="of:=[.G527]-[.$B$2]" office:value-type="float" office:value="62.9270503520966" calcext:value-type="float">
            <text:p>62.9270503521</text:p>
          </table:table-cell>
          <table:table-cell table:formula="of:=[.C527]/([.H527]-[.H526])" office:value-type="float" office:value="101899.678769065" calcext:value-type="float">
            <text:p>101899.678769065</text:p>
          </table:table-cell>
          <table:table-cell table:formula="of:=[.G527]-[.$B527]" office:value-type="float" office:value="0.321122884750366" calcext:value-type="float">
            <text:p>0.3211228848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5142.64841" calcext:value-type="float">
            <text:p>1443145142.64841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82675075531" calcext:value-type="float">
            <text:p>62.6482675076</text:p>
          </table:table-cell>
          <table:table-cell table:formula="of:=[.C528]/([.D528]-[.D527])" office:value-type="float" office:value="102031.079301976" calcext:value-type="float">
            <text:p>102031.079301976</text:p>
          </table:table-cell>
          <table:table-cell/>
          <table:table-cell office:value-type="float" office:value="1443145142.96943" calcext:value-type="float">
            <text:p>1443145142.96943</text:p>
          </table:table-cell>
          <table:table-cell table:formula="of:=[.G528]-[.$B$2]" office:value-type="float" office:value="62.9692869186401" calcext:value-type="float">
            <text:p>62.9692869186</text:p>
          </table:table-cell>
          <table:table-cell table:formula="of:=[.C528]/([.H528]-[.H527])" office:value-type="float" office:value="102281.041133935" calcext:value-type="float">
            <text:p>102281.041133935</text:p>
          </table:table-cell>
          <table:table-cell table:formula="of:=[.G528]-[.$B528]" office:value-type="float" office:value="0.321019411087036" calcext:value-type="float">
            <text:p>0.321019411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5142.69075" calcext:value-type="float">
            <text:p>1443145142.69075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906116008759" calcext:value-type="float">
            <text:p>62.6906116009</text:p>
          </table:table-cell>
          <table:table-cell table:formula="of:=[.C529]/([.D529]-[.D528])" office:value-type="float" office:value="102021.31303349" calcext:value-type="float">
            <text:p>102021.31303349</text:p>
          </table:table-cell>
          <table:table-cell/>
          <table:table-cell office:value-type="float" office:value="1443145143.05414" calcext:value-type="float">
            <text:p>1443145143.05414</text:p>
          </table:table-cell>
          <table:table-cell table:formula="of:=[.G529]-[.$B$2]" office:value-type="float" office:value="63.0539939403534" calcext:value-type="float">
            <text:p>63.0539939404</text:p>
          </table:table-cell>
          <table:table-cell table:formula="of:=[.C529]/([.H529]-[.H528])" office:value-type="float" office:value="50999.3140193703" calcext:value-type="float">
            <text:p>50999.3140193703</text:p>
          </table:table-cell>
          <table:table-cell table:formula="of:=[.G529]-[.$B529]" office:value-type="float" office:value="0.363382339477539" calcext:value-type="float">
            <text:p>0.3633823395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5142.73314" calcext:value-type="float">
            <text:p>1443145142.73314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29936027527" calcext:value-type="float">
            <text:p>62.7329936028</text:p>
          </table:table-cell>
          <table:table-cell table:formula="of:=[.C530]/([.D530]-[.D529])" office:value-type="float" office:value="101930.060136249" calcext:value-type="float">
            <text:p>101930.060136249</text:p>
          </table:table-cell>
          <table:table-cell/>
          <table:table-cell office:value-type="float" office:value="1443145143.06856" calcext:value-type="float">
            <text:p>1443145143.06856</text:p>
          </table:table-cell>
          <table:table-cell table:formula="of:=[.G530]-[.$B$2]" office:value-type="float" office:value="63.0684192180634" calcext:value-type="float">
            <text:p>63.0684192181</text:p>
          </table:table-cell>
          <table:table-cell table:formula="of:=[.C530]/([.H530]-[.H529])" office:value-type="float" office:value="299474.30384768" calcext:value-type="float">
            <text:p>299474.30384768</text:p>
          </table:table-cell>
          <table:table-cell table:formula="of:=[.G530]-[.$B530]" office:value-type="float" office:value="0.335425615310669" calcext:value-type="float">
            <text:p>0.3354256153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5142.77546" calcext:value-type="float">
            <text:p>1443145142.77546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53140926361" calcext:value-type="float">
            <text:p>62.7753140926</text:p>
          </table:table-cell>
          <table:table-cell table:formula="of:=[.C531]/([.D531]-[.D530])" office:value-type="float" office:value="102078.213458776" calcext:value-type="float">
            <text:p>102078.213458776</text:p>
          </table:table-cell>
          <table:table-cell/>
          <table:table-cell office:value-type="float" office:value="1443145143.09642" calcext:value-type="float">
            <text:p>1443145143.09642</text:p>
          </table:table-cell>
          <table:table-cell table:formula="of:=[.G531]-[.$B$2]" office:value-type="float" office:value="63.0962789058685" calcext:value-type="float">
            <text:p>63.0962789059</text:p>
          </table:table-cell>
          <table:table-cell table:formula="of:=[.C531]/([.H531]-[.H530])" office:value-type="float" office:value="155062.75699175" calcext:value-type="float">
            <text:p>155062.75699175</text:p>
          </table:table-cell>
          <table:table-cell table:formula="of:=[.G531]-[.$B531]" office:value-type="float" office:value="0.320964813232422" calcext:value-type="float">
            <text:p>0.320964813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5142.8178" calcext:value-type="float">
            <text:p>1443145142.8178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76565170288" calcext:value-type="float">
            <text:p>62.817656517</text:p>
          </table:table-cell>
          <table:table-cell table:formula="of:=[.C532]/([.D532]-[.D531])" office:value-type="float" office:value="102025.334211727" calcext:value-type="float">
            <text:p>102025.334211727</text:p>
          </table:table-cell>
          <table:table-cell/>
          <table:table-cell office:value-type="float" office:value="1443145143.13884" calcext:value-type="float">
            <text:p>1443145143.13884</text:p>
          </table:table-cell>
          <table:table-cell table:formula="of:=[.G532]-[.$B$2]" office:value-type="float" office:value="63.1387012004852" calcext:value-type="float">
            <text:p>63.1387012005</text:p>
          </table:table-cell>
          <table:table-cell table:formula="of:=[.C532]/([.H532]-[.H531])" office:value-type="float" office:value="101833.24685835" calcext:value-type="float">
            <text:p>101833.24685835</text:p>
          </table:table-cell>
          <table:table-cell table:formula="of:=[.G532]-[.$B532]" office:value-type="float" office:value="0.321044683456421" calcext:value-type="float">
            <text:p>0.3210446835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5142.86014" calcext:value-type="float">
            <text:p>1443145142.86014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99925041199" calcext:value-type="float">
            <text:p>62.8599925041</text:p>
          </table:table-cell>
          <table:table-cell table:formula="of:=[.C533]/([.D533]-[.D532])" office:value-type="float" office:value="102040.847440446" calcext:value-type="float">
            <text:p>102040.847440446</text:p>
          </table:table-cell>
          <table:table-cell/>
          <table:table-cell office:value-type="float" office:value="1443145143.18118" calcext:value-type="float">
            <text:p>1443145143.18118</text:p>
          </table:table-cell>
          <table:table-cell table:formula="of:=[.G533]-[.$B$2]" office:value-type="float" office:value="63.181037902832" calcext:value-type="float">
            <text:p>63.1810379028</text:p>
          </table:table-cell>
          <table:table-cell table:formula="of:=[.C533]/([.H533]-[.H532])" office:value-type="float" office:value="102039.123515399" calcext:value-type="float">
            <text:p>102039.123515399</text:p>
          </table:table-cell>
          <table:table-cell table:formula="of:=[.G533]-[.$B533]" office:value-type="float" office:value="0.321045398712158" calcext:value-type="float">
            <text:p>0.3210453987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5142.90248" calcext:value-type="float">
            <text:p>1443145142.90248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9023334980011" calcext:value-type="float">
            <text:p>62.902333498</text:p>
          </table:table-cell>
          <table:table-cell table:formula="of:=[.C534]/([.D534]-[.D533])" office:value-type="float" office:value="102028.781188236" calcext:value-type="float">
            <text:p>102028.781188236</text:p>
          </table:table-cell>
          <table:table-cell/>
          <table:table-cell office:value-type="float" office:value="1443145143.22418" calcext:value-type="float">
            <text:p>1443145143.22418</text:p>
          </table:table-cell>
          <table:table-cell table:formula="of:=[.G534]-[.$B$2]" office:value-type="float" office:value="63.2240362167358" calcext:value-type="float">
            <text:p>63.2240362167</text:p>
          </table:table-cell>
          <table:table-cell table:formula="of:=[.C534]/([.H534]-[.H533])" office:value-type="float" office:value="100469.055825404" calcext:value-type="float">
            <text:p>100469.055825404</text:p>
          </table:table-cell>
          <table:table-cell table:formula="of:=[.G534]-[.$B534]" office:value-type="float" office:value="0.321702718734741" calcext:value-type="float">
            <text:p>0.3217027187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5142.94481" calcext:value-type="float">
            <text:p>1443145142.94481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46697235107" calcext:value-type="float">
            <text:p>62.9446697235</text:p>
          </table:table-cell>
          <table:table-cell table:formula="of:=[.C535]/([.D535]-[.D534])" office:value-type="float" office:value="102040.272792292" calcext:value-type="float">
            <text:p>102040.272792292</text:p>
          </table:table-cell>
          <table:table-cell/>
          <table:table-cell office:value-type="float" office:value="1443145143.26751" calcext:value-type="float">
            <text:p>1443145143.26751</text:p>
          </table:table-cell>
          <table:table-cell table:formula="of:=[.G535]-[.$B$2]" office:value-type="float" office:value="63.2673666477203" calcext:value-type="float">
            <text:p>63.2673666477</text:p>
          </table:table-cell>
          <table:table-cell table:formula="of:=[.C535]/([.H535]-[.H534])" office:value-type="float" office:value="99698.9852592425" calcext:value-type="float">
            <text:p>99698.9852592425</text:p>
          </table:table-cell>
          <table:table-cell table:formula="of:=[.G535]-[.$B535]" office:value-type="float" office:value="0.322696924209595" calcext:value-type="float">
            <text:p>0.322696924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5142.98717" calcext:value-type="float">
            <text:p>1443145142.98717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7030506134" calcext:value-type="float">
            <text:p>62.9870305061</text:p>
          </table:table-cell>
          <table:table-cell table:formula="of:=[.C536]/([.D536]-[.D535])" office:value-type="float" office:value="101981.118678028" calcext:value-type="float">
            <text:p>101981.118678028</text:p>
          </table:table-cell>
          <table:table-cell/>
          <table:table-cell office:value-type="float" office:value="1443145143.31086" calcext:value-type="float">
            <text:p>1443145143.31086</text:p>
          </table:table-cell>
          <table:table-cell table:formula="of:=[.G536]-[.$B$2]" office:value-type="float" office:value="63.3107149600983" calcext:value-type="float">
            <text:p>63.3107149601</text:p>
          </table:table-cell>
          <table:table-cell table:formula="of:=[.C536]/([.H536]-[.H535])" office:value-type="float" office:value="99657.8589343072" calcext:value-type="float">
            <text:p>99657.8589343072</text:p>
          </table:table-cell>
          <table:table-cell table:formula="of:=[.G536]-[.$B536]" office:value-type="float" office:value="0.323684453964233" calcext:value-type="float">
            <text:p>0.323684454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5143.03021" calcext:value-type="float">
            <text:p>1443145143.03021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300698280334" calcext:value-type="float">
            <text:p>63.030069828</text:p>
          </table:table-cell>
          <table:table-cell table:formula="of:=[.C537]/([.D537]-[.D536])" office:value-type="float" office:value="100373.328606249" calcext:value-type="float">
            <text:p>100373.328606249</text:p>
          </table:table-cell>
          <table:table-cell/>
          <table:table-cell office:value-type="float" office:value="1443145143.35428" calcext:value-type="float">
            <text:p>1443145143.35428</text:p>
          </table:table-cell>
          <table:table-cell table:formula="of:=[.G537]-[.$B$2]" office:value-type="float" office:value="63.3541407585144" calcext:value-type="float">
            <text:p>63.3541407585</text:p>
          </table:table-cell>
          <table:table-cell table:formula="of:=[.C537]/([.H537]-[.H536])" office:value-type="float" office:value="99480.0362356636" calcext:value-type="float">
            <text:p>99480.0362356636</text:p>
          </table:table-cell>
          <table:table-cell table:formula="of:=[.G537]-[.$B537]" office:value-type="float" office:value="0.324070930480957" calcext:value-type="float">
            <text:p>0.3240709305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5143.07356" calcext:value-type="float">
            <text:p>1443145143.07356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34193325043" calcext:value-type="float">
            <text:p>63.0734193325</text:p>
          </table:table-cell>
          <table:table-cell table:formula="of:=[.C538]/([.D538]-[.D537])" office:value-type="float" office:value="99655.118385665" calcext:value-type="float">
            <text:p>99655.118385665</text:p>
          </table:table-cell>
          <table:table-cell/>
          <table:table-cell office:value-type="float" office:value="1443145143.39765" calcext:value-type="float">
            <text:p>1443145143.39765</text:p>
          </table:table-cell>
          <table:table-cell table:formula="of:=[.G538]-[.$B$2]" office:value-type="float" office:value="63.3975079059601" calcext:value-type="float">
            <text:p>63.397507906</text:p>
          </table:table-cell>
          <table:table-cell table:formula="of:=[.C538]/([.H538]-[.H537])" office:value-type="float" office:value="99614.57588169" calcext:value-type="float">
            <text:p>99614.57588169</text:p>
          </table:table-cell>
          <table:table-cell table:formula="of:=[.G538]-[.$B538]" office:value-type="float" office:value="0.324088573455811" calcext:value-type="float">
            <text:p>0.3240885735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5143.11692" calcext:value-type="float">
            <text:p>1443145143.11692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67750358582" calcext:value-type="float">
            <text:p>63.1167750359</text:p>
          </table:table-cell>
          <table:table-cell table:formula="of:=[.C539]/([.D539]-[.D538])" office:value-type="float" office:value="99640.869962111" calcext:value-type="float">
            <text:p>99640.869962111</text:p>
          </table:table-cell>
          <table:table-cell/>
          <table:table-cell office:value-type="float" office:value="1443145143.44097" calcext:value-type="float">
            <text:p>1443145143.44097</text:p>
          </table:table-cell>
          <table:table-cell table:formula="of:=[.G539]-[.$B$2]" office:value-type="float" office:value="63.44082903862" calcext:value-type="float">
            <text:p>63.4408290386</text:p>
          </table:table-cell>
          <table:table-cell table:formula="of:=[.C539]/([.H539]-[.H538])" office:value-type="float" office:value="99720.3843656096" calcext:value-type="float">
            <text:p>99720.3843656096</text:p>
          </table:table-cell>
          <table:table-cell table:formula="of:=[.G539]-[.$B539]" office:value-type="float" office:value="0.324054002761841" calcext:value-type="float">
            <text:p>0.3240540028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5143.16027" calcext:value-type="float">
            <text:p>1443145143.16027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601293087006" calcext:value-type="float">
            <text:p>63.1601293087</text:p>
          </table:table-cell>
          <table:table-cell table:formula="of:=[.C540]/([.D540]-[.D539])" office:value-type="float" office:value="99644.1576982089" calcext:value-type="float">
            <text:p>99644.1576982089</text:p>
          </table:table-cell>
          <table:table-cell/>
          <table:table-cell office:value-type="float" office:value="1443145143.48424" calcext:value-type="float">
            <text:p>1443145143.48424</text:p>
          </table:table-cell>
          <table:table-cell table:formula="of:=[.G540]-[.$B$2]" office:value-type="float" office:value="63.4840922355652" calcext:value-type="float">
            <text:p>63.4840922356</text:p>
          </table:table-cell>
          <table:table-cell table:formula="of:=[.C540]/([.H540]-[.H539])" office:value-type="float" office:value="99853.9244677861" calcext:value-type="float">
            <text:p>99853.9244677861</text:p>
          </table:table-cell>
          <table:table-cell table:formula="of:=[.G540]-[.$B540]" office:value-type="float" office:value="0.323962926864624" calcext:value-type="float">
            <text:p>0.3239629269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5143.20362" calcext:value-type="float">
            <text:p>1443145143.20362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34757137299" calcext:value-type="float">
            <text:p>63.2034757137</text:p>
          </table:table-cell>
          <table:table-cell table:formula="of:=[.C541]/([.D541]-[.D540])" office:value-type="float" office:value="99662.244125671" calcext:value-type="float">
            <text:p>99662.244125671</text:p>
          </table:table-cell>
          <table:table-cell/>
          <table:table-cell office:value-type="float" office:value="1443145143.52759" calcext:value-type="float">
            <text:p>1443145143.52759</text:p>
          </table:table-cell>
          <table:table-cell table:formula="of:=[.G541]-[.$B$2]" office:value-type="float" office:value="63.5274443626404" calcext:value-type="float">
            <text:p>63.5274443626</text:p>
          </table:table-cell>
          <table:table-cell table:formula="of:=[.C541]/([.H541]-[.H540])" office:value-type="float" office:value="99649.0897091821" calcext:value-type="float">
            <text:p>99649.0897091821</text:p>
          </table:table-cell>
          <table:table-cell table:formula="of:=[.G541]-[.$B541]" office:value-type="float" office:value="0.323968648910522" calcext:value-type="float">
            <text:p>0.323968648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5143.24697" calcext:value-type="float">
            <text:p>1443145143.24697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68278408051" calcext:value-type="float">
            <text:p>63.2468278408</text:p>
          </table:table-cell>
          <table:table-cell table:formula="of:=[.C542]/([.D542]-[.D541])" office:value-type="float" office:value="99649.0897091821" calcext:value-type="float">
            <text:p>99649.0897091821</text:p>
          </table:table-cell>
          <table:table-cell/>
          <table:table-cell office:value-type="float" office:value="1443145143.57108" calcext:value-type="float">
            <text:p>1443145143.57108</text:p>
          </table:table-cell>
          <table:table-cell table:formula="of:=[.G542]-[.$B$2]" office:value-type="float" office:value="63.5709364414215" calcext:value-type="float">
            <text:p>63.5709364414</text:p>
          </table:table-cell>
          <table:table-cell table:formula="of:=[.C542]/([.H542]-[.H541])" office:value-type="float" office:value="99328.4322356772" calcext:value-type="float">
            <text:p>99328.4322356772</text:p>
          </table:table-cell>
          <table:table-cell table:formula="of:=[.G542]-[.$B542]" office:value-type="float" office:value="0.324108600616455" calcext:value-type="float">
            <text:p>0.324108600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5143.29032" calcext:value-type="float">
            <text:p>1443145143.29032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901728153229" calcext:value-type="float">
            <text:p>63.2901728153</text:p>
          </table:table-cell>
          <table:table-cell table:formula="of:=[.C543]/([.D543]-[.D542])" office:value-type="float" office:value="99665.5332724612" calcext:value-type="float">
            <text:p>99665.5332724612</text:p>
          </table:table-cell>
          <table:table-cell/>
          <table:table-cell office:value-type="float" office:value="1443145143.61435" calcext:value-type="float">
            <text:p>1443145143.61435</text:p>
          </table:table-cell>
          <table:table-cell table:formula="of:=[.G543]-[.$B$2]" office:value-type="float" office:value="63.6142086982727" calcext:value-type="float">
            <text:p>63.6142086983</text:p>
          </table:table-cell>
          <table:table-cell table:formula="of:=[.C543]/([.H543]-[.H542])" office:value-type="float" office:value="99833.0180664143" calcext:value-type="float">
            <text:p>99833.0180664143</text:p>
          </table:table-cell>
          <table:table-cell table:formula="of:=[.G543]-[.$B543]" office:value-type="float" office:value="0.324035882949829" calcext:value-type="float">
            <text:p>0.3240358829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5143.33367" calcext:value-type="float">
            <text:p>1443145143.33367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35301876068" calcext:value-type="float">
            <text:p>63.3335301876</text:p>
          </table:table-cell>
          <table:table-cell table:formula="of:=[.C544]/([.D544]-[.D543])" office:value-type="float" office:value="99637.0345441948" calcext:value-type="float">
            <text:p>99637.0345441948</text:p>
          </table:table-cell>
          <table:table-cell/>
          <table:table-cell office:value-type="float" office:value="1443145143.65771" calcext:value-type="float">
            <text:p>1443145143.65771</text:p>
          </table:table-cell>
          <table:table-cell table:formula="of:=[.G544]-[.$B$2]" office:value-type="float" office:value="63.6575703620911" calcext:value-type="float">
            <text:p>63.6575703621</text:p>
          </table:table-cell>
          <table:table-cell table:formula="of:=[.C544]/([.H544]-[.H543])" office:value-type="float" office:value="99627.1733966746" calcext:value-type="float">
            <text:p>99627.1733966746</text:p>
          </table:table-cell>
          <table:table-cell table:formula="of:=[.G544]-[.$B544]" office:value-type="float" office:value="0.324040174484253" calcext:value-type="float">
            <text:p>0.324040174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5143.37705" calcext:value-type="float">
            <text:p>1443145143.37705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69052028656" calcext:value-type="float">
            <text:p>63.3769052029</text:p>
          </table:table-cell>
          <table:table-cell table:formula="of:=[.C545]/([.D545]-[.D544])" office:value-type="float" office:value="99596.5067499231" calcext:value-type="float">
            <text:p>99596.5067499231</text:p>
          </table:table-cell>
          <table:table-cell/>
          <table:table-cell office:value-type="float" office:value="1443145143.70097" calcext:value-type="float">
            <text:p>1443145143.70097</text:p>
          </table:table-cell>
          <table:table-cell table:formula="of:=[.G545]-[.$B$2]" office:value-type="float" office:value="63.7008311748505" calcext:value-type="float">
            <text:p>63.7008311749</text:p>
          </table:table-cell>
          <table:table-cell table:formula="of:=[.C545]/([.H545]-[.H544])" office:value-type="float" office:value="99859.4276077576" calcext:value-type="float">
            <text:p>99859.4276077576</text:p>
          </table:table-cell>
          <table:table-cell table:formula="of:=[.G545]-[.$B545]" office:value-type="float" office:value="0.323925971984863" calcext:value-type="float">
            <text:p>0.323925972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5143.4204" calcext:value-type="float">
            <text:p>1443145143.4204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202606678009" calcext:value-type="float">
            <text:p>63.4202606678</text:p>
          </table:table-cell>
          <table:table-cell table:formula="of:=[.C546]/([.D546]-[.D545])" office:value-type="float" office:value="99641.4179030608" calcext:value-type="float">
            <text:p>99641.4179030608</text:p>
          </table:table-cell>
          <table:table-cell/>
          <table:table-cell office:value-type="float" office:value="1443145143.74439" calcext:value-type="float">
            <text:p>1443145143.74439</text:p>
          </table:table-cell>
          <table:table-cell table:formula="of:=[.G546]-[.$B$2]" office:value-type="float" office:value="63.7442426681519" calcext:value-type="float">
            <text:p>63.7442426682</text:p>
          </table:table-cell>
          <table:table-cell table:formula="of:=[.C546]/([.H546]-[.H545])" office:value-type="float" office:value="99512.8172626468" calcext:value-type="float">
            <text:p>99512.8172626468</text:p>
          </table:table-cell>
          <table:table-cell table:formula="of:=[.G546]-[.$B546]" office:value-type="float" office:value="0.323982000350952" calcext:value-type="float">
            <text:p>0.3239820004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5143.46375" calcext:value-type="float">
            <text:p>1443145143.46375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636092185974" calcext:value-type="float">
            <text:p>63.4636092186</text:p>
          </table:table-cell>
          <table:table-cell table:formula="of:=[.C547]/([.D547]-[.D546])" office:value-type="float" office:value="99657.3108125203" calcext:value-type="float">
            <text:p>99657.3108125203</text:p>
          </table:table-cell>
          <table:table-cell/>
          <table:table-cell office:value-type="float" office:value="1443145143.78765" calcext:value-type="float">
            <text:p>1443145143.78765</text:p>
          </table:table-cell>
          <table:table-cell table:formula="of:=[.G547]-[.$B$2]" office:value-type="float" office:value="63.7875061035156" calcext:value-type="float">
            <text:p>63.7875061035</text:p>
          </table:table-cell>
          <table:table-cell table:formula="of:=[.C547]/([.H547]-[.H546])" office:value-type="float" office:value="99853.3741871487" calcext:value-type="float">
            <text:p>99853.3741871487</text:p>
          </table:table-cell>
          <table:table-cell table:formula="of:=[.G547]-[.$B547]" office:value-type="float" office:value="0.323896884918213" calcext:value-type="float">
            <text:p>0.323896884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5143.5071" calcext:value-type="float">
            <text:p>1443145143.5071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69525241852" calcext:value-type="float">
            <text:p>63.5069525242</text:p>
          </table:table-cell>
          <table:table-cell table:formula="of:=[.C548]/([.D548]-[.D547])" office:value-type="float" office:value="99669.3708847878" calcext:value-type="float">
            <text:p>99669.3708847878</text:p>
          </table:table-cell>
          <table:table-cell/>
          <table:table-cell office:value-type="float" office:value="1443145143.83102" calcext:value-type="float">
            <text:p>1443145143.83102</text:p>
          </table:table-cell>
          <table:table-cell table:formula="of:=[.G548]-[.$B$2]" office:value-type="float" office:value="63.830881357193" calcext:value-type="float">
            <text:p>63.8308813572</text:p>
          </table:table-cell>
          <table:table-cell table:formula="of:=[.C548]/([.H548]-[.H547])" office:value-type="float" office:value="99595.9593028049" calcext:value-type="float">
            <text:p>99595.9593028049</text:p>
          </table:table-cell>
          <table:table-cell table:formula="of:=[.G548]-[.$B548]" office:value-type="float" office:value="0.323928833007812" calcext:value-type="float">
            <text:p>0.323928833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5143.55044" calcext:value-type="float">
            <text:p>1443145143.55044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502932071686" calcext:value-type="float">
            <text:p>63.5502932072</text:p>
          </table:table-cell>
          <table:table-cell table:formula="of:=[.C549]/([.D549]-[.D548])" office:value-type="float" office:value="99675.4020155789" calcext:value-type="float">
            <text:p>99675.4020155789</text:p>
          </table:table-cell>
          <table:table-cell/>
          <table:table-cell office:value-type="float" office:value="1443145143.87438" calcext:value-type="float">
            <text:p>1443145143.87438</text:p>
          </table:table-cell>
          <table:table-cell table:formula="of:=[.G549]-[.$B$2]" office:value-type="float" office:value="63.8742368221283" calcext:value-type="float">
            <text:p>63.8742368221</text:p>
          </table:table-cell>
          <table:table-cell table:formula="of:=[.C549]/([.H549]-[.H548])" office:value-type="float" office:value="99641.4179030608" calcext:value-type="float">
            <text:p>99641.4179030608</text:p>
          </table:table-cell>
          <table:table-cell table:formula="of:=[.G549]-[.$B549]" office:value-type="float" office:value="0.323943614959717" calcext:value-type="float">
            <text:p>0.32394361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5143.59379" calcext:value-type="float">
            <text:p>1443145143.59379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936441421509" calcext:value-type="float">
            <text:p>63.5936441422</text:p>
          </table:table-cell>
          <table:table-cell table:formula="of:=[.C550]/([.D550]-[.D549])" office:value-type="float" office:value="99651.8299262486" calcext:value-type="float">
            <text:p>99651.8299262486</text:p>
          </table:table-cell>
          <table:table-cell/>
          <table:table-cell office:value-type="float" office:value="1443145143.91774" calcext:value-type="float">
            <text:p>1443145143.91774</text:p>
          </table:table-cell>
          <table:table-cell table:formula="of:=[.G550]-[.$B$2]" office:value-type="float" office:value="63.9176006317139" calcext:value-type="float">
            <text:p>63.9176006317</text:p>
          </table:table-cell>
          <table:table-cell table:formula="of:=[.C550]/([.H550]-[.H549])" office:value-type="float" office:value="99622.2435548518" calcext:value-type="float">
            <text:p>99622.2435548518</text:p>
          </table:table-cell>
          <table:table-cell table:formula="of:=[.G550]-[.$B550]" office:value-type="float" office:value="0.323956489562988" calcext:value-type="float">
            <text:p>0.323956489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5143.63716" calcext:value-type="float">
            <text:p>1443145143.63716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70160579681" calcext:value-type="float">
            <text:p>63.637016058</text:p>
          </table:table-cell>
          <table:table-cell table:formula="of:=[.C551]/([.D551]-[.D550])" office:value-type="float" office:value="99603.6241101614" calcext:value-type="float">
            <text:p>99603.6241101614</text:p>
          </table:table-cell>
          <table:table-cell/>
          <table:table-cell office:value-type="float" office:value="1443145143.96098" calcext:value-type="float">
            <text:p>1443145143.96098</text:p>
          </table:table-cell>
          <table:table-cell table:formula="of:=[.G551]-[.$B$2]" office:value-type="float" office:value="63.9608390331268" calcext:value-type="float">
            <text:p>63.9608390331</text:p>
          </table:table-cell>
          <table:table-cell table:formula="of:=[.C551]/([.H551]-[.H550])" office:value-type="float" office:value="99911.1867883433" calcext:value-type="float">
            <text:p>99911.1867883433</text:p>
          </table:table-cell>
          <table:table-cell table:formula="of:=[.G551]-[.$B551]" office:value-type="float" office:value="0.323822975158691" calcext:value-type="float">
            <text:p>0.323822975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5143.68051" calcext:value-type="float">
            <text:p>1443145143.68051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803641319275" calcext:value-type="float">
            <text:p>63.6803641319</text:p>
          </table:table-cell>
          <table:table-cell table:formula="of:=[.C552]/([.D552]-[.D551])" office:value-type="float" office:value="99658.4070621236" calcext:value-type="float">
            <text:p>99658.4070621236</text:p>
          </table:table-cell>
          <table:table-cell/>
          <table:table-cell office:value-type="float" office:value="1443145144.00455" calcext:value-type="float">
            <text:p>1443145144.00455</text:p>
          </table:table-cell>
          <table:table-cell table:formula="of:=[.G552]-[.$B$2]" office:value-type="float" office:value="64.0044038295746" calcext:value-type="float">
            <text:p>64.0044038296</text:p>
          </table:table-cell>
          <table:table-cell table:formula="of:=[.C552]/([.H552]-[.H551])" office:value-type="float" office:value="99162.634793459" calcext:value-type="float">
            <text:p>99162.634793459</text:p>
          </table:table-cell>
          <table:table-cell table:formula="of:=[.G552]-[.$B552]" office:value-type="float" office:value="0.324039697647095" calcext:value-type="float">
            <text:p>0.3240396976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5143.7239" calcext:value-type="float">
            <text:p>1443145143.7239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237565517426" calcext:value-type="float">
            <text:p>63.7237565517</text:p>
          </table:table-cell>
          <table:table-cell table:formula="of:=[.C553]/([.D553]-[.D552])" office:value-type="float" office:value="99556.5589200059" calcext:value-type="float">
            <text:p>99556.5589200059</text:p>
          </table:table-cell>
          <table:table-cell/>
          <table:table-cell office:value-type="float" office:value="1443145144.01895" calcext:value-type="float">
            <text:p>1443145144.01895</text:p>
          </table:table-cell>
          <table:table-cell table:formula="of:=[.G553]-[.$B$2]" office:value-type="float" office:value="64.0188031196594" calcext:value-type="float">
            <text:p>64.0188031197</text:p>
          </table:table-cell>
          <table:table-cell table:formula="of:=[.C553]/([.H553]-[.H552])" office:value-type="float" office:value="300014.790628363" calcext:value-type="float">
            <text:p>300014.790628363</text:p>
          </table:table-cell>
          <table:table-cell table:formula="of:=[.G553]-[.$B553]" office:value-type="float" office:value="0.29504656791687" calcext:value-type="float">
            <text:p>0.295046567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5143.76725" calcext:value-type="float">
            <text:p>1443145143.76725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71077251434" calcext:value-type="float">
            <text:p>63.7671077251</text:p>
          </table:table-cell>
          <table:table-cell table:formula="of:=[.C554]/([.D554]-[.D553])" office:value-type="float" office:value="99651.281870779" calcext:value-type="float">
            <text:p>99651.281870779</text:p>
          </table:table-cell>
          <table:table-cell/>
          <table:table-cell office:value-type="float" office:value="1443145144.0479" calcext:value-type="float">
            <text:p>1443145144.0479</text:p>
          </table:table-cell>
          <table:table-cell table:formula="of:=[.G554]-[.$B$2]" office:value-type="float" office:value="64.0477526187897" calcext:value-type="float">
            <text:p>64.0477526188</text:p>
          </table:table-cell>
          <table:table-cell table:formula="of:=[.C554]/([.H554]-[.H553])" office:value-type="float" office:value="149225.379705657" calcext:value-type="float">
            <text:p>149225.379705657</text:p>
          </table:table-cell>
          <table:table-cell table:formula="of:=[.G554]-[.$B554]" office:value-type="float" office:value="0.28064489364624" calcext:value-type="float">
            <text:p>0.2806448936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5143.81061" calcext:value-type="float">
            <text:p>1443145143.81061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104677200317" calcext:value-type="float">
            <text:p>63.81046772</text:p>
          </table:table-cell>
          <table:table-cell table:formula="of:=[.C555]/([.D555]-[.D554])" office:value-type="float" office:value="99631.0080554257" calcext:value-type="float">
            <text:p>99631.0080554257</text:p>
          </table:table-cell>
          <table:table-cell/>
          <table:table-cell office:value-type="float" office:value="1443145144.09122" calcext:value-type="float">
            <text:p>1443145144.09122</text:p>
          </table:table-cell>
          <table:table-cell table:formula="of:=[.G555]-[.$B$2]" office:value-type="float" office:value="64.0910797119141" calcext:value-type="float">
            <text:p>64.0910797119</text:p>
          </table:table-cell>
          <table:table-cell table:formula="of:=[.C555]/([.H555]-[.H554])" office:value-type="float" office:value="99706.6659329654" calcext:value-type="float">
            <text:p>99706.6659329654</text:p>
          </table:table-cell>
          <table:table-cell table:formula="of:=[.G555]-[.$B555]" office:value-type="float" office:value="0.280611991882324" calcext:value-type="float">
            <text:p>0.2806119919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5143.85395" calcext:value-type="float">
            <text:p>1443145143.85395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538053035736" calcext:value-type="float">
            <text:p>63.8538053036</text:p>
          </table:table-cell>
          <table:table-cell table:formula="of:=[.C556]/([.D556]-[.D555])" office:value-type="float" office:value="99682.5306567054" calcext:value-type="float">
            <text:p>99682.5306567054</text:p>
          </table:table-cell>
          <table:table-cell/>
          <table:table-cell office:value-type="float" office:value="1443145144.13455" calcext:value-type="float">
            <text:p>1443145144.13455</text:p>
          </table:table-cell>
          <table:table-cell table:formula="of:=[.G556]-[.$B$2]" office:value-type="float" office:value="64.1344027519226" calcext:value-type="float">
            <text:p>64.1344027519</text:p>
          </table:table-cell>
          <table:table-cell table:formula="of:=[.C556]/([.H556]-[.H555])" office:value-type="float" office:value="99715.9940564636" calcext:value-type="float">
            <text:p>99715.9940564636</text:p>
          </table:table-cell>
          <table:table-cell table:formula="of:=[.G556]-[.$B556]" office:value-type="float" office:value="0.280597448348999" calcext:value-type="float">
            <text:p>0.280597448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5143.89729" calcext:value-type="float">
            <text:p>1443145143.89729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71428871155" calcext:value-type="float">
            <text:p>63.8971428871</text:p>
          </table:table-cell>
          <table:table-cell table:formula="of:=[.C557]/([.D557]-[.D556])" office:value-type="float" office:value="99682.5306567054" calcext:value-type="float">
            <text:p>99682.5306567054</text:p>
          </table:table-cell>
          <table:table-cell/>
          <table:table-cell office:value-type="float" office:value="1443145144.17785" calcext:value-type="float">
            <text:p>1443145144.17785</text:p>
          </table:table-cell>
          <table:table-cell table:formula="of:=[.G557]-[.$B$2]" office:value-type="float" office:value="64.1777052879334" calcext:value-type="float">
            <text:p>64.1777052879</text:p>
          </table:table-cell>
          <table:table-cell table:formula="of:=[.C557]/([.H557]-[.H556])" office:value-type="float" office:value="99763.2101484385" calcext:value-type="float">
            <text:p>99763.2101484385</text:p>
          </table:table-cell>
          <table:table-cell table:formula="of:=[.G557]-[.$B557]" office:value-type="float" office:value="0.280562400817871" calcext:value-type="float">
            <text:p>0.2805624008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5143.94065" calcext:value-type="float">
            <text:p>1443145143.94065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405019283295" calcext:value-type="float">
            <text:p>63.9405019283</text:p>
          </table:table-cell>
          <table:table-cell table:formula="of:=[.C558]/([.D558]-[.D557])" office:value-type="float" office:value="99633.1994215362" calcext:value-type="float">
            <text:p>99633.1994215362</text:p>
          </table:table-cell>
          <table:table-cell/>
          <table:table-cell office:value-type="float" office:value="1443145144.22102" calcext:value-type="float">
            <text:p>1443145144.22102</text:p>
          </table:table-cell>
          <table:table-cell table:formula="of:=[.G558]-[.$B$2]" office:value-type="float" office:value="64.220876455307" calcext:value-type="float">
            <text:p>64.2208764553</text:p>
          </table:table-cell>
          <table:table-cell table:formula="of:=[.C558]/([.H558]-[.H557])" office:value-type="float" office:value="100066.786765559" calcext:value-type="float">
            <text:p>100066.786765559</text:p>
          </table:table-cell>
          <table:table-cell table:formula="of:=[.G558]-[.$B558]" office:value-type="float" office:value="0.280374526977539" calcext:value-type="float">
            <text:p>0.280374527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5143.98399" calcext:value-type="float">
            <text:p>1443145143.98399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83850479126" calcext:value-type="float">
            <text:p>63.9838504791</text:p>
          </table:table-cell>
          <table:table-cell table:formula="of:=[.C559]/([.D559]-[.D558])" office:value-type="float" office:value="99657.3108125203" calcext:value-type="float">
            <text:p>99657.3108125203</text:p>
          </table:table-cell>
          <table:table-cell/>
          <table:table-cell office:value-type="float" office:value="1443145144.2642" calcext:value-type="float">
            <text:p>1443145144.2642</text:p>
          </table:table-cell>
          <table:table-cell table:formula="of:=[.G559]-[.$B$2]" office:value-type="float" office:value="64.2640557289124" calcext:value-type="float">
            <text:p>64.2640557289</text:p>
          </table:table-cell>
          <table:table-cell table:formula="of:=[.C559]/([.H559]-[.H558])" office:value-type="float" office:value="100048.00079511" calcext:value-type="float">
            <text:p>100048.00079511</text:p>
          </table:table-cell>
          <table:table-cell table:formula="of:=[.G559]-[.$B559]" office:value-type="float" office:value="0.280205249786377" calcext:value-type="float">
            <text:p>0.2802052498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5144.0272" calcext:value-type="float">
            <text:p>1443145144.0272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70562171936" calcext:value-type="float">
            <text:p>64.0270562172</text:p>
          </table:table-cell>
          <table:table-cell table:formula="of:=[.C560]/([.D560]-[.D559])" office:value-type="float" office:value="99986.7192000795" calcext:value-type="float">
            <text:p>99986.7192000795</text:p>
          </table:table-cell>
          <table:table-cell/>
          <table:table-cell office:value-type="float" office:value="1443145144.35048" calcext:value-type="float">
            <text:p>1443145144.35048</text:p>
          </table:table-cell>
          <table:table-cell table:formula="of:=[.G560]-[.$B$2]" office:value-type="float" office:value="64.3503322601318" calcext:value-type="float">
            <text:p>64.3503322601</text:p>
          </table:table-cell>
          <table:table-cell table:formula="of:=[.C560]/([.H560]-[.H559])" office:value-type="float" office:value="50071.5540940117" calcext:value-type="float">
            <text:p>50071.5540940117</text:p>
          </table:table-cell>
          <table:table-cell table:formula="of:=[.G560]-[.$B560]" office:value-type="float" office:value="0.323276042938232" calcext:value-type="float">
            <text:p>0.3232760429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5144.07035" calcext:value-type="float">
            <text:p>1443145144.07035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702092647553" calcext:value-type="float">
            <text:p>64.0702092648</text:p>
          </table:table-cell>
          <table:table-cell table:formula="of:=[.C561]/([.D561]-[.D560])" office:value-type="float" office:value="100108.804455322" calcext:value-type="float">
            <text:p>100108.804455322</text:p>
          </table:table-cell>
          <table:table-cell/>
          <table:table-cell office:value-type="float" office:value="1443145144.39359" calcext:value-type="float">
            <text:p>1443145144.39359</text:p>
          </table:table-cell>
          <table:table-cell table:formula="of:=[.G561]-[.$B$2]" office:value-type="float" office:value="64.3934469223022" calcext:value-type="float">
            <text:p>64.3934469223</text:p>
          </table:table-cell>
          <table:table-cell table:formula="of:=[.C561]/([.H561]-[.H560])" office:value-type="float" office:value="100197.932270123" calcext:value-type="float">
            <text:p>100197.932270123</text:p>
          </table:table-cell>
          <table:table-cell table:formula="of:=[.G561]-[.$B561]" office:value-type="float" office:value="0.323237657546997" calcext:value-type="float">
            <text:p>0.323237657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5144.1135" calcext:value-type="float">
            <text:p>1443145144.1135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133582592011" calcext:value-type="float">
            <text:p>64.1133582592</text:p>
          </table:table-cell>
          <table:table-cell table:formula="of:=[.C562]/([.D562]-[.D561])" office:value-type="float" office:value="100118.207978782" calcext:value-type="float">
            <text:p>100118.207978782</text:p>
          </table:table-cell>
          <table:table-cell/>
          <table:table-cell office:value-type="float" office:value="1443145144.43672" calcext:value-type="float">
            <text:p>1443145144.43672</text:p>
          </table:table-cell>
          <table:table-cell table:formula="of:=[.G562]-[.$B$2]" office:value-type="float" office:value="64.4365782737732" calcext:value-type="float">
            <text:p>64.4365782738</text:p>
          </table:table-cell>
          <table:table-cell table:formula="of:=[.C562]/([.H562]-[.H561])" office:value-type="float" office:value="100159.161553514" calcext:value-type="float">
            <text:p>100159.161553514</text:p>
          </table:table-cell>
          <table:table-cell table:formula="of:=[.G562]-[.$B562]" office:value-type="float" office:value="0.323220014572144" calcext:value-type="float">
            <text:p>0.323220014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5144.15662" calcext:value-type="float">
            <text:p>1443145144.15662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64807891846" calcext:value-type="float">
            <text:p>64.1564807892</text:p>
          </table:table-cell>
          <table:table-cell table:formula="of:=[.C563]/([.D563]-[.D562])" office:value-type="float" office:value="100179.650907563" calcext:value-type="float">
            <text:p>100179.650907563</text:p>
          </table:table-cell>
          <table:table-cell/>
          <table:table-cell office:value-type="float" office:value="1443145144.47994" calcext:value-type="float">
            <text:p>1443145144.47994</text:p>
          </table:table-cell>
          <table:table-cell table:formula="of:=[.G563]-[.$B$2]" office:value-type="float" office:value="64.4797983169556" calcext:value-type="float">
            <text:p>64.479798317</text:p>
          </table:table-cell>
          <table:table-cell table:formula="of:=[.C563]/([.H563]-[.H562])" office:value-type="float" office:value="99953.6252606494" calcext:value-type="float">
            <text:p>99953.6252606494</text:p>
          </table:table-cell>
          <table:table-cell table:formula="of:=[.G563]-[.$B563]" office:value-type="float" office:value="0.323317527770996" calcext:value-type="float">
            <text:p>0.3233175278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5144.19976" calcext:value-type="float">
            <text:p>1443145144.19976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96142864227" calcext:value-type="float">
            <text:p>64.1996142864</text:p>
          </table:table-cell>
          <table:table-cell table:formula="of:=[.C564]/([.D564]-[.D563])" office:value-type="float" office:value="100154.178923804" calcext:value-type="float">
            <text:p>100154.178923804</text:p>
          </table:table-cell>
          <table:table-cell/>
          <table:table-cell office:value-type="float" office:value="1443145144.52306" calcext:value-type="float">
            <text:p>1443145144.52306</text:p>
          </table:table-cell>
          <table:table-cell table:formula="of:=[.G564]-[.$B$2]" office:value-type="float" office:value="64.5229153633118" calcext:value-type="float">
            <text:p>64.5229153633</text:p>
          </table:table-cell>
          <table:table-cell table:formula="of:=[.C564]/([.H564]-[.H563])" office:value-type="float" office:value="100192.391758734" calcext:value-type="float">
            <text:p>100192.391758734</text:p>
          </table:table-cell>
          <table:table-cell table:formula="of:=[.G564]-[.$B564]" office:value-type="float" office:value="0.323301076889038" calcext:value-type="float">
            <text:p>0.3233010769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5144.24289" calcext:value-type="float">
            <text:p>1443145144.24289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427489757538" calcext:value-type="float">
            <text:p>64.2427489758</text:p>
          </table:table-cell>
          <table:table-cell table:formula="of:=[.C565]/([.D565]-[.D564])" office:value-type="float" office:value="100151.411010391" calcext:value-type="float">
            <text:p>100151.411010391</text:p>
          </table:table-cell>
          <table:table-cell/>
          <table:table-cell office:value-type="float" office:value="1443145144.56612" calcext:value-type="float">
            <text:p>1443145144.56612</text:p>
          </table:table-cell>
          <table:table-cell table:formula="of:=[.G565]-[.$B$2]" office:value-type="float" office:value="64.5659806728363" calcext:value-type="float">
            <text:p>64.5659806728</text:p>
          </table:table-cell>
          <table:table-cell table:formula="of:=[.C565]/([.H565]-[.H564])" office:value-type="float" office:value="100312.758637871" calcext:value-type="float">
            <text:p>100312.758637871</text:p>
          </table:table-cell>
          <table:table-cell table:formula="of:=[.G565]-[.$B565]" office:value-type="float" office:value="0.32323169708252" calcext:value-type="float">
            <text:p>0.323231697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5144.28602" calcext:value-type="float">
            <text:p>1443145144.28602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58762741089" calcext:value-type="float">
            <text:p>64.2858762741</text:p>
          </table:table-cell>
          <table:table-cell table:formula="of:=[.C566]/([.D566]-[.D565])" office:value-type="float" office:value="100168.574540188" calcext:value-type="float">
            <text:p>100168.574540188</text:p>
          </table:table-cell>
          <table:table-cell/>
          <table:table-cell office:value-type="float" office:value="1443145144.60934" calcext:value-type="float">
            <text:p>1443145144.60934</text:p>
          </table:table-cell>
          <table:table-cell table:formula="of:=[.G566]-[.$B$2]" office:value-type="float" office:value="64.6091966629028" calcext:value-type="float">
            <text:p>64.6091966629</text:p>
          </table:table-cell>
          <table:table-cell table:formula="of:=[.C566]/([.H566]-[.H565])" office:value-type="float" office:value="99962.9996524349" calcext:value-type="float">
            <text:p>99962.9996524349</text:p>
          </table:table-cell>
          <table:table-cell table:formula="of:=[.G566]-[.$B566]" office:value-type="float" office:value="0.323320388793945" calcext:value-type="float">
            <text:p>0.3233203888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5144.32916" calcext:value-type="float">
            <text:p>1443145144.32916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90128707886" calcext:value-type="float">
            <text:p>64.3290128708</text:p>
          </table:table-cell>
          <table:table-cell table:formula="of:=[.C567]/([.D567]-[.D566])" office:value-type="float" office:value="100146.982667138" calcext:value-type="float">
            <text:p>100146.982667138</text:p>
          </table:table-cell>
          <table:table-cell/>
          <table:table-cell office:value-type="float" office:value="1443145144.65619" calcext:value-type="float">
            <text:p>1443145144.65619</text:p>
          </table:table-cell>
          <table:table-cell table:formula="of:=[.G567]-[.$B$2]" office:value-type="float" office:value="64.6560442447662" calcext:value-type="float">
            <text:p>64.6560442448</text:p>
          </table:table-cell>
          <table:table-cell table:formula="of:=[.C567]/([.H567]-[.H566])" office:value-type="float" office:value="92213.9377993109" calcext:value-type="float">
            <text:p>92213.9377993109</text:p>
          </table:table-cell>
          <table:table-cell table:formula="of:=[.G567]-[.$B567]" office:value-type="float" office:value="0.327031373977661" calcext:value-type="float">
            <text:p>0.327031374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5144.3723" calcext:value-type="float">
            <text:p>1443145144.3723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721609115601" calcext:value-type="float">
            <text:p>64.3721609116</text:p>
          </table:table-cell>
          <table:table-cell table:formula="of:=[.C568]/([.D568]-[.D567])" office:value-type="float" office:value="100120.420829281" calcext:value-type="float">
            <text:p>100120.420829281</text:p>
          </table:table-cell>
          <table:table-cell/>
          <table:table-cell office:value-type="float" office:value="1443145144.73868" calcext:value-type="float">
            <text:p>1443145144.73868</text:p>
          </table:table-cell>
          <table:table-cell table:formula="of:=[.G568]-[.$B$2]" office:value-type="float" office:value="64.7385323047638" calcext:value-type="float">
            <text:p>64.7385323048</text:p>
          </table:table-cell>
          <table:table-cell table:formula="of:=[.C568]/([.H568]-[.H567])" office:value-type="float" office:value="52371.215908434" calcext:value-type="float">
            <text:p>52371.215908434</text:p>
          </table:table-cell>
          <table:table-cell table:formula="of:=[.G568]-[.$B568]" office:value-type="float" office:value="0.366371393203735" calcext:value-type="float">
            <text:p>0.366371393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5144.41545" calcext:value-type="float">
            <text:p>1443145144.41545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153020381927" calcext:value-type="float">
            <text:p>64.4153020382</text:p>
          </table:table-cell>
          <table:table-cell table:formula="of:=[.C569]/([.D569]-[.D568])" office:value-type="float" office:value="100136.466921253" calcext:value-type="float">
            <text:p>100136.466921253</text:p>
          </table:table-cell>
          <table:table-cell/>
          <table:table-cell office:value-type="float" office:value="1443145144.82489" calcext:value-type="float">
            <text:p>1443145144.82489</text:p>
          </table:table-cell>
          <table:table-cell table:formula="of:=[.G569]-[.$B$2]" office:value-type="float" office:value="64.8247497081757" calcext:value-type="float">
            <text:p>64.8247497082</text:p>
          </table:table-cell>
          <table:table-cell table:formula="of:=[.C569]/([.H569]-[.H568])" office:value-type="float" office:value="50105.8931149101" calcext:value-type="float">
            <text:p>50105.8931149101</text:p>
          </table:table-cell>
          <table:table-cell table:formula="of:=[.G569]-[.$B569]" office:value-type="float" office:value="0.40944766998291" calcext:value-type="float">
            <text:p>0.4094476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5144.45858" calcext:value-type="float">
            <text:p>1443145144.45858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84405422211" calcext:value-type="float">
            <text:p>64.4584405422</text:p>
          </table:table-cell>
          <table:table-cell table:formula="of:=[.C570]/([.D570]-[.D569])" office:value-type="float" office:value="100142.55471548" calcext:value-type="float">
            <text:p>100142.55471548</text:p>
          </table:table-cell>
          <table:table-cell/>
          <table:table-cell office:value-type="float" office:value="1443145144.83923" calcext:value-type="float">
            <text:p>1443145144.83923</text:p>
          </table:table-cell>
          <table:table-cell table:formula="of:=[.G570]-[.$B$2]" office:value-type="float" office:value="64.8390889167786" calcext:value-type="float">
            <text:p>64.8390889168</text:p>
          </table:table-cell>
          <table:table-cell table:formula="of:=[.C570]/([.H570]-[.H569])" office:value-type="float" office:value="301271.856741433" calcext:value-type="float">
            <text:p>301271.856741433</text:p>
          </table:table-cell>
          <table:table-cell table:formula="of:=[.G570]-[.$B570]" office:value-type="float" office:value="0.380648374557495" calcext:value-type="float">
            <text:p>0.3806483746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5144.50179" calcext:value-type="float">
            <text:p>1443145144.50179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5016443729401" calcext:value-type="float">
            <text:p>64.5016443729</text:p>
          </table:table-cell>
          <table:table-cell table:formula="of:=[.C571]/([.D571]-[.D570])" office:value-type="float" office:value="99991.13338116" calcext:value-type="float">
            <text:p>99991.13338116</text:p>
          </table:table-cell>
          <table:table-cell/>
          <table:table-cell office:value-type="float" office:value="1443145144.86798" calcext:value-type="float">
            <text:p>1443145144.86798</text:p>
          </table:table-cell>
          <table:table-cell table:formula="of:=[.G571]-[.$B$2]" office:value-type="float" office:value="64.8678331375122" calcext:value-type="float">
            <text:p>64.8678331375</text:p>
          </table:table-cell>
          <table:table-cell table:formula="of:=[.C571]/([.H571]-[.H570])" office:value-type="float" office:value="150291.080771719" calcext:value-type="float">
            <text:p>150291.080771719</text:p>
          </table:table-cell>
          <table:table-cell table:formula="of:=[.G571]-[.$B571]" office:value-type="float" office:value="0.366188764572144" calcext:value-type="float">
            <text:p>0.366188764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5144.54491" calcext:value-type="float">
            <text:p>1443145144.54491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447664260864" calcext:value-type="float">
            <text:p>64.5447664261</text:p>
          </table:table-cell>
          <table:table-cell table:formula="of:=[.C572]/([.D572]-[.D571])" office:value-type="float" office:value="100180.758679029" calcext:value-type="float">
            <text:p>100180.758679029</text:p>
          </table:table-cell>
          <table:table-cell/>
          <table:table-cell office:value-type="float" office:value="1443145144.91107" calcext:value-type="float">
            <text:p>1443145144.91107</text:p>
          </table:table-cell>
          <table:table-cell table:formula="of:=[.G572]-[.$B$2]" office:value-type="float" office:value="64.910924911499" calcext:value-type="float">
            <text:p>64.9109249115</text:p>
          </table:table-cell>
          <table:table-cell table:formula="of:=[.C572]/([.H572]-[.H571])" office:value-type="float" office:value="100251.152373575" calcext:value-type="float">
            <text:p>100251.152373575</text:p>
          </table:table-cell>
          <table:table-cell table:formula="of:=[.G572]-[.$B572]" office:value-type="float" office:value="0.366158485412598" calcext:value-type="float">
            <text:p>0.3661584854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5144.58805" calcext:value-type="float">
            <text:p>1443145144.58805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79037380219" calcext:value-type="float">
            <text:p>64.587903738</text:p>
          </table:table-cell>
          <table:table-cell table:formula="of:=[.C573]/([.D573]-[.D572])" office:value-type="float" office:value="100145.322139379" calcext:value-type="float">
            <text:p>100145.322139379</text:p>
          </table:table-cell>
          <table:table-cell/>
          <table:table-cell office:value-type="float" office:value="1443145144.95419" calcext:value-type="float">
            <text:p>1443145144.95419</text:p>
          </table:table-cell>
          <table:table-cell table:formula="of:=[.G573]-[.$B$2]" office:value-type="float" office:value="64.9540464878082" calcext:value-type="float">
            <text:p>64.9540464878</text:p>
          </table:table-cell>
          <table:table-cell table:formula="of:=[.C573]/([.H573]-[.H572])" office:value-type="float" office:value="100181.866474995" calcext:value-type="float">
            <text:p>100181.866474995</text:p>
          </table:table-cell>
          <table:table-cell table:formula="of:=[.G573]-[.$B573]" office:value-type="float" office:value="0.366142749786377" calcext:value-type="float">
            <text:p>0.3661427498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5144.63118" calcext:value-type="float">
            <text:p>1443145144.63118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310415267944" calcext:value-type="float">
            <text:p>64.6310415268</text:p>
          </table:table-cell>
          <table:table-cell table:formula="of:=[.C574]/([.D574]-[.D573])" office:value-type="float" office:value="100144.215151465" calcext:value-type="float">
            <text:p>100144.215151465</text:p>
          </table:table-cell>
          <table:table-cell/>
          <table:table-cell office:value-type="float" office:value="1443145144.99741" calcext:value-type="float">
            <text:p>1443145144.99741</text:p>
          </table:table-cell>
          <table:table-cell table:formula="of:=[.G574]-[.$B$2]" office:value-type="float" office:value="64.9972620010376" calcext:value-type="float">
            <text:p>64.997262001</text:p>
          </table:table-cell>
          <table:table-cell table:formula="of:=[.C574]/([.H574]-[.H573])" office:value-type="float" office:value="99964.1026376621" calcext:value-type="float">
            <text:p>99964.1026376621</text:p>
          </table:table-cell>
          <table:table-cell table:formula="of:=[.G574]-[.$B574]" office:value-type="float" office:value="0.366220474243164" calcext:value-type="float">
            <text:p>0.366220474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5144.67431" calcext:value-type="float">
            <text:p>1443145144.67431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6741693019867" calcext:value-type="float">
            <text:p>64.674169302</text:p>
          </table:table-cell>
          <table:table-cell table:formula="of:=[.C575]/([.D575]-[.D574])" office:value-type="float" office:value="100167.467038161" calcext:value-type="float">
            <text:p>100167.467038161</text:p>
          </table:table-cell>
          <table:table-cell/>
          <table:table-cell office:value-type="float" office:value="1443145145.0108" calcext:value-type="float">
            <text:p>1443145145.0108</text:p>
          </table:table-cell>
          <table:table-cell table:formula="of:=[.G575]-[.$B$2]" office:value-type="float" office:value="65.0106589794159" calcext:value-type="float">
            <text:p>65.0106589794</text:p>
          </table:table-cell>
          <table:table-cell table:formula="of:=[.C575]/([.H575]-[.H574])" office:value-type="float" office:value="322460.77272161" calcext:value-type="float">
            <text:p>322460.77272161</text:p>
          </table:table-cell>
          <table:table-cell table:formula="of:=[.G575]-[.$B575]" office:value-type="float" office:value="0.336489677429199" calcext:value-type="float">
            <text:p>0.3364896774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5144.71745" calcext:value-type="float">
            <text:p>1443145144.71745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7173051834106" calcext:value-type="float">
            <text:p>64.7173051834</text:p>
          </table:table-cell>
          <table:table-cell table:formula="of:=[.C576]/([.D576]-[.D575])" office:value-type="float" office:value="100148.643249965" calcext:value-type="float">
            <text:p>100148.643249965</text:p>
          </table:table-cell>
          <table:table-cell/>
          <table:table-cell office:value-type="float" office:value="1443145145.04044" calcext:value-type="float">
            <text:p>1443145145.04044</text:p>
          </table:table-cell>
          <table:table-cell table:formula="of:=[.G576]-[.$B$2]" office:value-type="float" office:value="65.0402953624725" calcext:value-type="float">
            <text:p>65.0402953625</text:p>
          </table:table-cell>
          <table:table-cell table:formula="of:=[.C576]/([.H576]-[.H575])" office:value-type="float" office:value="145766.775646801" calcext:value-type="float">
            <text:p>145766.775646801</text:p>
          </table:table-cell>
          <table:table-cell table:formula="of:=[.G576]-[.$B576]" office:value-type="float" office:value="0.32299017906189" calcext:value-type="float">
            <text:p>0.322990179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5144.76059" calcext:value-type="float">
            <text:p>1443145144.76059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7604424953461" calcext:value-type="float">
            <text:p>64.7604424953</text:p>
          </table:table-cell>
          <table:table-cell table:formula="of:=[.C577]/([.D577]-[.D576])" office:value-type="float" office:value="100145.322139379" calcext:value-type="float">
            <text:p>100145.322139379</text:p>
          </table:table-cell>
          <table:table-cell/>
          <table:table-cell office:value-type="float" office:value="1443145145.08356" calcext:value-type="float">
            <text:p>1443145145.08356</text:p>
          </table:table-cell>
          <table:table-cell table:formula="of:=[.G577]-[.$B$2]" office:value-type="float" office:value="65.0834214687347" calcext:value-type="float">
            <text:p>65.0834214687</text:p>
          </table:table-cell>
          <table:table-cell table:formula="of:=[.C577]/([.H577]-[.H576])" office:value-type="float" office:value="100171.343402402" calcext:value-type="float">
            <text:p>100171.343402402</text:p>
          </table:table-cell>
          <table:table-cell table:formula="of:=[.G577]-[.$B577]" office:value-type="float" office:value="0.322978973388672" calcext:value-type="float">
            <text:p>0.322978973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5144.80371" calcext:value-type="float">
            <text:p>1443145144.80371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8035643100739" calcext:value-type="float">
            <text:p>64.8035643101</text:p>
          </table:table-cell>
          <table:table-cell table:formula="of:=[.C578]/([.D578]-[.D577])" office:value-type="float" office:value="100181.31257395" calcext:value-type="float">
            <text:p>100181.31257395</text:p>
          </table:table-cell>
          <table:table-cell/>
          <table:table-cell office:value-type="float" office:value="1443145145.12671" calcext:value-type="float">
            <text:p>1443145145.12671</text:p>
          </table:table-cell>
          <table:table-cell table:formula="of:=[.G578]-[.$B$2]" office:value-type="float" office:value="65.1265687942505" calcext:value-type="float">
            <text:p>65.1265687943</text:p>
          </table:table-cell>
          <table:table-cell table:formula="of:=[.C578]/([.H578]-[.H577])" office:value-type="float" office:value="100122.08053135" calcext:value-type="float">
            <text:p>100122.08053135</text:p>
          </table:table-cell>
          <table:table-cell table:formula="of:=[.G578]-[.$B578]" office:value-type="float" office:value="0.323004484176636" calcext:value-type="float">
            <text:p>0.3230044842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5144.84684" calcext:value-type="float">
            <text:p>1443145144.84684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8466956615448" calcext:value-type="float">
            <text:p>64.8466956615</text:p>
          </table:table-cell>
          <table:table-cell table:formula="of:=[.C579]/([.D579]-[.D578])" office:value-type="float" office:value="100159.161553514" calcext:value-type="float">
            <text:p>100159.161553514</text:p>
          </table:table-cell>
          <table:table-cell/>
          <table:table-cell office:value-type="float" office:value="1443145145.13986" calcext:value-type="float">
            <text:p>1443145145.13986</text:p>
          </table:table-cell>
          <table:table-cell table:formula="of:=[.G579]-[.$B$2]" office:value-type="float" office:value="65.1397211551666" calcext:value-type="float">
            <text:p>65.1397211552</text:p>
          </table:table-cell>
          <table:table-cell table:formula="of:=[.C579]/([.H579]-[.H578])" office:value-type="float" office:value="328458.139762531" calcext:value-type="float">
            <text:p>328458.139762531</text:p>
          </table:table-cell>
          <table:table-cell table:formula="of:=[.G579]-[.$B579]" office:value-type="float" office:value="0.293025493621826" calcext:value-type="float">
            <text:p>0.293025493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5144.88998" calcext:value-type="float">
            <text:p>1443145144.88998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8898410797119" calcext:value-type="float">
            <text:p>64.8898410797</text:p>
          </table:table-cell>
          <table:table-cell table:formula="of:=[.C580]/([.D580]-[.D579])" office:value-type="float" office:value="100126.506672561" calcext:value-type="float">
            <text:p>100126.506672561</text:p>
          </table:table-cell>
          <table:table-cell/>
          <table:table-cell office:value-type="float" office:value="1443145145.16984" calcext:value-type="float">
            <text:p>1443145145.16984</text:p>
          </table:table-cell>
          <table:table-cell table:formula="of:=[.G580]-[.$B$2]" office:value-type="float" office:value="65.1696953773499" calcext:value-type="float">
            <text:p>65.1696953773</text:p>
          </table:table-cell>
          <table:table-cell table:formula="of:=[.C580]/([.H580]-[.H579])" office:value-type="float" office:value="144123.839931276" calcext:value-type="float">
            <text:p>144123.839931276</text:p>
          </table:table-cell>
          <table:table-cell table:formula="of:=[.G580]-[.$B580]" office:value-type="float" office:value="0.279854297637939" calcext:value-type="float">
            <text:p>0.2798542976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5144.9331" calcext:value-type="float">
            <text:p>1443145144.9331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9329524040222" calcext:value-type="float">
            <text:p>64.932952404</text:p>
          </table:table-cell>
          <table:table-cell table:formula="of:=[.C581]/([.D581]-[.D580])" office:value-type="float" office:value="100205.690015595" calcext:value-type="float">
            <text:p>100205.690015595</text:p>
          </table:table-cell>
          <table:table-cell/>
          <table:table-cell office:value-type="float" office:value="1443145145.21223" calcext:value-type="float">
            <text:p>1443145145.21223</text:p>
          </table:table-cell>
          <table:table-cell table:formula="of:=[.G581]-[.$B$2]" office:value-type="float" office:value="65.2120900154114" calcext:value-type="float">
            <text:p>65.2120900154</text:p>
          </table:table-cell>
          <table:table-cell table:formula="of:=[.C581]/([.H581]-[.H580])" office:value-type="float" office:value="101899.678769065" calcext:value-type="float">
            <text:p>101899.678769065</text:p>
          </table:table-cell>
          <table:table-cell table:formula="of:=[.G581]-[.$B581]" office:value-type="float" office:value="0.27913761138916" calcext:value-type="float">
            <text:p>0.279137611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5144.97623" calcext:value-type="float">
            <text:p>1443145144.97623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9760851860046" calcext:value-type="float">
            <text:p>64.976085186</text:p>
          </table:table-cell>
          <table:table-cell table:formula="of:=[.C582]/([.D582]-[.D581])" office:value-type="float" office:value="100155.839745291" calcext:value-type="float">
            <text:p>100155.839745291</text:p>
          </table:table-cell>
          <table:table-cell/>
          <table:table-cell office:value-type="float" office:value="1443145145.25346" calcext:value-type="float">
            <text:p>1443145145.25346</text:p>
          </table:table-cell>
          <table:table-cell table:formula="of:=[.G582]-[.$B$2]" office:value-type="float" office:value="65.2533164024353" calcext:value-type="float">
            <text:p>65.2533164024</text:p>
          </table:table-cell>
          <table:table-cell table:formula="of:=[.C582]/([.H582]-[.H581])" office:value-type="float" office:value="104787.256702676" calcext:value-type="float">
            <text:p>104787.256702676</text:p>
          </table:table-cell>
          <table:table-cell table:formula="of:=[.G582]-[.$B582]" office:value-type="float" office:value="0.277231216430664" calcext:value-type="float">
            <text:p>0.2772312164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5145.01853" calcext:value-type="float">
            <text:p>1443145145.01853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5.0183851718903" calcext:value-type="float">
            <text:p>65.0183851719</text:p>
          </table:table-cell>
          <table:table-cell table:formula="of:=[.C583]/([.D583]-[.D582])" office:value-type="float" office:value="102127.693651751" calcext:value-type="float">
            <text:p>102127.693651751</text:p>
          </table:table-cell>
          <table:table-cell/>
          <table:table-cell office:value-type="float" office:value="1443145145.29473" calcext:value-type="float">
            <text:p>1443145145.29473</text:p>
          </table:table-cell>
          <table:table-cell table:formula="of:=[.G583]-[.$B$2]" office:value-type="float" office:value="65.2945899963379" calcext:value-type="float">
            <text:p>65.2945899963</text:p>
          </table:table-cell>
          <table:table-cell table:formula="of:=[.C583]/([.H583]-[.H582])" office:value-type="float" office:value="104667.405755745" calcext:value-type="float">
            <text:p>104667.405755745</text:p>
          </table:table-cell>
          <table:table-cell table:formula="of:=[.G583]-[.$B583]" office:value-type="float" office:value="0.276204824447632" calcext:value-type="float">
            <text:p>0.276204824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5145.05982" calcext:value-type="float">
            <text:p>1443145145.05982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5.0596723556519" calcext:value-type="float">
            <text:p>65.0596723557</text:p>
          </table:table-cell>
          <table:table-cell table:formula="of:=[.C584]/([.D584]-[.D583])" office:value-type="float" office:value="104632.95401655" calcext:value-type="float">
            <text:p>104632.95401655</text:p>
          </table:table-cell>
          <table:table-cell/>
          <table:table-cell office:value-type="float" office:value="1443145145.33624" calcext:value-type="float">
            <text:p>1443145145.33624</text:p>
          </table:table-cell>
          <table:table-cell table:formula="of:=[.G584]-[.$B$2]" office:value-type="float" office:value="65.336092710495" calcext:value-type="float">
            <text:p>65.3360927105</text:p>
          </table:table-cell>
          <table:table-cell table:formula="of:=[.C584]/([.H584]-[.H583])" office:value-type="float" office:value="104089.577940543" calcext:value-type="float">
            <text:p>104089.577940543</text:p>
          </table:table-cell>
          <table:table-cell table:formula="of:=[.G584]-[.$B584]" office:value-type="float" office:value="0.27642035484314" calcext:value-type="float">
            <text:p>0.2764203548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5145.1011" calcext:value-type="float">
            <text:p>1443145145.1011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5.1009614467621" calcext:value-type="float">
            <text:p>65.1009614468</text:p>
          </table:table-cell>
          <table:table-cell table:formula="of:=[.C585]/([.D585]-[.D584])" office:value-type="float" office:value="104628.120499599" calcext:value-type="float">
            <text:p>104628.120499599</text:p>
          </table:table-cell>
          <table:table-cell/>
          <table:table-cell office:value-type="float" office:value="1443145145.37747" calcext:value-type="float">
            <text:p>1443145145.37747</text:p>
          </table:table-cell>
          <table:table-cell table:formula="of:=[.G585]-[.$B$2]" office:value-type="float" office:value="65.3773241043091" calcext:value-type="float">
            <text:p>65.3773241043</text:p>
          </table:table-cell>
          <table:table-cell table:formula="of:=[.C585]/([.H585]-[.H584])" office:value-type="float" office:value="104774.532228499" calcext:value-type="float">
            <text:p>104774.532228499</text:p>
          </table:table-cell>
          <table:table-cell table:formula="of:=[.G585]-[.$B585]" office:value-type="float" office:value="0.276362657546997" calcext:value-type="float">
            <text:p>0.2763626575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5145.1424" calcext:value-type="float">
            <text:p>1443145145.1424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5.1422584056854" calcext:value-type="float">
            <text:p>65.1422584057</text:p>
          </table:table-cell>
          <table:table-cell table:formula="of:=[.C586]/([.D586]-[.D585])" office:value-type="float" office:value="104608.186961642" calcext:value-type="float">
            <text:p>104608.186961642</text:p>
          </table:table-cell>
          <table:table-cell/>
          <table:table-cell office:value-type="float" office:value="1443145145.41865" calcext:value-type="float">
            <text:p>1443145145.41865</text:p>
          </table:table-cell>
          <table:table-cell table:formula="of:=[.G586]-[.$B$2]" office:value-type="float" office:value="65.4185075759888" calcext:value-type="float">
            <text:p>65.418507576</text:p>
          </table:table-cell>
          <table:table-cell table:formula="of:=[.C586]/([.H586]-[.H585])" office:value-type="float" office:value="104896.450537236" calcext:value-type="float">
            <text:p>104896.450537236</text:p>
          </table:table-cell>
          <table:table-cell table:formula="of:=[.G586]-[.$B586]" office:value-type="float" office:value="0.276249170303345" calcext:value-type="float">
            <text:p>0.2762491703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5145.1837" calcext:value-type="float">
            <text:p>1443145145.1837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5.1835522651672" calcext:value-type="float">
            <text:p>65.1835522652</text:p>
          </table:table-cell>
          <table:table-cell table:formula="of:=[.C587]/([.D587]-[.D586])" office:value-type="float" office:value="104616.038660731" calcext:value-type="float">
            <text:p>104616.038660731</text:p>
          </table:table-cell>
          <table:table-cell/>
          <table:table-cell office:value-type="float" office:value="1443145145.45992" calcext:value-type="float">
            <text:p>1443145145.45992</text:p>
          </table:table-cell>
          <table:table-cell table:formula="of:=[.G587]-[.$B$2]" office:value-type="float" office:value="65.4597744941711" calcext:value-type="float">
            <text:p>65.4597744942</text:p>
          </table:table-cell>
          <table:table-cell table:formula="of:=[.C587]/([.H587]-[.H586])" office:value-type="float" office:value="104684.337728066" calcext:value-type="float">
            <text:p>104684.337728066</text:p>
          </table:table-cell>
          <table:table-cell table:formula="of:=[.G587]-[.$B587]" office:value-type="float" office:value="0.276222229003906" calcext:value-type="float">
            <text:p>0.276222229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5145.225" calcext:value-type="float">
            <text:p>1443145145.225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5.2248530387878" calcext:value-type="float">
            <text:p>65.2248530388</text:p>
          </table:table-cell>
          <table:table-cell table:formula="of:=[.C588]/([.D588]-[.D587])" office:value-type="float" office:value="104598.524949777" calcext:value-type="float">
            <text:p>104598.524949777</text:p>
          </table:table-cell>
          <table:table-cell/>
          <table:table-cell office:value-type="float" office:value="1443145145.5012" calcext:value-type="float">
            <text:p>1443145145.5012</text:p>
          </table:table-cell>
          <table:table-cell table:formula="of:=[.G588]-[.$B$2]" office:value-type="float" office:value="65.5010530948639" calcext:value-type="float">
            <text:p>65.5010530949</text:p>
          </table:table-cell>
          <table:table-cell table:formula="of:=[.C588]/([.H588]-[.H587])" office:value-type="float" office:value="104654.71037052" calcext:value-type="float">
            <text:p>104654.71037052</text:p>
          </table:table-cell>
          <table:table-cell table:formula="of:=[.G588]-[.$B588]" office:value-type="float" office:value="0.27620005607605" calcext:value-type="float">
            <text:p>0.276200056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5145.26629" calcext:value-type="float">
            <text:p>1443145145.26629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2661471366882" calcext:value-type="float">
            <text:p>65.2661471367</text:p>
          </table:table-cell>
          <table:table-cell table:formula="of:=[.C589]/([.D589]-[.D588])" office:value-type="float" office:value="104615.434642032" calcext:value-type="float">
            <text:p>104615.434642032</text:p>
          </table:table-cell>
          <table:table-cell/>
          <table:table-cell office:value-type="float" office:value="1443145145.54256" calcext:value-type="float">
            <text:p>1443145145.54256</text:p>
          </table:table-cell>
          <table:table-cell table:formula="of:=[.G589]-[.$B$2]" office:value-type="float" office:value="65.5424144268036" calcext:value-type="float">
            <text:p>65.5424144268</text:p>
          </table:table-cell>
          <table:table-cell table:formula="of:=[.C589]/([.H589]-[.H588])" office:value-type="float" office:value="104445.379232428" calcext:value-type="float">
            <text:p>104445.379232428</text:p>
          </table:table-cell>
          <table:table-cell table:formula="of:=[.G589]-[.$B589]" office:value-type="float" office:value="0.276267290115356" calcext:value-type="float">
            <text:p>0.276267290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5145.30759" calcext:value-type="float">
            <text:p>1443145145.30759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3074479103088" calcext:value-type="float">
            <text:p>65.3074479103</text:p>
          </table:table-cell>
          <table:table-cell table:formula="of:=[.C590]/([.D590]-[.D589])" office:value-type="float" office:value="104598.524949777" calcext:value-type="float">
            <text:p>104598.524949777</text:p>
          </table:table-cell>
          <table:table-cell/>
          <table:table-cell office:value-type="float" office:value="1443145145.58376" calcext:value-type="float">
            <text:p>1443145145.58376</text:p>
          </table:table-cell>
          <table:table-cell table:formula="of:=[.G590]-[.$B$2]" office:value-type="float" office:value="65.5836184024811" calcext:value-type="float">
            <text:p>65.5836184025</text:p>
          </table:table-cell>
          <table:table-cell table:formula="of:=[.C590]/([.H590]-[.H589])" office:value-type="float" office:value="104844.251773501" calcext:value-type="float">
            <text:p>104844.251773501</text:p>
          </table:table-cell>
          <table:table-cell table:formula="of:=[.G590]-[.$B590]" office:value-type="float" office:value="0.276170492172241" calcext:value-type="float">
            <text:p>0.2761704922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5145.34888" calcext:value-type="float">
            <text:p>1443145145.34888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3487405776978" calcext:value-type="float">
            <text:p>65.3487405777</text:p>
          </table:table-cell>
          <table:table-cell table:formula="of:=[.C591]/([.D591]-[.D590])" office:value-type="float" office:value="104619.058858852" calcext:value-type="float">
            <text:p>104619.058858852</text:p>
          </table:table-cell>
          <table:table-cell/>
          <table:table-cell office:value-type="float" office:value="1443145145.6251" calcext:value-type="float">
            <text:p>1443145145.6251</text:p>
          </table:table-cell>
          <table:table-cell table:formula="of:=[.G591]-[.$B$2]" office:value-type="float" office:value="65.6249589920044" calcext:value-type="float">
            <text:p>65.624958992</text:p>
          </table:table-cell>
          <table:table-cell table:formula="of:=[.C591]/([.H591]-[.H590])" office:value-type="float" office:value="104497.784134491" calcext:value-type="float">
            <text:p>104497.784134491</text:p>
          </table:table-cell>
          <table:table-cell table:formula="of:=[.G591]-[.$B591]" office:value-type="float" office:value="0.276218414306641" calcext:value-type="float">
            <text:p>0.276218414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5145.39018" calcext:value-type="float">
            <text:p>1443145145.39018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3900327682495" calcext:value-type="float">
            <text:p>65.3900327682</text:p>
          </table:table-cell>
          <table:table-cell table:formula="of:=[.C592]/([.D592]-[.D591])" office:value-type="float" office:value="104620.266986928" calcext:value-type="float">
            <text:p>104620.266986928</text:p>
          </table:table-cell>
          <table:table-cell/>
          <table:table-cell office:value-type="float" office:value="1443145145.66628" calcext:value-type="float">
            <text:p>1443145145.66628</text:p>
          </table:table-cell>
          <table:table-cell table:formula="of:=[.G592]-[.$B$2]" office:value-type="float" office:value="65.6661367416382" calcext:value-type="float">
            <text:p>65.6661367416</text:p>
          </table:table-cell>
          <table:table-cell table:formula="of:=[.C592]/([.H592]-[.H591])" office:value-type="float" office:value="104911.026911853" calcext:value-type="float">
            <text:p>104911.026911853</text:p>
          </table:table-cell>
          <table:table-cell table:formula="of:=[.G592]-[.$B592]" office:value-type="float" office:value="0.276103973388672" calcext:value-type="float">
            <text:p>0.2761039734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5145.43147" calcext:value-type="float">
            <text:p>1443145145.43147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4313247203827" calcext:value-type="float">
            <text:p>65.4313247204</text:p>
          </table:table-cell>
          <table:table-cell table:formula="of:=[.C593]/([.D593]-[.D592])" office:value-type="float" office:value="104620.871061429" calcext:value-type="float">
            <text:p>104620.871061429</text:p>
          </table:table-cell>
          <table:table-cell/>
          <table:table-cell office:value-type="float" office:value="1443145145.7076" calcext:value-type="float">
            <text:p>1443145145.7076</text:p>
          </table:table-cell>
          <table:table-cell table:formula="of:=[.G593]-[.$B$2]" office:value-type="float" office:value="65.7074596881867" calcext:value-type="float">
            <text:p>65.7074596882</text:p>
          </table:table-cell>
          <table:table-cell table:formula="of:=[.C593]/([.H593]-[.H592])" office:value-type="float" office:value="104542.399824603" calcext:value-type="float">
            <text:p>104542.399824603</text:p>
          </table:table-cell>
          <table:table-cell table:formula="of:=[.G593]-[.$B593]" office:value-type="float" office:value="0.276134967803955" calcext:value-type="float">
            <text:p>0.2761349678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5145.47276" calcext:value-type="float">
            <text:p>1443145145.47276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472620010376" calcext:value-type="float">
            <text:p>65.4726200104</text:p>
          </table:table-cell>
          <table:table-cell table:formula="of:=[.C594]/([.D594]-[.D593])" office:value-type="float" office:value="104612.414653157" calcext:value-type="float">
            <text:p>104612.414653157</text:p>
          </table:table-cell>
          <table:table-cell/>
          <table:table-cell office:value-type="float" office:value="1443145145.74891" calcext:value-type="float">
            <text:p>1443145145.74891</text:p>
          </table:table-cell>
          <table:table-cell table:formula="of:=[.G594]-[.$B$2]" office:value-type="float" office:value="65.7487680912018" calcext:value-type="float">
            <text:p>65.7487680912</text:p>
          </table:table-cell>
          <table:table-cell table:formula="of:=[.C594]/([.H594]-[.H593])" office:value-type="float" office:value="104579.20627958" calcext:value-type="float">
            <text:p>104579.20627958</text:p>
          </table:table-cell>
          <table:table-cell table:formula="of:=[.G594]-[.$B594]" office:value-type="float" office:value="0.276148080825806" calcext:value-type="float">
            <text:p>0.276148080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5145.51405" calcext:value-type="float">
            <text:p>1443145145.51405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5139062404633" calcext:value-type="float">
            <text:p>65.5139062405</text:p>
          </table:table-cell>
          <table:table-cell table:formula="of:=[.C595]/([.D595]-[.D594])" office:value-type="float" office:value="104635.370942501" calcext:value-type="float">
            <text:p>104635.370942501</text:p>
          </table:table-cell>
          <table:table-cell/>
          <table:table-cell office:value-type="float" office:value="1443145145.79016" calcext:value-type="float">
            <text:p>1443145145.79016</text:p>
          </table:table-cell>
          <table:table-cell table:formula="of:=[.G595]-[.$B$2]" office:value-type="float" office:value="65.7900149822235" calcext:value-type="float">
            <text:p>65.7900149822</text:p>
          </table:table-cell>
          <table:table-cell table:formula="of:=[.C595]/([.H595]-[.H594])" office:value-type="float" office:value="104735.166529867" calcext:value-type="float">
            <text:p>104735.166529867</text:p>
          </table:table-cell>
          <table:table-cell table:formula="of:=[.G595]-[.$B595]" office:value-type="float" office:value="0.276108741760254" calcext:value-type="float">
            <text:p>0.27610874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5145.55534" calcext:value-type="float">
            <text:p>1443145145.55534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555198431015" calcext:value-type="float">
            <text:p>65.555198431</text:p>
          </table:table-cell>
          <table:table-cell table:formula="of:=[.C596]/([.D596]-[.D595])" office:value-type="float" office:value="104620.266986928" calcext:value-type="float">
            <text:p>104620.266986928</text:p>
          </table:table-cell>
          <table:table-cell/>
          <table:table-cell office:value-type="float" office:value="1443145145.8315" calcext:value-type="float">
            <text:p>1443145145.8315</text:p>
          </table:table-cell>
          <table:table-cell table:formula="of:=[.G596]-[.$B$2]" office:value-type="float" office:value="65.8313589096069" calcext:value-type="float">
            <text:p>65.8313589096</text:p>
          </table:table-cell>
          <table:table-cell table:formula="of:=[.C596]/([.H596]-[.H595])" office:value-type="float" office:value="104489.347611716" calcext:value-type="float">
            <text:p>104489.347611716</text:p>
          </table:table-cell>
          <table:table-cell table:formula="of:=[.G596]-[.$B596]" office:value-type="float" office:value="0.276160478591919" calcext:value-type="float">
            <text:p>0.2761604786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5145.59665" calcext:value-type="float">
            <text:p>1443145145.59665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5965058803558" calcext:value-type="float">
            <text:p>65.5965058804</text:p>
          </table:table-cell>
          <table:table-cell table:formula="of:=[.C597]/([.D597]-[.D596])" office:value-type="float" office:value="104581.620723092" calcext:value-type="float">
            <text:p>104581.620723092</text:p>
          </table:table-cell>
          <table:table-cell/>
          <table:table-cell office:value-type="float" office:value="1443145145.87286" calcext:value-type="float">
            <text:p>1443145145.87286</text:p>
          </table:table-cell>
          <table:table-cell table:formula="of:=[.G597]-[.$B$2]" office:value-type="float" office:value="65.8727185726166" calcext:value-type="float">
            <text:p>65.8727185726</text:p>
          </table:table-cell>
          <table:table-cell table:formula="of:=[.C597]/([.H597]-[.H596])" office:value-type="float" office:value="104449.593774319" calcext:value-type="float">
            <text:p>104449.593774319</text:p>
          </table:table-cell>
          <table:table-cell table:formula="of:=[.G597]-[.$B597]" office:value-type="float" office:value="0.276212692260742" calcext:value-type="float">
            <text:p>0.2762126923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5145.63794" calcext:value-type="float">
            <text:p>1443145145.63794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6377918720245" calcext:value-type="float">
            <text:p>65.637791872</text:p>
          </table:table-cell>
          <table:table-cell table:formula="of:=[.C598]/([.D598]-[.D597])" office:value-type="float" office:value="104635.975191435" calcext:value-type="float">
            <text:p>104635.975191435</text:p>
          </table:table-cell>
          <table:table-cell/>
          <table:table-cell office:value-type="float" office:value="1443145145.9141" calcext:value-type="float">
            <text:p>1443145145.9141</text:p>
          </table:table-cell>
          <table:table-cell table:formula="of:=[.G598]-[.$B$2]" office:value-type="float" office:value="65.9139523506165" calcext:value-type="float">
            <text:p>65.9139523506</text:p>
          </table:table-cell>
          <table:table-cell table:formula="of:=[.C598]/([.H598]-[.H597])" office:value-type="float" office:value="104768.47404118" calcext:value-type="float">
            <text:p>104768.47404118</text:p>
          </table:table-cell>
          <table:table-cell table:formula="of:=[.G598]-[.$B598]" office:value-type="float" office:value="0.276160478591919" calcext:value-type="float">
            <text:p>0.276160478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5145.67922" calcext:value-type="float">
            <text:p>1443145145.67922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6790738105774" calcext:value-type="float">
            <text:p>65.6790738106</text:p>
          </table:table-cell>
          <table:table-cell table:formula="of:=[.C599]/([.D599]-[.D598])" office:value-type="float" office:value="104646.248491184" calcext:value-type="float">
            <text:p>104646.248491184</text:p>
          </table:table-cell>
          <table:table-cell/>
          <table:table-cell office:value-type="float" office:value="1443145145.95532" calcext:value-type="float">
            <text:p>1443145145.95532</text:p>
          </table:table-cell>
          <table:table-cell table:formula="of:=[.G599]-[.$B$2]" office:value-type="float" office:value="65.9551720619202" calcext:value-type="float">
            <text:p>65.9551720619</text:p>
          </table:table-cell>
          <table:table-cell table:formula="of:=[.C599]/([.H599]-[.H598])" office:value-type="float" office:value="104804.227476748" calcext:value-type="float">
            <text:p>104804.227476748</text:p>
          </table:table-cell>
          <table:table-cell table:formula="of:=[.G599]-[.$B599]" office:value-type="float" office:value="0.276098251342773" calcext:value-type="float">
            <text:p>0.2760982513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5145.72051" calcext:value-type="float">
            <text:p>1443145145.72051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7203674316406" calcext:value-type="float">
            <text:p>65.7203674316</text:p>
          </table:table-cell>
          <table:table-cell table:formula="of:=[.C600]/([.D600]-[.D599])" office:value-type="float" office:value="104616.642686405" calcext:value-type="float">
            <text:p>104616.642686405</text:p>
          </table:table-cell>
          <table:table-cell/>
          <table:table-cell office:value-type="float" office:value="1443145145.99659" calcext:value-type="float">
            <text:p>1443145145.99659</text:p>
          </table:table-cell>
          <table:table-cell table:formula="of:=[.G600]-[.$B$2]" office:value-type="float" office:value="65.9964442253113" calcext:value-type="float">
            <text:p>65.9964442253</text:p>
          </table:table-cell>
          <table:table-cell table:formula="of:=[.C600]/([.H600]-[.H599])" office:value-type="float" office:value="104671.033574416" calcext:value-type="float">
            <text:p>104671.033574416</text:p>
          </table:table-cell>
          <table:table-cell table:formula="of:=[.G600]-[.$B600]" office:value-type="float" office:value="0.276076793670654" calcext:value-type="float">
            <text:p>0.2760767937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5145.76181" calcext:value-type="float">
            <text:p>1443145145.76181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7616708278656" calcext:value-type="float">
            <text:p>65.7616708279</text:p>
          </table:table-cell>
          <table:table-cell table:formula="of:=[.C601]/([.D601]-[.D600])" office:value-type="float" office:value="104591.883351901" calcext:value-type="float">
            <text:p>104591.883351901</text:p>
          </table:table-cell>
          <table:table-cell/>
          <table:table-cell office:value-type="float" office:value="1443145146.00902" calcext:value-type="float">
            <text:p>1443145146.00902</text:p>
          </table:table-cell>
          <table:table-cell table:formula="of:=[.G601]-[.$B$2]" office:value-type="float" office:value="66.0088729858398" calcext:value-type="float">
            <text:p>66.0088729858</text:p>
          </table:table-cell>
          <table:table-cell table:formula="of:=[.C601]/([.H601]-[.H600])" office:value-type="float" office:value="347580.918473048" calcext:value-type="float">
            <text:p>347580.918473048</text:p>
          </table:table-cell>
          <table:table-cell table:formula="of:=[.G601]-[.$B601]" office:value-type="float" office:value="0.247202157974243" calcext:value-type="float">
            <text:p>0.24720215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5145.80312" calcext:value-type="float">
            <text:p>1443145145.80312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8029806613922" calcext:value-type="float">
            <text:p>65.8029806614</text:p>
          </table:table-cell>
          <table:table-cell table:formula="of:=[.C602]/([.D602]-[.D601])" office:value-type="float" office:value="104575.584823335" calcext:value-type="float">
            <text:p>104575.584823335</text:p>
          </table:table-cell>
          <table:table-cell/>
          <table:table-cell office:value-type="float" office:value="1443145146.03799" calcext:value-type="float">
            <text:p>1443145146.03799</text:p>
          </table:table-cell>
          <table:table-cell table:formula="of:=[.G602]-[.$B$2]" office:value-type="float" office:value="66.0378515720367" calcext:value-type="float">
            <text:p>66.037851572</text:p>
          </table:table-cell>
          <table:table-cell table:formula="of:=[.C602]/([.H602]-[.H601])" office:value-type="float" office:value="149075.595705294" calcext:value-type="float">
            <text:p>149075.595705294</text:p>
          </table:table-cell>
          <table:table-cell table:formula="of:=[.G602]-[.$B602]" office:value-type="float" office:value="0.234870910644531" calcext:value-type="float">
            <text:p>0.2348709106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5145.84442" calcext:value-type="float">
            <text:p>1443145145.84442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8442804813385" calcext:value-type="float">
            <text:p>65.8442804813</text:p>
          </table:table-cell>
          <table:table-cell table:formula="of:=[.C603]/([.D603]-[.D602])" office:value-type="float" office:value="104600.940285411" calcext:value-type="float">
            <text:p>104600.940285411</text:p>
          </table:table-cell>
          <table:table-cell/>
          <table:table-cell office:value-type="float" office:value="1443145146.07921" calcext:value-type="float">
            <text:p>1443145146.07921</text:p>
          </table:table-cell>
          <table:table-cell table:formula="of:=[.G603]-[.$B$2]" office:value-type="float" office:value="66.0790631771088" calcext:value-type="float">
            <text:p>66.0790631771</text:p>
          </table:table-cell>
          <table:table-cell table:formula="of:=[.C603]/([.H603]-[.H602])" office:value-type="float" office:value="104824.842236801" calcext:value-type="float">
            <text:p>104824.842236801</text:p>
          </table:table-cell>
          <table:table-cell table:formula="of:=[.G603]-[.$B603]" office:value-type="float" office:value="0.234782695770264" calcext:value-type="float">
            <text:p>0.2347826958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5145.88572" calcext:value-type="float">
            <text:p>1443145145.88572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8855812549591" calcext:value-type="float">
            <text:p>65.885581255</text:p>
          </table:table-cell>
          <table:table-cell table:formula="of:=[.C604]/([.D604]-[.D603])" office:value-type="float" office:value="104598.524949777" calcext:value-type="float">
            <text:p>104598.524949777</text:p>
          </table:table-cell>
          <table:table-cell/>
          <table:table-cell office:value-type="float" office:value="1443145146.09135" calcext:value-type="float">
            <text:p>1443145146.09135</text:p>
          </table:table-cell>
          <table:table-cell table:formula="of:=[.G604]-[.$B$2]" office:value-type="float" office:value="66.0912017822266" calcext:value-type="float">
            <text:p>66.0912017822</text:p>
          </table:table-cell>
          <table:table-cell table:formula="of:=[.C604]/([.H604]-[.H603])" office:value-type="float" office:value="355889.326498144" calcext:value-type="float">
            <text:p>355889.326498144</text:p>
          </table:table-cell>
          <table:table-cell table:formula="of:=[.G604]-[.$B604]" office:value-type="float" office:value="0.205620527267456" calcext:value-type="float">
            <text:p>0.2056205273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5145.92702" calcext:value-type="float">
            <text:p>1443145145.92702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926872253418" calcext:value-type="float">
            <text:p>65.9268722534</text:p>
          </table:table-cell>
          <table:table-cell table:formula="of:=[.C605]/([.D605]-[.D604])" office:value-type="float" office:value="104623.287429195" calcext:value-type="float">
            <text:p>104623.287429195</text:p>
          </table:table-cell>
          <table:table-cell/>
          <table:table-cell office:value-type="float" office:value="1443145146.16182" calcext:value-type="float">
            <text:p>1443145146.16182</text:p>
          </table:table-cell>
          <table:table-cell table:formula="of:=[.G605]-[.$B$2]" office:value-type="float" office:value="66.1616740226746" calcext:value-type="float">
            <text:p>66.1616740227</text:p>
          </table:table-cell>
          <table:table-cell table:formula="of:=[.C605]/([.H605]-[.H604])" office:value-type="float" office:value="61300.7330622298" calcext:value-type="float">
            <text:p>61300.7330622298</text:p>
          </table:table-cell>
          <table:table-cell table:formula="of:=[.G605]-[.$B605]" office:value-type="float" office:value="0.234801769256592" calcext:value-type="float">
            <text:p>0.2348017693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5145.9683" calcext:value-type="float">
            <text:p>1443145145.9683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9681599140167" calcext:value-type="float">
            <text:p>65.968159914</text:p>
          </table:table-cell>
          <table:table-cell table:formula="of:=[.C606]/([.D606]-[.D605])" office:value-type="float" office:value="104631.745595445" calcext:value-type="float">
            <text:p>104631.745595445</text:p>
          </table:table-cell>
          <table:table-cell/>
          <table:table-cell office:value-type="float" office:value="1443145146.20277" calcext:value-type="float">
            <text:p>1443145146.20277</text:p>
          </table:table-cell>
          <table:table-cell table:formula="of:=[.G606]-[.$B$2]" office:value-type="float" office:value="66.2026262283325" calcext:value-type="float">
            <text:p>66.2026262283</text:p>
          </table:table-cell>
          <table:table-cell table:formula="of:=[.C606]/([.H606]-[.H605])" office:value-type="float" office:value="105488.823632151" calcext:value-type="float">
            <text:p>105488.823632151</text:p>
          </table:table-cell>
          <table:table-cell table:formula="of:=[.G606]-[.$B606]" office:value-type="float" office:value="0.234466314315796" calcext:value-type="float">
            <text:p>0.2344663143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5146.00916" calcext:value-type="float">
            <text:p>1443145146.00916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6.0090155601502" calcext:value-type="float">
            <text:p>66.0090155602</text:p>
          </table:table-cell>
          <table:table-cell table:formula="of:=[.C607]/([.D607]-[.D606])" office:value-type="float" office:value="105738.139249888" calcext:value-type="float">
            <text:p>105738.139249888</text:p>
          </table:table-cell>
          <table:table-cell/>
          <table:table-cell office:value-type="float" office:value="1443145146.24228" calcext:value-type="float">
            <text:p>1443145146.24228</text:p>
          </table:table-cell>
          <table:table-cell table:formula="of:=[.G607]-[.$B$2]" office:value-type="float" office:value="66.2421352863312" calcext:value-type="float">
            <text:p>66.2421352863</text:p>
          </table:table-cell>
          <table:table-cell table:formula="of:=[.C607]/([.H607]-[.H606])" office:value-type="float" office:value="109342.014688045" calcext:value-type="float">
            <text:p>109342.014688045</text:p>
          </table:table-cell>
          <table:table-cell table:formula="of:=[.G607]-[.$B607]" office:value-type="float" office:value="0.23311972618103" calcext:value-type="float">
            <text:p>0.2331197262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5146.04858" calcext:value-type="float">
            <text:p>1443145146.04858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6.0484368801117" calcext:value-type="float">
            <text:p>66.0484368801</text:p>
          </table:table-cell>
          <table:table-cell table:formula="of:=[.C608]/([.D608]-[.D607])" office:value-type="float" office:value="109585.371677402" calcext:value-type="float">
            <text:p>109585.371677402</text:p>
          </table:table-cell>
          <table:table-cell/>
          <table:table-cell office:value-type="float" office:value="1443145146.28161" calcext:value-type="float">
            <text:p>1443145146.28161</text:p>
          </table:table-cell>
          <table:table-cell table:formula="of:=[.G608]-[.$B$2]" office:value-type="float" office:value="66.2814702987671" calcext:value-type="float">
            <text:p>66.2814702988</text:p>
          </table:table-cell>
          <table:table-cell table:formula="of:=[.C608]/([.H608]-[.H607])" office:value-type="float" office:value="109825.8201148" calcext:value-type="float">
            <text:p>109825.8201148</text:p>
          </table:table-cell>
          <table:table-cell table:formula="of:=[.G608]-[.$B608]" office:value-type="float" office:value="0.233033418655395" calcext:value-type="float">
            <text:p>0.233033418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5146.08801" calcext:value-type="float">
            <text:p>1443145146.08801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6.0878622531891" calcext:value-type="float">
            <text:p>66.0878622532</text:p>
          </table:table-cell>
          <table:table-cell table:formula="of:=[.C609]/([.D609]-[.D608])" office:value-type="float" office:value="109574.105780046" calcext:value-type="float">
            <text:p>109574.105780046</text:p>
          </table:table-cell>
          <table:table-cell/>
          <table:table-cell office:value-type="float" office:value="1443145146.32104" calcext:value-type="float">
            <text:p>1443145146.32104</text:p>
          </table:table-cell>
          <table:table-cell table:formula="of:=[.G609]-[.$B$2]" office:value-type="float" office:value="66.3208949565887" calcext:value-type="float">
            <text:p>66.3208949566</text:p>
          </table:table-cell>
          <table:table-cell table:formula="of:=[.C609]/([.H609]-[.H608])" office:value-type="float" office:value="109576.093711259" calcext:value-type="float">
            <text:p>109576.093711259</text:p>
          </table:table-cell>
          <table:table-cell table:formula="of:=[.G609]-[.$B609]" office:value-type="float" office:value="0.233032703399658" calcext:value-type="float">
            <text:p>0.2330327034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5146.12745" calcext:value-type="float">
            <text:p>1443145146.12745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6.1273074150085" calcext:value-type="float">
            <text:p>66.127307415</text:p>
          </table:table-cell>
          <table:table-cell table:formula="of:=[.C610]/([.D610]-[.D609])" office:value-type="float" office:value="109519.134939104" calcext:value-type="float">
            <text:p>109519.134939104</text:p>
          </table:table-cell>
          <table:table-cell/>
          <table:table-cell office:value-type="float" office:value="1443145146.36056" calcext:value-type="float">
            <text:p>1443145146.36056</text:p>
          </table:table-cell>
          <table:table-cell table:formula="of:=[.G610]-[.$B$2]" office:value-type="float" office:value="66.3604168891907" calcext:value-type="float">
            <text:p>66.3604168892</text:p>
          </table:table-cell>
          <table:table-cell table:formula="of:=[.C610]/([.H610]-[.H609])" office:value-type="float" office:value="109306.395603468" calcext:value-type="float">
            <text:p>109306.395603468</text:p>
          </table:table-cell>
          <table:table-cell table:formula="of:=[.G610]-[.$B610]" office:value-type="float" office:value="0.233109474182129" calcext:value-type="float">
            <text:p>0.233109474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5146.16687" calcext:value-type="float">
            <text:p>1443145146.16687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6.1667251586914" calcext:value-type="float">
            <text:p>66.1667251587</text:p>
          </table:table-cell>
          <table:table-cell table:formula="of:=[.C611]/([.D611]-[.D610])" office:value-type="float" office:value="109595.314099075" calcext:value-type="float">
            <text:p>109595.314099075</text:p>
          </table:table-cell>
          <table:table-cell/>
          <table:table-cell office:value-type="float" office:value="1443145146.39992" calcext:value-type="float">
            <text:p>1443145146.39992</text:p>
          </table:table-cell>
          <table:table-cell table:formula="of:=[.G611]-[.$B$2]" office:value-type="float" office:value="66.3997781276703" calcext:value-type="float">
            <text:p>66.3997781277</text:p>
          </table:table-cell>
          <table:table-cell table:formula="of:=[.C611]/([.H611]-[.H610])" office:value-type="float" office:value="109752.644146027" calcext:value-type="float">
            <text:p>109752.644146027</text:p>
          </table:table-cell>
          <table:table-cell table:formula="of:=[.G611]-[.$B611]" office:value-type="float" office:value="0.233052968978882" calcext:value-type="float">
            <text:p>0.233052969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5146.20629" calcext:value-type="float">
            <text:p>1443145146.20629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6.2061426639557" calcext:value-type="float">
            <text:p>66.206142664</text:p>
          </table:table-cell>
          <table:table-cell table:formula="of:=[.C612]/([.D612]-[.D611])" office:value-type="float" office:value="109595.976991332" calcext:value-type="float">
            <text:p>109595.976991332</text:p>
          </table:table-cell>
          <table:table-cell/>
          <table:table-cell office:value-type="float" office:value="1443145146.43943" calcext:value-type="float">
            <text:p>1443145146.43943</text:p>
          </table:table-cell>
          <table:table-cell table:formula="of:=[.G612]-[.$B$2]" office:value-type="float" office:value="66.4392852783203" calcext:value-type="float">
            <text:p>66.4392852783</text:p>
          </table:table-cell>
          <table:table-cell table:formula="of:=[.C612]/([.H612]-[.H611])" office:value-type="float" office:value="109347.293563864" calcext:value-type="float">
            <text:p>109347.293563864</text:p>
          </table:table-cell>
          <table:table-cell table:formula="of:=[.G612]-[.$B612]" office:value-type="float" office:value="0.233142614364624" calcext:value-type="float">
            <text:p>0.2331426144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5146.24574" calcext:value-type="float">
            <text:p>1443145146.24574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2455925941467" calcext:value-type="float">
            <text:p>66.2455925941</text:p>
          </table:table-cell>
          <table:table-cell table:formula="of:=[.C613]/([.D613]-[.D612])" office:value-type="float" office:value="109505.897198803" calcext:value-type="float">
            <text:p>109505.897198803</text:p>
          </table:table-cell>
          <table:table-cell/>
          <table:table-cell office:value-type="float" office:value="1443145146.47883" calcext:value-type="float">
            <text:p>1443145146.47883</text:p>
          </table:table-cell>
          <table:table-cell table:formula="of:=[.G613]-[.$B$2]" office:value-type="float" office:value="66.4786829948425" calcext:value-type="float">
            <text:p>66.4786829948</text:p>
          </table:table-cell>
          <table:table-cell table:formula="of:=[.C613]/([.H613]-[.H612])" office:value-type="float" office:value="109651.025017247" calcext:value-type="float">
            <text:p>109651.025017247</text:p>
          </table:table-cell>
          <table:table-cell table:formula="of:=[.G613]-[.$B613]" office:value-type="float" office:value="0.233090400695801" calcext:value-type="float">
            <text:p>0.2330904007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5146.28515" calcext:value-type="float">
            <text:p>1443145146.28515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2850053310394" calcext:value-type="float">
            <text:p>66.285005331</text:p>
          </table:table-cell>
          <table:table-cell table:formula="of:=[.C614]/([.D614]-[.D613])" office:value-type="float" office:value="109609.236520698" calcext:value-type="float">
            <text:p>109609.236520698</text:p>
          </table:table-cell>
          <table:table-cell/>
          <table:table-cell office:value-type="float" office:value="1443145146.49098" calcext:value-type="float">
            <text:p>1443145146.49098</text:p>
          </table:table-cell>
          <table:table-cell table:formula="of:=[.G614]-[.$B$2]" office:value-type="float" office:value="66.490832567215" calcext:value-type="float">
            <text:p>66.4908325672</text:p>
          </table:table-cell>
          <table:table-cell table:formula="of:=[.C614]/([.H614]-[.H613])" office:value-type="float" office:value="355568.070017073" calcext:value-type="float">
            <text:p>355568.070017073</text:p>
          </table:table-cell>
          <table:table-cell table:formula="of:=[.G614]-[.$B614]" office:value-type="float" office:value="0.205827236175537" calcext:value-type="float">
            <text:p>0.2058272362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5146.32459" calcext:value-type="float">
            <text:p>1443145146.32459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3244442939758" calcext:value-type="float">
            <text:p>66.324444294</text:p>
          </table:table-cell>
          <table:table-cell table:formula="of:=[.C615]/([.D615]-[.D614])" office:value-type="float" office:value="109536.34878702" calcext:value-type="float">
            <text:p>109536.34878702</text:p>
          </table:table-cell>
          <table:table-cell/>
          <table:table-cell office:value-type="float" office:value="1443145146.52221" calcext:value-type="float">
            <text:p>1443145146.52221</text:p>
          </table:table-cell>
          <table:table-cell table:formula="of:=[.G615]-[.$B$2]" office:value-type="float" office:value="66.5220632553101" calcext:value-type="float">
            <text:p>66.5220632553</text:p>
          </table:table-cell>
          <table:table-cell table:formula="of:=[.C615]/([.H615]-[.H614])" office:value-type="float" office:value="138325.482514066" calcext:value-type="float">
            <text:p>138325.482514066</text:p>
          </table:table-cell>
          <table:table-cell table:formula="of:=[.G615]-[.$B615]" office:value-type="float" office:value="0.197618961334229" calcext:value-type="float">
            <text:p>0.197618961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5146.364" calcext:value-type="float">
            <text:p>1443145146.364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3638610839844" calcext:value-type="float">
            <text:p>66.363861084</text:p>
          </table:table-cell>
          <table:table-cell table:formula="of:=[.C616]/([.D616]-[.D615])" office:value-type="float" office:value="109597.965716221" calcext:value-type="float">
            <text:p>109597.965716221</text:p>
          </table:table-cell>
          <table:table-cell/>
          <table:table-cell office:value-type="float" office:value="1443145146.59689" calcext:value-type="float">
            <text:p>1443145146.59689</text:p>
          </table:table-cell>
          <table:table-cell table:formula="of:=[.G616]-[.$B$2]" office:value-type="float" office:value="66.5967481136322" calcext:value-type="float">
            <text:p>66.5967481136</text:p>
          </table:table-cell>
          <table:table-cell table:formula="of:=[.C616]/([.H616]-[.H615])" office:value-type="float" office:value="57843.0500780524" calcext:value-type="float">
            <text:p>57843.0500780524</text:p>
          </table:table-cell>
          <table:table-cell table:formula="of:=[.G616]-[.$B616]" office:value-type="float" office:value="0.232887029647827" calcext:value-type="float">
            <text:p>0.2328870296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5146.40343" calcext:value-type="float">
            <text:p>1443145146.40343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4032905101776" calcext:value-type="float">
            <text:p>66.4032905102</text:p>
          </table:table-cell>
          <table:table-cell table:formula="of:=[.C617]/([.D617]-[.D616])" office:value-type="float" office:value="109562.842198828" calcext:value-type="float">
            <text:p>109562.842198828</text:p>
          </table:table-cell>
          <table:table-cell/>
          <table:table-cell office:value-type="float" office:value="1443145146.63632" calcext:value-type="float">
            <text:p>1443145146.63632</text:p>
          </table:table-cell>
          <table:table-cell table:formula="of:=[.G617]-[.$B$2]" office:value-type="float" office:value="66.6361796855927" calcext:value-type="float">
            <text:p>66.6361796856</text:p>
          </table:table-cell>
          <table:table-cell table:formula="of:=[.C617]/([.H617]-[.H616])" office:value-type="float" office:value="109556.88006385" calcext:value-type="float">
            <text:p>109556.88006385</text:p>
          </table:table-cell>
          <table:table-cell table:formula="of:=[.G617]-[.$B617]" office:value-type="float" office:value="0.232889175415039" calcext:value-type="float">
            <text:p>0.2328891754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5146.44285" calcext:value-type="float">
            <text:p>1443145146.44285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4427070617676" calcext:value-type="float">
            <text:p>66.4427070618</text:p>
          </table:table-cell>
          <table:table-cell table:formula="of:=[.C618]/([.D618]-[.D617])" office:value-type="float" office:value="109598.628640556" calcext:value-type="float">
            <text:p>109598.628640556</text:p>
          </table:table-cell>
          <table:table-cell/>
          <table:table-cell office:value-type="float" office:value="1443145146.67575" calcext:value-type="float">
            <text:p>1443145146.67575</text:p>
          </table:table-cell>
          <table:table-cell table:formula="of:=[.G618]-[.$B$2]" office:value-type="float" office:value="66.6756093502045" calcext:value-type="float">
            <text:p>66.6756093502</text:p>
          </table:table-cell>
          <table:table-cell table:formula="of:=[.C618]/([.H618]-[.H617])" office:value-type="float" office:value="109562.179707341" calcext:value-type="float">
            <text:p>109562.179707341</text:p>
          </table:table-cell>
          <table:table-cell table:formula="of:=[.G618]-[.$B618]" office:value-type="float" office:value="0.23290228843689" calcext:value-type="float">
            <text:p>0.2329022884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5146.48226" calcext:value-type="float">
            <text:p>1443145146.48226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4821200370789" calcext:value-type="float">
            <text:p>66.4821200371</text:p>
          </table:table-cell>
          <table:table-cell table:formula="of:=[.C619]/([.D619]-[.D618])" office:value-type="float" office:value="109608.57346803" calcext:value-type="float">
            <text:p>109608.57346803</text:p>
          </table:table-cell>
          <table:table-cell/>
          <table:table-cell office:value-type="float" office:value="1443145146.71504" calcext:value-type="float">
            <text:p>1443145146.71504</text:p>
          </table:table-cell>
          <table:table-cell table:formula="of:=[.G619]-[.$B$2]" office:value-type="float" office:value="66.7148933410645" calcext:value-type="float">
            <text:p>66.7148933411</text:p>
          </table:table-cell>
          <table:table-cell table:formula="of:=[.C619]/([.H619]-[.H618])" office:value-type="float" office:value="109968.460572074" calcext:value-type="float">
            <text:p>109968.460572074</text:p>
          </table:table-cell>
          <table:table-cell table:formula="of:=[.G619]-[.$B619]" office:value-type="float" office:value="0.232773303985596" calcext:value-type="float">
            <text:p>0.232773304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5146.52171" calcext:value-type="float">
            <text:p>1443145146.52171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5215692520142" calcext:value-type="float">
            <text:p>66.521569252</text:p>
          </table:table-cell>
          <table:table-cell table:formula="of:=[.C620]/([.D620]-[.D619])" office:value-type="float" office:value="109507.882655836" calcext:value-type="float">
            <text:p>109507.882655836</text:p>
          </table:table-cell>
          <table:table-cell/>
          <table:table-cell office:value-type="float" office:value="1443145146.75442" calcext:value-type="float">
            <text:p>1443145146.75442</text:p>
          </table:table-cell>
          <table:table-cell table:formula="of:=[.G620]-[.$B$2]" office:value-type="float" office:value="66.7542796134949" calcext:value-type="float">
            <text:p>66.7542796135</text:p>
          </table:table-cell>
          <table:table-cell table:formula="of:=[.C620]/([.H620]-[.H619])" office:value-type="float" office:value="109682.885264955" calcext:value-type="float">
            <text:p>109682.885264955</text:p>
          </table:table-cell>
          <table:table-cell table:formula="of:=[.G620]-[.$B620]" office:value-type="float" office:value="0.232710361480713" calcext:value-type="float">
            <text:p>0.2327103615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5146.56113" calcext:value-type="float">
            <text:p>1443145146.56113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5609850883484" calcext:value-type="float">
            <text:p>66.5609850883</text:p>
          </table:table-cell>
          <table:table-cell table:formula="of:=[.C621]/([.D621]-[.D620])" office:value-type="float" office:value="109600.617461681" calcext:value-type="float">
            <text:p>109600.617461681</text:p>
          </table:table-cell>
          <table:table-cell/>
          <table:table-cell office:value-type="float" office:value="1443145146.79391" calcext:value-type="float">
            <text:p>1443145146.79391</text:p>
          </table:table-cell>
          <table:table-cell table:formula="of:=[.G621]-[.$B$2]" office:value-type="float" office:value="66.7937669754028" calcext:value-type="float">
            <text:p>66.7937669754</text:p>
          </table:table-cell>
          <table:table-cell table:formula="of:=[.C621]/([.H621]-[.H620])" office:value-type="float" office:value="109402.09199261" calcext:value-type="float">
            <text:p>109402.09199261</text:p>
          </table:table-cell>
          <table:table-cell table:formula="of:=[.G621]-[.$B621]" office:value-type="float" office:value="0.232781887054443" calcext:value-type="float">
            <text:p>0.232781887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5146.60054" calcext:value-type="float">
            <text:p>1443145146.60054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6003928184509" calcext:value-type="float">
            <text:p>66.6003928185</text:p>
          </table:table-cell>
          <table:table-cell table:formula="of:=[.C622]/([.D622]-[.D621])" office:value-type="float" office:value="109623.162480035" calcext:value-type="float">
            <text:p>109623.162480035</text:p>
          </table:table-cell>
          <table:table-cell/>
          <table:table-cell office:value-type="float" office:value="1443145146.83321" calcext:value-type="float">
            <text:p>1443145146.83321</text:p>
          </table:table-cell>
          <table:table-cell table:formula="of:=[.G622]-[.$B$2]" office:value-type="float" office:value="66.8330671787262" calcext:value-type="float">
            <text:p>66.8330671787</text:p>
          </table:table-cell>
          <table:table-cell table:formula="of:=[.C622]/([.H622]-[.H621])" office:value-type="float" office:value="109923.095421538" calcext:value-type="float">
            <text:p>109923.095421538</text:p>
          </table:table-cell>
          <table:table-cell table:formula="of:=[.G622]-[.$B622]" office:value-type="float" office:value="0.232674360275269" calcext:value-type="float">
            <text:p>0.2326743603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5146.63993" calcext:value-type="float">
            <text:p>1443145146.63993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6397902965546" calcext:value-type="float">
            <text:p>66.6397902966</text:p>
          </table:table-cell>
          <table:table-cell table:formula="of:=[.C623]/([.D623]-[.D622])" office:value-type="float" office:value="109651.688583618" calcext:value-type="float">
            <text:p>109651.688583618</text:p>
          </table:table-cell>
          <table:table-cell/>
          <table:table-cell office:value-type="float" office:value="1443145146.87263" calcext:value-type="float">
            <text:p>1443145146.87263</text:p>
          </table:table-cell>
          <table:table-cell table:formula="of:=[.G623]-[.$B$2]" office:value-type="float" office:value="66.8724844455719" calcext:value-type="float">
            <text:p>66.8724844456</text:p>
          </table:table-cell>
          <table:table-cell table:formula="of:=[.C623]/([.H623]-[.H622])" office:value-type="float" office:value="109596.639891609" calcext:value-type="float">
            <text:p>109596.639891609</text:p>
          </table:table-cell>
          <table:table-cell table:formula="of:=[.G623]-[.$B623]" office:value-type="float" office:value="0.232694149017334" calcext:value-type="float">
            <text:p>0.23269414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5146.67933" calcext:value-type="float">
            <text:p>1443145146.67933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6791877746582" calcext:value-type="float">
            <text:p>66.6791877747</text:p>
          </table:table-cell>
          <table:table-cell table:formula="of:=[.C624]/([.D624]-[.D623])" office:value-type="float" office:value="109651.688583618" calcext:value-type="float">
            <text:p>109651.688583618</text:p>
          </table:table-cell>
          <table:table-cell/>
          <table:table-cell office:value-type="float" office:value="1443145146.91198" calcext:value-type="float">
            <text:p>1443145146.91198</text:p>
          </table:table-cell>
          <table:table-cell table:formula="of:=[.G624]-[.$B$2]" office:value-type="float" office:value="66.911835193634" calcext:value-type="float">
            <text:p>66.9118351936</text:p>
          </table:table-cell>
          <table:table-cell table:formula="of:=[.C624]/([.H624]-[.H623])" office:value-type="float" office:value="109781.902828857" calcext:value-type="float">
            <text:p>109781.902828857</text:p>
          </table:table-cell>
          <table:table-cell table:formula="of:=[.G624]-[.$B624]" office:value-type="float" office:value="0.23264741897583" calcext:value-type="float">
            <text:p>0.232647419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5146.71873" calcext:value-type="float">
            <text:p>1443145146.71873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718585729599" calcext:value-type="float">
            <text:p>66.7185857296</text:p>
          </table:table-cell>
          <table:table-cell table:formula="of:=[.C625]/([.D625]-[.D624])" office:value-type="float" office:value="109650.361458907" calcext:value-type="float">
            <text:p>109650.361458907</text:p>
          </table:table-cell>
          <table:table-cell/>
          <table:table-cell office:value-type="float" office:value="1443145146.95154" calcext:value-type="float">
            <text:p>1443145146.95154</text:p>
          </table:table-cell>
          <table:table-cell table:formula="of:=[.G625]-[.$B$2]" office:value-type="float" office:value="66.9513924121857" calcext:value-type="float">
            <text:p>66.9513924122</text:p>
          </table:table-cell>
          <table:table-cell table:formula="of:=[.C625]/([.H625]-[.H624])" office:value-type="float" office:value="109208.891781937" calcext:value-type="float">
            <text:p>109208.891781937</text:p>
          </table:table-cell>
          <table:table-cell table:formula="of:=[.G625]-[.$B625]" office:value-type="float" office:value="0.23280668258667" calcext:value-type="float">
            <text:p>0.2328066826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5146.75809" calcext:value-type="float">
            <text:p>1443145146.75809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7579503059387" calcext:value-type="float">
            <text:p>66.7579503059</text:p>
          </table:table-cell>
          <table:table-cell table:formula="of:=[.C626]/([.D626]-[.D625])" office:value-type="float" office:value="109743.337835464" calcext:value-type="float">
            <text:p>109743.337835464</text:p>
          </table:table-cell>
          <table:table-cell/>
          <table:table-cell office:value-type="float" office:value="1443145146.99104" calcext:value-type="float">
            <text:p>1443145146.99104</text:p>
          </table:table-cell>
          <table:table-cell table:formula="of:=[.G626]-[.$B$2]" office:value-type="float" office:value="66.9908990859985" calcext:value-type="float">
            <text:p>66.990899086</text:p>
          </table:table-cell>
          <table:table-cell table:formula="of:=[.C626]/([.H626]-[.H625])" office:value-type="float" office:value="109348.613362462" calcext:value-type="float">
            <text:p>109348.613362462</text:p>
          </table:table-cell>
          <table:table-cell table:formula="of:=[.G626]-[.$B626]" office:value-type="float" office:value="0.232948780059814" calcext:value-type="float">
            <text:p>0.232948780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5146.79747" calcext:value-type="float">
            <text:p>1443145146.79747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7973217964172" calcext:value-type="float">
            <text:p>66.7973217964</text:p>
          </table:table-cell>
          <table:table-cell table:formula="of:=[.C627]/([.D627]-[.D626])" office:value-type="float" office:value="109724.065497529" calcext:value-type="float">
            <text:p>109724.065497529</text:p>
          </table:table-cell>
          <table:table-cell/>
          <table:table-cell office:value-type="float" office:value="1443145150.00473" calcext:value-type="float">
            <text:p>1443145150.00473</text:p>
          </table:table-cell>
          <table:table-cell table:formula="of:=[.G627]-[.$B$2]" office:value-type="float" office:value="70.0045850276947" calcext:value-type="float">
            <text:p>70.0045850277</text:p>
          </table:table-cell>
          <table:table-cell table:formula="of:=[.C627]/([.H627]-[.H626])" office:value-type="float" office:value="1433.46058068964" calcext:value-type="float">
            <text:p>1433.4605806897</text:p>
          </table:table-cell>
          <table:table-cell table:formula="of:=[.G627]-[.$B627]" office:value-type="float" office:value="3.20726323127747" calcext:value-type="float">
            <text:p>3.2072632313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5146.83683" calcext:value-type="float">
            <text:p>1443145146.83683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8366899490357" calcext:value-type="float">
            <text:p>66.836689949</text:p>
          </table:table-cell>
          <table:table-cell table:formula="of:=[.C628]/([.D628]-[.D627])" office:value-type="float" office:value="109733.368539625" calcext:value-type="float">
            <text:p>109733.368539625</text:p>
          </table:table-cell>
          <table:table-cell/>
          <table:table-cell office:value-type="float" office:value="1443145150.0229" calcext:value-type="float">
            <text:p>1443145150.0229</text:p>
          </table:table-cell>
          <table:table-cell table:formula="of:=[.G628]-[.$B$2]" office:value-type="float" office:value="70.0227572917938" calcext:value-type="float">
            <text:p>70.0227572918</text:p>
          </table:table-cell>
          <table:table-cell table:formula="of:=[.C628]/([.H628]-[.H627])" office:value-type="float" office:value="237724.918394122" calcext:value-type="float">
            <text:p>237724.918394122</text:p>
          </table:table-cell>
          <table:table-cell table:formula="of:=[.G628]-[.$B628]" office:value-type="float" office:value="3.18606734275818" calcext:value-type="float">
            <text:p>3.1860673428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5146.87622" calcext:value-type="float">
            <text:p>1443145146.87622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8760793209076" calcext:value-type="float">
            <text:p>66.8760793209</text:p>
          </table:table-cell>
          <table:table-cell table:formula="of:=[.C629]/([.D629]-[.D628])" office:value-type="float" office:value="109674.25461985" calcext:value-type="float">
            <text:p>109674.25461985</text:p>
          </table:table-cell>
          <table:table-cell/>
          <table:table-cell office:value-type="float" office:value="1443145150.9916" calcext:value-type="float">
            <text:p>1443145150.9916</text:p>
          </table:table-cell>
          <table:table-cell table:formula="of:=[.G629]-[.$B$2]" office:value-type="float" office:value="70.9914529323578" calcext:value-type="float">
            <text:p>70.9914529324</text:p>
          </table:table-cell>
          <table:table-cell table:formula="of:=[.C629]/([.H629]-[.H628])" office:value-type="float" office:value="4459.60508037895" calcext:value-type="float">
            <text:p>4459.605080379</text:p>
          </table:table-cell>
          <table:table-cell table:formula="of:=[.G629]-[.$B629]" office:value-type="float" office:value="4.1153736114502" calcext:value-type="float">
            <text:p>4.1153736115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5146.91562" calcext:value-type="float">
            <text:p>1443145146.91562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9154813289642" calcext:value-type="float">
            <text:p>66.915481329</text:p>
          </table:table-cell>
          <table:table-cell table:formula="of:=[.C630]/([.D630]-[.D629])" office:value-type="float" office:value="109639.08219576" calcext:value-type="float">
            <text:p>109639.08219576</text:p>
          </table:table-cell>
          <table:table-cell/>
          <table:table-cell office:value-type="float" office:value="1443145151.00944" calcext:value-type="float">
            <text:p>1443145151.00944</text:p>
          </table:table-cell>
          <table:table-cell table:formula="of:=[.G630]-[.$B$2]" office:value-type="float" office:value="71.0092964172363" calcext:value-type="float">
            <text:p>71.0092964172</text:p>
          </table:table-cell>
          <table:table-cell table:formula="of:=[.C630]/([.H630]-[.H629])" office:value-type="float" office:value="242105.173367539" calcext:value-type="float">
            <text:p>242105.173367539</text:p>
          </table:table-cell>
          <table:table-cell table:formula="of:=[.G630]-[.$B630]" office:value-type="float" office:value="4.0938150882721" calcext:value-type="float">
            <text:p>4.093815088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5146.95503" calcext:value-type="float">
            <text:p>1443145146.95503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9548847675324" calcext:value-type="float">
            <text:p>66.9548847675</text:p>
          </table:table-cell>
          <table:table-cell table:formula="of:=[.C631]/([.D631]-[.D630])" office:value-type="float" office:value="109635.101833364" calcext:value-type="float">
            <text:p>109635.101833364</text:p>
          </table:table-cell>
          <table:table-cell/>
          <table:table-cell office:value-type="float" office:value="1443145151.027" calcext:value-type="float">
            <text:p>1443145151.027</text:p>
          </table:table-cell>
          <table:table-cell table:formula="of:=[.G631]-[.$B$2]" office:value-type="float" office:value="71.0268614292145" calcext:value-type="float">
            <text:p>71.0268614292</text:p>
          </table:table-cell>
          <table:table-cell table:formula="of:=[.C631]/([.H631]-[.H630])" office:value-type="float" office:value="245943.470199395" calcext:value-type="float">
            <text:p>245943.470199395</text:p>
          </table:table-cell>
          <table:table-cell table:formula="of:=[.G631]-[.$B631]" office:value-type="float" office:value="4.07197666168213" calcext:value-type="float">
            <text:p>4.071976661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5146.9944" calcext:value-type="float">
            <text:p>1443145146.9944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9942593574524" calcext:value-type="float">
            <text:p>66.9942593575</text:p>
          </table:table-cell>
          <table:table-cell table:formula="of:=[.C632]/([.D632]-[.D631])" office:value-type="float" office:value="109715.428370744" calcext:value-type="float">
            <text:p>109715.428370744</text:p>
          </table:table-cell>
          <table:table-cell/>
          <table:table-cell office:value-type="float" office:value="1443145151.04456" calcext:value-type="float">
            <text:p>1443145151.04456</text:p>
          </table:table-cell>
          <table:table-cell table:formula="of:=[.G632]-[.$B$2]" office:value-type="float" office:value="71.0444202423096" calcext:value-type="float">
            <text:p>71.0444202423</text:p>
          </table:table-cell>
          <table:table-cell table:formula="of:=[.C632]/([.H632]-[.H631])" office:value-type="float" office:value="246030.296957106" calcext:value-type="float">
            <text:p>246030.296957106</text:p>
          </table:table-cell>
          <table:table-cell table:formula="of:=[.G632]-[.$B632]" office:value-type="float" office:value="4.05016088485718" calcext:value-type="float">
            <text:p>4.0501608849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3145160.04647" calcext:value-type="float">
            <text:p>1443145160.04647</text:p>
          </table:table-cell>
          <table:table-cell office:value-type="float" office:value="4096" calcext:value-type="float">
            <text:p>4096</text:p>
          </table:table-cell>
          <table:table-cell table:formula="of:=[.B633]-[.$B$2]" office:value-type="float" office:value="80.0463280677795" calcext:value-type="float">
            <text:p>80.0463280678</text:p>
          </table:table-cell>
          <table:table-cell table:formula="of:=[.C633]/([.D633]-[.D632])" office:value-type="float" office:value="313.819984471821" calcext:value-type="float">
            <text:p>313.8199844718</text:p>
          </table:table-cell>
          <table:table-cell/>
          <table:table-cell office:value-type="float" office:value="1443145160.24406" calcext:value-type="float">
            <text:p>1443145160.24406</text:p>
          </table:table-cell>
          <table:table-cell table:formula="of:=[.G633]-[.$B$2]" office:value-type="float" office:value="80.2439184188843" calcext:value-type="float">
            <text:p>80.2439184189</text:p>
          </table:table-cell>
          <table:table-cell table:formula="of:=[.C633]/([.H633]-[.H632])" office:value-type="float" office:value="445.24167746779" calcext:value-type="float">
            <text:p>445.2416774678</text:p>
          </table:table-cell>
          <table:table-cell table:formula="of:=[.G633]-[.$B633]" office:value-type="float" office:value="0.197590351104736" calcext:value-type="float">
            <text:p>0.19759035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41:54.251032626</dc:date>
    <meta:editing-duration>PT26S</meta:editing-duration>
    <meta:editing-cycles>1</meta:editing-cycles>
    <meta:document-statistic meta:table-count="1" meta:cell-count="5699" meta:object-count="0"/>
    <meta:generator>LibreOffice/4.4.2.2$Linux_X86_64 LibreOffice_project/40m0$Build-2</meta:generator>
  </office:meta>
</office:document-meta>
</file>